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2476921081542969</text:p>
          </table:table-cell>
          <table:table-cell table:style-name="ce1" office:value-type="string" calcext:value-type="string">
            <text:p>4.76837158203125e-07</text:p>
          </table:table-cell>
          <table:table-cell table:style-name="ce1" office:value-type="float" office:value="-0.111486427485943" calcext:value-type="float">
            <text:p>-0,1114864275</text:p>
          </table:table-cell>
          <table:table-cell table:style-name="ce1" office:value-type="float" office:value="3.08882999420166" calcext:value-type="float">
            <text:p>3,0888299942</text:p>
          </table:table-cell>
          <table:table-cell table:style-name="ce1" office:value-type="float" office:value="4.42284297943115" calcext:value-type="float">
            <text:p>4,42284297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58211197704077" calcext:value-type="float">
            <text:p>0,0158211198</text:p>
          </table:table-cell>
          <table:table-cell table:style-name="ce1" office:value-type="float" office:value="7.22280263900757" calcext:value-type="float">
            <text:p>7,222802639</text:p>
          </table:table-cell>
          <table:table-cell table:style-name="ce1" office:value-type="float" office:value="-4.94566631317139" calcext:value-type="float">
            <text:p>-4,9456663132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755638476535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1808309555054" calcext:value-type="float">
            <text:p>0,0601808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549281010329" calcext:value-type="float">
            <text:p>1,4954928101</text:p>
          </table:table-cell>
          <table:table-cell table:style-name="ce1" office:value-type="float" office:value="0.200616359710693" calcext:value-type="float">
            <text:p>0,2006163597</text:p>
          </table:table-cell>
          <table:table-cell table:style-name="ce1" office:value-type="float" office:value="0.200615644454956" calcext:value-type="float">
            <text:p>0,2006156445</text:p>
          </table:table-cell>
          <table:table-cell table:style-name="ce1" office:value-type="float" office:value="0.200602769851685" calcext:value-type="float">
            <text:p>0,2006027699</text:p>
          </table:table-cell>
          <table:table-cell table:style-name="ce1" office:value-type="float" office:value="0.0158211197704077" calcext:value-type="float">
            <text:p>0,0158211198</text:p>
          </table:table-cell>
          <table:table-cell table:style-name="ce1" office:value-type="float" office:value="7.22280263900757" calcext:value-type="float">
            <text:p>7,222802639</text:p>
          </table:table-cell>
          <table:table-cell table:style-name="ce1" office:value-type="float" office:value="-4.94566631317139" calcext:value-type="float">
            <text:p>-4,9456663132</text:p>
          </table:table-cell>
        </table:table-row>
        <table:table-row table:style-name="ro1">
          <table:table-cell table:style-name="ce1" office:value-type="string" calcext:value-type="string">
            <text:p>0.025208234786987305</text:p>
          </table:table-cell>
          <table:table-cell table:style-name="ce1" office:value-type="string" calcext:value-type="string">
            <text:p>0.012731313705444336</text:p>
          </table:table-cell>
          <table:table-cell table:style-name="ce1" office:value-type="string" calcext:value-type="string">
            <text:p>0.4197988510131836</text:p>
          </table:table-cell>
          <table:table-cell table:style-name="ce1" office:value-type="float" office:value="0.347251832485199" calcext:value-type="float">
            <text:p>0,3472518325</text:p>
          </table:table-cell>
          <table:table-cell table:style-name="ce1" office:value-type="float" office:value="2.81077432632446" calcext:value-type="float">
            <text:p>2,8107743263</text:p>
          </table:table-cell>
          <table:table-cell table:style-name="ce1" office:value-type="float" office:value="4.41872644424439" calcext:value-type="float">
            <text:p>4,4187264442</text:p>
          </table:table-cell>
          <table:table-cell table:style-name="ce1" office:value-type="float" office:value="0.0878967454811969" calcext:value-type="float">
            <text:p>0,08789674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84596718847752" calcext:value-type="float">
            <text:p>0,0284596719</text:p>
          </table:table-cell>
          <table:table-cell table:style-name="ce1" office:value-type="float" office:value="7.18124580383301" calcext:value-type="float">
            <text:p>7,1812458038</text:p>
          </table:table-cell>
          <table:table-cell table:style-name="ce1" office:value-type="float" office:value="-4.94257926940918" calcext:value-type="float">
            <text:p>-4,9425792694</text:p>
          </table:table-cell>
          <table:table-cell table:style-name="ce1" office:value-type="string" calcext:value-type="string">
            <text:p>0.08789674548119689</text:p>
          </table:table-cell>
          <table:table-cell table:style-name="ce1" office:value-type="string" calcext:value-type="string">
            <text:p>-2.4186471024071583</text:p>
          </table:table-cell>
          <table:table-cell table:style-name="ce1" office:value-type="string" calcext:value-type="string">
            <text:p>-0.5238462238173837</text:p>
          </table:table-cell>
          <table:table-cell table:style-name="ce1" office:value-type="float" office:value="0.00691215850412846" calcext:value-type="float">
            <text:p>0,0069121585</text:p>
          </table:table-cell>
          <table:table-cell table:style-name="ce1" office:value-type="float" office:value="-0.191507459640503" calcext:value-type="float">
            <text:p>-0,1915074596</text:p>
          </table:table-cell>
          <table:table-cell table:style-name="ce1" office:value-type="float" office:value="-0.21438783493042" calcext:value-type="float">
            <text:p>-0,2143878349</text:p>
          </table:table-cell>
          <table:table-cell table:style-name="ce1" office:value-type="float" office:value="0.0467893813574172" calcext:value-type="float">
            <text:p>0,04678938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26564197159679" calcext:value-type="float">
            <text:p>0,2656419716</text:p>
          </table:table-cell>
          <table:table-cell table:style-name="ce1" office:value-type="float" office:value="-7.359795399209" calcext:value-type="float">
            <text:p>-7,3597953992</text:p>
          </table:table-cell>
          <table:table-cell table:style-name="ce1" office:value-type="float" office:value="-10.5383355554785" calcext:value-type="float">
            <text:p>-10,5383355555</text:p>
          </table:table-cell>
          <table:table-cell table:style-name="ce1" office:value-type="float" office:value="0.419686794281006" calcext:value-type="float">
            <text:p>0,4196867943</text:p>
          </table:table-cell>
          <table:table-cell table:style-name="ce1" office:value-type="float" office:value="0.419689655303955" calcext:value-type="float">
            <text:p>0,4196896553</text:p>
          </table:table-cell>
          <table:table-cell table:style-name="ce1" office:value-type="float" office:value="0.419690847396851" calcext:value-type="float">
            <text:p>0,4196908474</text:p>
          </table:table-cell>
          <table:table-cell table:style-name="ce1" office:value-type="float" office:value="0.0284596718847752" calcext:value-type="float">
            <text:p>0,0284596719</text:p>
          </table:table-cell>
          <table:table-cell table:style-name="ce1" office:value-type="float" office:value="7.18124580383301" calcext:value-type="float">
            <text:p>7,1812458038</text:p>
          </table:table-cell>
          <table:table-cell table:style-name="ce1" office:value-type="float" office:value="-4.94257926940918" calcext:value-type="float">
            <text:p>-4,9425792694</text:p>
          </table:table-cell>
        </table:table-row>
        <table:table-row table:style-name="ro1">
          <table:table-cell table:style-name="ce1" office:value-type="string" calcext:value-type="string">
            <text:p>0.038794517517089844</text:p>
          </table:table-cell>
          <table:table-cell table:style-name="ce1" office:value-type="string" calcext:value-type="string">
            <text:p>0.013586282730102539</text:p>
          </table:table-cell>
          <table:table-cell table:style-name="ce1" office:value-type="string" calcext:value-type="string">
            <text:p>0.8361659049987793</text:p>
          </table:table-cell>
          <table:table-cell table:style-name="ce1" office:value-type="float" office:value="0.345895022153854" calcext:value-type="float">
            <text:p>0,3458950222</text:p>
          </table:table-cell>
          <table:table-cell table:style-name="ce1" office:value-type="float" office:value="2.78673911094666" calcext:value-type="float">
            <text:p>2,7867391109</text:p>
          </table:table-cell>
          <table:table-cell table:style-name="ce1" office:value-type="float" office:value="4.40146112442017" calcext:value-type="float">
            <text:p>4,4014611244</text:p>
          </table:table-cell>
          <table:table-cell table:style-name="ce1" office:value-type="float" office:value="-0.35033971278862" calcext:value-type="float">
            <text:p>-0,3503397128</text:p>
          </table:table-cell>
          <table:table-cell table:number-columns-repeated="2" table:style-name="ce1" office:value-type="float" office:value="-0.0343108479054338" calcext:value-type="float">
            <text:p>-0,0343108479</text:p>
          </table:table-cell>
          <table:table-cell table:style-name="ce1" office:value-type="float" office:value="0.0464418828487396" calcext:value-type="float">
            <text:p>0,0464418828</text:p>
          </table:table-cell>
          <table:table-cell table:style-name="ce1" office:value-type="float" office:value="7.14845752716064" calcext:value-type="float">
            <text:p>7,1484575272</text:p>
          </table:table-cell>
          <table:table-cell table:style-name="ce1" office:value-type="float" office:value="-4.93776941299439" calcext:value-type="float">
            <text:p>-4,937769413</text:p>
          </table:table-cell>
          <table:table-cell table:style-name="ce1" office:value-type="string" calcext:value-type="string">
            <text:p>-0.35033971278861964</text:p>
          </table:table-cell>
          <table:table-cell table:style-name="ce1" office:value-type="string" calcext:value-type="string">
            <text:p>-0.034310847905433844</text:p>
          </table:table-cell>
          <table:table-cell table:style-name="ce1" office:value-type="string" calcext:value-type="string">
            <text:p>-0.259927919447281</text:p>
          </table:table-cell>
          <table:table-cell table:style-name="ce1" office:value-type="float" office:value="-0.0215296136140823" calcext:value-type="float">
            <text:p>-0,0215296136</text:p>
          </table:table-cell>
          <table:table-cell table:style-name="ce1" office:value-type="float" office:value="-0.174268008232117" calcext:value-type="float">
            <text:p>-0,1742680082</text:p>
          </table:table-cell>
          <table:table-cell table:style-name="ce1" office:value-type="float" office:value="-0.214173775100708" calcext:value-type="float">
            <text:p>-0,2141737751</text:p>
          </table:table-cell>
          <table:table-cell table:style-name="ce1" office:value-type="float" office:value="-0.0985686085077866" calcext:value-type="float">
            <text:p>-0,09856860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9589917660373" calcext:value-type="float">
            <text:p>-1,0958991766</text:p>
          </table:table-cell>
          <table:table-cell table:style-name="ce1" office:value-type="float" office:value="0.664261560429433" calcext:value-type="float">
            <text:p>0,6642615604</text:p>
          </table:table-cell>
          <table:table-cell table:style-name="ce1" office:value-type="float" office:value="0.00983422613707884" calcext:value-type="float">
            <text:p>0,0098342261</text:p>
          </table:table-cell>
          <table:table-cell table:style-name="ce1" office:value-type="float" office:value="0.418595314025879" calcext:value-type="float">
            <text:p>0,418595314</text:p>
          </table:table-cell>
          <table:table-cell table:style-name="ce1" office:value-type="float" office:value="0.418593645095825" calcext:value-type="float">
            <text:p>0,4185936451</text:p>
          </table:table-cell>
          <table:table-cell table:style-name="ce1" office:value-type="float" office:value="0.418592691421509" calcext:value-type="float">
            <text:p>0,4185926914</text:p>
          </table:table-cell>
          <table:table-cell table:style-name="ce1" office:value-type="float" office:value="0.0464418828487396" calcext:value-type="float">
            <text:p>0,0464418828</text:p>
          </table:table-cell>
          <table:table-cell table:style-name="ce1" office:value-type="float" office:value="7.14845752716064" calcext:value-type="float">
            <text:p>7,1484575272</text:p>
          </table:table-cell>
          <table:table-cell table:style-name="ce1" office:value-type="float" office:value="-4.93776941299439" calcext:value-type="float">
            <text:p>-4,937769413</text:p>
          </table:table-cell>
        </table:table-row>
        <table:table-row table:style-name="ro1">
          <table:table-cell table:style-name="ce1" office:value-type="string" calcext:value-type="string">
            <text:p>0.05142927169799805</text:p>
          </table:table-cell>
          <table:table-cell table:style-name="ce1" office:value-type="string" calcext:value-type="string">
            <text:p>0.012634754180908203</text:p>
          </table:table-cell>
          <table:table-cell table:style-name="ce1" office:value-type="string" calcext:value-type="string">
            <text:p>1.2556891441345215</text:p>
          </table:table-cell>
          <table:table-cell table:style-name="ce1" office:value-type="float" office:value="-0.0452365018427372" calcext:value-type="float">
            <text:p>-0,0452365018</text:p>
          </table:table-cell>
          <table:table-cell table:style-name="ce1" office:value-type="float" office:value="2.70772790908813" calcext:value-type="float">
            <text:p>2,7077279091</text:p>
          </table:table-cell>
          <table:table-cell table:style-name="ce1" office:value-type="float" office:value="4.358323097229" calcext:value-type="float">
            <text:p>4,3583230972</text:p>
          </table:table-cell>
          <table:table-cell table:style-name="ce1" office:value-type="float" office:value="-0.0340912427359486" calcext:value-type="float">
            <text:p>-0,0340912427</text:p>
          </table:table-cell>
          <table:table-cell table:number-columns-repeated="2" table:style-name="ce1" office:value-type="float" office:value="-0.211790251141668" calcext:value-type="float">
            <text:p>-0,2117902511</text:p>
          </table:table-cell>
          <table:table-cell table:style-name="ce1" office:value-type="float" office:value="0.0668165534734726" calcext:value-type="float">
            <text:p>0,0668165535</text:p>
          </table:table-cell>
          <table:table-cell table:style-name="ce1" office:value-type="float" office:value="7.06408929824829" calcext:value-type="float">
            <text:p>7,0640892982</text:p>
          </table:table-cell>
          <table:table-cell table:style-name="ce1" office:value-type="float" office:value="-4.90609121322632" calcext:value-type="float">
            <text:p>-4,9060912132</text:p>
          </table:table-cell>
          <table:table-cell table:style-name="ce1" office:value-type="string" calcext:value-type="string">
            <text:p>-0.03409124273594859</text:p>
          </table:table-cell>
          <table:table-cell table:style-name="ce1" office:value-type="string" calcext:value-type="string">
            <text:p>-0.21179025114166852</text:p>
          </table:table-cell>
          <table:table-cell table:style-name="ce1" office:value-type="string" calcext:value-type="string">
            <text:p>-0.25824184710820425</text:p>
          </table:table-cell>
          <table:table-cell table:style-name="ce1" office:value-type="float" office:value="-0.021445491373539" calcext:value-type="float">
            <text:p>-0,0214454914</text:p>
          </table:table-cell>
          <table:table-cell table:style-name="ce1" office:value-type="float" office:value="-0.172777824878693" calcext:value-type="float">
            <text:p>-0,1727778249</text:p>
          </table:table-cell>
          <table:table-cell table:style-name="ce1" office:value-type="float" office:value="-0.213275978469849" calcext:value-type="float">
            <text:p>-0,2132759785</text:p>
          </table:table-cell>
          <table:table-cell table:style-name="ce1" office:value-type="float" office:value="-0.242941274391985" calcext:value-type="float">
            <text:p>-0,24294127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325071187641197" calcext:value-type="float">
            <text:p>0,0032507119</text:p>
          </table:table-cell>
          <table:table-cell table:style-name="ce1" office:value-type="float" office:value="0.0575849957187257" calcext:value-type="float">
            <text:p>0,0575849957</text:p>
          </table:table-cell>
          <table:table-cell table:style-name="ce1" office:value-type="float" office:value="0.041365254465775" calcext:value-type="float">
            <text:p>0,0413652545</text:p>
          </table:table-cell>
          <table:table-cell table:style-name="ce1" office:value-type="float" office:value="0.417388677597046" calcext:value-type="float">
            <text:p>0,4173886776</text:p>
          </table:table-cell>
          <table:table-cell table:style-name="ce1" office:value-type="float" office:value="0.417386770248413" calcext:value-type="float">
            <text:p>0,4173867702</text:p>
          </table:table-cell>
          <table:table-cell table:style-name="ce1" office:value-type="float" office:value="0.417387008666992" calcext:value-type="float">
            <text:p>0,4173870087</text:p>
          </table:table-cell>
          <table:table-cell table:style-name="ce1" office:value-type="float" office:value="0.0668165534734726" calcext:value-type="float">
            <text:p>0,0668165535</text:p>
          </table:table-cell>
          <table:table-cell table:style-name="ce1" office:value-type="float" office:value="7.06408929824829" calcext:value-type="float">
            <text:p>7,0640892982</text:p>
          </table:table-cell>
          <table:table-cell table:style-name="ce1" office:value-type="float" office:value="-4.90609121322632" calcext:value-type="float">
            <text:p>-4,9060912132</text:p>
          </table:table-cell>
        </table:table-row>
        <table:table-row table:style-name="ro1">
          <table:table-cell table:style-name="ce1" office:value-type="string" calcext:value-type="string">
            <text:p>0.06932449340820312</text:p>
          </table:table-cell>
          <table:table-cell table:style-name="ce1" office:value-type="string" calcext:value-type="string">
            <text:p>0.017895221710205078</text:p>
          </table:table-cell>
          <table:table-cell table:style-name="ce1" office:value-type="string" calcext:value-type="string">
            <text:p>1.6724205017089844</text:p>
          </table:table-cell>
          <table:table-cell table:style-name="ce1" office:value-type="float" office:value="-0.0705878287553787" calcext:value-type="float">
            <text:p>-0,0705878288</text:p>
          </table:table-cell>
          <table:table-cell table:style-name="ce1" office:value-type="float" office:value="2.81709623336792" calcext:value-type="float">
            <text:p>2,8170962334</text:p>
          </table:table-cell>
          <table:table-cell table:style-name="ce1" office:value-type="float" office:value="4.32778406143189" calcext:value-type="float">
            <text:p>4,3277840614</text:p>
          </table:table-cell>
          <table:table-cell table:style-name="ce1" office:value-type="float" office:value="0.267203215990791" calcext:value-type="float">
            <text:p>0,267203216</text:p>
          </table:table-cell>
          <table:table-cell table:number-columns-repeated="2" table:style-name="ce1" office:value-type="float" office:value="-0.167933832076065" calcext:value-type="float">
            <text:p>-0,1679338321</text:p>
          </table:table-cell>
          <table:table-cell table:style-name="ce1" office:value-type="float" office:value="0.0668165534734726" calcext:value-type="float">
            <text:p>0,0668165535</text:p>
          </table:table-cell>
          <table:table-cell table:style-name="ce1" office:value-type="float" office:value="7.06408929824829" calcext:value-type="float">
            <text:p>7,0640892982</text:p>
          </table:table-cell>
          <table:table-cell table:style-name="ce1" office:value-type="float" office:value="-4.90609121322632" calcext:value-type="float">
            <text:p>-4,9060912132</text:p>
          </table:table-cell>
          <table:table-cell table:style-name="ce1" office:value-type="string" calcext:value-type="string">
            <text:p>0.2672032159907906</text:p>
          </table:table-cell>
          <table:table-cell table:style-name="ce1" office:value-type="string" calcext:value-type="string">
            <text:p>-0.16793383207606533</text:p>
          </table:table-cell>
          <table:table-cell table:style-name="ce1" office:value-type="string" calcext:value-type="string">
            <text:p>-0.2544442740444327</text:p>
          </table:table-cell>
          <table:table-cell table:style-name="ce1" office:value-type="float" office:value="0.00280466311424971" calcext:value-type="float">
            <text:p>0,0028046631</text:p>
          </table:table-cell>
          <table:table-cell table:style-name="ce1" office:value-type="float" office:value="-0.167879130363464" calcext:value-type="float">
            <text:p>-0,1678791304</text:p>
          </table:table-cell>
          <table:table-cell table:style-name="ce1" office:value-type="float" office:value="-0.211032801055908" calcext:value-type="float">
            <text:p>-0,2110328011</text:p>
          </table:table-cell>
          <table:table-cell table:style-name="ce1" office:value-type="float" office:value="-0.224094551065038" calcext:value-type="float">
            <text:p>-0,22409455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38806263512485" calcext:value-type="float">
            <text:p>0,9388062635</text:p>
          </table:table-cell>
          <table:table-cell table:style-name="ce1" office:value-type="float" office:value="0.189645078940336" calcext:value-type="float">
            <text:p>0,1896450789</text:p>
          </table:table-cell>
          <table:table-cell table:style-name="ce1" office:value-type="float" office:value="0.10354108045902" calcext:value-type="float">
            <text:p>0,1035410805</text:p>
          </table:table-cell>
          <table:table-cell table:style-name="ce1" office:value-type="float" office:value="0.416626453399658" calcext:value-type="float">
            <text:p>0,4166264534</text:p>
          </table:table-cell>
          <table:table-cell table:style-name="ce1" office:value-type="float" office:value="0.416626691818237" calcext:value-type="float">
            <text:p>0,4166266918</text:p>
          </table:table-cell>
          <table:table-cell table:style-name="ce1" office:value-type="float" office:value="0.416627168655396" calcext:value-type="float">
            <text:p>0,4166271687</text:p>
          </table:table-cell>
          <table:table-cell table:style-name="ce1" office:value-type="float" office:value="0.0668165534734726" calcext:value-type="float">
            <text:p>0,0668165535</text:p>
          </table:table-cell>
          <table:table-cell table:style-name="ce1" office:value-type="float" office:value="7.06408929824829" calcext:value-type="float">
            <text:p>7,0640892982</text:p>
          </table:table-cell>
          <table:table-cell table:style-name="ce1" office:value-type="float" office:value="-4.90609121322632" calcext:value-type="float">
            <text:p>-4,9060912132</text:p>
          </table:table-cell>
        </table:table-row>
        <table:table-row table:style-name="ro1">
          <table:table-cell table:style-name="ce1" office:value-type="string" calcext:value-type="string">
            <text:p>0.08366012573242188</text:p>
          </table:table-cell>
          <table:table-cell table:style-name="ce1" office:value-type="string" calcext:value-type="string">
            <text:p>0.01433563232421875</text:p>
          </table:table-cell>
          <table:table-cell table:style-name="ce1" office:value-type="string" calcext:value-type="string">
            <text:p>2.094621419906616</text:p>
          </table:table-cell>
          <table:table-cell table:style-name="ce1" office:value-type="float" office:value="0.362828195095062" calcext:value-type="float">
            <text:p>0,3628281951</text:p>
          </table:table-cell>
          <table:table-cell table:style-name="ce1" office:value-type="float" office:value="2.5270664691925" calcext:value-type="float">
            <text:p>2,5270664692</text:p>
          </table:table-cell>
          <table:table-cell table:style-name="ce1" office:value-type="float" office:value="4.29293775558472" calcext:value-type="float">
            <text:p>4,2929377556</text:p>
          </table:table-cell>
          <table:table-cell table:style-name="ce1" office:value-type="float" office:value="0.0112026954536706" calcext:value-type="float">
            <text:p>0,0112026955</text:p>
          </table:table-cell>
          <table:table-cell table:number-columns-repeated="2" table:style-name="ce1" office:value-type="float" office:value="-0.307044788576247" calcext:value-type="float">
            <text:p>-0,3070447886</text:p>
          </table:table-cell>
          <table:table-cell table:style-name="ce1" office:value-type="float" office:value="0.0643292739987373" calcext:value-type="float">
            <text:p>0,064329274</text:p>
          </table:table-cell>
          <table:table-cell table:style-name="ce1" office:value-type="float" office:value="6.94861268997192" calcext:value-type="float">
            <text:p>6,94861269</text:p>
          </table:table-cell>
          <table:table-cell table:style-name="ce1" office:value-type="float" office:value="-4.85446500778198" calcext:value-type="float">
            <text:p>-4,8544650078</text:p>
          </table:table-cell>
          <table:table-cell table:style-name="ce1" office:value-type="string" calcext:value-type="string">
            <text:p>0.011202695453670627</text:p>
          </table:table-cell>
          <table:table-cell table:style-name="ce1" office:value-type="string" calcext:value-type="string">
            <text:p>-0.30704478857624706</text:p>
          </table:table-cell>
          <table:table-cell table:style-name="ce1" office:value-type="string" calcext:value-type="string">
            <text:p>-0.25363722740501987</text:p>
          </table:table-cell>
          <table:table-cell table:style-name="ce1" office:value-type="float" office:value="0.00437644538283348" calcext:value-type="float">
            <text:p>0,0043764454</text:p>
          </table:table-cell>
          <table:table-cell table:style-name="ce1" office:value-type="float" office:value="-0.174659966468811" calcext:value-type="float">
            <text:p>-0,1746599665</text:p>
          </table:table-cell>
          <table:table-cell table:style-name="ce1" office:value-type="float" office:value="-0.209444771194458" calcext:value-type="float">
            <text:p>-0,2094447712</text:p>
          </table:table-cell>
          <table:table-cell table:style-name="ce1" office:value-type="float" office:value="-0.194279581886866" calcext:value-type="float">
            <text:p>-0,19427958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600200225644123" calcext:value-type="float">
            <text:p>0,0600200226</text:p>
          </table:table-cell>
          <table:table-cell table:style-name="ce1" office:value-type="float" office:value="-0.25893160036419" calcext:value-type="float">
            <text:p>-0,2589316004</text:p>
          </table:table-cell>
          <table:table-cell table:style-name="ce1" office:value-type="float" office:value="0.0723017515775261" calcext:value-type="float">
            <text:p>0,0723017516</text:p>
          </table:table-cell>
          <table:table-cell table:style-name="ce1" office:value-type="float" office:value="0.422381162643433" calcext:value-type="float">
            <text:p>0,4223811626</text:p>
          </table:table-cell>
          <table:table-cell table:number-columns-repeated="2" table:style-name="ce1" office:value-type="float" office:value="0.422383069992065" calcext:value-type="float">
            <text:p>0,42238307</text:p>
          </table:table-cell>
          <table:table-cell table:style-name="ce1" office:value-type="float" office:value="0.0643292739987373" calcext:value-type="float">
            <text:p>0,064329274</text:p>
          </table:table-cell>
          <table:table-cell table:style-name="ce1" office:value-type="float" office:value="6.94861268997192" calcext:value-type="float">
            <text:p>6,94861269</text:p>
          </table:table-cell>
          <table:table-cell table:style-name="ce1" office:value-type="float" office:value="-4.85446500778198" calcext:value-type="float">
            <text:p>-4,8544650078</text:p>
          </table:table-cell>
        </table:table-row>
        <table:table-row table:style-name="ro1">
          <table:table-cell table:style-name="ce1" office:value-type="string" calcext:value-type="string">
            <text:p>0.0989692211151123</text:p>
          </table:table-cell>
          <table:table-cell table:style-name="ce1" office:value-type="string" calcext:value-type="string">
            <text:p>0.01530909538269043</text:p>
          </table:table-cell>
          <table:table-cell table:style-name="ce1" office:value-type="string" calcext:value-type="string">
            <text:p>2.514913558959961</text:p>
          </table:table-cell>
          <table:table-cell table:style-name="ce1" office:value-type="float" office:value="0.379918694496155" calcext:value-type="float">
            <text:p>0,3799186945</text:p>
          </table:table-cell>
          <table:table-cell table:style-name="ce1" office:value-type="float" office:value="2.70925617218018" calcext:value-type="float">
            <text:p>2,7092561722</text:p>
          </table:table-cell>
          <table:table-cell table:style-name="ce1" office:value-type="float" office:value="4.20038652420044" calcext:value-type="float">
            <text:p>4,2003865242</text:p>
          </table:table-cell>
          <table:table-cell table:style-name="ce1" office:value-type="float" office:value="-0.341970113885392" calcext:value-type="float">
            <text:p>-0,3419701139</text:p>
          </table:table-cell>
          <table:table-cell table:number-columns-repeated="2" table:style-name="ce1" office:value-type="float" office:value="-0.0119718871415331" calcext:value-type="float">
            <text:p>-0,0119718871</text:p>
          </table:table-cell>
          <table:table-cell table:style-name="ce1" office:value-type="float" office:value="0.0754844322800636" calcext:value-type="float">
            <text:p>0,0754844323</text:p>
          </table:table-cell>
          <table:table-cell table:style-name="ce1" office:value-type="float" office:value="6.86780595779419" calcext:value-type="float">
            <text:p>6,8678059578</text:p>
          </table:table-cell>
          <table:table-cell table:style-name="ce1" office:value-type="float" office:value="-4.78966426849365" calcext:value-type="float">
            <text:p>-4,7896642685</text:p>
          </table:table-cell>
          <table:table-cell table:style-name="ce1" office:value-type="string" calcext:value-type="string">
            <text:p>-0.3419701138853924</text:p>
          </table:table-cell>
          <table:table-cell table:style-name="ce1" office:value-type="string" calcext:value-type="string">
            <text:p>-0.011971887141533077</text:p>
          </table:table-cell>
          <table:table-cell table:style-name="ce1" office:value-type="string" calcext:value-type="string">
            <text:p>-0.2515891801994768</text:p>
          </table:table-cell>
          <table:table-cell table:style-name="ce1" office:value-type="float" office:value="-0.0224953480958939" calcext:value-type="float">
            <text:p>-0,0224953481</text:p>
          </table:table-cell>
          <table:table-cell table:style-name="ce1" office:value-type="float" office:value="-0.156678121089935" calcext:value-type="float">
            <text:p>-0,1566781211</text:p>
          </table:table-cell>
          <table:table-cell table:style-name="ce1" office:value-type="float" office:value="-0.207632763290405" calcext:value-type="float">
            <text:p>-0,2076327633</text:p>
          </table:table-cell>
          <table:table-cell table:style-name="ce1" office:value-type="float" office:value="-0.348948414893078" calcext:value-type="float">
            <text:p>-0,348948414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1672425273046" calcext:value-type="float">
            <text:p>-1,0167242527</text:p>
          </table:table-cell>
          <table:table-cell table:style-name="ce1" office:value-type="float" office:value="0.68036011507933" calcext:value-type="float">
            <text:p>0,6803601151</text:p>
          </table:table-cell>
          <table:table-cell table:style-name="ce1" office:value-type="float" office:value="0.0817433236371405" calcext:value-type="float">
            <text:p>0,0817433236</text:p>
          </table:table-cell>
          <table:table-cell table:style-name="ce1" office:value-type="float" office:value="0.426286697387695" calcext:value-type="float">
            <text:p>0,4262866974</text:p>
          </table:table-cell>
          <table:table-cell table:style-name="ce1" office:value-type="float" office:value="0.426288604736328" calcext:value-type="float">
            <text:p>0,4262886047</text:p>
          </table:table-cell>
          <table:table-cell table:style-name="ce1" office:value-type="float" office:value="0.426289319992065" calcext:value-type="float">
            <text:p>0,42628932</text:p>
          </table:table-cell>
          <table:table-cell table:style-name="ce1" office:value-type="float" office:value="0.0754844322800636" calcext:value-type="float">
            <text:p>0,0754844323</text:p>
          </table:table-cell>
          <table:table-cell table:style-name="ce1" office:value-type="float" office:value="6.86780595779419" calcext:value-type="float">
            <text:p>6,8678059578</text:p>
          </table:table-cell>
          <table:table-cell table:style-name="ce1" office:value-type="float" office:value="-4.78966426849365" calcext:value-type="float">
            <text:p>-4,7896642685</text:p>
          </table:table-cell>
        </table:table-row>
        <table:table-row table:style-name="ro1">
          <table:table-cell table:style-name="ce1" office:value-type="string" calcext:value-type="string">
            <text:p>0.11494588851928711</text:p>
          </table:table-cell>
          <table:table-cell table:style-name="ce1" office:value-type="string" calcext:value-type="string">
            <text:p>0.015976667404174805</text:p>
          </table:table-cell>
          <table:table-cell table:style-name="ce1" office:value-type="string" calcext:value-type="string">
            <text:p>2.948066473007202</text:p>
          </table:table-cell>
          <table:table-cell table:style-name="ce1" office:value-type="float" office:value="0.00610704720020294" calcext:value-type="float">
            <text:p>0,0061070472</text:p>
          </table:table-cell>
          <table:table-cell table:style-name="ce1" office:value-type="float" office:value="2.36342716217041" calcext:value-type="float">
            <text:p>2,3634271622</text:p>
          </table:table-cell>
          <table:table-cell table:style-name="ce1" office:value-type="float" office:value="4.1186957359314" calcext:value-type="float">
            <text:p>4,1186957359</text:p>
          </table:table-cell>
          <table:table-cell table:style-name="ce1" office:value-type="float" office:value="-0.0639816209254684" calcext:value-type="float">
            <text:p>-0,0639816209</text:p>
          </table:table-cell>
          <table:table-cell table:number-columns-repeated="2" table:style-name="ce1" office:value-type="float" office:value="-0.349542343575624" calcext:value-type="float">
            <text:p>-0,3495423436</text:p>
          </table:table-cell>
          <table:table-cell table:style-name="ce1" office:value-type="float" office:value="0.10528352856636" calcext:value-type="float">
            <text:p>0,1052835286</text:p>
          </table:table-cell>
          <table:table-cell table:style-name="ce1" office:value-type="float" office:value="6.79450416564941" calcext:value-type="float">
            <text:p>6,7945041656</text:p>
          </table:table-cell>
          <table:table-cell table:style-name="ce1" office:value-type="float" office:value="-4.71722888946533" calcext:value-type="float">
            <text:p>-4,7172288895</text:p>
          </table:table-cell>
          <table:table-cell table:style-name="ce1" office:value-type="string" calcext:value-type="string">
            <text:p>-0.06398162092546844</text:p>
          </table:table-cell>
          <table:table-cell table:style-name="ce1" office:value-type="string" calcext:value-type="string">
            <text:p>-0.34954234357562436</text:p>
          </table:table-cell>
          <table:table-cell table:style-name="ce1" office:value-type="string" calcext:value-type="string">
            <text:p>-0.2434144996527848</text:p>
          </table:table-cell>
          <table:table-cell table:style-name="ce1" office:value-type="float" office:value="-0.0235549590587616" calcext:value-type="float">
            <text:p>-0,0235549591</text:p>
          </table:table-cell>
          <table:table-cell table:style-name="ce1" office:value-type="float" office:value="-0.167973882675171" calcext:value-type="float">
            <text:p>-0,1679738827</text:p>
          </table:table-cell>
          <table:table-cell table:style-name="ce1" office:value-type="float" office:value="-0.202820099258423" calcext:value-type="float">
            <text:p>-0,2028200993</text:p>
          </table:table-cell>
          <table:table-cell table:style-name="ce1" office:value-type="float" office:value="-0.511554058890885" calcext:value-type="float">
            <text:p>-0,511554058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99309646400586" calcext:value-type="float">
            <text:p>-0,0399309646</text:p>
          </table:table-cell>
          <table:table-cell table:style-name="ce1" office:value-type="float" office:value="-0.425655799662554" calcext:value-type="float">
            <text:p>-0,4256557997</text:p>
          </table:table-cell>
          <table:table-cell table:style-name="ce1" office:value-type="float" office:value="0.216223984225522" calcext:value-type="float">
            <text:p>0,2162239842</text:p>
          </table:table-cell>
          <table:table-cell table:style-name="ce1" office:value-type="float" office:value="0.428001165390015" calcext:value-type="float">
            <text:p>0,4280011654</text:p>
          </table:table-cell>
          <table:table-cell table:style-name="ce1" office:value-type="float" office:value="0.428021192550659" calcext:value-type="float">
            <text:p>0,4280211926</text:p>
          </table:table-cell>
          <table:table-cell table:style-name="ce1" office:value-type="float" office:value="0.428034067153931" calcext:value-type="float">
            <text:p>0,4280340672</text:p>
          </table:table-cell>
          <table:table-cell table:style-name="ce1" office:value-type="float" office:value="0.10528352856636" calcext:value-type="float">
            <text:p>0,1052835286</text:p>
          </table:table-cell>
          <table:table-cell table:style-name="ce1" office:value-type="float" office:value="6.79450416564941" calcext:value-type="float">
            <text:p>6,7945041656</text:p>
          </table:table-cell>
          <table:table-cell table:style-name="ce1" office:value-type="float" office:value="-4.71722888946533" calcext:value-type="float">
            <text:p>-4,7172288895</text:p>
          </table:table-cell>
        </table:table-row>
        <table:table-row table:style-name="ro1">
          <table:table-cell table:style-name="ce1" office:value-type="string" calcext:value-type="string">
            <text:p>0.12858104705810547</text:p>
          </table:table-cell>
          <table:table-cell table:style-name="ce1" office:value-type="string" calcext:value-type="string">
            <text:p>0.01363515853881836</text:p>
          </table:table-cell>
          <table:table-cell table:style-name="ce1" office:value-type="string" calcext:value-type="string">
            <text:p>3.374695062637329</text:p>
          </table:table-cell>
          <table:table-cell table:style-name="ce1" office:value-type="float" office:value="-0.0180912371724844" calcext:value-type="float">
            <text:p>-0,0180912372</text:p>
          </table:table-cell>
          <table:table-cell table:style-name="ce1" office:value-type="float" office:value="2.32170867919922" calcext:value-type="float">
            <text:p>2,3217086792</text:p>
          </table:table-cell>
          <table:table-cell table:style-name="ce1" office:value-type="float" office:value="4.06701183319092" calcext:value-type="float">
            <text:p>4,0670118332</text:p>
          </table:table-cell>
          <table:table-cell table:style-name="ce1" office:value-type="float" office:value="0.229823052400825" calcext:value-type="float">
            <text:p>0,2298230524</text:p>
          </table:table-cell>
          <table:table-cell table:number-columns-repeated="2" table:style-name="ce1" office:value-type="float" office:value="0.0370878426884316" calcext:value-type="float">
            <text:p>0,0370878427</text:p>
          </table:table-cell>
          <table:table-cell table:style-name="ce1" office:value-type="float" office:value="0.079959936439991" calcext:value-type="float">
            <text:p>0,0799599364</text:p>
          </table:table-cell>
          <table:table-cell table:style-name="ce1" office:value-type="float" office:value="6.73605394363403" calcext:value-type="float">
            <text:p>6,7360539436</text:p>
          </table:table-cell>
          <table:table-cell table:style-name="ce1" office:value-type="float" office:value="-4.64455461502075" calcext:value-type="float">
            <text:p>-4,644554615</text:p>
          </table:table-cell>
          <table:table-cell table:style-name="ce1" office:value-type="string" calcext:value-type="string">
            <text:p>0.22982305240082476</text:p>
          </table:table-cell>
          <table:table-cell table:style-name="ce1" office:value-type="string" calcext:value-type="string">
            <text:p>0.0370878426884316</text:p>
          </table:table-cell>
          <table:table-cell table:style-name="ce1" office:value-type="string" calcext:value-type="string">
            <text:p>-0.23977526812838765</text:p>
          </table:table-cell>
          <table:table-cell table:style-name="ce1" office:value-type="float" office:value="-0.000378636926412582" calcext:value-type="float">
            <text:p>-0,0003786369</text:p>
          </table:table-cell>
          <table:table-cell table:style-name="ce1" office:value-type="float" office:value="-0.146532484054565" calcext:value-type="float">
            <text:p>-0,1465324841</text:p>
          </table:table-cell>
          <table:table-cell table:style-name="ce1" office:value-type="float" office:value="-0.198572178268433" calcext:value-type="float">
            <text:p>-0,1985721783</text:p>
          </table:table-cell>
          <table:table-cell table:style-name="ce1" office:value-type="float" office:value="-0.514154313433329" calcext:value-type="float">
            <text:p>-0,51415431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77946884337301" calcext:value-type="float">
            <text:p>0,8779468843</text:p>
          </table:table-cell>
          <table:table-cell table:style-name="ce1" office:value-type="float" office:value="0.812272294044058" calcext:value-type="float">
            <text:p>0,812272294</text:p>
          </table:table-cell>
          <table:table-cell table:style-name="ce1" office:value-type="float" office:value="0.191876405601799" calcext:value-type="float">
            <text:p>0,1918764056</text:p>
          </table:table-cell>
          <table:table-cell table:style-name="ce1" office:value-type="float" office:value="0.425779342651367" calcext:value-type="float">
            <text:p>0,4257793427</text:p>
          </table:table-cell>
          <table:table-cell table:style-name="ce1" office:value-type="float" office:value="0.425755023956299" calcext:value-type="float">
            <text:p>0,425755024</text:p>
          </table:table-cell>
          <table:table-cell table:style-name="ce1" office:value-type="float" office:value="0.425746917724609" calcext:value-type="float">
            <text:p>0,4257469177</text:p>
          </table:table-cell>
          <table:table-cell table:style-name="ce1" office:value-type="float" office:value="0.079959936439991" calcext:value-type="float">
            <text:p>0,0799599364</text:p>
          </table:table-cell>
          <table:table-cell table:style-name="ce1" office:value-type="float" office:value="6.73605394363403" calcext:value-type="float">
            <text:p>6,7360539436</text:p>
          </table:table-cell>
          <table:table-cell table:style-name="ce1" office:value-type="float" office:value="-4.64455461502075" calcext:value-type="float">
            <text:p>-4,644554615</text:p>
          </table:table-cell>
        </table:table-row>
        <table:table-row table:style-name="ro1">
          <table:table-cell table:style-name="ce1" office:value-type="string" calcext:value-type="string">
            <text:p>0.14599204063415527</text:p>
          </table:table-cell>
          <table:table-cell table:style-name="ce1" office:value-type="string" calcext:value-type="string">
            <text:p>0.017410993576049805</text:p>
          </table:table-cell>
          <table:table-cell table:style-name="ce1" office:value-type="string" calcext:value-type="string">
            <text:p>3.796412944793701</text:p>
          </table:table-cell>
          <table:table-cell table:style-name="ce1" office:value-type="float" office:value="0.339444160461426" calcext:value-type="float">
            <text:p>0,3394441605</text:p>
          </table:table-cell>
          <table:table-cell table:style-name="ce1" office:value-type="float" office:value="2.32846808433533" calcext:value-type="float">
            <text:p>2,3284680843</text:p>
          </table:table-cell>
          <table:table-cell table:style-name="ce1" office:value-type="float" office:value="4.01626110076904" calcext:value-type="float">
            <text:p>4,0162611008</text:p>
          </table:table-cell>
          <table:table-cell table:style-name="ce1" office:value-type="float" office:value="-0.0103785674068327" calcext:value-type="float">
            <text:p>-0,0103785674</text:p>
          </table:table-cell>
          <table:table-cell table:number-columns-repeated="2" table:style-name="ce1" office:value-type="float" office:value="-0.170873141080537" calcext:value-type="float">
            <text:p>-0,1708731411</text:p>
          </table:table-cell>
          <table:table-cell table:style-name="ce1" office:value-type="float" office:value="0.079959936439991" calcext:value-type="float">
            <text:p>0,0799599364</text:p>
          </table:table-cell>
          <table:table-cell table:style-name="ce1" office:value-type="float" office:value="6.73605394363403" calcext:value-type="float">
            <text:p>6,7360539436</text:p>
          </table:table-cell>
          <table:table-cell table:style-name="ce1" office:value-type="float" office:value="-4.64455461502075" calcext:value-type="float">
            <text:p>-4,644554615</text:p>
          </table:table-cell>
          <table:table-cell table:style-name="ce1" office:value-type="string" calcext:value-type="string">
            <text:p>-0.010378567406832673</text:p>
          </table:table-cell>
          <table:table-cell table:style-name="ce1" office:value-type="string" calcext:value-type="string">
            <text:p>-0.17087314108053706</text:p>
          </table:table-cell>
          <table:table-cell table:style-name="ce1" office:value-type="string" calcext:value-type="string">
            <text:p>-0.2388322552798561</text:p>
          </table:table-cell>
          <table:table-cell table:style-name="ce1" office:value-type="float" office:value="0.00112165670469403" calcext:value-type="float">
            <text:p>0,0011216567</text:p>
          </table:table-cell>
          <table:table-cell table:style-name="ce1" office:value-type="float" office:value="-0.143945938110352" calcext:value-type="float">
            <text:p>-0,1439459381</text:p>
          </table:table-cell>
          <table:table-cell table:style-name="ce1" office:value-type="float" office:value="-0.195884615325928" calcext:value-type="float">
            <text:p>-0,1958846153</text:p>
          </table:table-cell>
          <table:table-cell table:style-name="ce1" office:value-type="float" office:value="-0.506496132642803" calcext:value-type="float">
            <text:p>-0,50649613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71646078524415" calcext:value-type="float">
            <text:p>0,0571646079</text:p>
          </table:table-cell>
          <table:table-cell table:style-name="ce1" office:value-type="float" office:value="0.0985518543383542" calcext:value-type="float">
            <text:p>0,0985518543</text:p>
          </table:table-cell>
          <table:table-cell table:style-name="ce1" office:value-type="float" office:value="0.122094401842866" calcext:value-type="float">
            <text:p>0,1220944018</text:p>
          </table:table-cell>
          <table:table-cell table:style-name="ce1" office:value-type="float" office:value="0.423308849334717" calcext:value-type="float">
            <text:p>0,4233088493</text:p>
          </table:table-cell>
          <table:table-cell table:style-name="ce1" office:value-type="float" office:value="0.423315048217773" calcext:value-type="float">
            <text:p>0,4233150482</text:p>
          </table:table-cell>
          <table:table-cell table:style-name="ce1" office:value-type="float" office:value="0.423310995101929" calcext:value-type="float">
            <text:p>0,4233109951</text:p>
          </table:table-cell>
          <table:table-cell table:style-name="ce1" office:value-type="float" office:value="0.079959936439991" calcext:value-type="float">
            <text:p>0,0799599364</text:p>
          </table:table-cell>
          <table:table-cell table:style-name="ce1" office:value-type="float" office:value="6.73605394363403" calcext:value-type="float">
            <text:p>6,7360539436</text:p>
          </table:table-cell>
          <table:table-cell table:style-name="ce1" office:value-type="float" office:value="-4.64455461502075" calcext:value-type="float">
            <text:p>-4,644554615</text:p>
          </table:table-cell>
        </table:table-row>
        <table:table-row table:style-name="ro1">
          <table:table-cell table:style-name="ce1" office:value-type="string" calcext:value-type="string">
            <text:p>0.15924453735351562</text:p>
          </table:table-cell>
          <table:table-cell table:style-name="ce1" office:value-type="string" calcext:value-type="string">
            <text:p>0.013252496719360352</text:p>
          </table:table-cell>
          <table:table-cell table:style-name="ce1" office:value-type="string" calcext:value-type="string">
            <text:p>4.223645925521851</text:p>
          </table:table-cell>
          <table:table-cell table:style-name="ce1" office:value-type="float" office:value="0.287106603384018" calcext:value-type="float">
            <text:p>0,2871066034</text:p>
          </table:table-cell>
          <table:table-cell table:style-name="ce1" office:value-type="float" office:value="2.56052231788635" calcext:value-type="float">
            <text:p>2,5605223179</text:p>
          </table:table-cell>
          <table:table-cell table:style-name="ce1" office:value-type="float" office:value="3.95162343978882" calcext:value-type="float">
            <text:p>3,9516234398</text:p>
          </table:table-cell>
          <table:table-cell table:style-name="ce1" office:value-type="float" office:value="-0.305394177181931" calcext:value-type="float">
            <text:p>-0,3053941772</text:p>
          </table:table-cell>
          <table:table-cell table:number-columns-repeated="2" table:style-name="ce1" office:value-type="float" office:value="-0.205051664744883" calcext:value-type="float">
            <text:p>-0,2050516647</text:p>
          </table:table-cell>
          <table:table-cell table:style-name="ce1" office:value-type="float" office:value="0.0415518060326576" calcext:value-type="float">
            <text:p>0,041551806</text:p>
          </table:table-cell>
          <table:table-cell table:style-name="ce1" office:value-type="float" office:value="6.69253158569336" calcext:value-type="float">
            <text:p>6,6925315857</text:p>
          </table:table-cell>
          <table:table-cell table:style-name="ce1" office:value-type="float" office:value="-4.57403612136841" calcext:value-type="float">
            <text:p>-4,5740361214</text:p>
          </table:table-cell>
          <table:table-cell table:style-name="ce1" office:value-type="string" calcext:value-type="string">
            <text:p>-0.30539417718193096</text:p>
          </table:table-cell>
          <table:table-cell table:style-name="ce1" office:value-type="string" calcext:value-type="string">
            <text:p>-0.20505166474488312</text:p>
          </table:table-cell>
          <table:table-cell table:style-name="ce1" office:value-type="string" calcext:value-type="string">
            <text:p>-0.23626353193661634</text:p>
          </table:table-cell>
          <table:table-cell table:style-name="ce1" office:value-type="float" office:value="-0.0210455379486084" calcext:value-type="float">
            <text:p>-0,0210455379</text:p>
          </table:table-cell>
          <table:table-cell table:style-name="ce1" office:value-type="float" office:value="-0.14436502122879" calcext:value-type="float">
            <text:p>-0,1443650212</text:p>
          </table:table-cell>
          <table:table-cell table:style-name="ce1" office:value-type="float" office:value="-0.19324557723999" calcext:value-type="float">
            <text:p>-0,1932455772</text:p>
          </table:table-cell>
          <table:table-cell table:style-name="ce1" office:value-type="float" office:value="-0.650919640067138" calcext:value-type="float">
            <text:p>-0,650919640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40329286066315" calcext:value-type="float">
            <text:p>-0,8403292861</text:p>
          </table:table-cell>
          <table:table-cell table:style-name="ce1" office:value-type="float" office:value="-0.0158869271731961" calcext:value-type="float">
            <text:p>-0,0158869272</text:p>
          </table:table-cell>
          <table:table-cell table:style-name="ce1" office:value-type="float" office:value="0.119281812134956" calcext:value-type="float">
            <text:p>0,1192818121</text:p>
          </table:table-cell>
          <table:table-cell table:style-name="ce1" office:value-type="float" office:value="0.425470590591431" calcext:value-type="float">
            <text:p>0,4254705906</text:p>
          </table:table-cell>
          <table:table-cell table:style-name="ce1" office:value-type="float" office:value="0.425469636917114" calcext:value-type="float">
            <text:p>0,4254696369</text:p>
          </table:table-cell>
          <table:table-cell table:style-name="ce1" office:value-type="float" office:value="0.425469160079956" calcext:value-type="float">
            <text:p>0,4254691601</text:p>
          </table:table-cell>
          <table:table-cell table:style-name="ce1" office:value-type="float" office:value="0.0415518060326576" calcext:value-type="float">
            <text:p>0,041551806</text:p>
          </table:table-cell>
          <table:table-cell table:style-name="ce1" office:value-type="float" office:value="6.69253158569336" calcext:value-type="float">
            <text:p>6,6925315857</text:p>
          </table:table-cell>
          <table:table-cell table:style-name="ce1" office:value-type="float" office:value="-4.57403612136841" calcext:value-type="float">
            <text:p>-4,5740361214</text:p>
          </table:table-cell>
        </table:table-row>
        <table:table-row table:style-name="ro1">
          <table:table-cell table:style-name="ce1" office:value-type="string" calcext:value-type="string">
            <text:p>0.17650127410888672</text:p>
          </table:table-cell>
          <table:table-cell table:style-name="ce1" office:value-type="string" calcext:value-type="string">
            <text:p>0.017256736755371094</text:p>
          </table:table-cell>
          <table:table-cell table:style-name="ce1" office:value-type="string" calcext:value-type="string">
            <text:p>4.646261215209961</text:p>
          </table:table-cell>
          <table:table-cell table:style-name="ce1" office:value-type="float" office:value="-0.109973959624767" calcext:value-type="float">
            <text:p>-0,1099739596</text:p>
          </table:table-cell>
          <table:table-cell table:style-name="ce1" office:value-type="float" office:value="2.26314854621887" calcext:value-type="float">
            <text:p>2,2631485462</text:p>
          </table:table-cell>
          <table:table-cell table:style-name="ce1" office:value-type="float" office:value="3.90359449386597" calcext:value-type="float">
            <text:p>3,9035944939</text:p>
          </table:table-cell>
          <table:table-cell table:style-name="ce1" office:value-type="float" office:value="-0.0245407069003602" calcext:value-type="float">
            <text:p>-0,0245407069</text:p>
          </table:table-cell>
          <table:table-cell table:number-columns-repeated="2" table:style-name="ce1" office:value-type="float" office:value="-0.376634122902142" calcext:value-type="float">
            <text:p>-0,3766341229</text:p>
          </table:table-cell>
          <table:table-cell table:style-name="ce1" office:value-type="float" office:value="0.0360804200172424" calcext:value-type="float">
            <text:p>0,03608042</text:p>
          </table:table-cell>
          <table:table-cell table:style-name="ce1" office:value-type="float" office:value="6.66380167007446" calcext:value-type="float">
            <text:p>6,6638016701</text:p>
          </table:table-cell>
          <table:table-cell table:style-name="ce1" office:value-type="float" office:value="-4.50642251968384" calcext:value-type="float">
            <text:p>-4,5064225197</text:p>
          </table:table-cell>
          <table:table-cell table:style-name="ce1" office:value-type="string" calcext:value-type="string">
            <text:p>-0.02454070690036022</text:p>
          </table:table-cell>
          <table:table-cell table:style-name="ce1" office:value-type="string" calcext:value-type="string">
            <text:p>-0.3766341229021422</text:p>
          </table:table-cell>
          <table:table-cell table:style-name="ce1" office:value-type="string" calcext:value-type="string">
            <text:p>-0.232063100561421</text:p>
          </table:table-cell>
          <table:table-cell table:style-name="ce1" office:value-type="float" office:value="-0.0178006094098091" calcext:value-type="float">
            <text:p>-0,0178006094</text:p>
          </table:table-cell>
          <table:table-cell table:style-name="ce1" office:value-type="float" office:value="-0.158752383708954" calcext:value-type="float">
            <text:p>-0,1587523837</text:p>
          </table:table-cell>
          <table:table-cell table:style-name="ce1" office:value-type="float" office:value="-0.189884418869019" calcext:value-type="float">
            <text:p>-0,1898844189</text:p>
          </table:table-cell>
          <table:table-cell table:style-name="ce1" office:value-type="float" office:value="-0.772331535452595" calcext:value-type="float">
            <text:p>-0,77233153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23764299982353" calcext:value-type="float">
            <text:p>0,1237643</text:p>
          </table:table-cell>
          <table:table-cell table:style-name="ce1" office:value-type="float" office:value="-0.548751658281994" calcext:value-type="float">
            <text:p>-0,5487516583</text:p>
          </table:table-cell>
          <table:table-cell table:style-name="ce1" office:value-type="float" office:value="0.152852732303904" calcext:value-type="float">
            <text:p>0,1528527323</text:p>
          </table:table-cell>
          <table:table-cell table:style-name="ce1" office:value-type="float" office:value="0.42288088798523" calcext:value-type="float">
            <text:p>0,422880888</text:p>
          </table:table-cell>
          <table:table-cell table:style-name="ce1" office:value-type="float" office:value="0.422876596450806" calcext:value-type="float">
            <text:p>0,4228765965</text:p>
          </table:table-cell>
          <table:table-cell table:style-name="ce1" office:value-type="float" office:value="0.42287540435791" calcext:value-type="float">
            <text:p>0,4228754044</text:p>
          </table:table-cell>
          <table:table-cell table:style-name="ce1" office:value-type="float" office:value="0.0360804200172424" calcext:value-type="float">
            <text:p>0,03608042</text:p>
          </table:table-cell>
          <table:table-cell table:style-name="ce1" office:value-type="float" office:value="6.66380167007446" calcext:value-type="float">
            <text:p>6,6638016701</text:p>
          </table:table-cell>
          <table:table-cell table:style-name="ce1" office:value-type="float" office:value="-4.50642251968384" calcext:value-type="float">
            <text:p>-4,5064225197</text:p>
          </table:table-cell>
        </table:table-row>
        <table:table-row table:style-name="ro1">
          <table:table-cell table:style-name="ce1" office:value-type="string" calcext:value-type="string">
            <text:p>0.1894993782043457</text:p>
          </table:table-cell>
          <table:table-cell table:style-name="ce1" office:value-type="string" calcext:value-type="string">
            <text:p>0.012998104095458984</text:p>
          </table:table-cell>
          <table:table-cell table:style-name="ce1" office:value-type="string" calcext:value-type="string">
            <text:p>5.073274612426758</text:p>
          </table:table-cell>
          <table:table-cell table:style-name="ce1" office:value-type="float" office:value="0.255631238222122" calcext:value-type="float">
            <text:p>0,2556312382</text:p>
          </table:table-cell>
          <table:table-cell table:style-name="ce1" office:value-type="float" office:value="2.266597032547" calcext:value-type="float">
            <text:p>2,2665970325</text:p>
          </table:table-cell>
          <table:table-cell table:style-name="ce1" office:value-type="float" office:value="3.83115601539612" calcext:value-type="float">
            <text:p>3,8311560154</text:p>
          </table:table-cell>
          <table:table-cell table:style-name="ce1" office:value-type="float" office:value="0.240681979453488" calcext:value-type="float">
            <text:p>0,2406819795</text:p>
          </table:table-cell>
          <table:table-cell table:number-columns-repeated="2" table:style-name="ce1" office:value-type="float" office:value="0.00924719131882054" calcext:value-type="float">
            <text:p>0,0092471913</text:p>
          </table:table-cell>
          <table:table-cell table:style-name="ce1" office:value-type="float" office:value="-0.00710790790617466" calcext:value-type="float">
            <text:p>-0,0071079079</text:p>
          </table:table-cell>
          <table:table-cell table:style-name="ce1" office:value-type="float" office:value="6.62182998657227" calcext:value-type="float">
            <text:p>6,6218299866</text:p>
          </table:table-cell>
          <table:table-cell table:style-name="ce1" office:value-type="float" office:value="-4.43957662582397" calcext:value-type="float">
            <text:p>-4,4395766258</text:p>
          </table:table-cell>
          <table:table-cell table:style-name="ce1" office:value-type="string" calcext:value-type="string">
            <text:p>0.2406819794534877</text:p>
          </table:table-cell>
          <table:table-cell table:style-name="ce1" office:value-type="string" calcext:value-type="string">
            <text:p>0.009247191318820541</text:p>
          </table:table-cell>
          <table:table-cell table:style-name="ce1" office:value-type="string" calcext:value-type="string">
            <text:p>-0.23057331867960004</text:p>
          </table:table-cell>
          <table:table-cell table:style-name="ce1" office:value-type="float" office:value="0.00681838549673557" calcext:value-type="float">
            <text:p>0,0068183855</text:p>
          </table:table-cell>
          <table:table-cell table:style-name="ce1" office:value-type="float" office:value="-0.14031520986557" calcext:value-type="float">
            <text:p>-0,1403152099</text:p>
          </table:table-cell>
          <table:table-cell table:style-name="ce1" office:value-type="float" office:value="-0.18738691368103" calcext:value-type="float">
            <text:p>-0,1873869137</text:p>
          </table:table-cell>
          <table:table-cell table:style-name="ce1" office:value-type="float" office:value="-0.725399393890506" calcext:value-type="float">
            <text:p>-0,725399393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30460881405493" calcext:value-type="float">
            <text:p>0,9304608814</text:p>
          </table:table-cell>
          <table:table-cell table:style-name="ce1" office:value-type="float" office:value="0.696821698930138" calcext:value-type="float">
            <text:p>0,6968216989</text:p>
          </table:table-cell>
          <table:table-cell table:style-name="ce1" office:value-type="float" office:value="0.112543800057208" calcext:value-type="float">
            <text:p>0,1125438001</text:p>
          </table:table-cell>
          <table:table-cell table:style-name="ce1" office:value-type="float" office:value="0.426756858825684" calcext:value-type="float">
            <text:p>0,4267568588</text:p>
          </table:table-cell>
          <table:table-cell table:style-name="ce1" office:value-type="float" office:value="0.426757335662842" calcext:value-type="float">
            <text:p>0,4267573357</text:p>
          </table:table-cell>
          <table:table-cell table:style-name="ce1" office:value-type="float" office:value="0.4267578125" calcext:value-type="float">
            <text:p>0,4267578125</text:p>
          </table:table-cell>
          <table:table-cell table:style-name="ce1" office:value-type="float" office:value="-0.00710790790617466" calcext:value-type="float">
            <text:p>-0,0071079079</text:p>
          </table:table-cell>
          <table:table-cell table:style-name="ce1" office:value-type="float" office:value="6.62182998657227" calcext:value-type="float">
            <text:p>6,6218299866</text:p>
          </table:table-cell>
          <table:table-cell table:style-name="ce1" office:value-type="float" office:value="-4.43957662582397" calcext:value-type="float">
            <text:p>-4,4395766258</text:p>
          </table:table-cell>
        </table:table-row>
        <table:table-row table:style-name="ro1">
          <table:table-cell table:style-name="ce1" office:value-type="string" calcext:value-type="string">
            <text:p>0.20876741409301758</text:p>
          </table:table-cell>
          <table:table-cell table:style-name="ce1" office:value-type="string" calcext:value-type="string">
            <text:p>0.019268035888671875</text:p>
          </table:table-cell>
          <table:table-cell table:style-name="ce1" office:value-type="string" calcext:value-type="string">
            <text:p>5.497391223907471</text:p>
          </table:table-cell>
          <table:table-cell table:style-name="ce1" office:value-type="float" office:value="0.206463530659676" calcext:value-type="float">
            <text:p>0,2064635307</text:p>
          </table:table-cell>
          <table:table-cell table:style-name="ce1" office:value-type="float" office:value="2.21529793739319" calcext:value-type="float">
            <text:p>2,2152979374</text:p>
          </table:table-cell>
          <table:table-cell table:style-name="ce1" office:value-type="float" office:value="3.76331067085266" calcext:value-type="float">
            <text:p>3,7633106709</text:p>
          </table:table-cell>
          <table:table-cell table:style-name="ce1" office:value-type="float" office:value="-0.316658891334763" calcext:value-type="float">
            <text:p>-0,3166588913</text:p>
          </table:table-cell>
          <table:table-cell table:number-columns-repeated="2" table:style-name="ce1" office:value-type="float" office:value="-0.198925851454552" calcext:value-type="float">
            <text:p>-0,1989258515</text:p>
          </table:table-cell>
          <table:table-cell table:style-name="ce1" office:value-type="float" office:value="-0.00710790790617466" calcext:value-type="float">
            <text:p>-0,0071079079</text:p>
          </table:table-cell>
          <table:table-cell table:style-name="ce1" office:value-type="float" office:value="6.62182998657227" calcext:value-type="float">
            <text:p>6,6218299866</text:p>
          </table:table-cell>
          <table:table-cell table:style-name="ce1" office:value-type="float" office:value="-4.43957662582397" calcext:value-type="float">
            <text:p>-4,4395766258</text:p>
          </table:table-cell>
          <table:table-cell table:style-name="ce1" office:value-type="string" calcext:value-type="string">
            <text:p>-0.31665889133476266</text:p>
          </table:table-cell>
          <table:table-cell table:style-name="ce1" office:value-type="string" calcext:value-type="string">
            <text:p>-0.19892585145455233</text:p>
          </table:table-cell>
          <table:table-cell table:style-name="ce1" office:value-type="string" calcext:value-type="string">
            <text:p>-0.225353364533255</text:p>
          </table:table-cell>
          <table:table-cell table:style-name="ce1" office:value-type="float" office:value="-0.0158491367697716" calcext:value-type="float">
            <text:p>-0,0158491368</text:p>
          </table:table-cell>
          <table:table-cell table:style-name="ce1" office:value-type="float" office:value="-0.140529016017914" calcext:value-type="float">
            <text:p>-0,140529016</text:p>
          </table:table-cell>
          <table:table-cell table:style-name="ce1" office:value-type="float" office:value="-0.183620112800598" calcext:value-type="float">
            <text:p>-0,1836201128</text:p>
          </table:table-cell>
          <table:table-cell table:style-name="ce1" office:value-type="float" office:value="-0.833897969205794" calcext:value-type="float">
            <text:p>-0,83389796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61394807760904" calcext:value-type="float">
            <text:p>-0,8613948078</text:p>
          </table:table-cell>
          <table:table-cell table:style-name="ce1" office:value-type="float" office:value="-0.00812486588691023" calcext:value-type="float">
            <text:p>-0,0081248659</text:p>
          </table:table-cell>
          <table:table-cell table:style-name="ce1" office:value-type="float" office:value="0.170669930693726" calcext:value-type="float">
            <text:p>0,1706699307</text:p>
          </table:table-cell>
          <table:table-cell table:style-name="ce1" office:value-type="float" office:value="0.424433946609497" calcext:value-type="float">
            <text:p>0,4244339466</text:p>
          </table:table-cell>
          <table:table-cell table:number-columns-repeated="2" table:style-name="ce1" office:value-type="float" office:value="0.424436092376709" calcext:value-type="float">
            <text:p>0,4244360924</text:p>
          </table:table-cell>
          <table:table-cell table:style-name="ce1" office:value-type="float" office:value="-0.00710790790617466" calcext:value-type="float">
            <text:p>-0,0071079079</text:p>
          </table:table-cell>
          <table:table-cell table:style-name="ce1" office:value-type="float" office:value="6.62182998657227" calcext:value-type="float">
            <text:p>6,6218299866</text:p>
          </table:table-cell>
          <table:table-cell table:style-name="ce1" office:value-type="float" office:value="-4.43957662582397" calcext:value-type="float">
            <text:p>-4,4395766258</text:p>
          </table:table-cell>
        </table:table-row>
        <table:table-row table:style-name="ro1">
          <table:table-cell table:style-name="ce1" office:value-type="string" calcext:value-type="string">
            <text:p>0.2223508358001709</text:p>
          </table:table-cell>
          <table:table-cell table:style-name="ce1" office:value-type="string" calcext:value-type="string">
            <text:p>0.01358342170715332</text:p>
          </table:table-cell>
          <table:table-cell table:style-name="ce1" office:value-type="string" calcext:value-type="string">
            <text:p>5.935321092605591</text:p>
          </table:table-cell>
          <table:table-cell table:style-name="ce1" office:value-type="float" office:value="0.193165853619576" calcext:value-type="float">
            <text:p>0,1931658536</text:p>
          </table:table-cell>
          <table:table-cell table:style-name="ce1" office:value-type="float" office:value="2.43388986587524" calcext:value-type="float">
            <text:p>2,4338898659</text:p>
          </table:table-cell>
          <table:table-cell table:style-name="ce1" office:value-type="float" office:value="3.72212338447571" calcext:value-type="float">
            <text:p>3,7221233845</text:p>
          </table:table-cell>
          <table:table-cell table:style-name="ce1" office:value-type="float" office:value="-0.0321800381883415" calcext:value-type="float">
            <text:p>-0,0321800382</text:p>
          </table:table-cell>
          <table:table-cell table:number-columns-repeated="2" table:style-name="ce1" office:value-type="float" office:value="-0.159458570258777" calcext:value-type="float">
            <text:p>-0,1594585703</text:p>
          </table:table-cell>
          <table:table-cell table:style-name="ce1" office:value-type="float" office:value="-0.0458173081278801" calcext:value-type="float">
            <text:p>-0,0458173081</text:p>
          </table:table-cell>
          <table:table-cell table:style-name="ce1" office:value-type="float" office:value="6.56078481674194" calcext:value-type="float">
            <text:p>6,5607848167</text:p>
          </table:table-cell>
          <table:table-cell table:style-name="ce1" office:value-type="float" office:value="-4.37550067901611" calcext:value-type="float">
            <text:p>-4,375500679</text:p>
          </table:table-cell>
          <table:table-cell table:style-name="ce1" office:value-type="string" calcext:value-type="string">
            <text:p>-0.03218003818834154</text:p>
          </table:table-cell>
          <table:table-cell table:style-name="ce1" office:value-type="string" calcext:value-type="string">
            <text:p>-0.15945857025877702</text:p>
          </table:table-cell>
          <table:table-cell table:style-name="ce1" office:value-type="string" calcext:value-type="string">
            <text:p>-0.22229378089018054</text:p>
          </table:table-cell>
          <table:table-cell table:style-name="ce1" office:value-type="float" office:value="-0.0128007389008999" calcext:value-type="float">
            <text:p>-0,0128007389</text:p>
          </table:table-cell>
          <table:table-cell table:style-name="ce1" office:value-type="float" office:value="-0.137348472118378" calcext:value-type="float">
            <text:p>-0,1373484721</text:p>
          </table:table-cell>
          <table:table-cell table:style-name="ce1" office:value-type="float" office:value="-0.180092154884338" calcext:value-type="float">
            <text:p>-0,1800921549</text:p>
          </table:table-cell>
          <table:table-cell table:style-name="ce1" office:value-type="float" office:value="-0.926092316846746" calcext:value-type="float">
            <text:p>-0,926092316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10108035443987" calcext:value-type="float">
            <text:p>0,1101080354</text:p>
          </table:table-cell>
          <table:table-cell table:style-name="ce1" office:value-type="float" office:value="0.114881023252884" calcext:value-type="float">
            <text:p>0,1148810233</text:p>
          </table:table-cell>
          <table:table-cell table:style-name="ce1" office:value-type="float" office:value="0.151934959766313" calcext:value-type="float">
            <text:p>0,1519349598</text:p>
          </table:table-cell>
          <table:table-cell table:style-name="ce1" office:value-type="float" office:value="0.446540594100952" calcext:value-type="float">
            <text:p>0,4465405941</text:p>
          </table:table-cell>
          <table:table-cell table:style-name="ce1" office:value-type="float" office:value="0.44654107093811" calcext:value-type="float">
            <text:p>0,4465410709</text:p>
          </table:table-cell>
          <table:table-cell table:style-name="ce1" office:value-type="float" office:value="0.446542024612427" calcext:value-type="float">
            <text:p>0,4465420246</text:p>
          </table:table-cell>
          <table:table-cell table:style-name="ce1" office:value-type="float" office:value="-0.0458173081278801" calcext:value-type="float">
            <text:p>-0,0458173081</text:p>
          </table:table-cell>
          <table:table-cell table:style-name="ce1" office:value-type="float" office:value="6.56078481674194" calcext:value-type="float">
            <text:p>6,5607848167</text:p>
          </table:table-cell>
          <table:table-cell table:style-name="ce1" office:value-type="float" office:value="-4.37550067901611" calcext:value-type="float">
            <text:p>-4,375500679</text:p>
          </table:table-cell>
        </table:table-row>
        <table:table-row table:style-name="ro1">
          <table:table-cell table:style-name="ce1" office:value-type="string" calcext:value-type="string">
            <text:p>0.24181056022644043</text:p>
          </table:table-cell>
          <table:table-cell table:style-name="ce1" office:value-type="string" calcext:value-type="string">
            <text:p>0.01945972442626953</text:p>
          </table:table-cell>
          <table:table-cell table:style-name="ce1" office:value-type="string" calcext:value-type="string">
            <text:p>6.379681587219238</text:p>
          </table:table-cell>
          <table:table-cell table:style-name="ce1" office:value-type="float" office:value="-0.213104203343391" calcext:value-type="float">
            <text:p>-0,2131042033</text:p>
          </table:table-cell>
          <table:table-cell table:style-name="ce1" office:value-type="float" office:value="2.13650631904602" calcext:value-type="float">
            <text:p>2,136506319</text:p>
          </table:table-cell>
          <table:table-cell table:style-name="ce1" office:value-type="float" office:value="3.68515563011169" calcext:value-type="float">
            <text:p>3,6851556301</text:p>
          </table:table-cell>
          <table:table-cell table:style-name="ce1" office:value-type="float" office:value="-0.0590069409605266" calcext:value-type="float">
            <text:p>-0,059006941</text:p>
          </table:table-cell>
          <table:table-cell table:number-columns-repeated="2" table:style-name="ce1" office:value-type="float" office:value="-0.354341349156673" calcext:value-type="float">
            <text:p>-0,3543413492</text:p>
          </table:table-cell>
          <table:table-cell table:style-name="ce1" office:value-type="float" office:value="-0.0487842820584774" calcext:value-type="float">
            <text:p>-0,0487842821</text:p>
          </table:table-cell>
          <table:table-cell table:style-name="ce1" office:value-type="float" office:value="6.52925395965576" calcext:value-type="float">
            <text:p>6,5292539597</text:p>
          </table:table-cell>
          <table:table-cell table:style-name="ce1" office:value-type="float" office:value="-4.31444406509399" calcext:value-type="float">
            <text:p>-4,3144440651</text:p>
          </table:table-cell>
          <table:table-cell table:style-name="ce1" office:value-type="string" calcext:value-type="string">
            <text:p>-0.0590069409605266</text:p>
          </table:table-cell>
          <table:table-cell table:style-name="ce1" office:value-type="string" calcext:value-type="string">
            <text:p>-0.35434134915667337</text:p>
          </table:table-cell>
          <table:table-cell table:style-name="ce1" office:value-type="string" calcext:value-type="string">
            <text:p>-0.22159610878475608</text:p>
          </table:table-cell>
          <table:table-cell table:style-name="ce1" office:value-type="float" office:value="-0.0119762829244137" calcext:value-type="float">
            <text:p>-0,0119762829</text:p>
          </table:table-cell>
          <table:table-cell table:style-name="ce1" office:value-type="float" office:value="-0.150901171684265" calcext:value-type="float">
            <text:p>-0,1509011717</text:p>
          </table:table-cell>
          <table:table-cell table:style-name="ce1" office:value-type="float" office:value="-0.177950415992737" calcext:value-type="float">
            <text:p>-0,177950416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304045490301257" calcext:value-type="float">
            <text:p>0,030404549</text:p>
          </table:table-cell>
          <table:table-cell table:style-name="ce1" office:value-type="float" office:value="-0.499797211770875" calcext:value-type="float">
            <text:p>-0,4997972118</text:p>
          </table:table-cell>
          <table:table-cell table:style-name="ce1" office:value-type="float" office:value="0.0941722883192281" calcext:value-type="float">
            <text:p>0,0941722883</text:p>
          </table:table-cell>
          <table:table-cell table:style-name="ce1" office:value-type="float" office:value="0.437358140945435" calcext:value-type="float">
            <text:p>0,4373581409</text:p>
          </table:table-cell>
          <table:table-cell table:style-name="ce1" office:value-type="float" office:value="0.437361240386963" calcext:value-type="float">
            <text:p>0,4373612404</text:p>
          </table:table-cell>
          <table:table-cell table:style-name="ce1" office:value-type="float" office:value="0.437361001968384" calcext:value-type="float">
            <text:p>0,437361002</text:p>
          </table:table-cell>
          <table:table-cell table:style-name="ce1" office:value-type="float" office:value="-0.0487842820584774" calcext:value-type="float">
            <text:p>-0,0487842821</text:p>
          </table:table-cell>
          <table:table-cell table:style-name="ce1" office:value-type="float" office:value="6.52925395965576" calcext:value-type="float">
            <text:p>6,5292539597</text:p>
          </table:table-cell>
          <table:table-cell table:style-name="ce1" office:value-type="float" office:value="-4.31444406509399" calcext:value-type="float">
            <text:p>-4,3144440651</text:p>
          </table:table-cell>
        </table:table-row>
        <table:table-row table:style-name="ro1">
          <table:table-cell table:style-name="ce1" office:value-type="string" calcext:value-type="string">
            <text:p>0.26349568367004395</text:p>
          </table:table-cell>
          <table:table-cell table:style-name="ce1" office:value-type="string" calcext:value-type="string">
            <text:p>0.021685123443603516</text:p>
          </table:table-cell>
          <table:table-cell table:style-name="ce1" office:value-type="string" calcext:value-type="string">
            <text:p>6.815775632858276</text:p>
          </table:table-cell>
          <table:table-cell table:style-name="ce1" office:value-type="float" office:value="0.188270136713982" calcext:value-type="float">
            <text:p>0,1882701367</text:p>
          </table:table-cell>
          <table:table-cell table:style-name="ce1" office:value-type="float" office:value="2.16779613494873" calcext:value-type="float">
            <text:p>2,1677961349</text:p>
          </table:table-cell>
          <table:table-cell table:style-name="ce1" office:value-type="float" office:value="3.62778735160828" calcext:value-type="float">
            <text:p>3,6277873516</text:p>
          </table:table-cell>
          <table:table-cell table:style-name="ce1" office:value-type="float" office:value="0.238331978546196" calcext:value-type="float">
            <text:p>0,2383319785</text:p>
          </table:table-cell>
          <table:table-cell table:number-columns-repeated="2" table:style-name="ce1" office:value-type="float" office:value="0.0135207303674461" calcext:value-type="float">
            <text:p>0,0135207304</text:p>
          </table:table-cell>
          <table:table-cell table:style-name="ce1" office:value-type="float" office:value="-0.0647827982902527" calcext:value-type="float">
            <text:p>-0,0647827983</text:p>
          </table:table-cell>
          <table:table-cell table:style-name="ce1" office:value-type="float" office:value="6.50603008270264" calcext:value-type="float">
            <text:p>6,5060300827</text:p>
          </table:table-cell>
          <table:table-cell table:style-name="ce1" office:value-type="float" office:value="-4.25403881072998" calcext:value-type="float">
            <text:p>-4,2540388107</text:p>
          </table:table-cell>
          <table:table-cell table:style-name="ce1" office:value-type="string" calcext:value-type="string">
            <text:p>0.23833197854619592</text:p>
          </table:table-cell>
          <table:table-cell table:style-name="ce1" office:value-type="string" calcext:value-type="string">
            <text:p>0.013520730367446138</text:p>
          </table:table-cell>
          <table:table-cell table:style-name="ce1" office:value-type="string" calcext:value-type="string">
            <text:p>-0.21990023405692186</text:p>
          </table:table-cell>
          <table:table-cell table:style-name="ce1" office:value-type="float" office:value="0.0132124606072903" calcext:value-type="float">
            <text:p>0,0132124606</text:p>
          </table:table-cell>
          <table:table-cell table:style-name="ce1" office:value-type="float" office:value="-0.132463391780853" calcext:value-type="float">
            <text:p>-0,1324633918</text:p>
          </table:table-cell>
          <table:table-cell table:style-name="ce1" office:value-type="float" office:value="-0.176028092765808" calcext:value-type="float">
            <text:p>-0,1760280928</text:p>
          </table:table-cell>
          <table:table-cell table:style-name="ce1" office:value-type="float" office:value="-0.907440675943324" calcext:value-type="float">
            <text:p>-0,907440675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35376934887226" calcext:value-type="float">
            <text:p>0,9353769349</text:p>
          </table:table-cell>
          <table:table-cell table:style-name="ce1" office:value-type="float" office:value="0.684691939485761" calcext:value-type="float">
            <text:p>0,6846919395</text:p>
          </table:table-cell>
          <table:table-cell table:style-name="ce1" office:value-type="float" office:value="0.0851143483554499" calcext:value-type="float">
            <text:p>0,0851143484</text:p>
          </table:table-cell>
          <table:table-cell table:style-name="ce1" office:value-type="float" office:value="0.434338331222534" calcext:value-type="float">
            <text:p>0,4343383312</text:p>
          </table:table-cell>
          <table:table-cell table:style-name="ce1" office:value-type="float" office:value="0.434331893920898" calcext:value-type="float">
            <text:p>0,4343318939</text:p>
          </table:table-cell>
          <table:table-cell table:style-name="ce1" office:value-type="float" office:value="0.434330463409424" calcext:value-type="float">
            <text:p>0,4343304634</text:p>
          </table:table-cell>
          <table:table-cell table:style-name="ce1" office:value-type="float" office:value="-0.0647827982902527" calcext:value-type="float">
            <text:p>-0,0647827983</text:p>
          </table:table-cell>
          <table:table-cell table:style-name="ce1" office:value-type="float" office:value="6.50603008270264" calcext:value-type="float">
            <text:p>6,5060300827</text:p>
          </table:table-cell>
          <table:table-cell table:style-name="ce1" office:value-type="float" office:value="-4.25403881072998" calcext:value-type="float">
            <text:p>-4,2540388107</text:p>
          </table:table-cell>
        </table:table-row>
        <table:table-row table:style-name="ro1">
          <table:table-cell table:style-name="ce1" office:value-type="string" calcext:value-type="string">
            <text:p>0.28530240058898926</text:p>
          </table:table-cell>
          <table:table-cell table:style-name="ce1" office:value-type="string" calcext:value-type="string">
            <text:p>0.021806716918945312</text:p>
          </table:table-cell>
          <table:table-cell table:style-name="ce1" office:value-type="string" calcext:value-type="string">
            <text:p>7.271067380905151</text:p>
          </table:table-cell>
          <table:table-cell table:style-name="ce1" office:value-type="float" office:value="0.162793725728989" calcext:value-type="float">
            <text:p>0,1627937257</text:p>
          </table:table-cell>
          <table:table-cell table:style-name="ce1" office:value-type="float" office:value="2.11631846427917" calcext:value-type="float">
            <text:p>2,1163184643</text:p>
          </table:table-cell>
          <table:table-cell table:style-name="ce1" office:value-type="float" office:value="3.54163980484009" calcext:value-type="float">
            <text:p>3,5416398048</text:p>
          </table:table-cell>
          <table:table-cell table:style-name="ce1" office:value-type="float" office:value="-0.327360066190498" calcext:value-type="float">
            <text:p>-0,3273600662</text:p>
          </table:table-cell>
          <table:table-cell table:number-columns-repeated="2" table:style-name="ce1" office:value-type="float" office:value="-0.210677567868521" calcext:value-type="float">
            <text:p>-0,2106775679</text:p>
          </table:table-cell>
          <table:table-cell table:style-name="ce1" office:value-type="float" office:value="-0.0815872475504875" calcext:value-type="float">
            <text:p>-0,0815872476</text:p>
          </table:table-cell>
          <table:table-cell table:style-name="ce1" office:value-type="float" office:value="6.45617341995239" calcext:value-type="float">
            <text:p>6,45617342</text:p>
          </table:table-cell>
          <table:table-cell table:style-name="ce1" office:value-type="float" office:value="-4.192542552948" calcext:value-type="float">
            <text:p>-4,1925425529</text:p>
          </table:table-cell>
          <table:table-cell table:style-name="ce1" office:value-type="string" calcext:value-type="string">
            <text:p>-0.32736006619049807</text:p>
          </table:table-cell>
          <table:table-cell table:style-name="ce1" office:value-type="string" calcext:value-type="string">
            <text:p>-0.2106775678685206</text:p>
          </table:table-cell>
          <table:table-cell table:style-name="ce1" office:value-type="string" calcext:value-type="string">
            <text:p>-0.21589480447982967</text:p>
          </table:table-cell>
          <table:table-cell table:style-name="ce1" office:value-type="float" office:value="-0.0116727484762669" calcext:value-type="float">
            <text:p>-0,0116727485</text:p>
          </table:table-cell>
          <table:table-cell table:style-name="ce1" office:value-type="float" office:value="-0.134403360366821" calcext:value-type="float">
            <text:p>-0,1344033604</text:p>
          </table:table-cell>
          <table:table-cell table:style-name="ce1" office:value-type="float" office:value="-0.17304494228363" calcext:value-type="float">
            <text:p>-0,1730449423</text:p>
          </table:table-cell>
          <table:table-cell table:style-name="ce1" office:value-type="float" office:value="-0.993156675221819" calcext:value-type="float">
            <text:p>-0,99315667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8159506407393" calcext:value-type="float">
            <text:p>-0,8815950641</text:p>
          </table:table-cell>
          <table:table-cell table:style-name="ce1" office:value-type="float" office:value="-0.0687261271244045" calcext:value-type="float">
            <text:p>-0,0687261271</text:p>
          </table:table-cell>
          <table:table-cell table:style-name="ce1" office:value-type="float" office:value="0.126005512152028" calcext:value-type="float">
            <text:p>0,1260055122</text:p>
          </table:table-cell>
          <table:table-cell table:style-name="ce1" office:value-type="float" office:value="0.455281972885132" calcext:value-type="float">
            <text:p>0,4552819729</text:p>
          </table:table-cell>
          <table:table-cell table:style-name="ce1" office:value-type="float" office:value="0.455282688140869" calcext:value-type="float">
            <text:p>0,4552826881</text:p>
          </table:table-cell>
          <table:table-cell table:style-name="ce1" office:value-type="float" office:value="0.455283880233765" calcext:value-type="float">
            <text:p>0,4552838802</text:p>
          </table:table-cell>
          <table:table-cell table:style-name="ce1" office:value-type="float" office:value="-0.0815872475504875" calcext:value-type="float">
            <text:p>-0,0815872476</text:p>
          </table:table-cell>
          <table:table-cell table:style-name="ce1" office:value-type="float" office:value="6.45617341995239" calcext:value-type="float">
            <text:p>6,45617342</text:p>
          </table:table-cell>
          <table:table-cell table:style-name="ce1" office:value-type="float" office:value="-4.192542552948" calcext:value-type="float">
            <text:p>-4,1925425529</text:p>
          </table:table-cell>
        </table:table-row>
        <table:table-row table:style-name="ro1">
          <table:table-cell table:style-name="ce1" office:value-type="string" calcext:value-type="string">
            <text:p>0.29910993576049805</text:p>
          </table:table-cell>
          <table:table-cell table:style-name="ce1" office:value-type="string" calcext:value-type="string">
            <text:p>0.013807535171508789</text:p>
          </table:table-cell>
          <table:table-cell table:style-name="ce1" office:value-type="string" calcext:value-type="string">
            <text:p>7.708689451217651</text:p>
          </table:table-cell>
          <table:table-cell table:style-name="ce1" office:value-type="float" office:value="0.161132678389549" calcext:value-type="float">
            <text:p>0,1611326784</text:p>
          </table:table-cell>
          <table:table-cell table:style-name="ce1" office:value-type="float" office:value="2.34422063827515" calcext:value-type="float">
            <text:p>2,3442206383</text:p>
          </table:table-cell>
          <table:table-cell table:style-name="ce1" office:value-type="float" office:value="3.50550317764282" calcext:value-type="float">
            <text:p>3,5055031776</text:p>
          </table:table-cell>
          <table:table-cell table:style-name="ce1" office:value-type="float" office:value="-0.0489124247808827" calcext:value-type="float">
            <text:p>-0,0489124248</text:p>
          </table:table-cell>
          <table:table-cell table:number-columns-repeated="2" table:style-name="ce1" office:value-type="float" office:value="-0.152496584301978" calcext:value-type="float">
            <text:p>-0,1524965843</text:p>
          </table:table-cell>
          <table:table-cell table:style-name="ce1" office:value-type="float" office:value="-0.0815872475504875" calcext:value-type="float">
            <text:p>-0,0815872476</text:p>
          </table:table-cell>
          <table:table-cell table:style-name="ce1" office:value-type="float" office:value="6.45617341995239" calcext:value-type="float">
            <text:p>6,45617342</text:p>
          </table:table-cell>
          <table:table-cell table:style-name="ce1" office:value-type="float" office:value="-4.192542552948" calcext:value-type="float">
            <text:p>-4,1925425529</text:p>
          </table:table-cell>
          <table:table-cell table:style-name="ce1" office:value-type="string" calcext:value-type="string">
            <text:p>-0.04891242478088266</text:p>
          </table:table-cell>
          <table:table-cell table:style-name="ce1" office:value-type="string" calcext:value-type="string">
            <text:p>-0.1524965843019785</text:p>
          </table:table-cell>
          <table:table-cell table:style-name="ce1" office:value-type="string" calcext:value-type="string">
            <text:p>-0.20964190091887844</text:p>
          </table:table-cell>
          <table:table-cell table:style-name="ce1" office:value-type="float" office:value="-0.0100932109951973" calcext:value-type="float">
            <text:p>-0,010093211</text:p>
          </table:table-cell>
          <table:table-cell table:style-name="ce1" office:value-type="float" office:value="-0.131211744785309" calcext:value-type="float">
            <text:p>-0,1312117448</text:p>
          </table:table-cell>
          <table:table-cell table:style-name="ce1" office:value-type="float" office:value="-0.168565269851685" calcext:value-type="float">
            <text:p>-0,1685652699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582399532688632" calcext:value-type="float">
            <text:p>0,0582399533</text:p>
          </table:table-cell>
          <table:table-cell table:style-name="ce1" office:value-type="float" office:value="0.117678510112984" calcext:value-type="float">
            <text:p>0,1176785101</text:p>
          </table:table-cell>
          <table:table-cell table:style-name="ce1" office:value-type="float" office:value="0.196934757312244" calcext:value-type="float">
            <text:p>0,1969347573</text:p>
          </table:table-cell>
          <table:table-cell table:style-name="ce1" office:value-type="float" office:value="0.437438726425171" calcext:value-type="float">
            <text:p>0,4374387264</text:p>
          </table:table-cell>
          <table:table-cell table:style-name="ce1" office:value-type="float" office:value="0.437443256378174" calcext:value-type="float">
            <text:p>0,4374432564</text:p>
          </table:table-cell>
          <table:table-cell table:style-name="ce1" office:value-type="float" office:value="0.437442064285278" calcext:value-type="float">
            <text:p>0,4374420643</text:p>
          </table:table-cell>
          <table:table-cell table:style-name="ce1" office:value-type="float" office:value="-0.0815872475504875" calcext:value-type="float">
            <text:p>-0,0815872476</text:p>
          </table:table-cell>
          <table:table-cell table:style-name="ce1" office:value-type="float" office:value="6.45617341995239" calcext:value-type="float">
            <text:p>6,45617342</text:p>
          </table:table-cell>
          <table:table-cell table:style-name="ce1" office:value-type="float" office:value="-4.192542552948" calcext:value-type="float">
            <text:p>-4,1925425529</text:p>
          </table:table-cell>
        </table:table-row>
        <table:table-row table:style-name="ro1">
          <table:table-cell table:style-name="ce1" office:value-type="string" calcext:value-type="string">
            <text:p>0.31171751022338867</text:p>
          </table:table-cell>
          <table:table-cell table:style-name="ce1" office:value-type="string" calcext:value-type="string">
            <text:p>0.012607574462890625</text:p>
          </table:table-cell>
          <table:table-cell table:style-name="ce1" office:value-type="string" calcext:value-type="string">
            <text:p>8.146130323410034</text:p>
          </table:table-cell>
          <table:table-cell table:style-name="ce1" office:value-type="float" office:value="0.200497478246689" calcext:value-type="float">
            <text:p>0,2004974782</text:p>
          </table:table-cell>
          <table:table-cell table:style-name="ce1" office:value-type="float" office:value="2.07180738449097" calcext:value-type="float">
            <text:p>2,0718073845</text:p>
          </table:table-cell>
          <table:table-cell table:style-name="ce1" office:value-type="float" office:value="3.46715092658997" calcext:value-type="float">
            <text:p>3,4671509266</text:p>
          </table:table-cell>
          <table:table-cell table:style-name="ce1" office:value-type="float" office:value="-0.0648790164833234" calcext:value-type="float">
            <text:p>-0,0648790165</text:p>
          </table:table-cell>
          <table:table-cell table:number-columns-repeated="2" table:style-name="ce1" office:value-type="float" office:value="-0.353803143547349" calcext:value-type="float">
            <text:p>-0,3538031435</text:p>
          </table:table-cell>
          <table:table-cell table:style-name="ce1" office:value-type="float" office:value="-0.0738295912742615" calcext:value-type="float">
            <text:p>-0,0738295913</text:p>
          </table:table-cell>
          <table:table-cell table:style-name="ce1" office:value-type="float" office:value="6.42085695266724" calcext:value-type="float">
            <text:p>6,4208569527</text:p>
          </table:table-cell>
          <table:table-cell table:style-name="ce1" office:value-type="float" office:value="-4.13349294662476" calcext:value-type="float">
            <text:p>-4,1334929466</text:p>
          </table:table-cell>
          <table:table-cell table:style-name="ce1" office:value-type="string" calcext:value-type="string">
            <text:p>-0.06487901648332342</text:p>
          </table:table-cell>
          <table:table-cell table:style-name="ce1" office:value-type="string" calcext:value-type="string">
            <text:p>-0.35380314354734926</text:p>
          </table:table-cell>
          <table:table-cell table:style-name="ce1" office:value-type="string" calcext:value-type="string">
            <text:p>-0.21063747505396813</text:p>
          </table:table-cell>
          <table:table-cell table:style-name="ce1" office:value-type="float" office:value="-0.00999022606015205" calcext:value-type="float">
            <text:p>-0,0099902261</text:p>
          </table:table-cell>
          <table:table-cell table:style-name="ce1" office:value-type="float" office:value="-0.145341679573059" calcext:value-type="float">
            <text:p>-0,1453416796</text:p>
          </table:table-cell>
          <table:table-cell table:style-name="ce1" office:value-type="float" office:value="-0.166686165237427" calcext:value-type="float">
            <text:p>-0,166686165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037668121248428" calcext:value-type="float">
            <text:p>0,0037668121</text:p>
          </table:table-cell>
          <table:table-cell table:style-name="ce1" office:value-type="float" office:value="-0.516818521946747" calcext:value-type="float">
            <text:p>-0,5168185219</text:p>
          </table:table-cell>
          <table:table-cell table:style-name="ce1" office:value-type="float" office:value="0.0819476073383464" calcext:value-type="float">
            <text:p>0,0819476073</text:p>
          </table:table-cell>
          <table:table-cell table:style-name="ce1" office:value-type="float" office:value="0.440968990325928" calcext:value-type="float">
            <text:p>0,4409689903</text:p>
          </table:table-cell>
          <table:table-cell table:style-name="ce1" office:value-type="float" office:value="0.440971374511719" calcext:value-type="float">
            <text:p>0,4409713745</text:p>
          </table:table-cell>
          <table:table-cell table:style-name="ce1" office:value-type="float" office:value="0.440972328186035" calcext:value-type="float">
            <text:p>0,4409723282</text:p>
          </table:table-cell>
          <table:table-cell table:style-name="ce1" office:value-type="float" office:value="-0.0738295912742615" calcext:value-type="float">
            <text:p>-0,0738295913</text:p>
          </table:table-cell>
          <table:table-cell table:style-name="ce1" office:value-type="float" office:value="6.42085695266724" calcext:value-type="float">
            <text:p>6,4208569527</text:p>
          </table:table-cell>
          <table:table-cell table:style-name="ce1" office:value-type="float" office:value="-4.13349294662476" calcext:value-type="float">
            <text:p>-4,1334929466</text:p>
          </table:table-cell>
        </table:table-row>
        <table:table-row table:style-name="ro1">
          <table:table-cell table:style-name="ce1" office:value-type="string" calcext:value-type="string">
            <text:p>0.33763694763183594</text:p>
          </table:table-cell>
          <table:table-cell table:style-name="ce1" office:value-type="string" calcext:value-type="string">
            <text:p>0.025919437408447266</text:p>
          </table:table-cell>
          <table:table-cell table:style-name="ce1" office:value-type="string" calcext:value-type="string">
            <text:p>8.578139543533325</text:p>
          </table:table-cell>
          <table:table-cell table:style-name="ce1" office:value-type="float" office:value="0.216402366757393" calcext:value-type="float">
            <text:p>0,2164023668</text:p>
          </table:table-cell>
          <table:table-cell table:style-name="ce1" office:value-type="float" office:value="2.06840395927429" calcext:value-type="float">
            <text:p>2,0684039593</text:p>
          </table:table-cell>
          <table:table-cell table:style-name="ce1" office:value-type="float" office:value="3.39407920837402" calcext:value-type="float">
            <text:p>3,3940792084</text:p>
          </table:table-cell>
          <table:table-cell table:style-name="ce1" office:value-type="float" office:value="-0.0955284528665814" calcext:value-type="float">
            <text:p>-0,0955284529</text:p>
          </table:table-cell>
          <table:table-cell table:number-columns-repeated="2" table:style-name="ce1" office:value-type="float" office:value="0.00307261212070728" calcext:value-type="float">
            <text:p>0,0030726121</text:p>
          </table:table-cell>
          <table:table-cell table:style-name="ce1" office:value-type="float" office:value="-0.0700039863586426" calcext:value-type="float">
            <text:p>-0,0700039864</text:p>
          </table:table-cell>
          <table:table-cell table:style-name="ce1" office:value-type="float" office:value="6.40204238891602" calcext:value-type="float">
            <text:p>6,4020423889</text:p>
          </table:table-cell>
          <table:table-cell table:style-name="ce1" office:value-type="float" office:value="-4.07839107513428" calcext:value-type="float">
            <text:p>-4,0783910751</text:p>
          </table:table-cell>
          <table:table-cell table:style-name="ce1" office:value-type="string" calcext:value-type="string">
            <text:p>-0.09552845286658139</text:p>
          </table:table-cell>
          <table:table-cell table:style-name="ce1" office:value-type="string" calcext:value-type="string">
            <text:p>0.00307261212070728</text:p>
          </table:table-cell>
          <table:table-cell table:style-name="ce1" office:value-type="string" calcext:value-type="string">
            <text:p>-0.20845446941847806</text:p>
          </table:table-cell>
          <table:table-cell table:style-name="ce1" office:value-type="float" office:value="-0.0124308436512947" calcext:value-type="float">
            <text:p>-0,0124308437</text:p>
          </table:table-cell>
          <table:table-cell table:style-name="ce1" office:value-type="float" office:value="-0.12845205783844" calcext:value-type="float">
            <text:p>-0,1284520578</text:p>
          </table:table-cell>
          <table:table-cell table:style-name="ce1" office:value-type="float" office:value="-0.164691848182678" calcext:value-type="float">
            <text:p>-0,164691848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918563024247007" calcext:value-type="float">
            <text:p>-0,0918563024</text:p>
          </table:table-cell>
          <table:table-cell table:style-name="ce1" office:value-type="float" office:value="0.635676847319143" calcext:value-type="float">
            <text:p>0,6356768473</text:p>
          </table:table-cell>
          <table:table-cell table:style-name="ce1" office:value-type="float" office:value="0.0894951505680064" calcext:value-type="float">
            <text:p>0,0894951506</text:p>
          </table:table-cell>
          <table:table-cell table:style-name="ce1" office:value-type="float" office:value="0.428547620773315" calcext:value-type="float">
            <text:p>0,4285476208</text:p>
          </table:table-cell>
          <table:table-cell table:style-name="ce1" office:value-type="float" office:value="0.428540468215942" calcext:value-type="float">
            <text:p>0,4285404682</text:p>
          </table:table-cell>
          <table:table-cell table:style-name="ce1" office:value-type="float" office:value="0.428539991378784" calcext:value-type="float">
            <text:p>0,4285399914</text:p>
          </table:table-cell>
          <table:table-cell table:style-name="ce1" office:value-type="float" office:value="-0.0700039863586426" calcext:value-type="float">
            <text:p>-0,0700039864</text:p>
          </table:table-cell>
          <table:table-cell table:style-name="ce1" office:value-type="float" office:value="6.40204238891602" calcext:value-type="float">
            <text:p>6,4020423889</text:p>
          </table:table-cell>
          <table:table-cell table:style-name="ce1" office:value-type="float" office:value="-4.07839107513428" calcext:value-type="float">
            <text:p>-4,0783910751</text:p>
          </table:table-cell>
        </table:table-row>
        <table:table-row table:style-name="ro1">
          <table:table-cell table:style-name="ce1" office:value-type="string" calcext:value-type="string">
            <text:p>0.3510925769805908</text:p>
          </table:table-cell>
          <table:table-cell table:style-name="ce1" office:value-type="string" calcext:value-type="string">
            <text:p>0.013455629348754883</text:p>
          </table:table-cell>
          <table:table-cell table:style-name="ce1" office:value-type="string" calcext:value-type="string">
            <text:p>9.01743221282959</text:p>
          </table:table-cell>
          <table:table-cell table:style-name="ce1" office:value-type="float" office:value="0.223064959049225" calcext:value-type="float">
            <text:p>0,223064959</text:p>
          </table:table-cell>
          <table:table-cell table:style-name="ce1" office:value-type="float" office:value="2.26534867286682" calcext:value-type="float">
            <text:p>2,2653486729</text:p>
          </table:table-cell>
          <table:table-cell table:style-name="ce1" office:value-type="float" office:value="3.34308385848999" calcext:value-type="float">
            <text:p>3,3430838585</text:p>
          </table:table-cell>
          <table:table-cell table:style-name="ce1" office:value-type="float" office:value="-0.0800981431991358" calcext:value-type="float">
            <text:p>-0,0800981432</text:p>
          </table:table-cell>
          <table:table-cell table:number-columns-repeated="2" table:style-name="ce1" office:value-type="float" office:value="-0.181955406633217" calcext:value-type="float">
            <text:p>-0,1819554066</text:p>
          </table:table-cell>
          <table:table-cell table:style-name="ce1" office:value-type="float" office:value="-0.0720666199922562" calcext:value-type="float">
            <text:p>-0,07206662</text:p>
          </table:table-cell>
          <table:table-cell table:style-name="ce1" office:value-type="float" office:value="6.35666275024414" calcext:value-type="float">
            <text:p>6,3566627502</text:p>
          </table:table-cell>
          <table:table-cell table:style-name="ce1" office:value-type="float" office:value="-4.02501678466797" calcext:value-type="float">
            <text:p>-4,0250167847</text:p>
          </table:table-cell>
          <table:table-cell table:style-name="ce1" office:value-type="string" calcext:value-type="string">
            <text:p>-0.08009814319913583</text:p>
          </table:table-cell>
          <table:table-cell table:style-name="ce1" office:value-type="string" calcext:value-type="string">
            <text:p>-0.1819554066332169</text:p>
          </table:table-cell>
          <table:table-cell table:style-name="ce1" office:value-type="string" calcext:value-type="string">
            <text:p>-0.2027333968698637</text:p>
          </table:table-cell>
          <table:table-cell table:style-name="ce1" office:value-type="float" office:value="-0.0134169467389584" calcext:value-type="float">
            <text:p>-0,0134169467</text:p>
          </table:table-cell>
          <table:table-cell table:style-name="ce1" office:value-type="float" office:value="-0.128241045475006" calcext:value-type="float">
            <text:p>-0,1282410455</text:p>
          </table:table-cell>
          <table:table-cell table:style-name="ce1" office:value-type="float" office:value="-0.160892118835449" calcext:value-type="float">
            <text:p>-0,1608921188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362074456277202" calcext:value-type="float">
            <text:p>-0,0362074456</text:p>
          </table:table-cell>
          <table:table-cell table:style-name="ce1" office:value-type="float" office:value="0.00774792827725154" calcext:value-type="float">
            <text:p>0,0077479283</text:p>
          </table:table-cell>
          <table:table-cell table:style-name="ce1" office:value-type="float" office:value="0.166348878623421" calcext:value-type="float">
            <text:p>0,1663488786</text:p>
          </table:table-cell>
          <table:table-cell table:style-name="ce1" office:value-type="float" office:value="0.439271211624146" calcext:value-type="float">
            <text:p>0,4392712116</text:p>
          </table:table-cell>
          <table:table-cell table:style-name="ce1" office:value-type="float" office:value="0.439269065856934" calcext:value-type="float">
            <text:p>0,4392690659</text:p>
          </table:table-cell>
          <table:table-cell table:style-name="ce1" office:value-type="float" office:value="0.439267873764038" calcext:value-type="float">
            <text:p>0,4392678738</text:p>
          </table:table-cell>
          <table:table-cell table:style-name="ce1" office:value-type="float" office:value="-0.0720666199922562" calcext:value-type="float">
            <text:p>-0,07206662</text:p>
          </table:table-cell>
          <table:table-cell table:style-name="ce1" office:value-type="float" office:value="6.35666275024414" calcext:value-type="float">
            <text:p>6,3566627502</text:p>
          </table:table-cell>
          <table:table-cell table:style-name="ce1" office:value-type="float" office:value="-4.02501678466797" calcext:value-type="float">
            <text:p>-4,0250167847</text:p>
          </table:table-cell>
        </table:table-row>
        <table:table-row table:style-name="ro1">
          <table:table-cell table:style-name="ce1" office:value-type="string" calcext:value-type="string">
            <text:p>0.3688344955444336</text:p>
          </table:table-cell>
          <table:table-cell table:style-name="ce1" office:value-type="string" calcext:value-type="string">
            <text:p>0.017741918563842773</text:p>
          </table:table-cell>
          <table:table-cell table:style-name="ce1" office:value-type="string" calcext:value-type="string">
            <text:p>9.440354585647583</text:p>
          </table:table-cell>
          <table:table-cell table:style-name="ce1" office:value-type="float" office:value="0.239670440554619" calcext:value-type="float">
            <text:p>0,2396704406</text:p>
          </table:table-cell>
          <table:table-cell table:style-name="ce1" office:value-type="float" office:value="1.97116708755493" calcext:value-type="float">
            <text:p>1,9711670876</text:p>
          </table:table-cell>
          <table:table-cell table:style-name="ce1" office:value-type="float" office:value="3.29873037338257" calcext:value-type="float">
            <text:p>3,2987303734</text:p>
          </table:table-cell>
          <table:table-cell table:style-name="ce1" office:value-type="float" office:value="-0.0744534837046128" calcext:value-type="float">
            <text:p>-0,0744534837</text:p>
          </table:table-cell>
          <table:table-cell table:number-columns-repeated="2" table:style-name="ce1" office:value-type="float" office:value="-0.333119779965062" calcext:value-type="float">
            <text:p>-0,33311978</text:p>
          </table:table-cell>
          <table:table-cell table:style-name="ce1" office:value-type="float" office:value="-0.073345772922039" calcext:value-type="float">
            <text:p>-0,0733457729</text:p>
          </table:table-cell>
          <table:table-cell table:style-name="ce1" office:value-type="float" office:value="6.30774545669556" calcext:value-type="float">
            <text:p>6,3077454567</text:p>
          </table:table-cell>
          <table:table-cell table:style-name="ce1" office:value-type="float" office:value="-3.97232532501221" calcext:value-type="float">
            <text:p>-3,972325325</text:p>
          </table:table-cell>
          <table:table-cell table:style-name="ce1" office:value-type="string" calcext:value-type="string">
            <text:p>-0.07445348370461276</text:p>
          </table:table-cell>
          <table:table-cell table:style-name="ce1" office:value-type="string" calcext:value-type="string">
            <text:p>-0.33311977996506226</text:p>
          </table:table-cell>
          <table:table-cell table:style-name="ce1" office:value-type="string" calcext:value-type="string">
            <text:p>-0.20124139932049515</text:p>
          </table:table-cell>
          <table:table-cell table:style-name="ce1" office:value-type="float" office:value="-0.0138300274610519" calcext:value-type="float">
            <text:p>-0,0138300275</text:p>
          </table:table-cell>
          <table:table-cell table:style-name="ce1" office:value-type="float" office:value="-0.140451617717743" calcext:value-type="float">
            <text:p>-0,1404516177</text:p>
          </table:table-cell>
          <table:table-cell table:style-name="ce1" office:value-type="float" office:value="-0.15824036064148" calcext:value-type="float">
            <text:p>-0,1582403606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156727330290197" calcext:value-type="float">
            <text:p>-0,015672733</text:p>
          </table:table-cell>
          <table:table-cell table:style-name="ce1" office:value-type="float" office:value="-0.463281905923116" calcext:value-type="float">
            <text:p>-0,4632819059</text:p>
          </table:table-cell>
          <table:table-cell table:style-name="ce1" office:value-type="float" office:value="0.119958452839374" calcext:value-type="float">
            <text:p>0,1199584528</text:p>
          </table:table-cell>
          <table:table-cell table:style-name="ce1" office:value-type="float" office:value="0.42510724067688" calcext:value-type="float">
            <text:p>0,4251072407</text:p>
          </table:table-cell>
          <table:table-cell table:style-name="ce1" office:value-type="float" office:value="0.425107717514038" calcext:value-type="float">
            <text:p>0,4251077175</text:p>
          </table:table-cell>
          <table:table-cell table:style-name="ce1" office:value-type="float" office:value="0.425108432769775" calcext:value-type="float">
            <text:p>0,4251084328</text:p>
          </table:table-cell>
          <table:table-cell table:style-name="ce1" office:value-type="float" office:value="-0.073345772922039" calcext:value-type="float">
            <text:p>-0,0733457729</text:p>
          </table:table-cell>
          <table:table-cell table:style-name="ce1" office:value-type="float" office:value="6.30774545669556" calcext:value-type="float">
            <text:p>6,3077454567</text:p>
          </table:table-cell>
          <table:table-cell table:style-name="ce1" office:value-type="float" office:value="-3.97232532501221" calcext:value-type="float">
            <text:p>-3,972325325</text:p>
          </table:table-cell>
        </table:table-row>
        <table:table-row table:style-name="ro1">
          <table:table-cell table:style-name="ce1" office:value-type="string" calcext:value-type="string">
            <text:p>0.39183735847473145</text:p>
          </table:table-cell>
          <table:table-cell table:style-name="ce1" office:value-type="string" calcext:value-type="string">
            <text:p>0.02300286293029785</text:p>
          </table:table-cell>
          <table:table-cell table:style-name="ce1" office:value-type="string" calcext:value-type="string">
            <text:p>9.876079320907593</text:p>
          </table:table-cell>
          <table:table-cell table:style-name="ce1" office:value-type="float" office:value="0.255137026309967" calcext:value-type="float">
            <text:p>0,2551370263</text:p>
          </table:table-cell>
          <table:table-cell table:style-name="ce1" office:value-type="float" office:value="1.95925998687744" calcext:value-type="float">
            <text:p>1,9592599869</text:p>
          </table:table-cell>
          <table:table-cell table:style-name="ce1" office:value-type="float" office:value="3.24657964706421" calcext:value-type="float">
            <text:p>3,2465796471</text:p>
          </table:table-cell>
          <table:table-cell table:style-name="ce1" office:value-type="float" office:value="-0.0821561171276985" calcext:value-type="float">
            <text:p>-0,0821561171</text:p>
          </table:table-cell>
          <table:table-cell table:number-columns-repeated="2" table:style-name="ce1" office:value-type="float" office:value="0.0219152313267144" calcext:value-type="float">
            <text:p>0,0219152313</text:p>
          </table:table-cell>
          <table:table-cell table:style-name="ce1" office:value-type="float" office:value="-0.0725696235895157" calcext:value-type="float">
            <text:p>-0,0725696236</text:p>
          </table:table-cell>
          <table:table-cell table:style-name="ce1" office:value-type="float" office:value="6.27232122421265" calcext:value-type="float">
            <text:p>6,2723212242</text:p>
          </table:table-cell>
          <table:table-cell table:style-name="ce1" office:value-type="float" office:value="-3.92156028747559" calcext:value-type="float">
            <text:p>-3,9215602875</text:p>
          </table:table-cell>
          <table:table-cell table:style-name="ce1" office:value-type="string" calcext:value-type="string">
            <text:p>-0.08215611712769846</text:p>
          </table:table-cell>
          <table:table-cell table:style-name="ce1" office:value-type="string" calcext:value-type="string">
            <text:p>0.02191523132671444</text:p>
          </table:table-cell>
          <table:table-cell table:style-name="ce1" office:value-type="string" calcext:value-type="string">
            <text:p>-0.19937694959065988</text:p>
          </table:table-cell>
          <table:table-cell table:style-name="ce1" office:value-type="float" office:value="-0.0148595673143864" calcext:value-type="float">
            <text:p>-0,0148595673</text:p>
          </table:table-cell>
          <table:table-cell table:style-name="ce1" office:value-type="float" office:value="-0.122212359428406" calcext:value-type="float">
            <text:p>-0,1222123594</text:p>
          </table:table-cell>
          <table:table-cell table:style-name="ce1" office:value-type="float" office:value="-0.155933979415894" calcext:value-type="float">
            <text:p>-0,1559339794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382933891976681" calcext:value-type="float">
            <text:p>-0,0382933892</text:p>
          </table:table-cell>
          <table:table-cell table:style-name="ce1" office:value-type="float" office:value="0.678398612729221" calcext:value-type="float">
            <text:p>0,6783986127</text:p>
          </table:table-cell>
          <table:table-cell table:style-name="ce1" office:value-type="float" office:value="0.102281193009348" calcext:value-type="float">
            <text:p>0,102281193</text:p>
          </table:table-cell>
          <table:table-cell table:style-name="ce1" office:value-type="float" office:value="0.433638334274292" calcext:value-type="float">
            <text:p>0,4336383343</text:p>
          </table:table-cell>
          <table:table-cell table:style-name="ce1" office:value-type="float" office:value="0.433641195297241" calcext:value-type="float">
            <text:p>0,4336411953</text:p>
          </table:table-cell>
          <table:table-cell table:style-name="ce1" office:value-type="float" office:value="0.433642625808716" calcext:value-type="float">
            <text:p>0,4336426258</text:p>
          </table:table-cell>
          <table:table-cell table:style-name="ce1" office:value-type="float" office:value="-0.0725696235895157" calcext:value-type="float">
            <text:p>-0,0725696236</text:p>
          </table:table-cell>
          <table:table-cell table:style-name="ce1" office:value-type="float" office:value="6.27232122421265" calcext:value-type="float">
            <text:p>6,2723212242</text:p>
          </table:table-cell>
          <table:table-cell table:style-name="ce1" office:value-type="float" office:value="-3.92156028747559" calcext:value-type="float">
            <text:p>-3,9215602875</text:p>
          </table:table-cell>
        </table:table-row>
        <table:table-row table:style-name="ro1">
          <table:table-cell table:style-name="ce1" office:value-type="string" calcext:value-type="string">
            <text:p>0.40546727180480957</text:p>
          </table:table-cell>
          <table:table-cell table:style-name="ce1" office:value-type="string" calcext:value-type="string">
            <text:p>0.013629913330078125</text:p>
          </table:table-cell>
          <table:table-cell table:style-name="ce1" office:value-type="string" calcext:value-type="string">
            <text:p>10.316794157028198</text:p>
          </table:table-cell>
          <table:table-cell table:style-name="ce1" office:value-type="float" office:value="0.270020544528961" calcext:value-type="float">
            <text:p>0,2700205445</text:p>
          </table:table-cell>
          <table:table-cell table:style-name="ce1" office:value-type="float" office:value="2.1554274559021" calcext:value-type="float">
            <text:p>2,1554274559</text:p>
          </table:table-cell>
          <table:table-cell table:style-name="ce1" office:value-type="float" office:value="3.19484949111938" calcext:value-type="float">
            <text:p>3,1948494911</text:p>
          </table:table-cell>
          <table:table-cell table:style-name="ce1" office:value-type="float" office:value="-0.082172125433344" calcext:value-type="float">
            <text:p>-0,0821721254</text:p>
          </table:table-cell>
          <table:table-cell table:number-columns-repeated="2" table:style-name="ce1" office:value-type="float" office:value="-0.169503553100485" calcext:value-type="float">
            <text:p>-0,1695035531</text:p>
          </table:table-cell>
          <table:table-cell table:style-name="ce1" office:value-type="float" office:value="-0.0672801211476326" calcext:value-type="float">
            <text:p>-0,0672801211</text:p>
          </table:table-cell>
          <table:table-cell table:style-name="ce1" office:value-type="float" office:value="6.21731758117676" calcext:value-type="float">
            <text:p>6,2173175812</text:p>
          </table:table-cell>
          <table:table-cell table:style-name="ce1" office:value-type="float" office:value="-3.87009763717651" calcext:value-type="float">
            <text:p>-3,8700976372</text:p>
          </table:table-cell>
          <table:table-cell table:style-name="ce1" office:value-type="string" calcext:value-type="string">
            <text:p>-0.08217212543334396</text:p>
          </table:table-cell>
          <table:table-cell table:style-name="ce1" office:value-type="string" calcext:value-type="string">
            <text:p>-0.16950355310048548</text:p>
          </table:table-cell>
          <table:table-cell table:style-name="ce1" office:value-type="string" calcext:value-type="string">
            <text:p>-0.19626370550036057</text:p>
          </table:table-cell>
          <table:table-cell table:style-name="ce1" office:value-type="float" office:value="-0.015818495631218" calcext:value-type="float">
            <text:p>-0,0158184956</text:p>
          </table:table-cell>
          <table:table-cell table:style-name="ce1" office:value-type="float" office:value="-0.121474119186401" calcext:value-type="float">
            <text:p>-0,1214741192</text:p>
          </table:table-cell>
          <table:table-cell table:style-name="ce1" office:value-type="float" office:value="-0.153222141647339" calcext:value-type="float">
            <text:p>-0,1532221416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350970501766983" calcext:value-type="float">
            <text:p>-0,0350970502</text:p>
          </table:table-cell>
          <table:table-cell table:style-name="ce1" office:value-type="float" office:value="0.0270188680878505" calcext:value-type="float">
            <text:p>0,0270188681</text:p>
          </table:table-cell>
          <table:table-cell table:style-name="ce1" office:value-type="float" office:value="0.118337445879132" calcext:value-type="float">
            <text:p>0,1183374459</text:p>
          </table:table-cell>
          <table:table-cell table:style-name="ce1" office:value-type="float" office:value="0.440680503845215" calcext:value-type="float">
            <text:p>0,4406805038</text:p>
          </table:table-cell>
          <table:table-cell table:style-name="ce1" office:value-type="float" office:value="0.440695762634277" calcext:value-type="float">
            <text:p>0,4406957626</text:p>
          </table:table-cell>
          <table:table-cell table:style-name="ce1" office:value-type="float" office:value="0.44069504737854" calcext:value-type="float">
            <text:p>0,4406950474</text:p>
          </table:table-cell>
          <table:table-cell table:style-name="ce1" office:value-type="float" office:value="-0.0672801211476326" calcext:value-type="float">
            <text:p>-0,0672801211</text:p>
          </table:table-cell>
          <table:table-cell table:style-name="ce1" office:value-type="float" office:value="6.21731758117676" calcext:value-type="float">
            <text:p>6,2173175812</text:p>
          </table:table-cell>
          <table:table-cell table:style-name="ce1" office:value-type="float" office:value="-3.87009763717651" calcext:value-type="float">
            <text:p>-3,8700976372</text:p>
          </table:table-cell>
        </table:table-row>
        <table:table-row table:style-name="ro1">
          <table:table-cell table:style-name="ce1" office:value-type="string" calcext:value-type="string">
            <text:p>0.41848206520080566</text:p>
          </table:table-cell>
          <table:table-cell table:style-name="ce1" office:value-type="string" calcext:value-type="string">
            <text:p>0.013014793395996094</text:p>
          </table:table-cell>
          <table:table-cell table:style-name="ce1" office:value-type="string" calcext:value-type="string">
            <text:p>10.749321460723877</text:p>
          </table:table-cell>
          <table:table-cell table:style-name="ce1" office:value-type="float" office:value="0.294345706701279" calcext:value-type="float">
            <text:p>0,2943457067</text:p>
          </table:table-cell>
          <table:table-cell table:style-name="ce1" office:value-type="float" office:value="1.86418962478638" calcext:value-type="float">
            <text:p>1,8641896248</text:p>
          </table:table-cell>
          <table:table-cell table:style-name="ce1" office:value-type="float" office:value="3.15097975730896" calcext:value-type="float">
            <text:p>3,1509797573</text:p>
          </table:table-cell>
          <table:table-cell table:style-name="ce1" office:value-type="float" office:value="-0.0828939413922476" calcext:value-type="float">
            <text:p>-0,0828939414</text:p>
          </table:table-cell>
          <table:table-cell table:number-columns-repeated="2" table:style-name="ce1" office:value-type="float" office:value="-0.323454560287123" calcext:value-type="float">
            <text:p>-0,3234545603</text:p>
          </table:table-cell>
          <table:table-cell table:style-name="ce1" office:value-type="float" office:value="-0.0672801211476326" calcext:value-type="float">
            <text:p>-0,0672801211</text:p>
          </table:table-cell>
          <table:table-cell table:style-name="ce1" office:value-type="float" office:value="6.21731758117676" calcext:value-type="float">
            <text:p>6,2173175812</text:p>
          </table:table-cell>
          <table:table-cell table:style-name="ce1" office:value-type="float" office:value="-3.87009763717651" calcext:value-type="float">
            <text:p>-3,8700976372</text:p>
          </table:table-cell>
          <table:table-cell table:style-name="ce1" office:value-type="string" calcext:value-type="string">
            <text:p>-0.0828939413922476</text:p>
          </table:table-cell>
          <table:table-cell table:style-name="ce1" office:value-type="string" calcext:value-type="string">
            <text:p>-0.32345456028712305</text:p>
          </table:table-cell>
          <table:table-cell table:style-name="ce1" office:value-type="string" calcext:value-type="string">
            <text:p>-0.19354163423441823</text:p>
          </table:table-cell>
          <table:table-cell table:style-name="ce1" office:value-type="float" office:value="-0.0167412737607956" calcext:value-type="float">
            <text:p>-0,0167412738</text:p>
          </table:table-cell>
          <table:table-cell table:style-name="ce1" office:value-type="float" office:value="-0.13363650226593" calcext:value-type="float">
            <text:p>-0,1336365023</text:p>
          </table:table-cell>
          <table:table-cell table:style-name="ce1" office:value-type="float" office:value="-0.150532173538208" calcext:value-type="float">
            <text:p>-0,150532173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344158224794983" calcext:value-type="float">
            <text:p>-0,0344158225</text:p>
          </table:table-cell>
          <table:table-cell table:style-name="ce1" office:value-type="float" office:value="-0.453620535665061" calcext:value-type="float">
            <text:p>-0,4536205357</text:p>
          </table:table-cell>
          <table:table-cell table:style-name="ce1" office:value-type="float" office:value="0.119621572151592" calcext:value-type="float">
            <text:p>0,1196215722</text:p>
          </table:table-cell>
          <table:table-cell table:style-name="ce1" office:value-type="float" office:value="0.432461500167847" calcext:value-type="float">
            <text:p>0,4324615002</text:p>
          </table:table-cell>
          <table:table-cell table:number-columns-repeated="2" table:style-name="ce1" office:value-type="float" office:value="0.432448387145996" calcext:value-type="float">
            <text:p>0,4324483871</text:p>
          </table:table-cell>
          <table:table-cell table:style-name="ce1" office:value-type="float" office:value="-0.0672801211476326" calcext:value-type="float">
            <text:p>-0,0672801211</text:p>
          </table:table-cell>
          <table:table-cell table:style-name="ce1" office:value-type="float" office:value="6.21731758117676" calcext:value-type="float">
            <text:p>6,2173175812</text:p>
          </table:table-cell>
          <table:table-cell table:style-name="ce1" office:value-type="float" office:value="-3.87009763717651" calcext:value-type="float">
            <text:p>-3,8700976372</text:p>
          </table:table-cell>
        </table:table-row>
        <table:table-row table:style-name="ro1">
          <table:table-cell table:style-name="ce1" office:value-type="string" calcext:value-type="string">
            <text:p>0.43088722229003906</text:p>
          </table:table-cell>
          <table:table-cell table:style-name="ce1" office:value-type="string" calcext:value-type="string">
            <text:p>0.012405157089233398</text:p>
          </table:table-cell>
          <table:table-cell table:style-name="ce1" office:value-type="string" calcext:value-type="string">
            <text:p>11.182388544082642</text:p>
          </table:table-cell>
          <table:table-cell table:style-name="ce1" office:value-type="float" office:value="0.299132853746414" calcext:value-type="float">
            <text:p>0,2991328537</text:p>
          </table:table-cell>
          <table:table-cell table:style-name="ce1" office:value-type="float" office:value="1.85462367534637" calcext:value-type="float">
            <text:p>1,8546236753</text:p>
          </table:table-cell>
          <table:table-cell table:style-name="ce1" office:value-type="float" office:value="3.10369610786438" calcext:value-type="float">
            <text:p>3,1036961079</text:p>
          </table:table-cell>
          <table:table-cell table:style-name="ce1" office:value-type="float" office:value="-0.0908197834042486" calcext:value-type="float">
            <text:p>-0,0908197834</text:p>
          </table:table-cell>
          <table:table-cell table:number-columns-repeated="2" table:style-name="ce1" office:value-type="float" office:value="0.026812915677275" calcext:value-type="float">
            <text:p>0,0268129157</text:p>
          </table:table-cell>
          <table:table-cell table:style-name="ce1" office:value-type="float" office:value="-0.0608859546482563" calcext:value-type="float">
            <text:p>-0,0608859546</text:p>
          </table:table-cell>
          <table:table-cell table:style-name="ce1" office:value-type="float" office:value="6.18217277526856" calcext:value-type="float">
            <text:p>6,1821727753</text:p>
          </table:table-cell>
          <table:table-cell table:style-name="ce1" office:value-type="float" office:value="-3.81795501708984" calcext:value-type="float">
            <text:p>-3,8179550171</text:p>
          </table:table-cell>
          <table:table-cell table:style-name="ce1" office:value-type="string" calcext:value-type="string">
            <text:p>-0.09081978340424857</text:p>
          </table:table-cell>
          <table:table-cell table:style-name="ce1" office:value-type="string" calcext:value-type="string">
            <text:p>0.026812915677275007</text:p>
          </table:table-cell>
          <table:table-cell table:style-name="ce1" office:value-type="string" calcext:value-type="string">
            <text:p>-0.19171837964048893</text:p>
          </table:table-cell>
          <table:table-cell table:style-name="ce1" office:value-type="float" office:value="-0.0182494338154793" calcext:value-type="float">
            <text:p>-0,0182494338</text:p>
          </table:table-cell>
          <table:table-cell table:style-name="ce1" office:value-type="float" office:value="-0.115579756736755" calcext:value-type="float">
            <text:p>-0,1155797567</text:p>
          </table:table-cell>
          <table:table-cell table:style-name="ce1" office:value-type="float" office:value="-0.148250947380066" calcext:value-type="float">
            <text:p>-0,1482509474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561706765720993" calcext:value-type="float">
            <text:p>-0,0561706766</text:p>
          </table:table-cell>
          <table:table-cell table:style-name="ce1" office:value-type="float" office:value="0.672517533606883" calcext:value-type="float">
            <text:p>0,6725175336</text:p>
          </table:table-cell>
          <table:table-cell table:style-name="ce1" office:value-type="float" office:value="0.10130270958308" calcext:value-type="float">
            <text:p>0,1013027096</text:p>
          </table:table-cell>
          <table:table-cell table:style-name="ce1" office:value-type="float" office:value="0.433058023452759" calcext:value-type="float">
            <text:p>0,4330580235</text:p>
          </table:table-cell>
          <table:table-cell table:style-name="ce1" office:value-type="float" office:value="0.433056116104126" calcext:value-type="float">
            <text:p>0,4330561161</text:p>
          </table:table-cell>
          <table:table-cell table:style-name="ce1" office:value-type="float" office:value="0.433055877685547" calcext:value-type="float">
            <text:p>0,4330558777</text:p>
          </table:table-cell>
          <table:table-cell table:style-name="ce1" office:value-type="float" office:value="-0.0608859546482563" calcext:value-type="float">
            <text:p>-0,0608859546</text:p>
          </table:table-cell>
          <table:table-cell table:style-name="ce1" office:value-type="float" office:value="6.18217277526856" calcext:value-type="float">
            <text:p>6,1821727753</text:p>
          </table:table-cell>
          <table:table-cell table:style-name="ce1" office:value-type="float" office:value="-3.81795501708984" calcext:value-type="float">
            <text:p>-3,8179550171</text:p>
          </table:table-cell>
        </table:table-row>
        <table:table-row table:style-name="ro1">
          <table:table-cell table:style-name="ce1" office:value-type="string" calcext:value-type="string">
            <text:p>0.44809651374816895</text:p>
          </table:table-cell>
          <table:table-cell table:style-name="ce1" office:value-type="string" calcext:value-type="string">
            <text:p>0.017209291458129883</text:p>
          </table:table-cell>
          <table:table-cell table:style-name="ce1" office:value-type="string" calcext:value-type="string">
            <text:p>11.618794441223145</text:p>
          </table:table-cell>
          <table:table-cell table:style-name="ce1" office:value-type="float" office:value="0.321880906820297" calcext:value-type="float">
            <text:p>0,3218809068</text:p>
          </table:table-cell>
          <table:table-cell table:style-name="ce1" office:value-type="float" office:value="1.79981291294098" calcext:value-type="float">
            <text:p>1,7998129129</text:p>
          </table:table-cell>
          <table:table-cell table:style-name="ce1" office:value-type="float" office:value="3.05749177932739" calcext:value-type="float">
            <text:p>3,0574917793</text:p>
          </table:table-cell>
          <table:table-cell table:style-name="ce1" office:value-type="float" office:value="-0.0777832689526686" calcext:value-type="float">
            <text:p>-0,077783269</text:p>
          </table:table-cell>
          <table:table-cell table:number-columns-repeated="2" table:style-name="ce1" office:value-type="float" office:value="-0.164518211069072" calcext:value-type="float">
            <text:p>-0,1645182111</text:p>
          </table:table-cell>
          <table:table-cell table:style-name="ce1" office:value-type="float" office:value="-0.0554009005427361" calcext:value-type="float">
            <text:p>-0,0554009005</text:p>
          </table:table-cell>
          <table:table-cell table:style-name="ce1" office:value-type="float" office:value="6.12757921218872" calcext:value-type="float">
            <text:p>6,1275792122</text:p>
          </table:table-cell>
          <table:table-cell table:style-name="ce1" office:value-type="float" office:value="-3.76595997810364" calcext:value-type="float">
            <text:p>-3,7659599781</text:p>
          </table:table-cell>
          <table:table-cell table:style-name="ce1" office:value-type="string" calcext:value-type="string">
            <text:p>-0.07778326895266861</text:p>
          </table:table-cell>
          <table:table-cell table:style-name="ce1" office:value-type="string" calcext:value-type="string">
            <text:p>-0.16451821106907236</text:p>
          </table:table-cell>
          <table:table-cell table:style-name="ce1" office:value-type="string" calcext:value-type="string">
            <text:p>-0.189082617114233</text:p>
          </table:table-cell>
          <table:table-cell table:style-name="ce1" office:value-type="float" office:value="-0.0185462369322777" calcext:value-type="float">
            <text:p>-0,0185462369</text:p>
          </table:table-cell>
          <table:table-cell table:style-name="ce1" office:value-type="float" office:value="-0.114986667871475" calcext:value-type="float">
            <text:p>-0,1149866679</text:p>
          </table:table-cell>
          <table:table-cell table:style-name="ce1" office:value-type="float" office:value="-0.145792197608948" calcext:value-type="float">
            <text:p>-0,1457921976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109729898996302" calcext:value-type="float">
            <text:p>-0,0109729899</text:p>
          </table:table-cell>
          <table:table-cell table:style-name="ce1" office:value-type="float" office:value="0.0219269722115351" calcext:value-type="float">
            <text:p>0,0219269722</text:p>
          </table:table-cell>
          <table:table-cell table:style-name="ce1" office:value-type="float" office:value="0.108383219788591" calcext:value-type="float">
            <text:p>0,1083832198</text:p>
          </table:table-cell>
          <table:table-cell table:style-name="ce1" office:value-type="float" office:value="0.436266422271729" calcext:value-type="float">
            <text:p>0,4362664223</text:p>
          </table:table-cell>
          <table:table-cell table:style-name="ce1" office:value-type="float" office:value="0.436264038085938" calcext:value-type="float">
            <text:p>0,4362640381</text:p>
          </table:table-cell>
          <table:table-cell table:style-name="ce1" office:value-type="float" office:value="0.436263561248779" calcext:value-type="float">
            <text:p>0,4362635612</text:p>
          </table:table-cell>
          <table:table-cell table:style-name="ce1" office:value-type="float" office:value="-0.0554009005427361" calcext:value-type="float">
            <text:p>-0,0554009005</text:p>
          </table:table-cell>
          <table:table-cell table:style-name="ce1" office:value-type="float" office:value="6.12757921218872" calcext:value-type="float">
            <text:p>6,1275792122</text:p>
          </table:table-cell>
          <table:table-cell table:style-name="ce1" office:value-type="float" office:value="-3.76595997810364" calcext:value-type="float">
            <text:p>-3,7659599781</text:p>
          </table:table-cell>
        </table:table-row>
        <table:table-row table:style-name="ro1">
          <table:table-cell table:style-name="ce1" office:value-type="string" calcext:value-type="string">
            <text:p>0.46604037284851074</text:p>
          </table:table-cell>
          <table:table-cell table:style-name="ce1" office:value-type="string" calcext:value-type="string">
            <text:p>0.017943859100341797</text:p>
          </table:table-cell>
          <table:table-cell table:style-name="ce1" office:value-type="string" calcext:value-type="string">
            <text:p>12.056643724441528</text:p>
          </table:table-cell>
          <table:table-cell table:style-name="ce1" office:value-type="float" office:value="0.325793415307999" calcext:value-type="float">
            <text:p>0,3257934153</text:p>
          </table:table-cell>
          <table:table-cell table:style-name="ce1" office:value-type="float" office:value="2.01277852058411" calcext:value-type="float">
            <text:p>2,0127785206</text:p>
          </table:table-cell>
          <table:table-cell table:style-name="ce1" office:value-type="float" office:value="3.00987100601196" calcext:value-type="float">
            <text:p>3,009871006</text:p>
          </table:table-cell>
          <table:table-cell table:style-name="ce1" office:value-type="float" office:value="-0.0911450011606433" calcext:value-type="float">
            <text:p>-0,0911450012</text:p>
          </table:table-cell>
          <table:table-cell table:number-columns-repeated="2" table:style-name="ce1" office:value-type="float" office:value="-0.130992790881779" calcext:value-type="float">
            <text:p>-0,1309927909</text:p>
          </table:table-cell>
          <table:table-cell table:style-name="ce1" office:value-type="float" office:value="-0.0516722165048122" calcext:value-type="float">
            <text:p>-0,0516722165</text:p>
          </table:table-cell>
          <table:table-cell table:style-name="ce1" office:value-type="float" office:value="6.0773720741272" calcext:value-type="float">
            <text:p>6,0773720741</text:p>
          </table:table-cell>
          <table:table-cell table:style-name="ce1" office:value-type="float" office:value="-3.71469497680664" calcext:value-type="float">
            <text:p>-3,7146949768</text:p>
          </table:table-cell>
          <table:table-cell table:style-name="ce1" office:value-type="string" calcext:value-type="string">
            <text:p>-0.09114500116064331</text:p>
          </table:table-cell>
          <table:table-cell table:style-name="ce1" office:value-type="string" calcext:value-type="string">
            <text:p>-0.13099279088177854</text:p>
          </table:table-cell>
          <table:table-cell table:style-name="ce1" office:value-type="string" calcext:value-type="string">
            <text:p>-0.18677522350663123</text:p>
          </table:table-cell>
          <table:table-cell table:style-name="ce1" office:value-type="float" office:value="-0.0199566162228584" calcext:value-type="float">
            <text:p>-0,0199566162</text:p>
          </table:table-cell>
          <table:table-cell table:style-name="ce1" office:value-type="float" office:value="-0.111588400602341" calcext:value-type="float">
            <text:p>-0,1115884006</text:p>
          </table:table-cell>
          <table:table-cell table:style-name="ce1" office:value-type="float" office:value="-0.143389572525024" calcext:value-type="float">
            <text:p>-0,143389572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514860506365589" calcext:value-type="float">
            <text:p>-0,0514860506</text:p>
          </table:table-cell>
          <table:table-cell table:style-name="ce1" office:value-type="float" office:value="0.12405291430699" calcext:value-type="float">
            <text:p>0,1240529143</text:p>
          </table:table-cell>
          <table:table-cell table:style-name="ce1" office:value-type="float" office:value="0.104573960735728" calcext:value-type="float">
            <text:p>0,1045739607</text:p>
          </table:table-cell>
          <table:table-cell table:style-name="ce1" office:value-type="float" office:value="0.441829442977905" calcext:value-type="float">
            <text:p>0,441829443</text:p>
          </table:table-cell>
          <table:table-cell table:style-name="ce1" office:value-type="float" office:value="0.441833734512329" calcext:value-type="float">
            <text:p>0,4418337345</text:p>
          </table:table-cell>
          <table:table-cell table:style-name="ce1" office:value-type="float" office:value="0.441833972930908" calcext:value-type="float">
            <text:p>0,4418339729</text:p>
          </table:table-cell>
          <table:table-cell table:style-name="ce1" office:value-type="float" office:value="-0.0516722165048122" calcext:value-type="float">
            <text:p>-0,0516722165</text:p>
          </table:table-cell>
          <table:table-cell table:style-name="ce1" office:value-type="float" office:value="6.0773720741272" calcext:value-type="float">
            <text:p>6,0773720741</text:p>
          </table:table-cell>
          <table:table-cell table:style-name="ce1" office:value-type="float" office:value="-3.71469497680664" calcext:value-type="float">
            <text:p>-3,7146949768</text:p>
          </table:table-cell>
        </table:table-row>
        <table:table-row table:style-name="ro1">
          <table:table-cell table:style-name="ce1" office:value-type="string" calcext:value-type="string">
            <text:p>0.48317956924438477</text:p>
          </table:table-cell>
          <table:table-cell table:style-name="ce1" office:value-type="string" calcext:value-type="string">
            <text:p>0.017139196395874023</text:p>
          </table:table-cell>
          <table:table-cell table:style-name="ce1" office:value-type="string" calcext:value-type="string">
            <text:p>12.497954845428467</text:p>
          </table:table-cell>
          <table:table-cell table:style-name="ce1" office:value-type="float" office:value="0.337525725364685" calcext:value-type="float">
            <text:p>0,3375257254</text:p>
          </table:table-cell>
          <table:table-cell table:style-name="ce1" office:value-type="float" office:value="1.72269630432129" calcext:value-type="float">
            <text:p>1,7226963043</text:p>
          </table:table-cell>
          <table:table-cell table:style-name="ce1" office:value-type="float" office:value="2.95627331733704" calcext:value-type="float">
            <text:p>2,9562733173</text:p>
          </table:table-cell>
          <table:table-cell table:style-name="ce1" office:value-type="float" office:value="-0.0788372741978958" calcext:value-type="float">
            <text:p>-0,0788372742</text:p>
          </table:table-cell>
          <table:table-cell table:number-columns-repeated="2" table:style-name="ce1" office:value-type="float" office:value="-0.324388100721746" calcext:value-type="float">
            <text:p>-0,3243881007</text:p>
          </table:table-cell>
          <table:table-cell table:style-name="ce1" office:value-type="float" office:value="-0.0516163632273674" calcext:value-type="float">
            <text:p>-0,0516163632</text:p>
          </table:table-cell>
          <table:table-cell table:style-name="ce1" office:value-type="float" office:value="6.04223918914795" calcext:value-type="float">
            <text:p>6,0422391891</text:p>
          </table:table-cell>
          <table:table-cell table:style-name="ce1" office:value-type="float" office:value="-3.6649341583252" calcext:value-type="float">
            <text:p>-3,6649341583</text:p>
          </table:table-cell>
          <table:table-cell table:style-name="ce1" office:value-type="string" calcext:value-type="string">
            <text:p>-0.0788372741978958</text:p>
          </table:table-cell>
          <table:table-cell table:style-name="ce1" office:value-type="string" calcext:value-type="string">
            <text:p>-0.3243881007217463</text:p>
          </table:table-cell>
          <table:table-cell table:style-name="ce1" office:value-type="string" calcext:value-type="string">
            <text:p>-0.18419217941046856</text:p>
          </table:table-cell>
          <table:table-cell table:style-name="ce1" office:value-type="float" office:value="-0.0201991917490959" calcext:value-type="float">
            <text:p>-0,0201991917</text:p>
          </table:table-cell>
          <table:table-cell table:style-name="ce1" office:value-type="float" office:value="-0.124792268276215" calcext:value-type="float">
            <text:p>-0,1247922683</text:p>
          </table:table-cell>
          <table:table-cell table:style-name="ce1" office:value-type="float" office:value="-0.140913292312622" calcext:value-type="float">
            <text:p>-0,1409132923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0894265236881313" calcext:value-type="float">
            <text:p>-0,0089426524</text:p>
          </table:table-cell>
          <table:table-cell table:style-name="ce1" office:value-type="float" office:value="-0.486765533713667" calcext:value-type="float">
            <text:p>-0,4867655337</text:p>
          </table:table-cell>
          <table:table-cell table:style-name="ce1" office:value-type="float" office:value="0.10884451608614" calcext:value-type="float">
            <text:p>0,1088445161</text:p>
          </table:table-cell>
          <table:table-cell table:style-name="ce1" office:value-type="float" office:value="0.437510967254639" calcext:value-type="float">
            <text:p>0,4375109673</text:p>
          </table:table-cell>
          <table:table-cell table:style-name="ce1" office:value-type="float" office:value="0.437511682510376" calcext:value-type="float">
            <text:p>0,4375116825</text:p>
          </table:table-cell>
          <table:table-cell table:style-name="ce1" office:value-type="float" office:value="0.437511920928955" calcext:value-type="float">
            <text:p>0,4375119209</text:p>
          </table:table-cell>
          <table:table-cell table:style-name="ce1" office:value-type="float" office:value="-0.0516163632273674" calcext:value-type="float">
            <text:p>-0,0516163632</text:p>
          </table:table-cell>
          <table:table-cell table:style-name="ce1" office:value-type="float" office:value="6.04223918914795" calcext:value-type="float">
            <text:p>6,0422391891</text:p>
          </table:table-cell>
          <table:table-cell table:style-name="ce1" office:value-type="float" office:value="-3.6649341583252" calcext:value-type="float">
            <text:p>-3,6649341583</text:p>
          </table:table-cell>
        </table:table-row>
        <table:table-row table:style-name="ro1">
          <table:table-cell table:style-name="ce1" office:value-type="string" calcext:value-type="string">
            <text:p>0.4961087703704834</text:p>
          </table:table-cell>
          <table:table-cell table:style-name="ce1" office:value-type="string" calcext:value-type="string">
            <text:p>0.012929201126098633</text:p>
          </table:table-cell>
          <table:table-cell table:style-name="ce1" office:value-type="string" calcext:value-type="string">
            <text:p>12.930726289749146</text:p>
          </table:table-cell>
          <table:table-cell table:style-name="ce1" office:value-type="float" office:value="0.339462786912918" calcext:value-type="float">
            <text:p>0,3394627869</text:p>
          </table:table-cell>
          <table:table-cell table:style-name="ce1" office:value-type="float" office:value="1.69731402397156" calcext:value-type="float">
            <text:p>1,697314024</text:p>
          </table:table-cell>
          <table:table-cell table:style-name="ce1" office:value-type="float" office:value="2.89796757698059" calcext:value-type="float">
            <text:p>2,897967577</text:p>
          </table:table-cell>
          <table:table-cell table:style-name="ce1" office:value-type="float" office:value="-0.0849272045963013" calcext:value-type="float">
            <text:p>-0,0849272046</text:p>
          </table:table-cell>
          <table:table-cell table:number-columns-repeated="2" table:style-name="ce1" office:value-type="float" office:value="0.0350059742957705" calcext:value-type="float">
            <text:p>0,0350059743</text:p>
          </table:table-cell>
          <table:table-cell table:style-name="ce1" office:value-type="float" office:value="-0.0574702173471451" calcext:value-type="float">
            <text:p>-0,0574702173</text:p>
          </table:table-cell>
          <table:table-cell table:style-name="ce1" office:value-type="float" office:value="5.99730396270752" calcext:value-type="float">
            <text:p>5,9973039627</text:p>
          </table:table-cell>
          <table:table-cell table:style-name="ce1" office:value-type="float" office:value="-3.61618566513062" calcext:value-type="float">
            <text:p>-3,6161856651</text:p>
          </table:table-cell>
          <table:table-cell table:style-name="ce1" office:value-type="string" calcext:value-type="string">
            <text:p>-0.08492720459630133</text:p>
          </table:table-cell>
          <table:table-cell table:style-name="ce1" office:value-type="string" calcext:value-type="string">
            <text:p>0.03500597429577046</text:p>
          </table:table-cell>
          <table:table-cell table:style-name="ce1" office:value-type="string" calcext:value-type="string">
            <text:p>-0.1810288101832655</text:p>
          </table:table-cell>
          <table:table-cell table:style-name="ce1" office:value-type="float" office:value="-0.0209265949726105" calcext:value-type="float">
            <text:p>-0,020926595</text:p>
          </table:table-cell>
          <table:table-cell table:style-name="ce1" office:value-type="float" office:value="-0.10680717086792" calcext:value-type="float">
            <text:p>-0,1068071709</text:p>
          </table:table-cell>
          <table:table-cell table:style-name="ce1" office:value-type="float" office:value="-0.138126212501526" calcext:value-type="float">
            <text:p>-0,138126212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271207105887825" calcext:value-type="float">
            <text:p>-0,0271207106</text:p>
          </table:table-cell>
          <table:table-cell table:style-name="ce1" office:value-type="float" office:value="0.670553034453188" calcext:value-type="float">
            <text:p>0,6705530345</text:p>
          </table:table-cell>
          <table:table-cell table:style-name="ce1" office:value-type="float" office:value="0.123896092730415" calcext:value-type="float">
            <text:p>0,1238960927</text:p>
          </table:table-cell>
          <table:table-cell table:style-name="ce1" office:value-type="float" office:value="0.43259596824646" calcext:value-type="float">
            <text:p>0,4325959682</text:p>
          </table:table-cell>
          <table:table-cell table:style-name="ce1" office:value-type="float" office:value="0.432601451873779" calcext:value-type="float">
            <text:p>0,4326014519</text:p>
          </table:table-cell>
          <table:table-cell table:style-name="ce1" office:value-type="float" office:value="0.432601928710938" calcext:value-type="float">
            <text:p>0,4326019287</text:p>
          </table:table-cell>
          <table:table-cell table:style-name="ce1" office:value-type="float" office:value="-0.0574702173471451" calcext:value-type="float">
            <text:p>-0,0574702173</text:p>
          </table:table-cell>
          <table:table-cell table:style-name="ce1" office:value-type="float" office:value="5.99730396270752" calcext:value-type="float">
            <text:p>5,9973039627</text:p>
          </table:table-cell>
          <table:table-cell table:style-name="ce1" office:value-type="float" office:value="-3.61618566513062" calcext:value-type="float">
            <text:p>-3,6161856651</text:p>
          </table:table-cell>
        </table:table-row>
        <table:table-row table:style-name="ro1">
          <table:table-cell table:style-name="ce1" office:value-type="string" calcext:value-type="string">
            <text:p>0.5113284587860107</text:p>
          </table:table-cell>
          <table:table-cell table:style-name="ce1" office:value-type="string" calcext:value-type="string">
            <text:p>0.015219688415527344</text:p>
          </table:table-cell>
          <table:table-cell table:style-name="ce1" office:value-type="string" calcext:value-type="string">
            <text:p>13.402787208557129</text:p>
          </table:table-cell>
          <table:table-cell table:style-name="ce1" office:value-type="float" office:value="0.332265794277191" calcext:value-type="float">
            <text:p>0,3322657943</text:p>
          </table:table-cell>
          <table:table-cell table:style-name="ce1" office:value-type="float" office:value="1.8800356388092" calcext:value-type="float">
            <text:p>1,8800356388</text:p>
          </table:table-cell>
          <table:table-cell table:style-name="ce1" office:value-type="float" office:value="2.8365273475647" calcext:value-type="float">
            <text:p>2,8365273476</text:p>
          </table:table-cell>
          <table:table-cell table:style-name="ce1" office:value-type="float" office:value="-0.07825673677502" calcext:value-type="float">
            <text:p>-0,0782567368</text:p>
          </table:table-cell>
          <table:table-cell table:number-columns-repeated="2" table:style-name="ce1" office:value-type="float" office:value="-0.145377357440265" calcext:value-type="float">
            <text:p>-0,1453773574</text:p>
          </table:table-cell>
          <table:table-cell table:style-name="ce1" office:value-type="float" office:value="-0.0652074292302132" calcext:value-type="float">
            <text:p>-0,0652074292</text:p>
          </table:table-cell>
          <table:table-cell table:style-name="ce1" office:value-type="float" office:value="5.94206380844116" calcext:value-type="float">
            <text:p>5,9420638084</text:p>
          </table:table-cell>
          <table:table-cell table:style-name="ce1" office:value-type="float" office:value="-3.56669092178345" calcext:value-type="float">
            <text:p>-3,5666909218</text:p>
          </table:table-cell>
          <table:table-cell table:style-name="ce1" office:value-type="string" calcext:value-type="string">
            <text:p>-0.07825673677502004</text:p>
          </table:table-cell>
          <table:table-cell table:style-name="ce1" office:value-type="string" calcext:value-type="string">
            <text:p>-0.14537735744026464</text:p>
          </table:table-cell>
          <table:table-cell table:style-name="ce1" office:value-type="string" calcext:value-type="string">
            <text:p>-0.17800760254371703</text:p>
          </table:table-cell>
          <table:table-cell table:style-name="ce1" office:value-type="float" office:value="-0.0210466927886009" calcext:value-type="float">
            <text:p>-0,0210466928</text:p>
          </table:table-cell>
          <table:table-cell table:style-name="ce1" office:value-type="float" office:value="-0.105233469486237" calcext:value-type="float">
            <text:p>-0,1052334695</text:p>
          </table:table-cell>
          <table:table-cell table:style-name="ce1" office:value-type="float" office:value="-0.135094314002991" calcext:value-type="float">
            <text:p>-0,135094314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00410184402175971" calcext:value-type="float">
            <text:p>-0,004101844</text:p>
          </table:table-cell>
          <table:table-cell table:style-name="ce1" office:value-type="float" office:value="0.0537495323592269" calcext:value-type="float">
            <text:p>0,0537495324</text:p>
          </table:table-cell>
          <table:table-cell table:style-name="ce1" office:value-type="float" office:value="0.123468458370947" calcext:value-type="float">
            <text:p>0,1234684584</text:p>
          </table:table-cell>
          <table:table-cell table:style-name="ce1" office:value-type="float" office:value="0.472241640090942" calcext:value-type="float">
            <text:p>0,4722416401</text:p>
          </table:table-cell>
          <table:table-cell table:style-name="ce1" office:value-type="float" office:value="0.472232580184937" calcext:value-type="float">
            <text:p>0,4722325802</text:p>
          </table:table-cell>
          <table:table-cell table:style-name="ce1" office:value-type="float" office:value="0.472231864929199" calcext:value-type="float">
            <text:p>0,4722318649</text:p>
          </table:table-cell>
          <table:table-cell table:style-name="ce1" office:value-type="float" office:value="-0.0652074292302132" calcext:value-type="float">
            <text:p>-0,0652074292</text:p>
          </table:table-cell>
          <table:table-cell table:style-name="ce1" office:value-type="float" office:value="5.94206380844116" calcext:value-type="float">
            <text:p>5,9420638084</text:p>
          </table:table-cell>
          <table:table-cell table:style-name="ce1" office:value-type="float" office:value="-3.56669092178345" calcext:value-type="float">
            <text:p>-3,5666909218</text:p>
          </table:table-cell>
        </table:table-row>
        <table:table-row table:style-name="ro1">
          <table:table-cell table:style-name="ce1" office:value-type="string" calcext:value-type="string">
            <text:p>0.5287802219390869</text:p>
          </table:table-cell>
          <table:table-cell table:style-name="ce1" office:value-type="string" calcext:value-type="string">
            <text:p>0.017451763153076172</text:p>
          </table:table-cell>
          <table:table-cell table:style-name="ce1" office:value-type="string" calcext:value-type="string">
            <text:p>13.841172218322754</text:p>
          </table:table-cell>
          <table:table-cell table:style-name="ce1" office:value-type="float" office:value="0.327684670686722" calcext:value-type="float">
            <text:p>0,3276846707</text:p>
          </table:table-cell>
          <table:table-cell table:style-name="ce1" office:value-type="float" office:value="1.5969443321228" calcext:value-type="float">
            <text:p>1,5969443321</text:p>
          </table:table-cell>
          <table:table-cell table:style-name="ce1" office:value-type="float" office:value="2.79741859436035" calcext:value-type="float">
            <text:p>2,7974185944</text:p>
          </table:table-cell>
          <table:table-cell table:style-name="ce1" office:value-type="float" office:value="-0.0717590898014494" calcext:value-type="float">
            <text:p>-0,0717590898</text:p>
          </table:table-cell>
          <table:table-cell table:number-columns-repeated="2" table:style-name="ce1" office:value-type="float" office:value="-0.295477272454118" calcext:value-type="float">
            <text:p>-0,2954772725</text:p>
          </table:table-cell>
          <table:table-cell table:style-name="ce1" office:value-type="float" office:value="-0.0652074292302132" calcext:value-type="float">
            <text:p>-0,0652074292</text:p>
          </table:table-cell>
          <table:table-cell table:style-name="ce1" office:value-type="float" office:value="5.94206380844116" calcext:value-type="float">
            <text:p>5,9420638084</text:p>
          </table:table-cell>
          <table:table-cell table:style-name="ce1" office:value-type="float" office:value="-3.56669092178345" calcext:value-type="float">
            <text:p>-3,5666909218</text:p>
          </table:table-cell>
          <table:table-cell table:style-name="ce1" office:value-type="string" calcext:value-type="string">
            <text:p>-0.07175908980144939</text:p>
          </table:table-cell>
          <table:table-cell table:style-name="ce1" office:value-type="string" calcext:value-type="string">
            <text:p>-0.29547727245411776</text:p>
          </table:table-cell>
          <table:table-cell table:style-name="ce1" office:value-type="string" calcext:value-type="string">
            <text:p>-0.17439686439442864</text:p>
          </table:table-cell>
          <table:table-cell table:style-name="ce1" office:value-type="float" office:value="-0.0206004792451859" calcext:value-type="float">
            <text:p>-0,0206004792</text:p>
          </table:table-cell>
          <table:table-cell table:style-name="ce1" office:value-type="float" office:value="-0.116562209606171" calcext:value-type="float">
            <text:p>-0,1165622096</text:p>
          </table:table-cell>
          <table:table-cell table:style-name="ce1" office:value-type="float" office:value="-0.131899422073364" calcext:value-type="float">
            <text:p>-0,131899422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164114896397846" calcext:value-type="float">
            <text:p>0,0164114896</text:p>
          </table:table-cell>
          <table:table-cell table:style-name="ce1" office:value-type="float" office:value="-0.416661229993041" calcext:value-type="float">
            <text:p>-0,41666123</text:p>
          </table:table-cell>
          <table:table-cell table:style-name="ce1" office:value-type="float" office:value="0.140102307157424" calcext:value-type="float">
            <text:p>0,1401023072</text:p>
          </table:table-cell>
          <table:table-cell table:style-name="ce1" office:value-type="float" office:value="0.438533782958984" calcext:value-type="float">
            <text:p>0,438533783</text:p>
          </table:table-cell>
          <table:table-cell table:style-name="ce1" office:value-type="float" office:value="0.43853759765625" calcext:value-type="float">
            <text:p>0,4385375977</text:p>
          </table:table-cell>
          <table:table-cell table:style-name="ce1" office:value-type="float" office:value="0.438538312911987" calcext:value-type="float">
            <text:p>0,4385383129</text:p>
          </table:table-cell>
          <table:table-cell table:style-name="ce1" office:value-type="float" office:value="-0.0652074292302132" calcext:value-type="float">
            <text:p>-0,0652074292</text:p>
          </table:table-cell>
          <table:table-cell table:style-name="ce1" office:value-type="float" office:value="5.94206380844116" calcext:value-type="float">
            <text:p>5,9420638084</text:p>
          </table:table-cell>
          <table:table-cell table:style-name="ce1" office:value-type="float" office:value="-3.56669092178345" calcext:value-type="float">
            <text:p>-3,5666909218</text:p>
          </table:table-cell>
        </table:table-row>
        <table:table-row table:style-name="ro1">
          <table:table-cell table:style-name="ce1" office:value-type="string" calcext:value-type="string">
            <text:p>0.5418143272399902</text:p>
          </table:table-cell>
          <table:table-cell table:style-name="ce1" office:value-type="string" calcext:value-type="string">
            <text:p>0.01303410530090332</text:p>
          </table:table-cell>
          <table:table-cell table:style-name="ce1" office:value-type="string" calcext:value-type="string">
            <text:p>14.28196382522583</text:p>
          </table:table-cell>
          <table:table-cell table:style-name="ce1" office:value-type="float" office:value="0.314069092273712" calcext:value-type="float">
            <text:p>0,3140690923</text:p>
          </table:table-cell>
          <table:table-cell table:style-name="ce1" office:value-type="float" office:value="1.59481847286224" calcext:value-type="float">
            <text:p>1,5948184729</text:p>
          </table:table-cell>
          <table:table-cell table:style-name="ce1" office:value-type="float" office:value="2.75082468986511" calcext:value-type="float">
            <text:p>2,7508246899</text:p>
          </table:table-cell>
          <table:table-cell table:style-name="ce1" office:value-type="float" office:value="-0.0732489292521818" calcext:value-type="float">
            <text:p>-0,0732489293</text:p>
          </table:table-cell>
          <table:table-cell table:number-columns-repeated="2" table:style-name="ce1" office:value-type="float" office:value="0.0345484146081022" calcext:value-type="float">
            <text:p>0,0345484146</text:p>
          </table:table-cell>
          <table:table-cell table:style-name="ce1" office:value-type="float" office:value="-0.0774180516600609" calcext:value-type="float">
            <text:p>-0,0774180517</text:p>
          </table:table-cell>
          <table:table-cell table:style-name="ce1" office:value-type="float" office:value="5.91474866867065" calcext:value-type="float">
            <text:p>5,9147486687</text:p>
          </table:table-cell>
          <table:table-cell table:style-name="ce1" office:value-type="float" office:value="-3.51792693138123" calcext:value-type="float">
            <text:p>-3,5179269314</text:p>
          </table:table-cell>
          <table:table-cell table:style-name="ce1" office:value-type="string" calcext:value-type="string">
            <text:p>-0.07324892925218178</text:p>
          </table:table-cell>
          <table:table-cell table:style-name="ce1" office:value-type="string" calcext:value-type="string">
            <text:p>0.03454841460810221</text:p>
          </table:table-cell>
          <table:table-cell table:style-name="ce1" office:value-type="string" calcext:value-type="string">
            <text:p>-0.17364649768508572</text:p>
          </table:table-cell>
          <table:table-cell table:style-name="ce1" office:value-type="float" office:value="-0.0203164495825767" calcext:value-type="float">
            <text:p>-0,0203164496</text:p>
          </table:table-cell>
          <table:table-cell table:style-name="ce1" office:value-type="float" office:value="-0.0990105485916138" calcext:value-type="float">
            <text:p>-0,0990105486</text:p>
          </table:table-cell>
          <table:table-cell table:style-name="ce1" office:value-type="float" office:value="-0.129865766906738" calcext:value-type="float">
            <text:p>-0,1298657669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103983740013389" calcext:value-type="float">
            <text:p>0,010398374</text:p>
          </table:table-cell>
          <table:table-cell table:style-name="ce1" office:value-type="float" office:value="0.642572756609207" calcext:value-type="float">
            <text:p>0,6425727566</text:p>
          </table:table-cell>
          <table:table-cell table:style-name="ce1" office:value-type="float" office:value="0.0887707688661019" calcext:value-type="float">
            <text:p>0,0887707689</text:p>
          </table:table-cell>
          <table:table-cell table:style-name="ce1" office:value-type="float" office:value="0.440561532974243" calcext:value-type="float">
            <text:p>0,440561533</text:p>
          </table:table-cell>
          <table:table-cell table:style-name="ce1" office:value-type="float" office:value="0.440559148788452" calcext:value-type="float">
            <text:p>0,4405591488</text:p>
          </table:table-cell>
          <table:table-cell table:style-name="ce1" office:value-type="float" office:value="0.440558910369873" calcext:value-type="float">
            <text:p>0,4405589104</text:p>
          </table:table-cell>
          <table:table-cell table:style-name="ce1" office:value-type="float" office:value="-0.0774180516600609" calcext:value-type="float">
            <text:p>-0,0774180517</text:p>
          </table:table-cell>
          <table:table-cell table:style-name="ce1" office:value-type="float" office:value="5.91474866867065" calcext:value-type="float">
            <text:p>5,9147486687</text:p>
          </table:table-cell>
          <table:table-cell table:style-name="ce1" office:value-type="float" office:value="-3.51792693138123" calcext:value-type="float">
            <text:p>-3,5179269314</text:p>
          </table:table-cell>
        </table:table-row>
        <table:table-row table:style-name="ro1">
          <table:table-cell table:style-name="ce1" office:value-type="string" calcext:value-type="string">
            <text:p>0.5645737648010254</text:p>
          </table:table-cell>
          <table:table-cell table:style-name="ce1" office:value-type="string" calcext:value-type="string">
            <text:p>0.022759437561035156</text:p>
          </table:table-cell>
          <table:table-cell table:style-name="ce1" office:value-type="string" calcext:value-type="string">
            <text:p>14.720378875732422</text:p>
          </table:table-cell>
          <table:table-cell table:style-name="ce1" office:value-type="float" office:value="0.30158331990242" calcext:value-type="float">
            <text:p>0,3015833199</text:p>
          </table:table-cell>
          <table:table-cell table:style-name="ce1" office:value-type="float" office:value="1.54812788963318" calcext:value-type="float">
            <text:p>1,5481278896</text:p>
          </table:table-cell>
          <table:table-cell table:style-name="ce1" office:value-type="float" office:value="2.71190524101257" calcext:value-type="float">
            <text:p>2,711905241</text:p>
          </table:table-cell>
          <table:table-cell table:style-name="ce1" office:value-type="float" office:value="-0.0663204204495154" calcext:value-type="float">
            <text:p>-0,0663204204</text:p>
          </table:table-cell>
          <table:table-cell table:number-columns-repeated="2" table:style-name="ce1" office:value-type="float" office:value="-0.1534498174829" calcext:value-type="float">
            <text:p>-0,1534498175</text:p>
          </table:table-cell>
          <table:table-cell table:style-name="ce1" office:value-type="float" office:value="-0.0944311618804932" calcext:value-type="float">
            <text:p>-0,0944311619</text:p>
          </table:table-cell>
          <table:table-cell table:style-name="ce1" office:value-type="float" office:value="5.87024784088135" calcext:value-type="float">
            <text:p>5,8702478409</text:p>
          </table:table-cell>
          <table:table-cell table:style-name="ce1" office:value-type="float" office:value="-3.47147178649902" calcext:value-type="float">
            <text:p>-3,4714717865</text:p>
          </table:table-cell>
          <table:table-cell table:style-name="ce1" office:value-type="string" calcext:value-type="string">
            <text:p>-0.06632042044951544</text:p>
          </table:table-cell>
          <table:table-cell table:style-name="ce1" office:value-type="string" calcext:value-type="string">
            <text:p>-0.1534498174829004</text:p>
          </table:table-cell>
          <table:table-cell table:style-name="ce1" office:value-type="string" calcext:value-type="string">
            <text:p>-0.17078875251705364</text:p>
          </table:table-cell>
          <table:table-cell table:style-name="ce1" office:value-type="float" office:value="-0.0194722837209702" calcext:value-type="float">
            <text:p>-0,0194722837</text:p>
          </table:table-cell>
          <table:table-cell table:style-name="ce1" office:value-type="float" office:value="-0.0988787453174591" calcext:value-type="float">
            <text:p>-0,0988787453</text:p>
          </table:table-cell>
          <table:table-cell table:style-name="ce1" office:value-type="float" office:value="-0.127442883872986" calcext:value-type="float">
            <text:p>-0,1274428839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310232653269651" calcext:value-type="float">
            <text:p>0,0310232653</text:p>
          </table:table-cell>
          <table:table-cell table:style-name="ce1" office:value-type="float" office:value="0.00484382316799562" calcext:value-type="float">
            <text:p>0,0048438232</text:p>
          </table:table-cell>
          <table:table-cell table:style-name="ce1" office:value-type="float" office:value="0.106165254237288" calcext:value-type="float">
            <text:p>0,1061652542</text:p>
          </table:table-cell>
          <table:table-cell table:style-name="ce1" office:value-type="float" office:value="0.438882827758789" calcext:value-type="float">
            <text:p>0,4388828278</text:p>
          </table:table-cell>
          <table:table-cell table:style-name="ce1" office:value-type="float" office:value="0.438880443572998" calcext:value-type="float">
            <text:p>0,4388804436</text:p>
          </table:table-cell>
          <table:table-cell table:style-name="ce1" office:value-type="float" office:value="0.438880920410156" calcext:value-type="float">
            <text:p>0,4388809204</text:p>
          </table:table-cell>
          <table:table-cell table:style-name="ce1" office:value-type="float" office:value="-0.0944311618804932" calcext:value-type="float">
            <text:p>-0,0944311619</text:p>
          </table:table-cell>
          <table:table-cell table:style-name="ce1" office:value-type="float" office:value="5.87024784088135" calcext:value-type="float">
            <text:p>5,8702478409</text:p>
          </table:table-cell>
          <table:table-cell table:style-name="ce1" office:value-type="float" office:value="-3.47147178649902" calcext:value-type="float">
            <text:p>-3,4714717865</text:p>
          </table:table-cell>
        </table:table-row>
        <table:table-row table:style-name="ro1">
          <table:table-cell table:style-name="ce1" office:value-type="string" calcext:value-type="string">
            <text:p>0.5821890830993652</text:p>
          </table:table-cell>
          <table:table-cell table:style-name="ce1" office:value-type="string" calcext:value-type="string">
            <text:p>0.017615318298339844</text:p>
          </table:table-cell>
          <table:table-cell table:style-name="ce1" office:value-type="string" calcext:value-type="string">
            <text:p>15.18079161643982</text:p>
          </table:table-cell>
          <table:table-cell table:style-name="ce1" office:value-type="float" office:value="0.0777992171085911" calcext:value-type="float">
            <text:p>0,0777992171</text:p>
          </table:table-cell>
          <table:table-cell table:style-name="ce1" office:value-type="float" office:value="1.64754992208363" calcext:value-type="float">
            <text:p>1,6475499221</text:p>
          </table:table-cell>
          <table:table-cell table:style-name="ce1" office:value-type="float" office:value="2.82785089810689" calcext:value-type="float">
            <text:p>2,8278508981</text:p>
          </table:table-cell>
          <table:table-cell table:style-name="ce1" office:value-type="float" office:value="-0.0666901064658701" calcext:value-type="float">
            <text:p>-0,0666901065</text:p>
          </table:table-cell>
          <table:table-cell table:number-columns-repeated="2" table:style-name="ce1" office:value-type="float" office:value="-0.122037829224229" calcext:value-type="float">
            <text:p>-0,1220378292</text:p>
          </table:table-cell>
          <table:table-cell table:style-name="ce1" office:value-type="float" office:value="-0.1163544729352" calcext:value-type="float">
            <text:p>-0,1163544729</text:p>
          </table:table-cell>
          <table:table-cell table:style-name="ce1" office:value-type="float" office:value="5.83407688140869" calcext:value-type="float">
            <text:p>5,8340768814</text:p>
          </table:table-cell>
          <table:table-cell table:style-name="ce1" office:value-type="float" office:value="-3.42649340629578" calcext:value-type="float">
            <text:p>-3,4264934063</text:p>
          </table:table-cell>
          <table:table-cell table:style-name="ce1" office:value-type="string" calcext:value-type="string">
            <text:p>-0.06669010646587012</text:p>
          </table:table-cell>
          <table:table-cell table:style-name="ce1" office:value-type="string" calcext:value-type="string">
            <text:p>-0.12203782922422883</text:p>
          </table:table-cell>
          <table:table-cell table:style-name="ce1" office:value-type="string" calcext:value-type="string">
            <text:p>-0.16930365282840826</text:p>
          </table:table-cell>
          <table:table-cell table:style-name="ce1" office:value-type="float" office:value="-0.01869816583395" calcext:value-type="float">
            <text:p>-0,0186981658</text:p>
          </table:table-cell>
          <table:table-cell table:style-name="ce1" office:value-type="float" office:value="-0.0959839291572571" calcext:value-type="float">
            <text:p>-0,0959839292</text:p>
          </table:table-cell>
          <table:table-cell table:style-name="ce1" office:value-type="float" office:value="-0.125419072532654" calcext:value-type="float">
            <text:p>-0,125419072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271459639595929" calcext:value-type="float">
            <text:p>0,027145964</text:p>
          </table:table-cell>
          <table:table-cell table:style-name="ce1" office:value-type="float" office:value="0.101512203162808" calcext:value-type="float">
            <text:p>0,1015122032</text:p>
          </table:table-cell>
          <table:table-cell table:style-name="ce1" office:value-type="float" office:value="0.0846167881698224" calcext:value-type="float">
            <text:p>0,0846167882</text:p>
          </table:table-cell>
          <table:table-cell table:style-name="ce1" office:value-type="float" office:value="0.459949493408203" calcext:value-type="float">
            <text:p>0,4599494934</text:p>
          </table:table-cell>
          <table:table-cell table:style-name="ce1" office:value-type="float" office:value="0.45995044708252" calcext:value-type="float">
            <text:p>0,4599504471</text:p>
          </table:table-cell>
          <table:table-cell table:style-name="ce1" office:value-type="float" office:value="0.459949493408203" calcext:value-type="float">
            <text:p>0,4599494934</text:p>
          </table:table-cell>
          <table:table-cell table:style-name="ce1" office:value-type="float" office:value="-0.1163544729352" calcext:value-type="float">
            <text:p>-0,1163544729</text:p>
          </table:table-cell>
          <table:table-cell table:style-name="ce1" office:value-type="float" office:value="5.83407688140869" calcext:value-type="float">
            <text:p>5,8340768814</text:p>
          </table:table-cell>
          <table:table-cell table:style-name="ce1" office:value-type="float" office:value="-3.42649340629578" calcext:value-type="float">
            <text:p>-3,4264934063</text:p>
          </table:table-cell>
        </table:table-row>
        <table:table-row table:style-name="ro1">
          <table:table-cell table:style-name="ce1" office:value-type="string" calcext:value-type="string">
            <text:p>0.5993142127990723</text:p>
          </table:table-cell>
          <table:table-cell table:style-name="ce1" office:value-type="string" calcext:value-type="string">
            <text:p>0.01712512969970703</text:p>
          </table:table-cell>
          <table:table-cell table:style-name="ce1" office:value-type="string" calcext:value-type="string">
            <text:p>15.657685995101929</text:p>
          </table:table-cell>
          <table:table-cell table:style-name="ce1" office:value-type="float" office:value="0.0710617730107445" calcext:value-type="float">
            <text:p>0,071061773</text:p>
          </table:table-cell>
          <table:table-cell table:style-name="ce1" office:value-type="float" office:value="1.63392907839555" calcext:value-type="float">
            <text:p>1,6339290784</text:p>
          </table:table-cell>
          <table:table-cell table:style-name="ce1" office:value-type="float" office:value="2.81089241382403" calcext:value-type="float">
            <text:p>2,8108924138</text:p>
          </table:table-cell>
          <table:table-cell table:style-name="ce1" office:value-type="float" office:value="0.077371102400886" calcext:value-type="float">
            <text:p>0,0773711024</text:p>
          </table:table-cell>
          <table:table-cell table:number-columns-repeated="2" table:style-name="ce1" office:value-type="float" office:value="-0.219544618693334" calcext:value-type="float">
            <text:p>-0,2195446187</text:p>
          </table:table-cell>
          <table:table-cell table:style-name="ce1" office:value-type="float" office:value="-0.137465134263039" calcext:value-type="float">
            <text:p>-0,1374651343</text:p>
          </table:table-cell>
          <table:table-cell table:style-name="ce1" office:value-type="float" office:value="5.80802774429321" calcext:value-type="float">
            <text:p>5,8080277443</text:p>
          </table:table-cell>
          <table:table-cell table:style-name="ce1" office:value-type="float" office:value="-3.38028621673584" calcext:value-type="float">
            <text:p>-3,3802862167</text:p>
          </table:table-cell>
          <table:table-cell table:style-name="ce1" office:value-type="string" calcext:value-type="string">
            <text:p>0.07737110240088604</text:p>
          </table:table-cell>
          <table:table-cell table:style-name="ce1" office:value-type="string" calcext:value-type="string">
            <text:p>-0.21954461869333394</text:p>
          </table:table-cell>
          <table:table-cell table:style-name="ce1" office:value-type="string" calcext:value-type="string">
            <text:p>-0.18351607368571954</text:p>
          </table:table-cell>
          <table:table-cell table:style-name="ce1" office:value-type="float" office:value="-0.00482355146073265" calcext:value-type="float">
            <text:p>-0,0048235515</text:p>
          </table:table-cell>
          <table:table-cell table:style-name="ce1" office:value-type="float" office:value="-0.102148095169185" calcext:value-type="float">
            <text:p>-0,1021480952</text:p>
          </table:table-cell>
          <table:table-cell table:style-name="ce1" office:value-type="float" office:value="-0.131448246701558" calcext:value-type="float">
            <text:p>-0,1314482467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468456453768199" calcext:value-type="float">
            <text:p>0,4684564538</text:p>
          </table:table-cell>
          <table:table-cell table:style-name="ce1" office:value-type="float" office:value="-0.208123808556437" calcext:value-type="float">
            <text:p>-0,2081238086</text:p>
          </table:table-cell>
          <table:table-cell table:style-name="ce1" office:value-type="float" office:value="-0.242713079366443" calcext:value-type="float">
            <text:p>-0,2427130794</text:p>
          </table:table-cell>
          <table:table-cell table:style-name="ce1" office:value-type="float" office:value="0.477705240249634" calcext:value-type="float">
            <text:p>0,4777052402</text:p>
          </table:table-cell>
          <table:table-cell table:style-name="ce1" office:value-type="float" office:value="0.47770619392395" calcext:value-type="float">
            <text:p>0,4777061939</text:p>
          </table:table-cell>
          <table:table-cell table:style-name="ce1" office:value-type="float" office:value="0.477706670761108" calcext:value-type="float">
            <text:p>0,4777066708</text:p>
          </table:table-cell>
          <table:table-cell table:style-name="ce1" office:value-type="float" office:value="-0.137465134263039" calcext:value-type="float">
            <text:p>-0,1374651343</text:p>
          </table:table-cell>
          <table:table-cell table:style-name="ce1" office:value-type="float" office:value="5.80802774429321" calcext:value-type="float">
            <text:p>5,8080277443</text:p>
          </table:table-cell>
          <table:table-cell table:style-name="ce1" office:value-type="float" office:value="-3.38028621673584" calcext:value-type="float">
            <text:p>-3,3802862167</text:p>
          </table:table-cell>
        </table:table-row>
        <table:table-row table:style-name="ro1">
          <table:table-cell table:style-name="ce1" office:value-type="string" calcext:value-type="string">
            <text:p>0.6120409965515137</text:p>
          </table:table-cell>
          <table:table-cell table:style-name="ce1" office:value-type="string" calcext:value-type="string">
            <text:p>0.012726783752441406</text:p>
          </table:table-cell>
          <table:table-cell table:style-name="ce1" office:value-type="string" calcext:value-type="string">
            <text:p>16.141852855682373</text:p>
          </table:table-cell>
          <table:table-cell table:style-name="ce1" office:value-type="float" office:value="0.0241615404858701" calcext:value-type="float">
            <text:p>0,0241615405</text:p>
          </table:table-cell>
          <table:table-cell table:style-name="ce1" office:value-type="float" office:value="1.59840032032558" calcext:value-type="float">
            <text:p>1,5984003203</text:p>
          </table:table-cell>
          <table:table-cell table:style-name="ce1" office:value-type="float" office:value="2.72419975330303" calcext:value-type="float">
            <text:p>2,7241997533</text:p>
          </table:table-cell>
          <table:table-cell table:style-name="ce1" office:value-type="float" office:value="-0.0562946251374618" calcext:value-type="float">
            <text:p>-0,0562946251</text:p>
          </table:table-cell>
          <table:table-cell table:number-columns-repeated="2" table:style-name="ce1" office:value-type="float" office:value="-0.14899212678644" calcext:value-type="float">
            <text:p>-0,1489921268</text:p>
          </table:table-cell>
          <table:table-cell table:style-name="ce1" office:value-type="float" office:value="-0.156069904565811" calcext:value-type="float">
            <text:p>-0,1560699046</text:p>
          </table:table-cell>
          <table:table-cell table:style-name="ce1" office:value-type="float" office:value="5.77301645278931" calcext:value-type="float">
            <text:p>5,7730164528</text:p>
          </table:table-cell>
          <table:table-cell table:style-name="ce1" office:value-type="float" office:value="-3.3330614566803" calcext:value-type="float">
            <text:p>-3,3330614567</text:p>
          </table:table-cell>
          <table:table-cell table:style-name="ce1" office:value-type="string" calcext:value-type="string">
            <text:p>-0.056294625137461814</text:p>
          </table:table-cell>
          <table:table-cell table:style-name="ce1" office:value-type="string" calcext:value-type="string">
            <text:p>-0.14899212678643972</text:p>
          </table:table-cell>
          <table:table-cell table:style-name="ce1" office:value-type="string" calcext:value-type="string">
            <text:p>-0.17568944631567723</text:p>
          </table:table-cell>
          <table:table-cell table:style-name="ce1" office:value-type="float" office:value="-0.00440582992666616" calcext:value-type="float">
            <text:p>-0,0044058299</text:p>
          </table:table-cell>
          <table:table-cell table:style-name="ce1" office:value-type="float" office:value="-0.101303602860524" calcext:value-type="float">
            <text:p>-0,1013036029</text:p>
          </table:table-cell>
          <table:table-cell table:style-name="ce1" office:value-type="float" office:value="-0.13056640551885" calcext:value-type="float">
            <text:p>-0,130566405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139362874210317" calcext:value-type="float">
            <text:p>0,0139362874</text:p>
          </table:table-cell>
          <table:table-cell table:style-name="ce1" office:value-type="float" office:value="0.0281744951663877" calcext:value-type="float">
            <text:p>0,0281744952</text:p>
          </table:table-cell>
          <table:table-cell table:style-name="ce1" office:value-type="float" office:value="0.0350783681268993" calcext:value-type="float">
            <text:p>0,0350783681</text:p>
          </table:table-cell>
          <table:table-cell table:style-name="ce1" office:value-type="float" office:value="0.48344612121582" calcext:value-type="float">
            <text:p>0,4834461212</text:p>
          </table:table-cell>
          <table:table-cell table:style-name="ce1" office:value-type="float" office:value="0.483445882797241" calcext:value-type="float">
            <text:p>0,4834458828</text:p>
          </table:table-cell>
          <table:table-cell table:style-name="ce1" office:value-type="float" office:value="0.483445644378662" calcext:value-type="float">
            <text:p>0,4834456444</text:p>
          </table:table-cell>
          <table:table-cell table:style-name="ce1" office:value-type="float" office:value="-0.156069904565811" calcext:value-type="float">
            <text:p>-0,1560699046</text:p>
          </table:table-cell>
          <table:table-cell table:style-name="ce1" office:value-type="float" office:value="5.77301645278931" calcext:value-type="float">
            <text:p>5,7730164528</text:p>
          </table:table-cell>
          <table:table-cell table:style-name="ce1" office:value-type="float" office:value="-3.3330614566803" calcext:value-type="float">
            <text:p>-3,3330614567</text:p>
          </table:table-cell>
        </table:table-row>
        <table:table-row table:style-name="ro1">
          <table:table-cell table:style-name="ce1" office:value-type="string" calcext:value-type="string">
            <text:p>0.6267213821411133</text:p>
          </table:table-cell>
          <table:table-cell table:style-name="ce1" office:value-type="string" calcext:value-type="string">
            <text:p>0.01468038558959961</text:p>
          </table:table-cell>
          <table:table-cell table:style-name="ce1" office:value-type="string" calcext:value-type="string">
            <text:p>16.57371687889099</text:p>
          </table:table-cell>
          <table:table-cell table:style-name="ce1" office:value-type="float" office:value="0.22023706138134" calcext:value-type="float">
            <text:p>0,2202370614</text:p>
          </table:table-cell>
          <table:table-cell table:style-name="ce1" office:value-type="float" office:value="1.42967462539673" calcext:value-type="float">
            <text:p>1,4296746254</text:p>
          </table:table-cell>
          <table:table-cell table:style-name="ce1" office:value-type="float" office:value="2.51748466491699" calcext:value-type="float">
            <text:p>2,5174846649</text:p>
          </table:table-cell>
          <table:table-cell table:style-name="ce1" office:value-type="float" office:value="-0.0254526252126603" calcext:value-type="float">
            <text:p>-0,0254526252</text:p>
          </table:table-cell>
          <table:table-cell table:number-columns-repeated="2" table:style-name="ce1" office:value-type="float" office:value="-0.130825372684479" calcext:value-type="float">
            <text:p>-0,1308253727</text:p>
          </table:table-cell>
          <table:table-cell table:style-name="ce1" office:value-type="float" office:value="-0.165002629160881" calcext:value-type="float">
            <text:p>-0,1650026292</text:p>
          </table:table-cell>
          <table:table-cell table:style-name="ce1" office:value-type="float" office:value="5.72858428955078" calcext:value-type="float">
            <text:p>5,7285842896</text:p>
          </table:table-cell>
          <table:table-cell table:style-name="ce1" office:value-type="float" office:value="-3.28641557693481" calcext:value-type="float">
            <text:p>-3,2864155769</text:p>
          </table:table-cell>
          <table:table-cell table:style-name="ce1" office:value-type="string" calcext:value-type="string">
            <text:p>-0.025452625212660264</text:p>
          </table:table-cell>
          <table:table-cell table:style-name="ce1" office:value-type="string" calcext:value-type="string">
            <text:p>-0.13082537268447947</text:p>
          </table:table-cell>
          <table:table-cell table:style-name="ce1" office:value-type="string" calcext:value-type="string">
            <text:p>-0.16703857143381146</text:p>
          </table:table-cell>
          <table:table-cell table:style-name="ce1" office:value-type="float" office:value="-0.00149801551012395" calcext:value-type="float">
            <text:p>-0,0014980155</text:p>
          </table:table-cell>
          <table:table-cell table:style-name="ce1" office:value-type="float" office:value="-0.0991008198601859" calcext:value-type="float">
            <text:p>-0,0991008199</text:p>
          </table:table-cell>
          <table:table-cell table:style-name="ce1" office:value-type="float" office:value="-0.126058387171758" calcext:value-type="float">
            <text:p>-0,126058387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108628441686318" calcext:value-type="float">
            <text:p>0,1086284417</text:p>
          </table:table-cell>
          <table:table-cell table:style-name="ce1" office:value-type="float" office:value="0.0822896514430727" calcext:value-type="float">
            <text:p>0,0822896514</text:p>
          </table:table-cell>
          <table:table-cell table:style-name="ce1" office:value-type="float" office:value="0.20079262951785" calcext:value-type="float">
            <text:p>0,2007926295</text:p>
          </table:table-cell>
          <table:table-cell table:style-name="ce1" office:value-type="float" office:value="0.431749105453491" calcext:value-type="float">
            <text:p>0,4317491055</text:p>
          </table:table-cell>
          <table:table-cell table:style-name="ce1" office:value-type="float" office:value="0.431752443313599" calcext:value-type="float">
            <text:p>0,4317524433</text:p>
          </table:table-cell>
          <table:table-cell table:style-name="ce1" office:value-type="float" office:value="0.43175220489502" calcext:value-type="float">
            <text:p>0,4317522049</text:p>
          </table:table-cell>
          <table:table-cell table:style-name="ce1" office:value-type="float" office:value="-0.165002629160881" calcext:value-type="float">
            <text:p>-0,1650026292</text:p>
          </table:table-cell>
          <table:table-cell table:style-name="ce1" office:value-type="float" office:value="5.72858428955078" calcext:value-type="float">
            <text:p>5,7285842896</text:p>
          </table:table-cell>
          <table:table-cell table:style-name="ce1" office:value-type="float" office:value="-3.28641557693481" calcext:value-type="float">
            <text:p>-3,2864155769</text:p>
          </table:table-cell>
        </table:table-row>
        <table:table-row table:style-name="ro1">
          <table:table-cell table:style-name="ce1" office:value-type="string" calcext:value-type="string">
            <text:p>0.6456046104431152</text:p>
          </table:table-cell>
          <table:table-cell table:style-name="ce1" office:value-type="string" calcext:value-type="string">
            <text:p>0.018883228302001953</text:p>
          </table:table-cell>
          <table:table-cell table:style-name="ce1" office:value-type="string" calcext:value-type="string">
            <text:p>17.027483463287354</text:p>
          </table:table-cell>
          <table:table-cell table:style-name="ce1" office:value-type="float" office:value="0.00441251071974819" calcext:value-type="float">
            <text:p>0,0044125107</text:p>
          </table:table-cell>
          <table:table-cell table:style-name="ce1" office:value-type="float" office:value="1.54039011914053" calcext:value-type="float">
            <text:p>1,5403901191</text:p>
          </table:table-cell>
          <table:table-cell table:style-name="ce1" office:value-type="float" office:value="2.64922931459215" calcext:value-type="float">
            <text:p>2,6492293146</text:p>
          </table:table-cell>
          <table:table-cell table:style-name="ce1" office:value-type="float" office:value="-0.196430983159926" calcext:value-type="float">
            <text:p>-0,1964309832</text:p>
          </table:table-cell>
          <table:table-cell table:number-columns-repeated="2" table:style-name="ce1" office:value-type="float" office:value="-0.0355471385515668" calcext:value-type="float">
            <text:p>-0,0355471386</text:p>
          </table:table-cell>
          <table:table-cell table:style-name="ce1" office:value-type="float" office:value="-0.165002629160881" calcext:value-type="float">
            <text:p>-0,1650026292</text:p>
          </table:table-cell>
          <table:table-cell table:style-name="ce1" office:value-type="float" office:value="5.72858428955078" calcext:value-type="float">
            <text:p>5,7285842896</text:p>
          </table:table-cell>
          <table:table-cell table:style-name="ce1" office:value-type="float" office:value="-3.28641557693481" calcext:value-type="float">
            <text:p>-3,2864155769</text:p>
          </table:table-cell>
          <table:table-cell table:style-name="ce1" office:value-type="string" calcext:value-type="string">
            <text:p>-0.19643098315992608</text:p>
          </table:table-cell>
          <table:table-cell table:style-name="ce1" office:value-type="string" calcext:value-type="string">
            <text:p>-0.035547138551566826</text:p>
          </table:table-cell>
          <table:table-cell table:style-name="ce1" office:value-type="string" calcext:value-type="string">
            <text:p>-0.14998247744973572</text:p>
          </table:table-cell>
          <table:table-cell table:style-name="ce1" office:value-type="float" office:value="-0.0136546978056431" calcext:value-type="float">
            <text:p>-0,0136546978</text:p>
          </table:table-cell>
          <table:table-cell table:style-name="ce1" office:value-type="float" office:value="-0.0886398267745972" calcext:value-type="float">
            <text:p>-0,0886398268</text:p>
          </table:table-cell>
          <table:table-cell table:style-name="ce1" office:value-type="float" office:value="-0.115309202575684" calcext:value-type="float">
            <text:p>-0,1153092026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429750119845027" calcext:value-type="float">
            <text:p>-0,4297501198</text:p>
          </table:table-cell>
          <table:table-cell table:style-name="ce1" office:value-type="float" office:value="0.369805722789933" calcext:value-type="float">
            <text:p>0,3698057228</text:p>
          </table:table-cell>
          <table:table-cell table:style-name="ce1" office:value-type="float" office:value="0.453069005037915" calcext:value-type="float">
            <text:p>0,453069005</text:p>
          </table:table-cell>
          <table:table-cell table:style-name="ce1" office:value-type="float" office:value="0.456254720687866" calcext:value-type="float">
            <text:p>0,4562547207</text:p>
          </table:table-cell>
          <table:table-cell table:style-name="ce1" office:value-type="float" office:value="0.456254959106445" calcext:value-type="float">
            <text:p>0,4562549591</text:p>
          </table:table-cell>
          <table:table-cell table:style-name="ce1" office:value-type="float" office:value="0.456255197525024" calcext:value-type="float">
            <text:p>0,4562551975</text:p>
          </table:table-cell>
          <table:table-cell table:style-name="ce1" office:value-type="float" office:value="-0.165002629160881" calcext:value-type="float">
            <text:p>-0,1650026292</text:p>
          </table:table-cell>
          <table:table-cell table:style-name="ce1" office:value-type="float" office:value="5.72858428955078" calcext:value-type="float">
            <text:p>5,7285842896</text:p>
          </table:table-cell>
          <table:table-cell table:style-name="ce1" office:value-type="float" office:value="-3.28641557693481" calcext:value-type="float">
            <text:p>-3,2864155769</text:p>
          </table:table-cell>
        </table:table-row>
        <table:table-row table:style-name="ro1">
          <table:table-cell table:style-name="ce1" office:value-type="string" calcext:value-type="string">
            <text:p>0.6596729755401611</text:p>
          </table:table-cell>
          <table:table-cell table:style-name="ce1" office:value-type="string" calcext:value-type="string">
            <text:p>0.014068365097045898</text:p>
          </table:table-cell>
          <table:table-cell table:style-name="ce1" office:value-type="string" calcext:value-type="string">
            <text:p>17.46530818939209</text:p>
          </table:table-cell>
          <table:table-cell table:style-name="ce1" office:value-type="float" office:value="-0.0216515902369344" calcext:value-type="float">
            <text:p>-0,0216515902</text:p>
          </table:table-cell>
          <table:table-cell table:style-name="ce1" office:value-type="float" office:value="1.49460311369462" calcext:value-type="float">
            <text:p>1,4946031137</text:p>
          </table:table-cell>
          <table:table-cell table:style-name="ce1" office:value-type="float" office:value="2.58603379323885" calcext:value-type="float">
            <text:p>2,5860337932</text:p>
          </table:table-cell>
          <table:table-cell table:style-name="ce1" office:value-type="float" office:value="0.0886259928883085" calcext:value-type="float">
            <text:p>0,0886259929</text:p>
          </table:table-cell>
          <table:table-cell table:number-columns-repeated="2" table:style-name="ce1" office:value-type="float" office:value="-0.225834615820312" calcext:value-type="float">
            <text:p>-0,2258346158</text:p>
          </table:table-cell>
          <table:table-cell table:style-name="ce1" office:value-type="float" office:value="-0.182613760232925" calcext:value-type="float">
            <text:p>-0,1826137602</text:p>
          </table:table-cell>
          <table:table-cell table:style-name="ce1" office:value-type="float" office:value="5.69073724746704" calcext:value-type="float">
            <text:p>5,6907372475</text:p>
          </table:table-cell>
          <table:table-cell table:style-name="ce1" office:value-type="float" office:value="-3.24110436439514" calcext:value-type="float">
            <text:p>-3,2411043644</text:p>
          </table:table-cell>
          <table:table-cell table:style-name="ce1" office:value-type="string" calcext:value-type="string">
            <text:p>0.08862599288830846</text:p>
          </table:table-cell>
          <table:table-cell table:style-name="ce1" office:value-type="string" calcext:value-type="string">
            <text:p>-0.22583461582031156</text:p>
          </table:table-cell>
          <table:table-cell table:style-name="ce1" office:value-type="string" calcext:value-type="string">
            <text:p>-0.17565557695944214</text:p>
          </table:table-cell>
          <table:table-cell table:style-name="ce1" office:value-type="float" office:value="-0.000273575664624388" calcext:value-type="float">
            <text:p>-0,0002735757</text:p>
          </table:table-cell>
          <table:table-cell table:style-name="ce1" office:value-type="float" office:value="-0.0955041873867129" calcext:value-type="float">
            <text:p>-0,0955041874</text:p>
          </table:table-cell>
          <table:table-cell table:style-name="ce1" office:value-type="float" office:value="-0.122159924358792" calcext:value-type="float">
            <text:p>-0,1221599244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491184978145535" calcext:value-type="float">
            <text:p>0,4911849781</text:p>
          </table:table-cell>
          <table:table-cell table:style-name="ce1" office:value-type="float" office:value="-0.251967554012199" calcext:value-type="float">
            <text:p>-0,251967554</text:p>
          </table:table-cell>
          <table:table-cell table:style-name="ce1" office:value-type="float" office:value="-0.299826104026014" calcext:value-type="float">
            <text:p>-0,299826104</text:p>
          </table:table-cell>
          <table:table-cell table:style-name="ce1" office:value-type="float" office:value="0.439395666122437" calcext:value-type="float">
            <text:p>0,4393956661</text:p>
          </table:table-cell>
          <table:table-cell table:style-name="ce1" office:value-type="float" office:value="0.439403772354126" calcext:value-type="float">
            <text:p>0,4394037724</text:p>
          </table:table-cell>
          <table:table-cell table:style-name="ce1" office:value-type="float" office:value="0.439403533935547" calcext:value-type="float">
            <text:p>0,4394035339</text:p>
          </table:table-cell>
          <table:table-cell table:style-name="ce1" office:value-type="float" office:value="-0.182613760232925" calcext:value-type="float">
            <text:p>-0,1826137602</text:p>
          </table:table-cell>
          <table:table-cell table:style-name="ce1" office:value-type="float" office:value="5.69073724746704" calcext:value-type="float">
            <text:p>5,6907372475</text:p>
          </table:table-cell>
          <table:table-cell table:style-name="ce1" office:value-type="float" office:value="-3.24110436439514" calcext:value-type="float">
            <text:p>-3,2411043644</text:p>
          </table:table-cell>
        </table:table-row>
        <table:table-row table:style-name="ro1">
          <table:table-cell table:style-name="ce1" office:value-type="string" calcext:value-type="string">
            <text:p>0.6754534244537354</text:p>
          </table:table-cell>
          <table:table-cell table:style-name="ce1" office:value-type="string" calcext:value-type="string">
            <text:p>0.01578044891357422</text:p>
          </table:table-cell>
          <table:table-cell table:style-name="ce1" office:value-type="string" calcext:value-type="string">
            <text:p>17.91169309616089</text:p>
          </table:table-cell>
          <table:table-cell table:style-name="ce1" office:value-type="float" office:value="-0.0554036815965574" calcext:value-type="float">
            <text:p>-0,0554036816</text:p>
          </table:table-cell>
          <table:table-cell table:style-name="ce1" office:value-type="float" office:value="1.46657491066086" calcext:value-type="float">
            <text:p>1,4665749107</text:p>
          </table:table-cell>
          <table:table-cell table:style-name="ce1" office:value-type="float" office:value="2.54277454295628" calcext:value-type="float">
            <text:p>2,542774543</text:p>
          </table:table-cell>
          <table:table-cell table:style-name="ce1" office:value-type="float" office:value="-0.0369610117802032" calcext:value-type="float">
            <text:p>-0,0369610118</text:p>
          </table:table-cell>
          <table:table-cell table:number-columns-repeated="2" table:style-name="ce1" office:value-type="float" office:value="-0.118532302685433" calcext:value-type="float">
            <text:p>-0,1185323027</text:p>
          </table:table-cell>
          <table:table-cell table:style-name="ce1" office:value-type="float" office:value="-0.210378140211105" calcext:value-type="float">
            <text:p>-0,2103781402</text:p>
          </table:table-cell>
          <table:table-cell table:style-name="ce1" office:value-type="float" office:value="5.66242933273315" calcext:value-type="float">
            <text:p>5,6624293327</text:p>
          </table:table-cell>
          <table:table-cell table:style-name="ce1" office:value-type="float" office:value="-3.19617581367493" calcext:value-type="float">
            <text:p>-3,1961758137</text:p>
          </table:table-cell>
          <table:table-cell table:style-name="ce1" office:value-type="string" calcext:value-type="string">
            <text:p>-0.03696101178020318</text:p>
          </table:table-cell>
          <table:table-cell table:style-name="ce1" office:value-type="string" calcext:value-type="string">
            <text:p>-0.11853230268543308</text:p>
          </table:table-cell>
          <table:table-cell table:style-name="ce1" office:value-type="string" calcext:value-type="string">
            <text:p>-0.16134920560087707</text:p>
          </table:table-cell>
          <table:table-cell table:style-name="ce1" office:value-type="float" office:value="0.00134239859468993" calcext:value-type="float">
            <text:p>0,0013423986</text:p>
          </table:table-cell>
          <table:table-cell table:style-name="ce1" office:value-type="float" office:value="-0.0926653930490667" calcext:value-type="float">
            <text:p>-0,092665393</text:p>
          </table:table-cell>
          <table:table-cell table:style-name="ce1" office:value-type="float" office:value="-0.11887375724842" calcext:value-type="float">
            <text:p>-0,1188737572</text:p>
          </table:table-cell>
          <table:table-cell table:style-name="ce1" office:value-type="float" office:value="-0.990294627019405" calcext:value-type="float">
            <text:p>-0,99029462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81460635193002" calcext:value-type="float">
            <text:p>0,0581460635</text:p>
          </table:table-cell>
          <table:table-cell table:style-name="ce1" office:value-type="float" office:value="0.102146069029267" calcext:value-type="float">
            <text:p>0,102146069</text:p>
          </table:table-cell>
          <table:table-cell table:style-name="ce1" office:value-type="float" office:value="0.140982065901726" calcext:value-type="float">
            <text:p>0,1409820659</text:p>
          </table:table-cell>
          <table:table-cell table:style-name="ce1" office:value-type="float" office:value="0.448252201080322" calcext:value-type="float">
            <text:p>0,4482522011</text:p>
          </table:table-cell>
          <table:table-cell table:style-name="ce1" office:value-type="float" office:value="0.448250293731689" calcext:value-type="float">
            <text:p>0,4482502937</text:p>
          </table:table-cell>
          <table:table-cell table:style-name="ce1" office:value-type="float" office:value="0.448252201080322" calcext:value-type="float">
            <text:p>0,4482522011</text:p>
          </table:table-cell>
          <table:table-cell table:style-name="ce1" office:value-type="float" office:value="-0.210378140211105" calcext:value-type="float">
            <text:p>-0,2103781402</text:p>
          </table:table-cell>
          <table:table-cell table:style-name="ce1" office:value-type="float" office:value="5.66242933273315" calcext:value-type="float">
            <text:p>5,6624293327</text:p>
          </table:table-cell>
          <table:table-cell table:style-name="ce1" office:value-type="float" office:value="-3.19617581367493" calcext:value-type="float">
            <text:p>-3,1961758137</text:p>
          </table:table-cell>
        </table:table-row>
        <table:table-row table:style-name="ro1">
          <table:table-cell table:style-name="ce1" office:value-type="string" calcext:value-type="string">
            <text:p>0.6899089813232422</text:p>
          </table:table-cell>
          <table:table-cell table:style-name="ce1" office:value-type="string" calcext:value-type="string">
            <text:p>0.014455556869506836</text:p>
          </table:table-cell>
          <table:table-cell table:style-name="ce1" office:value-type="string" calcext:value-type="string">
            <text:p>18.356884956359863</text:p>
          </table:table-cell>
          <table:table-cell table:style-name="ce1" office:value-type="float" office:value="0.107194393873215" calcext:value-type="float">
            <text:p>0,1071943939</text:p>
          </table:table-cell>
          <table:table-cell table:style-name="ce1" office:value-type="float" office:value="1.31053793430328" calcext:value-type="float">
            <text:p>1,3105379343</text:p>
          </table:table-cell>
          <table:table-cell table:style-name="ce1" office:value-type="float" office:value="2.33205509185791" calcext:value-type="float">
            <text:p>2,3320550919</text:p>
          </table:table-cell>
          <table:table-cell table:style-name="ce1" office:value-type="float" office:value="-0.0280018876881731" calcext:value-type="float">
            <text:p>-0,0280018877</text:p>
          </table:table-cell>
          <table:table-cell table:number-columns-repeated="2" table:style-name="ce1" office:value-type="float" office:value="-0.128113307086786" calcext:value-type="float">
            <text:p>-0,1281133071</text:p>
          </table:table-cell>
          <table:table-cell table:style-name="ce1" office:value-type="float" office:value="-0.238760590553284" calcext:value-type="float">
            <text:p>-0,2387605906</text:p>
          </table:table-cell>
          <table:table-cell table:style-name="ce1" office:value-type="float" office:value="5.63470363616943" calcext:value-type="float">
            <text:p>5,6347036362</text:p>
          </table:table-cell>
          <table:table-cell table:style-name="ce1" office:value-type="float" office:value="-3.15149116516113" calcext:value-type="float">
            <text:p>-3,1514911652</text:p>
          </table:table-cell>
          <table:table-cell table:style-name="ce1" office:value-type="string" calcext:value-type="string">
            <text:p>-0.0280018876881731</text:p>
          </table:table-cell>
          <table:table-cell table:style-name="ce1" office:value-type="string" calcext:value-type="string">
            <text:p>-0.12811330708678584</text:p>
          </table:table-cell>
          <table:table-cell table:style-name="ce1" office:value-type="string" calcext:value-type="string">
            <text:p>-0.16016338031778835</text:p>
          </table:table-cell>
          <table:table-cell table:style-name="ce1" office:value-type="float" office:value="0.00343502825898656" calcext:value-type="float">
            <text:p>0,0034350283</text:p>
          </table:table-cell>
          <table:table-cell table:style-name="ce1" office:value-type="float" office:value="-0.0909276444609736" calcext:value-type="float">
            <text:p>-0,0909276445</text:p>
          </table:table-cell>
          <table:table-cell table:style-name="ce1" office:value-type="float" office:value="-0.116624276233727" calcext:value-type="float">
            <text:p>-0,1166242762</text:p>
          </table:table-cell>
          <table:table-cell table:style-name="ce1" office:value-type="float" office:value="-0.965945852985918" calcext:value-type="float">
            <text:p>-0,9659458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768001756611924" calcext:value-type="float">
            <text:p>0,0768001757</text:p>
          </table:table-cell>
          <table:table-cell table:style-name="ce1" office:value-type="float" office:value="0.0637774148277551" calcext:value-type="float">
            <text:p>0,0637774148</text:p>
          </table:table-cell>
          <table:table-cell table:style-name="ce1" office:value-type="float" office:value="0.0984358366375396" calcext:value-type="float">
            <text:p>0,0984358366</text:p>
          </table:table-cell>
          <table:table-cell table:style-name="ce1" office:value-type="float" office:value="0.439479351043701" calcext:value-type="float">
            <text:p>0,439479351</text:p>
          </table:table-cell>
          <table:table-cell table:style-name="ce1" office:value-type="float" office:value="0.4394690990448" calcext:value-type="float">
            <text:p>0,439469099</text:p>
          </table:table-cell>
          <table:table-cell table:style-name="ce1" office:value-type="float" office:value="0.43946647644043" calcext:value-type="float">
            <text:p>0,4394664764</text:p>
          </table:table-cell>
          <table:table-cell table:style-name="ce1" office:value-type="float" office:value="-0.238760590553284" calcext:value-type="float">
            <text:p>-0,2387605906</text:p>
          </table:table-cell>
          <table:table-cell table:style-name="ce1" office:value-type="float" office:value="5.63470363616943" calcext:value-type="float">
            <text:p>5,6347036362</text:p>
          </table:table-cell>
          <table:table-cell table:style-name="ce1" office:value-type="float" office:value="-3.15149116516113" calcext:value-type="float">
            <text:p>-3,1514911652</text:p>
          </table:table-cell>
        </table:table-row>
        <table:table-row table:style-name="ro1">
          <table:table-cell table:style-name="ce1" office:value-type="string" calcext:value-type="string">
            <text:p>0.7048609256744385</text:p>
          </table:table-cell>
          <table:table-cell table:style-name="ce1" office:value-type="string" calcext:value-type="string">
            <text:p>0.014951944351196289</text:p>
          </table:table-cell>
          <table:table-cell table:style-name="ce1" office:value-type="string" calcext:value-type="string">
            <text:p>18.80157232284546</text:p>
          </table:table-cell>
          <table:table-cell table:style-name="ce1" office:value-type="float" office:value="0.0849887281656265" calcext:value-type="float">
            <text:p>0,0849887282</text:p>
          </table:table-cell>
          <table:table-cell table:style-name="ce1" office:value-type="float" office:value="1.28163015842438" calcext:value-type="float">
            <text:p>1,2816301584</text:p>
          </table:table-cell>
          <table:table-cell table:style-name="ce1" office:value-type="float" office:value="2.29271340370178" calcext:value-type="float">
            <text:p>2,2927134037</text:p>
          </table:table-cell>
          <table:table-cell table:style-name="ce1" office:value-type="float" office:value="-0.170330627126434" calcext:value-type="float">
            <text:p>-0,1703306271</text:p>
          </table:table-cell>
          <table:table-cell table:number-columns-repeated="2" table:style-name="ce1" office:value-type="float" office:value="-0.0339138052331909" calcext:value-type="float">
            <text:p>-0,0339138052</text:p>
          </table:table-cell>
          <table:table-cell table:style-name="ce1" office:value-type="float" office:value="-0.257871747016907" calcext:value-type="float">
            <text:p>-0,257871747</text:p>
          </table:table-cell>
          <table:table-cell table:style-name="ce1" office:value-type="float" office:value="5.5993709564209" calcext:value-type="float">
            <text:p>5,5993709564</text:p>
          </table:table-cell>
          <table:table-cell table:style-name="ce1" office:value-type="float" office:value="-3.10862398147583" calcext:value-type="float">
            <text:p>-3,1086239815</text:p>
          </table:table-cell>
          <table:table-cell table:style-name="ce1" office:value-type="string" calcext:value-type="string">
            <text:p>-0.17033062712643426</text:p>
          </table:table-cell>
          <table:table-cell table:style-name="ce1" office:value-type="string" calcext:value-type="string">
            <text:p>-0.033913805233190916</text:p>
          </table:table-cell>
          <table:table-cell table:style-name="ce1" office:value-type="string" calcext:value-type="string">
            <text:p>-0.13984023647191676</text:p>
          </table:table-cell>
          <table:table-cell table:style-name="ce1" office:value-type="float" office:value="-0.00664605242013931" calcext:value-type="float">
            <text:p>-0,0066460524</text:p>
          </table:table-cell>
          <table:table-cell table:style-name="ce1" office:value-type="float" office:value="-0.0812533519268036" calcext:value-type="float">
            <text:p>-0,0812533519</text:p>
          </table:table-cell>
          <table:table-cell table:style-name="ce1" office:value-type="float" office:value="-0.105666864776611" calcext:value-type="float">
            <text:p>-0,1056668648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365032456631508" calcext:value-type="float">
            <text:p>-0,3650324566</text:p>
          </table:table-cell>
          <table:table-cell table:style-name="ce1" office:value-type="float" office:value="0.350303548113941" calcext:value-type="float">
            <text:p>0,3503035481</text:p>
          </table:table-cell>
          <table:table-cell table:style-name="ce1" office:value-type="float" office:value="0.473065132187784" calcext:value-type="float">
            <text:p>0,4730651322</text:p>
          </table:table-cell>
          <table:table-cell table:style-name="ce1" office:value-type="float" office:value="0.4454345703125" calcext:value-type="float">
            <text:p>0,4454345703</text:p>
          </table:table-cell>
          <table:table-cell table:style-name="ce1" office:value-type="float" office:value="0.445433616638184" calcext:value-type="float">
            <text:p>0,4454336166</text:p>
          </table:table-cell>
          <table:table-cell table:style-name="ce1" office:value-type="float" office:value="0.445434331893921" calcext:value-type="float">
            <text:p>0,4454343319</text:p>
          </table:table-cell>
          <table:table-cell table:style-name="ce1" office:value-type="float" office:value="-0.257871747016907" calcext:value-type="float">
            <text:p>-0,257871747</text:p>
          </table:table-cell>
          <table:table-cell table:style-name="ce1" office:value-type="float" office:value="5.5993709564209" calcext:value-type="float">
            <text:p>5,5993709564</text:p>
          </table:table-cell>
          <table:table-cell table:style-name="ce1" office:value-type="float" office:value="-3.10862398147583" calcext:value-type="float">
            <text:p>-3,1086239815</text:p>
          </table:table-cell>
        </table:table-row>
        <table:table-row table:style-name="ro1">
          <table:table-cell table:style-name="ce1" office:value-type="string" calcext:value-type="string">
            <text:p>0.7188422679901123</text:p>
          </table:table-cell>
          <table:table-cell table:style-name="ce1" office:value-type="string" calcext:value-type="string">
            <text:p>0.013981342315673828</text:p>
          </table:table-cell>
          <table:table-cell table:style-name="ce1" office:value-type="string" calcext:value-type="string">
            <text:p>19.269593477249146</text:p>
          </table:table-cell>
          <table:table-cell table:style-name="ce1" office:value-type="float" office:value="-0.35698002576828" calcext:value-type="float">
            <text:p>-0,3569800258</text:p>
          </table:table-cell>
          <table:table-cell table:style-name="ce1" office:value-type="float" office:value="1.22440814971924" calcext:value-type="float">
            <text:p>1,2244081497</text:p>
          </table:table-cell>
          <table:table-cell table:style-name="ce1" office:value-type="float" office:value="2.25003123283386" calcext:value-type="float">
            <text:p>2,2500312328</text:p>
          </table:table-cell>
          <table:table-cell table:style-name="ce1" office:value-type="float" office:value="-0.047321854668448" calcext:value-type="float">
            <text:p>-0,0473218547</text:p>
          </table:table-cell>
          <table:table-cell table:number-columns-repeated="2" table:style-name="ce1" office:value-type="float" office:value="-0.117304247109937" calcext:value-type="float">
            <text:p>-0,1173042471</text:p>
          </table:table-cell>
          <table:table-cell table:style-name="ce1" office:value-type="float" office:value="-0.281697601079941" calcext:value-type="float">
            <text:p>-0,2816976011</text:p>
          </table:table-cell>
          <table:table-cell table:style-name="ce1" office:value-type="float" office:value="5.56939220428467" calcext:value-type="float">
            <text:p>5,5693922043</text:p>
          </table:table-cell>
          <table:table-cell table:style-name="ce1" office:value-type="float" office:value="-3.06747031211853" calcext:value-type="float">
            <text:p>-3,0674703121</text:p>
          </table:table-cell>
          <table:table-cell table:style-name="ce1" office:value-type="string" calcext:value-type="string">
            <text:p>-0.04732185466844804</text:p>
          </table:table-cell>
          <table:table-cell table:style-name="ce1" office:value-type="string" calcext:value-type="string">
            <text:p>-0.11730424710993748</text:p>
          </table:table-cell>
          <table:table-cell table:style-name="ce1" office:value-type="string" calcext:value-type="string">
            <text:p>-0.14752704132833547</text:p>
          </table:table-cell>
          <table:table-cell table:style-name="ce1" office:value-type="float" office:value="-0.00526930114626884" calcext:value-type="float">
            <text:p>-0,0052693011</text:p>
          </table:table-cell>
          <table:table-cell table:style-name="ce1" office:value-type="float" office:value="-0.0794610698223114" calcext:value-type="float">
            <text:p>-0,0794610698</text:p>
          </table:table-cell>
          <table:table-cell table:style-name="ce1" office:value-type="float" office:value="-0.103621096992493" calcext:value-type="float">
            <text:p>-0,103621097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472794795858332" calcext:value-type="float">
            <text:p>0,0472794796</text:p>
          </table:table-cell>
          <table:table-cell table:style-name="ce1" office:value-type="float" office:value="0.0615485515673692" calcext:value-type="float">
            <text:p>0,0615485516</text:p>
          </table:table-cell>
          <table:table-cell table:style-name="ce1" office:value-type="float" office:value="0.0837622265662878" calcext:value-type="float">
            <text:p>0,0837622266</text:p>
          </table:table-cell>
          <table:table-cell table:style-name="ce1" office:value-type="float" office:value="0.46966814994812" calcext:value-type="float">
            <text:p>0,4696681499</text:p>
          </table:table-cell>
          <table:table-cell table:style-name="ce1" office:value-type="float" office:value="0.469674348831177" calcext:value-type="float">
            <text:p>0,4696743488</text:p>
          </table:table-cell>
          <table:table-cell table:style-name="ce1" office:value-type="float" office:value="0.469682931900024" calcext:value-type="float">
            <text:p>0,4696829319</text:p>
          </table:table-cell>
          <table:table-cell table:style-name="ce1" office:value-type="float" office:value="-0.281697601079941" calcext:value-type="float">
            <text:p>-0,2816976011</text:p>
          </table:table-cell>
          <table:table-cell table:style-name="ce1" office:value-type="float" office:value="5.56939220428467" calcext:value-type="float">
            <text:p>5,5693922043</text:p>
          </table:table-cell>
          <table:table-cell table:style-name="ce1" office:value-type="float" office:value="-3.06747031211853" calcext:value-type="float">
            <text:p>-3,0674703121</text:p>
          </table:table-cell>
        </table:table-row>
        <table:table-row table:style-name="ro1">
          <table:table-cell table:style-name="ce1" office:value-type="string" calcext:value-type="string">
            <text:p>0.7343618869781494</text:p>
          </table:table-cell>
          <table:table-cell table:style-name="ce1" office:value-type="string" calcext:value-type="string">
            <text:p>0.01551961898803711</text:p>
          </table:table-cell>
          <table:table-cell table:style-name="ce1" office:value-type="string" calcext:value-type="string">
            <text:p>19.721546173095703</text:p>
          </table:table-cell>
          <table:table-cell table:style-name="ce1" office:value-type="float" office:value="0.0164309479296207" calcext:value-type="float">
            <text:p>0,0164309479</text:p>
          </table:table-cell>
          <table:table-cell table:style-name="ce1" office:value-type="float" office:value="1.23889362812042" calcext:value-type="float">
            <text:p>1,2388936281</text:p>
          </table:table-cell>
          <table:table-cell table:style-name="ce1" office:value-type="float" office:value="2.2162618637085" calcext:value-type="float">
            <text:p>2,2162618637</text:p>
          </table:table-cell>
          <table:table-cell table:style-name="ce1" office:value-type="float" office:value="0.265193412087895" calcext:value-type="float">
            <text:p>0,2651934121</text:p>
          </table:table-cell>
          <table:table-cell table:number-columns-repeated="2" table:style-name="ce1" office:value-type="float" office:value="-0.0943563919210748" calcext:value-type="float">
            <text:p>-0,0943563919</text:p>
          </table:table-cell>
          <table:table-cell table:style-name="ce1" office:value-type="float" office:value="-0.319763898849487" calcext:value-type="float">
            <text:p>-0,3197638988</text:p>
          </table:table-cell>
          <table:table-cell table:style-name="ce1" office:value-type="float" office:value="5.55046892166138" calcext:value-type="float">
            <text:p>5,5504689217</text:p>
          </table:table-cell>
          <table:table-cell table:style-name="ce1" office:value-type="float" office:value="-3.02696585655212" calcext:value-type="float">
            <text:p>-3,0269658566</text:p>
          </table:table-cell>
          <table:table-cell table:style-name="ce1" office:value-type="string" calcext:value-type="string">
            <text:p>0.26519341208789504</text:p>
          </table:table-cell>
          <table:table-cell table:style-name="ce1" office:value-type="string" calcext:value-type="string">
            <text:p>-0.09435639192107483</text:p>
          </table:table-cell>
          <table:table-cell table:style-name="ce1" office:value-type="string" calcext:value-type="string">
            <text:p>-0.1450275247617891</text:p>
          </table:table-cell>
          <table:table-cell table:style-name="ce1" office:value-type="float" office:value="0.0221327615976334" calcext:value-type="float">
            <text:p>0,0221327616</text:p>
          </table:table-cell>
          <table:table-cell table:style-name="ce1" office:value-type="float" office:value="-0.0759133052825928" calcext:value-type="float">
            <text:p>-0,0759133053</text:p>
          </table:table-cell>
          <table:table-cell table:style-name="ce1" office:value-type="float" office:value="-0.101401624107361" calcext:value-type="float">
            <text:p>-0,1014016241</text:p>
          </table:table-cell>
          <table:table-cell table:style-name="ce1" office:value-type="float" office:value="-0.839547406406652" calcext:value-type="float">
            <text:p>-0,83954740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83306119488251" calcext:value-type="float">
            <text:p>0,9833061195</text:p>
          </table:table-cell>
          <table:table-cell table:style-name="ce1" office:value-type="float" office:value="0.12731157071701" calcext:value-type="float">
            <text:p>0,1273115707</text:p>
          </table:table-cell>
          <table:table-cell table:style-name="ce1" office:value-type="float" office:value="0.0949639738228699" calcext:value-type="float">
            <text:p>0,0949639738</text:p>
          </table:table-cell>
          <table:table-cell table:style-name="ce1" office:value-type="float" office:value="0.449472188949585" calcext:value-type="float">
            <text:p>0,4494721889</text:p>
          </table:table-cell>
          <table:table-cell table:style-name="ce1" office:value-type="float" office:value="0.449464321136475" calcext:value-type="float">
            <text:p>0,4494643211</text:p>
          </table:table-cell>
          <table:table-cell table:style-name="ce1" office:value-type="float" office:value="0.449456453323364" calcext:value-type="float">
            <text:p>0,4494564533</text:p>
          </table:table-cell>
          <table:table-cell table:style-name="ce1" office:value-type="float" office:value="-0.319763898849487" calcext:value-type="float">
            <text:p>-0,3197638988</text:p>
          </table:table-cell>
          <table:table-cell table:style-name="ce1" office:value-type="float" office:value="5.55046892166138" calcext:value-type="float">
            <text:p>5,5504689217</text:p>
          </table:table-cell>
          <table:table-cell table:style-name="ce1" office:value-type="float" office:value="-3.02696585655212" calcext:value-type="float">
            <text:p>-3,0269658566</text:p>
          </table:table-cell>
        </table:table-row>
        <table:table-row table:style-name="ro1">
          <table:table-cell table:style-name="ce1" office:value-type="string" calcext:value-type="string">
            <text:p>0.7525420188903809</text:p>
          </table:table-cell>
          <table:table-cell table:style-name="ce1" office:value-type="string" calcext:value-type="string">
            <text:p>0.018180131912231445</text:p>
          </table:table-cell>
          <table:table-cell table:style-name="ce1" office:value-type="string" calcext:value-type="string">
            <text:p>20.164313793182373</text:p>
          </table:table-cell>
          <table:table-cell table:style-name="ce1" office:value-type="float" office:value="-0.0414415746927261" calcext:value-type="float">
            <text:p>-0,0414415747</text:p>
          </table:table-cell>
          <table:table-cell table:style-name="ce1" office:value-type="float" office:value="1.22730827331543" calcext:value-type="float">
            <text:p>1,2273082733</text:p>
          </table:table-cell>
          <table:table-cell table:style-name="ce1" office:value-type="float" office:value="2.14991521835327" calcext:value-type="float">
            <text:p>2,1499152184</text:p>
          </table:table-cell>
          <table:table-cell table:style-name="ce1" office:value-type="float" office:value="-0.295476524555565" calcext:value-type="float">
            <text:p>-0,2954765246</text:p>
          </table:table-cell>
          <table:table-cell table:number-columns-repeated="2" table:style-name="ce1" office:value-type="float" office:value="-0.14239429027232" calcext:value-type="float">
            <text:p>-0,1423942903</text:p>
          </table:table-cell>
          <table:table-cell table:style-name="ce1" office:value-type="float" office:value="-0.34096547961235" calcext:value-type="float">
            <text:p>-0,3409654796</text:p>
          </table:table-cell>
          <table:table-cell table:style-name="ce1" office:value-type="float" office:value="5.53067111968994" calcext:value-type="float">
            <text:p>5,5306711197</text:p>
          </table:table-cell>
          <table:table-cell table:style-name="ce1" office:value-type="float" office:value="-2.98751282691956" calcext:value-type="float">
            <text:p>-2,9875128269</text:p>
          </table:table-cell>
          <table:table-cell table:style-name="ce1" office:value-type="string" calcext:value-type="string">
            <text:p>-0.2954765245555652</text:p>
          </table:table-cell>
          <table:table-cell table:style-name="ce1" office:value-type="string" calcext:value-type="string">
            <text:p>-0.14239429027231976</text:p>
          </table:table-cell>
          <table:table-cell table:style-name="ce1" office:value-type="string" calcext:value-type="string">
            <text:p>-0.14375238149449315</text:p>
          </table:table-cell>
          <table:table-cell table:style-name="ce1" office:value-type="float" office:value="-0.00101871877163649" calcext:value-type="float">
            <text:p>-0,0010187188</text:p>
          </table:table-cell>
          <table:table-cell table:style-name="ce1" office:value-type="float" office:value="-0.0768114049434662" calcext:value-type="float">
            <text:p>-0,0768114049</text:p>
          </table:table-cell>
          <table:table-cell table:style-name="ce1" office:value-type="float" office:value="-0.0996456169128418" calcext:value-type="float">
            <text:p>-0,0996456169</text:p>
          </table:table-cell>
          <table:table-cell table:style-name="ce1" office:value-type="float" office:value="-0.846874251460108" calcext:value-type="float">
            <text:p>-0,84687425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37399483736145" calcext:value-type="float">
            <text:p>-0,8373994837</text:p>
          </table:table-cell>
          <table:table-cell table:style-name="ce1" office:value-type="float" office:value="-0.0324843570469612" calcext:value-type="float">
            <text:p>-0,032484357</text:p>
          </table:table-cell>
          <table:table-cell table:style-name="ce1" office:value-type="float" office:value="0.0757294167339453" calcext:value-type="float">
            <text:p>0,0757294167</text:p>
          </table:table-cell>
          <table:table-cell table:style-name="ce1" office:value-type="float" office:value="0.445917367935181" calcext:value-type="float">
            <text:p>0,4459173679</text:p>
          </table:table-cell>
          <table:table-cell table:style-name="ce1" office:value-type="float" office:value="0.445921659469605" calcext:value-type="float">
            <text:p>0,4459216595</text:p>
          </table:table-cell>
          <table:table-cell table:style-name="ce1" office:value-type="float" office:value="0.445921421051025" calcext:value-type="float">
            <text:p>0,4459214211</text:p>
          </table:table-cell>
          <table:table-cell table:style-name="ce1" office:value-type="float" office:value="-0.34096547961235" calcext:value-type="float">
            <text:p>-0,3409654796</text:p>
          </table:table-cell>
          <table:table-cell table:style-name="ce1" office:value-type="float" office:value="5.53067111968994" calcext:value-type="float">
            <text:p>5,5306711197</text:p>
          </table:table-cell>
          <table:table-cell table:style-name="ce1" office:value-type="float" office:value="-2.98751282691956" calcext:value-type="float">
            <text:p>-2,9875128269</text:p>
          </table:table-cell>
        </table:table-row>
        <table:table-row table:style-name="ro1">
          <table:table-cell table:style-name="ce1" office:value-type="string" calcext:value-type="string">
            <text:p>0.7690718173980713</text:p>
          </table:table-cell>
          <table:table-cell table:style-name="ce1" office:value-type="string" calcext:value-type="string">
            <text:p>0.01652979850769043</text:p>
          </table:table-cell>
          <table:table-cell table:style-name="ce1" office:value-type="string" calcext:value-type="string">
            <text:p>20.62721848487854</text:p>
          </table:table-cell>
          <table:table-cell table:style-name="ce1" office:value-type="float" office:value="-0.0221898388117552" calcext:value-type="float">
            <text:p>-0,0221898388</text:p>
          </table:table-cell>
          <table:table-cell table:style-name="ce1" office:value-type="float" office:value="1.21410131454468" calcext:value-type="float">
            <text:p>1,2141013145</text:p>
          </table:table-cell>
          <table:table-cell table:style-name="ce1" office:value-type="float" office:value="2.13788604736328" calcext:value-type="float">
            <text:p>2,1378860474</text:p>
          </table:table-cell>
          <table:table-cell table:style-name="ce1" office:value-type="float" office:value="-0.00665971897594724" calcext:value-type="float">
            <text:p>-0,006659719</text:p>
          </table:table-cell>
          <table:table-cell table:number-columns-repeated="2" table:style-name="ce1" office:value-type="float" office:value="-0.124660747951141" calcext:value-type="float">
            <text:p>-0,124660748</text:p>
          </table:table-cell>
          <table:table-cell table:style-name="ce1" office:value-type="float" office:value="-0.34096547961235" calcext:value-type="float">
            <text:p>-0,3409654796</text:p>
          </table:table-cell>
          <table:table-cell table:style-name="ce1" office:value-type="float" office:value="5.53067111968994" calcext:value-type="float">
            <text:p>5,5306711197</text:p>
          </table:table-cell>
          <table:table-cell table:style-name="ce1" office:value-type="float" office:value="-2.98751282691956" calcext:value-type="float">
            <text:p>-2,9875128269</text:p>
          </table:table-cell>
          <table:table-cell table:style-name="ce1" office:value-type="string" calcext:value-type="string">
            <text:p>-0.006659718975947242</text:p>
          </table:table-cell>
          <table:table-cell table:style-name="ce1" office:value-type="string" calcext:value-type="string">
            <text:p>-0.12466074795114072</text:p>
          </table:table-cell>
          <table:table-cell table:style-name="ce1" office:value-type="string" calcext:value-type="string">
            <text:p>-0.13858853376909916</text:p>
          </table:table-cell>
          <table:table-cell table:style-name="ce1" office:value-type="float" office:value="0.00256937763094902" calcext:value-type="float">
            <text:p>0,0025693776</text:p>
          </table:table-cell>
          <table:table-cell table:style-name="ce1" office:value-type="float" office:value="-0.0760931129455566" calcext:value-type="float">
            <text:p>-0,0760931129</text:p>
          </table:table-cell>
          <table:table-cell table:style-name="ce1" office:value-type="float" office:value="-0.0961955913543701" calcext:value-type="float">
            <text:p>-0,0961955914</text:p>
          </table:table-cell>
          <table:table-cell table:style-name="ce1" office:value-type="float" office:value="-0.827818753221309" calcext:value-type="float">
            <text:p>-0,82781875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25860181605075" calcext:value-type="float">
            <text:p>0,1258601816</text:p>
          </table:table-cell>
          <table:table-cell table:style-name="ce1" office:value-type="float" office:value="0.0251944576081896" calcext:value-type="float">
            <text:p>0,0251944576</text:p>
          </table:table-cell>
          <table:table-cell table:style-name="ce1" office:value-type="float" office:value="0.144282303410838" calcext:value-type="float">
            <text:p>0,1442823034</text:p>
          </table:table-cell>
          <table:table-cell table:style-name="ce1" office:value-type="float" office:value="0.459815979003906" calcext:value-type="float">
            <text:p>0,459815979</text:p>
          </table:table-cell>
          <table:table-cell table:style-name="ce1" office:value-type="float" office:value="0.459837436676025" calcext:value-type="float">
            <text:p>0,4598374367</text:p>
          </table:table-cell>
          <table:table-cell table:style-name="ce1" office:value-type="float" office:value="0.459839105606079" calcext:value-type="float">
            <text:p>0,4598391056</text:p>
          </table:table-cell>
          <table:table-cell table:style-name="ce1" office:value-type="float" office:value="-0.34096547961235" calcext:value-type="float">
            <text:p>-0,3409654796</text:p>
          </table:table-cell>
          <table:table-cell table:style-name="ce1" office:value-type="float" office:value="5.53067111968994" calcext:value-type="float">
            <text:p>5,5306711197</text:p>
          </table:table-cell>
          <table:table-cell table:style-name="ce1" office:value-type="float" office:value="-2.98751282691956" calcext:value-type="float">
            <text:p>-2,9875128269</text:p>
          </table:table-cell>
        </table:table-row>
        <table:table-row table:style-name="ro1">
          <table:table-cell table:style-name="ce1" office:value-type="string" calcext:value-type="string">
            <text:p>0.7864034175872803</text:p>
          </table:table-cell>
          <table:table-cell table:style-name="ce1" office:value-type="string" calcext:value-type="string">
            <text:p>0.017331600189208984</text:p>
          </table:table-cell>
          <table:table-cell table:style-name="ce1" office:value-type="string" calcext:value-type="string">
            <text:p>21.083874225616455</text:p>
          </table:table-cell>
          <table:table-cell table:style-name="ce1" office:value-type="float" office:value="-0.227277634688366" calcext:value-type="float">
            <text:p>-0,2272776347</text:p>
          </table:table-cell>
          <table:table-cell table:style-name="ce1" office:value-type="float" office:value="1.33327365068742" calcext:value-type="float">
            <text:p>1,3332736507</text:p>
          </table:table-cell>
          <table:table-cell table:style-name="ce1" office:value-type="float" office:value="2.27636908896175" calcext:value-type="float">
            <text:p>2,276369089</text:p>
          </table:table-cell>
          <table:table-cell table:style-name="ce1" office:value-type="float" office:value="-0.0568487043686672" calcext:value-type="float">
            <text:p>-0,0568487044</text:p>
          </table:table-cell>
          <table:table-cell table:number-columns-repeated="2" table:style-name="ce1" office:value-type="float" office:value="-0.122743857481821" calcext:value-type="float">
            <text:p>-0,1227438575</text:p>
          </table:table-cell>
          <table:table-cell table:style-name="ce1" office:value-type="float" office:value="-0.327721029520035" calcext:value-type="float">
            <text:p>-0,3277210295</text:p>
          </table:table-cell>
          <table:table-cell table:style-name="ce1" office:value-type="float" office:value="5.50865697860718" calcext:value-type="float">
            <text:p>5,5086569786</text:p>
          </table:table-cell>
          <table:table-cell table:style-name="ce1" office:value-type="float" office:value="-2.95022487640381" calcext:value-type="float">
            <text:p>-2,9502248764</text:p>
          </table:table-cell>
          <table:table-cell table:style-name="ce1" office:value-type="string" calcext:value-type="string">
            <text:p>-0.0568487043686672</text:p>
          </table:table-cell>
          <table:table-cell table:style-name="ce1" office:value-type="string" calcext:value-type="string">
            <text:p>-0.12274385748182055</text:p>
          </table:table-cell>
          <table:table-cell table:style-name="ce1" office:value-type="string" calcext:value-type="string">
            <text:p>-0.1409116247365334</text:p>
          </table:table-cell>
          <table:table-cell table:style-name="ce1" office:value-type="float" office:value="0.00137577000632882" calcext:value-type="float">
            <text:p>0,00137577</text:p>
          </table:table-cell>
          <table:table-cell table:style-name="ce1" office:value-type="float" office:value="-0.07527428150177" calcext:value-type="float">
            <text:p>-0,0752742815</text:p>
          </table:table-cell>
          <table:table-cell table:style-name="ce1" office:value-type="float" office:value="-0.0955700744628906" calcext:value-type="float">
            <text:p>-0,0955700745</text:p>
          </table:table-cell>
          <table:table-cell table:style-name="ce1" office:value-type="float" office:value="-0.817683641434742" calcext:value-type="float">
            <text:p>-0,81768364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21497981513574" calcext:value-type="float">
            <text:p>-0,0421497982</text:p>
          </table:table-cell>
          <table:table-cell table:style-name="ce1" office:value-type="float" office:value="0.028916691593049" calcext:value-type="float">
            <text:p>0,0289166916</text:p>
          </table:table-cell>
          <table:table-cell table:style-name="ce1" office:value-type="float" office:value="0.026337989054288" calcext:value-type="float">
            <text:p>0,0263379891</text:p>
          </table:table-cell>
          <table:table-cell table:style-name="ce1" office:value-type="float" office:value="0.456745624542236" calcext:value-type="float">
            <text:p>0,4567456245</text:p>
          </table:table-cell>
          <table:table-cell table:style-name="ce1" office:value-type="float" office:value="0.456724405288696" calcext:value-type="float">
            <text:p>0,4567244053</text:p>
          </table:table-cell>
          <table:table-cell table:style-name="ce1" office:value-type="float" office:value="0.456723213195801" calcext:value-type="float">
            <text:p>0,4567232132</text:p>
          </table:table-cell>
          <table:table-cell table:style-name="ce1" office:value-type="float" office:value="-0.327721029520035" calcext:value-type="float">
            <text:p>-0,3277210295</text:p>
          </table:table-cell>
          <table:table-cell table:style-name="ce1" office:value-type="float" office:value="5.50865697860718" calcext:value-type="float">
            <text:p>5,5086569786</text:p>
          </table:table-cell>
          <table:table-cell table:style-name="ce1" office:value-type="float" office:value="-2.95022487640381" calcext:value-type="float">
            <text:p>-2,9502248764</text:p>
          </table:table-cell>
        </table:table-row>
        <table:table-row table:style-name="ro1">
          <table:table-cell table:style-name="ce1" office:value-type="string" calcext:value-type="string">
            <text:p>0.8006086349487305</text:p>
          </table:table-cell>
          <table:table-cell table:style-name="ce1" office:value-type="string" calcext:value-type="string">
            <text:p>0.014205217361450195</text:p>
          </table:table-cell>
          <table:table-cell table:style-name="ce1" office:value-type="string" calcext:value-type="string">
            <text:p>21.54583740234375</text:p>
          </table:table-cell>
          <table:table-cell table:style-name="ce1" office:value-type="float" office:value="-0.0521328821778297" calcext:value-type="float">
            <text:p>-0,0521328822</text:p>
          </table:table-cell>
          <table:table-cell table:style-name="ce1" office:value-type="float" office:value="1.17452323436737" calcext:value-type="float">
            <text:p>1,1745232344</text:p>
          </table:table-cell>
          <table:table-cell table:style-name="ce1" office:value-type="float" office:value="2.0681939125061" calcext:value-type="float">
            <text:p>2,0681939125</text:p>
          </table:table-cell>
          <table:table-cell table:style-name="ce1" office:value-type="float" office:value="0.105025400611665" calcext:value-type="float">
            <text:p>0,1050254006</text:p>
          </table:table-cell>
          <table:table-cell table:number-columns-repeated="2" table:style-name="ce1" office:value-type="float" office:value="-0.214689175325872" calcext:value-type="float">
            <text:p>-0,2146891753</text:p>
          </table:table-cell>
          <table:table-cell table:style-name="ce1" office:value-type="float" office:value="-0.347179472446442" calcext:value-type="float">
            <text:p>-0,3471794724</text:p>
          </table:table-cell>
          <table:table-cell table:style-name="ce1" office:value-type="float" office:value="5.48259925842285" calcext:value-type="float">
            <text:p>5,4825992584</text:p>
          </table:table-cell>
          <table:table-cell table:style-name="ce1" office:value-type="float" office:value="-2.91418313980103" calcext:value-type="float">
            <text:p>-2,9141831398</text:p>
          </table:table-cell>
          <table:table-cell table:style-name="ce1" office:value-type="string" calcext:value-type="string">
            <text:p>0.1050254006116651</text:p>
          </table:table-cell>
          <table:table-cell table:style-name="ce1" office:value-type="string" calcext:value-type="string">
            <text:p>-0.21468917532587176</text:p>
          </table:table-cell>
          <table:table-cell table:style-name="ce1" office:value-type="string" calcext:value-type="string">
            <text:p>-0.15625808470345295</text:p>
          </table:table-cell>
          <table:table-cell table:style-name="ce1" office:value-type="float" office:value="0.0140912133506787" calcext:value-type="float">
            <text:p>0,0140912134</text:p>
          </table:table-cell>
          <table:table-cell table:style-name="ce1" office:value-type="float" office:value="-0.0826629663426199" calcext:value-type="float">
            <text:p>-0,0826629663</text:p>
          </table:table-cell>
          <table:table-cell table:style-name="ce1" office:value-type="float" office:value="-0.102771192626011" calcext:value-type="float">
            <text:p>-0,1027711926</text:p>
          </table:table-cell>
          <table:table-cell table:style-name="ce1" office:value-type="float" office:value="-0.712588955103093" calcext:value-type="float">
            <text:p>-0,712588955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443522605921219" calcext:value-type="float">
            <text:p>0,4435226059</text:p>
          </table:table-cell>
          <table:table-cell table:style-name="ce1" office:value-type="float" office:value="-0.257715962655091" calcext:value-type="float">
            <text:p>-0,2577159627</text:p>
          </table:table-cell>
          <table:table-cell table:style-name="ce1" office:value-type="float" office:value="-0.29947568309767" calcext:value-type="float">
            <text:p>-0,2994756831</text:p>
          </table:table-cell>
          <table:table-cell table:style-name="ce1" office:value-type="float" office:value="0.462406635284424" calcext:value-type="float">
            <text:p>0,4624066353</text:p>
          </table:table-cell>
          <table:table-cell table:style-name="ce1" office:value-type="float" office:value="0.462417364120483" calcext:value-type="float">
            <text:p>0,4624173641</text:p>
          </table:table-cell>
          <table:table-cell table:style-name="ce1" office:value-type="float" office:value="0.4624183177948" calcext:value-type="float">
            <text:p>0,4624183178</text:p>
          </table:table-cell>
          <table:table-cell table:style-name="ce1" office:value-type="float" office:value="-0.347179472446442" calcext:value-type="float">
            <text:p>-0,3471794724</text:p>
          </table:table-cell>
          <table:table-cell table:style-name="ce1" office:value-type="float" office:value="5.48259925842285" calcext:value-type="float">
            <text:p>5,4825992584</text:p>
          </table:table-cell>
          <table:table-cell table:style-name="ce1" office:value-type="float" office:value="-2.91418313980103" calcext:value-type="float">
            <text:p>-2,9141831398</text:p>
          </table:table-cell>
        </table:table-row>
        <table:table-row table:style-name="ro1">
          <table:table-cell table:style-name="ce1" office:value-type="string" calcext:value-type="string">
            <text:p>0.8134868144989014</text:p>
          </table:table-cell>
          <table:table-cell table:style-name="ce1" office:value-type="string" calcext:value-type="string">
            <text:p>0.012878179550170898</text:p>
          </table:table-cell>
          <table:table-cell table:style-name="ce1" office:value-type="string" calcext:value-type="string">
            <text:p>22.004148960113525</text:p>
          </table:table-cell>
          <table:table-cell table:style-name="ce1" office:value-type="float" office:value="-0.0868889391422272" calcext:value-type="float">
            <text:p>-0,0868889391</text:p>
          </table:table-cell>
          <table:table-cell table:style-name="ce1" office:value-type="float" office:value="1.15951788425446" calcext:value-type="float">
            <text:p>1,1595178843</text:p>
          </table:table-cell>
          <table:table-cell table:style-name="ce1" office:value-type="float" office:value="2.02066779136658" calcext:value-type="float">
            <text:p>2,0206677914</text:p>
          </table:table-cell>
          <table:table-cell table:style-name="ce1" office:value-type="float" office:value="-0.148234823467731" calcext:value-type="float">
            <text:p>-0,1482348235</text:p>
          </table:table-cell>
          <table:table-cell table:number-columns-repeated="2" table:style-name="ce1" office:value-type="float" office:value="-0.0264874974157569" calcext:value-type="float">
            <text:p>-0,0264874974</text:p>
          </table:table-cell>
          <table:table-cell table:style-name="ce1" office:value-type="float" office:value="-0.370408564805984" calcext:value-type="float">
            <text:p>-0,3704085648</text:p>
          </table:table-cell>
          <table:table-cell table:style-name="ce1" office:value-type="float" office:value="5.45531415939331" calcext:value-type="float">
            <text:p>5,4553141594</text:p>
          </table:table-cell>
          <table:table-cell table:style-name="ce1" office:value-type="float" office:value="-2.87701654434204" calcext:value-type="float">
            <text:p>-2,8770165443</text:p>
          </table:table-cell>
          <table:table-cell table:style-name="ce1" office:value-type="string" calcext:value-type="string">
            <text:p>-0.14823482346773054</text:p>
          </table:table-cell>
          <table:table-cell table:style-name="ce1" office:value-type="string" calcext:value-type="string">
            <text:p>-0.026487497415756872</text:p>
          </table:table-cell>
          <table:table-cell table:style-name="ce1" office:value-type="string" calcext:value-type="string">
            <text:p>-0.12657376245078988</text:p>
          </table:table-cell>
          <table:table-cell table:style-name="ce1" office:value-type="float" office:value="0.00323223869502544" calcext:value-type="float">
            <text:p>0,0032322387</text:p>
          </table:table-cell>
          <table:table-cell table:style-name="ce1" office:value-type="float" office:value="-0.072820440530777" calcext:value-type="float">
            <text:p>-0,0728204405</text:p>
          </table:table-cell>
          <table:table-cell table:style-name="ce1" office:value-type="float" office:value="-0.0919460834503174" calcext:value-type="float">
            <text:p>-0,0919460835</text:p>
          </table:table-cell>
          <table:table-cell table:style-name="ce1" office:value-type="float" office:value="-0.688730406525731" calcext:value-type="float">
            <text:p>-0,688730406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82705625075644" calcext:value-type="float">
            <text:p>-0,3827056251</text:p>
          </table:table-cell>
          <table:table-cell table:style-name="ce1" office:value-type="float" office:value="0.346891332593289" calcext:value-type="float">
            <text:p>0,3468913326</text:p>
          </table:table-cell>
          <table:table-cell table:style-name="ce1" office:value-type="float" office:value="0.4548928399811" calcext:value-type="float">
            <text:p>0,45489284</text:p>
          </table:table-cell>
          <table:table-cell table:style-name="ce1" office:value-type="float" office:value="0.457648754119873" calcext:value-type="float">
            <text:p>0,4576487541</text:p>
          </table:table-cell>
          <table:table-cell table:style-name="ce1" office:value-type="float" office:value="0.457637310028076" calcext:value-type="float">
            <text:p>0,45763731</text:p>
          </table:table-cell>
          <table:table-cell table:style-name="ce1" office:value-type="float" office:value="0.457635641098022" calcext:value-type="float">
            <text:p>0,4576356411</text:p>
          </table:table-cell>
          <table:table-cell table:style-name="ce1" office:value-type="float" office:value="-0.370408564805984" calcext:value-type="float">
            <text:p>-0,3704085648</text:p>
          </table:table-cell>
          <table:table-cell table:style-name="ce1" office:value-type="float" office:value="5.45531415939331" calcext:value-type="float">
            <text:p>5,4553141594</text:p>
          </table:table-cell>
          <table:table-cell table:style-name="ce1" office:value-type="float" office:value="-2.87701654434204" calcext:value-type="float">
            <text:p>-2,8770165443</text:p>
          </table:table-cell>
        </table:table-row>
        <table:table-row table:style-name="ro1">
          <table:table-cell table:style-name="ce1" office:value-type="string" calcext:value-type="string">
            <text:p>0.8298196792602539</text:p>
          </table:table-cell>
          <table:table-cell table:style-name="ce1" office:value-type="string" calcext:value-type="string">
            <text:p>0.01633286476135254</text:p>
          </table:table-cell>
          <table:table-cell table:style-name="ce1" office:value-type="string" calcext:value-type="string">
            <text:p>22.443197011947632</text:p>
          </table:table-cell>
          <table:table-cell table:style-name="ce1" office:value-type="float" office:value="-0.521521627902985" calcext:value-type="float">
            <text:p>-0,5215216279</text:p>
          </table:table-cell>
          <table:table-cell table:style-name="ce1" office:value-type="float" office:value="1.08723998069763" calcext:value-type="float">
            <text:p>1,0872399807</text:p>
          </table:table-cell>
          <table:table-cell table:style-name="ce1" office:value-type="float" office:value="1.98713552951813" calcext:value-type="float">
            <text:p>1,9871355295</text:p>
          </table:table-cell>
          <table:table-cell table:style-name="ce1" office:value-type="float" office:value="-0.00773043858025803" calcext:value-type="float">
            <text:p>-0,0077304386</text:p>
          </table:table-cell>
          <table:table-cell table:number-columns-repeated="2" table:style-name="ce1" office:value-type="float" office:value="-0.117825882105657" calcext:value-type="float">
            <text:p>-0,1178258821</text:p>
          </table:table-cell>
          <table:table-cell table:style-name="ce1" office:value-type="float" office:value="-0.382998049259186" calcext:value-type="float">
            <text:p>-0,3829980493</text:p>
          </table:table-cell>
          <table:table-cell table:style-name="ce1" office:value-type="float" office:value="5.42273283004761" calcext:value-type="float">
            <text:p>5,42273283</text:p>
          </table:table-cell>
          <table:table-cell table:style-name="ce1" office:value-type="float" office:value="-2.83836674690247" calcext:value-type="float">
            <text:p>-2,8383667469</text:p>
          </table:table-cell>
          <table:table-cell table:style-name="ce1" office:value-type="string" calcext:value-type="string">
            <text:p>-0.007730438580258032</text:p>
          </table:table-cell>
          <table:table-cell table:style-name="ce1" office:value-type="string" calcext:value-type="string">
            <text:p>-0.11782588210565666</text:p>
          </table:table-cell>
          <table:table-cell table:style-name="ce1" office:value-type="string" calcext:value-type="string">
            <text:p>-0.13277335453806707</text:p>
          </table:table-cell>
          <table:table-cell table:style-name="ce1" office:value-type="float" office:value="0.00538711422681809" calcext:value-type="float">
            <text:p>0,0053871142</text:p>
          </table:table-cell>
          <table:table-cell table:style-name="ce1" office:value-type="float" office:value="-0.0718901088237763" calcext:value-type="float">
            <text:p>-0,0718901088</text:p>
          </table:table-cell>
          <table:table-cell table:style-name="ce1" office:value-type="float" office:value="-0.089474725151062" calcext:value-type="float">
            <text:p>-0,0894747252</text:p>
          </table:table-cell>
          <table:table-cell table:style-name="ce1" office:value-type="float" office:value="-0.650513810919388" calcext:value-type="float">
            <text:p>-0,65051381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790210867946088" calcext:value-type="float">
            <text:p>0,0790210868</text:p>
          </table:table-cell>
          <table:table-cell table:style-name="ce1" office:value-type="float" office:value="0.0341160227732868" calcext:value-type="float">
            <text:p>0,0341160228</text:p>
          </table:table-cell>
          <table:table-cell table:style-name="ce1" office:value-type="float" office:value="0.108054824519798" calcext:value-type="float">
            <text:p>0,1080548245</text:p>
          </table:table-cell>
          <table:table-cell table:style-name="ce1" office:value-type="float" office:value="0.43983268737793" calcext:value-type="float">
            <text:p>0,4398326874</text:p>
          </table:table-cell>
          <table:table-cell table:style-name="ce1" office:value-type="float" office:value="0.439832925796509" calcext:value-type="float">
            <text:p>0,4398329258</text:p>
          </table:table-cell>
          <table:table-cell table:style-name="ce1" office:value-type="float" office:value="0.439833402633667" calcext:value-type="float">
            <text:p>0,4398334026</text:p>
          </table:table-cell>
          <table:table-cell table:style-name="ce1" office:value-type="float" office:value="-0.382998049259186" calcext:value-type="float">
            <text:p>-0,3829980493</text:p>
          </table:table-cell>
          <table:table-cell table:style-name="ce1" office:value-type="float" office:value="5.42273283004761" calcext:value-type="float">
            <text:p>5,42273283</text:p>
          </table:table-cell>
          <table:table-cell table:style-name="ce1" office:value-type="float" office:value="-2.83836674690247" calcext:value-type="float">
            <text:p>-2,8383667469</text:p>
          </table:table-cell>
        </table:table-row>
        <table:table-row table:style-name="ro1">
          <table:table-cell table:style-name="ce1" office:value-type="string" calcext:value-type="string">
            <text:p>0.8435277938842773</text:p>
          </table:table-cell>
          <table:table-cell table:style-name="ce1" office:value-type="string" calcext:value-type="string">
            <text:p>0.013708114624023438</text:p>
          </table:table-cell>
          <table:table-cell table:style-name="ce1" office:value-type="string" calcext:value-type="string">
            <text:p>22.899954080581665</text:p>
          </table:table-cell>
          <table:table-cell table:style-name="ce1" office:value-type="float" office:value="-0.124492570757866" calcext:value-type="float">
            <text:p>-0,1244925708</text:p>
          </table:table-cell>
          <table:table-cell table:style-name="ce1" office:value-type="float" office:value="1.09148144721985" calcext:value-type="float">
            <text:p>1,0914814472</text:p>
          </table:table-cell>
          <table:table-cell table:style-name="ce1" office:value-type="float" office:value="1.95255565643311" calcext:value-type="float">
            <text:p>1,9525556564</text:p>
          </table:table-cell>
          <table:table-cell table:style-name="ce1" office:value-type="float" office:value="0.290396439047589" calcext:value-type="float">
            <text:p>0,290396439</text:p>
          </table:table-cell>
          <table:table-cell table:number-columns-repeated="2" table:style-name="ce1" office:value-type="float" office:value="-0.0766504498983246" calcext:value-type="float">
            <text:p>-0,0766504499</text:p>
          </table:table-cell>
          <table:table-cell table:style-name="ce1" office:value-type="float" office:value="-0.394909203052521" calcext:value-type="float">
            <text:p>-0,3949092031</text:p>
          </table:table-cell>
          <table:table-cell table:style-name="ce1" office:value-type="float" office:value="5.38993263244629" calcext:value-type="float">
            <text:p>5,3899326324</text:p>
          </table:table-cell>
          <table:table-cell table:style-name="ce1" office:value-type="float" office:value="-2.80255627632141" calcext:value-type="float">
            <text:p>-2,8025562763</text:p>
          </table:table-cell>
          <table:table-cell table:style-name="ce1" office:value-type="string" calcext:value-type="string">
            <text:p>0.29039643904758894</text:p>
          </table:table-cell>
          <table:table-cell table:style-name="ce1" office:value-type="string" calcext:value-type="string">
            <text:p>-0.07665044989832459</text:p>
          </table:table-cell>
          <table:table-cell table:style-name="ce1" office:value-type="string" calcext:value-type="string">
            <text:p>-0.13189266788195445</text:p>
          </table:table-cell>
          <table:table-cell table:style-name="ce1" office:value-type="float" office:value="0.032334340929985" calcext:value-type="float">
            <text:p>0,0323343409</text:p>
          </table:table-cell>
          <table:table-cell table:style-name="ce1" office:value-type="float" office:value="-0.0674088788032532" calcext:value-type="float">
            <text:p>-0,0674088788</text:p>
          </table:table-cell>
          <table:table-cell table:style-name="ce1" office:value-type="float" office:value="-0.0877310475349426" calcext:value-type="float">
            <text:p>-0,0877310475</text:p>
          </table:table-cell>
          <table:table-cell table:style-name="ce1" office:value-type="float" office:value="-0.412696793332482" calcext:value-type="float">
            <text:p>-0,41269679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53129215404145" calcext:value-type="float">
            <text:p>0,9531292154</text:p>
          </table:table-cell>
          <table:table-cell table:style-name="ce1" office:value-type="float" office:value="0.158503148830266" calcext:value-type="float">
            <text:p>0,1585031488</text:p>
          </table:table-cell>
          <table:table-cell table:style-name="ce1" office:value-type="float" office:value="0.0735351861195275" calcext:value-type="float">
            <text:p>0,0735351861</text:p>
          </table:table-cell>
          <table:table-cell table:style-name="ce1" office:value-type="float" office:value="0.456006050109863" calcext:value-type="float">
            <text:p>0,4560060501</text:p>
          </table:table-cell>
          <table:table-cell table:number-columns-repeated="2" table:style-name="ce1" office:value-type="float" office:value="0.456002950668335" calcext:value-type="float">
            <text:p>0,4560029507</text:p>
          </table:table-cell>
          <table:table-cell table:style-name="ce1" office:value-type="float" office:value="-0.394909203052521" calcext:value-type="float">
            <text:p>-0,3949092031</text:p>
          </table:table-cell>
          <table:table-cell table:style-name="ce1" office:value-type="float" office:value="5.38993263244629" calcext:value-type="float">
            <text:p>5,3899326324</text:p>
          </table:table-cell>
          <table:table-cell table:style-name="ce1" office:value-type="float" office:value="-2.80255627632141" calcext:value-type="float">
            <text:p>-2,8025562763</text:p>
          </table:table-cell>
        </table:table-row>
        <table:table-row table:style-name="ro1">
          <table:table-cell table:style-name="ce1" office:value-type="string" calcext:value-type="string">
            <text:p>0.8562605381011963</text:p>
          </table:table-cell>
          <table:table-cell table:style-name="ce1" office:value-type="string" calcext:value-type="string">
            <text:p>0.012732744216918945</text:p>
          </table:table-cell>
          <table:table-cell table:style-name="ce1" office:value-type="string" calcext:value-type="string">
            <text:p>23.37941265106201</text:p>
          </table:table-cell>
          <table:table-cell table:style-name="ce1" office:value-type="float" office:value="-0.170925855636597" calcext:value-type="float">
            <text:p>-0,1709258556</text:p>
          </table:table-cell>
          <table:table-cell table:style-name="ce1" office:value-type="float" office:value="1.07319033145905" calcext:value-type="float">
            <text:p>1,0731903315</text:p>
          </table:table-cell>
          <table:table-cell table:style-name="ce1" office:value-type="float" office:value="1.88975882530212" calcext:value-type="float">
            <text:p>1,8897588253</text:p>
          </table:table-cell>
          <table:table-cell table:style-name="ce1" office:value-type="float" office:value="-0.256306041861067" calcext:value-type="float">
            <text:p>-0,2563060419</text:p>
          </table:table-cell>
          <table:table-cell table:number-columns-repeated="2" table:style-name="ce1" office:value-type="float" office:value="-0.126281206230052" calcext:value-type="float">
            <text:p>-0,1262812062</text:p>
          </table:table-cell>
          <table:table-cell table:style-name="ce1" office:value-type="float" office:value="-0.415431767702103" calcext:value-type="float">
            <text:p>-0,4154317677</text:p>
          </table:table-cell>
          <table:table-cell table:style-name="ce1" office:value-type="float" office:value="5.36970138549805" calcext:value-type="float">
            <text:p>5,3697013855</text:p>
          </table:table-cell>
          <table:table-cell table:style-name="ce1" office:value-type="float" office:value="-2.76826453208923" calcext:value-type="float">
            <text:p>-2,7682645321</text:p>
          </table:table-cell>
          <table:table-cell table:style-name="ce1" office:value-type="string" calcext:value-type="string">
            <text:p>-0.25630604186106676</text:p>
          </table:table-cell>
          <table:table-cell table:style-name="ce1" office:value-type="string" calcext:value-type="string">
            <text:p>-0.12628120623005226</text:p>
          </table:table-cell>
          <table:table-cell table:style-name="ce1" office:value-type="string" calcext:value-type="string">
            <text:p>-0.13013006909935707</text:p>
          </table:table-cell>
          <table:table-cell table:style-name="ce1" office:value-type="float" office:value="0.00771853938698769" calcext:value-type="float">
            <text:p>0,0077185394</text:p>
          </table:table-cell>
          <table:table-cell table:style-name="ce1" office:value-type="float" office:value="-0.0676718497276306" calcext:value-type="float">
            <text:p>-0,0676718497</text:p>
          </table:table-cell>
          <table:table-cell table:style-name="ce1" office:value-type="float" office:value="-0.0859328941345215" calcext:value-type="float">
            <text:p>-0,0859328941</text:p>
          </table:table-cell>
          <table:table-cell table:style-name="ce1" office:value-type="float" office:value="-0.353001292788973" calcext:value-type="float">
            <text:p>-0,35300129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27988165599566" calcext:value-type="float">
            <text:p>-0,8279881656</text:p>
          </table:table-cell>
          <table:table-cell table:style-name="ce1" office:value-type="float" office:value="-0.00884527627939538" calcext:value-type="float">
            <text:p>-0,0088452763</text:p>
          </table:table-cell>
          <table:table-cell table:style-name="ce1" office:value-type="float" office:value="0.0721130014065761" calcext:value-type="float">
            <text:p>0,0721130014</text:p>
          </table:table-cell>
          <table:table-cell table:style-name="ce1" office:value-type="float" office:value="0.479510545730591" calcext:value-type="float">
            <text:p>0,4795105457</text:p>
          </table:table-cell>
          <table:table-cell table:style-name="ce1" office:value-type="float" office:value="0.479517698287964" calcext:value-type="float">
            <text:p>0,4795176983</text:p>
          </table:table-cell>
          <table:table-cell table:style-name="ce1" office:value-type="float" office:value="0.479523420333862" calcext:value-type="float">
            <text:p>0,4795234203</text:p>
          </table:table-cell>
          <table:table-cell table:style-name="ce1" office:value-type="float" office:value="-0.415431767702103" calcext:value-type="float">
            <text:p>-0,4154317677</text:p>
          </table:table-cell>
          <table:table-cell table:style-name="ce1" office:value-type="float" office:value="5.36970138549805" calcext:value-type="float">
            <text:p>5,3697013855</text:p>
          </table:table-cell>
          <table:table-cell table:style-name="ce1" office:value-type="float" office:value="-2.76826453208923" calcext:value-type="float">
            <text:p>-2,7682645321</text:p>
          </table:table-cell>
        </table:table-row>
        <table:table-row table:style-name="ro1">
          <table:table-cell table:style-name="ce1" office:value-type="string" calcext:value-type="string">
            <text:p>0.8737227916717529</text:p>
          </table:table-cell>
          <table:table-cell table:style-name="ce1" office:value-type="string" calcext:value-type="string">
            <text:p>0.01746225357055664</text:p>
          </table:table-cell>
          <table:table-cell table:style-name="ce1" office:value-type="string" calcext:value-type="string">
            <text:p>23.856913089752197</text:p>
          </table:table-cell>
          <table:table-cell table:style-name="ce1" office:value-type="float" office:value="-0.55927836894989" calcext:value-type="float">
            <text:p>-0,5592783689</text:p>
          </table:table-cell>
          <table:table-cell table:style-name="ce1" office:value-type="float" office:value="1.03786480426788" calcext:value-type="float">
            <text:p>1,0378648043</text:p>
          </table:table-cell>
          <table:table-cell table:style-name="ce1" office:value-type="float" office:value="1.87655103206635" calcext:value-type="float">
            <text:p>1,8765510321</text:p>
          </table:table-cell>
          <table:table-cell table:style-name="ce1" office:value-type="float" office:value="0.0239852057542024" calcext:value-type="float">
            <text:p>0,0239852058</text:p>
          </table:table-cell>
          <table:table-cell table:number-columns-repeated="2" table:style-name="ce1" office:value-type="float" office:value="-0.111285162897808" calcext:value-type="float">
            <text:p>-0,1112851629</text:p>
          </table:table-cell>
          <table:table-cell table:style-name="ce1" office:value-type="float" office:value="-0.401322901248932" calcext:value-type="float">
            <text:p>-0,4013229012</text:p>
          </table:table-cell>
          <table:table-cell table:style-name="ce1" office:value-type="float" office:value="5.34805345535278" calcext:value-type="float">
            <text:p>5,3480534554</text:p>
          </table:table-cell>
          <table:table-cell table:style-name="ce1" office:value-type="float" office:value="-2.73053765296936" calcext:value-type="float">
            <text:p>-2,730537653</text:p>
          </table:table-cell>
          <table:table-cell table:style-name="ce1" office:value-type="string" calcext:value-type="string">
            <text:p>0.023985205754202356</text:p>
          </table:table-cell>
          <table:table-cell table:style-name="ce1" office:value-type="string" calcext:value-type="string">
            <text:p>-0.1112851628978076</text:p>
          </table:table-cell>
          <table:table-cell table:style-name="ce1" office:value-type="string" calcext:value-type="string">
            <text:p>-0.12539348469193826</text:p>
          </table:table-cell>
          <table:table-cell table:style-name="ce1" office:value-type="float" office:value="0.010597403049469" calcext:value-type="float">
            <text:p>0,010597403</text:p>
          </table:table-cell>
          <table:table-cell table:style-name="ce1" office:value-type="float" office:value="-0.0665378005504608" calcext:value-type="float">
            <text:p>-0,0665378006</text:p>
          </table:table-cell>
          <table:table-cell table:style-name="ce1" office:value-type="float" office:value="-0.0826674589157104" calcext:value-type="float">
            <text:p>-0,0826674589</text:p>
          </table:table-cell>
          <table:table-cell table:style-name="ce1" office:value-type="float" office:value="-0.271039931194706" calcext:value-type="float">
            <text:p>-0,27103993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968340300055489" calcext:value-type="float">
            <text:p>0,09683403</text:p>
          </table:table-cell>
          <table:table-cell table:style-name="ce1" office:value-type="float" office:value="0.0381445344157736" calcext:value-type="float">
            <text:p>0,0381445344</text:p>
          </table:table-cell>
          <table:table-cell table:style-name="ce1" office:value-type="float" office:value="0.130958968950887" calcext:value-type="float">
            <text:p>0,130958969</text:p>
          </table:table-cell>
          <table:table-cell table:style-name="ce1" office:value-type="float" office:value="0.479514122009277" calcext:value-type="float">
            <text:p>0,479514122</text:p>
          </table:table-cell>
          <table:table-cell table:style-name="ce1" office:value-type="float" office:value="0.47952127456665" calcext:value-type="float">
            <text:p>0,4795212746</text:p>
          </table:table-cell>
          <table:table-cell table:style-name="ce1" office:value-type="float" office:value="0.479515314102173" calcext:value-type="float">
            <text:p>0,4795153141</text:p>
          </table:table-cell>
          <table:table-cell table:style-name="ce1" office:value-type="float" office:value="-0.401322901248932" calcext:value-type="float">
            <text:p>-0,4013229012</text:p>
          </table:table-cell>
          <table:table-cell table:style-name="ce1" office:value-type="float" office:value="5.34805345535278" calcext:value-type="float">
            <text:p>5,3480534554</text:p>
          </table:table-cell>
          <table:table-cell table:style-name="ce1" office:value-type="float" office:value="-2.73053765296936" calcext:value-type="float">
            <text:p>-2,730537653</text:p>
          </table:table-cell>
        </table:table-row>
        <table:table-row table:style-name="ro1">
          <table:table-cell table:style-name="ce1" office:value-type="string" calcext:value-type="string">
            <text:p>0.8883624076843262</text:p>
          </table:table-cell>
          <table:table-cell table:style-name="ce1" office:value-type="string" calcext:value-type="string">
            <text:p>0.014639616012573242</text:p>
          </table:table-cell>
          <table:table-cell table:style-name="ce1" office:value-type="string" calcext:value-type="string">
            <text:p>24.333603382110596</text:p>
          </table:table-cell>
          <table:table-cell table:style-name="ce1" office:value-type="float" office:value="-0.544086396694183" calcext:value-type="float">
            <text:p>-0,5440863967</text:p>
          </table:table-cell>
          <table:table-cell table:style-name="ce1" office:value-type="float" office:value="1.03075671195984" calcext:value-type="float">
            <text:p>1,030756712</text:p>
          </table:table-cell>
          <table:table-cell table:style-name="ce1" office:value-type="float" office:value="1.84392488002777" calcext:value-type="float">
            <text:p>1,84392488</text:p>
          </table:table-cell>
          <table:table-cell table:style-name="ce1" office:value-type="float" office:value="0.275788197053791" calcext:value-type="float">
            <text:p>0,2757881971</text:p>
          </table:table-cell>
          <table:table-cell table:number-columns-repeated="2" table:style-name="ce1" office:value-type="float" office:value="-0.0983871516546797" calcext:value-type="float">
            <text:p>-0,0983871517</text:p>
          </table:table-cell>
          <table:table-cell table:style-name="ce1" office:value-type="float" office:value="-0.391022056341171" calcext:value-type="float">
            <text:p>-0,3910220563</text:p>
          </table:table-cell>
          <table:table-cell table:style-name="ce1" office:value-type="float" office:value="5.32740926742554" calcext:value-type="float">
            <text:p>5,3274092674</text:p>
          </table:table-cell>
          <table:table-cell table:style-name="ce1" office:value-type="float" office:value="-2.69694352149963" calcext:value-type="float">
            <text:p>-2,6969435215</text:p>
          </table:table-cell>
          <table:table-cell table:style-name="ce1" office:value-type="string" calcext:value-type="string">
            <text:p>0.275788197053791</text:p>
          </table:table-cell>
          <table:table-cell table:style-name="ce1" office:value-type="string" calcext:value-type="string">
            <text:p>-0.09838715165467965</text:p>
          </table:table-cell>
          <table:table-cell table:style-name="ce1" office:value-type="string" calcext:value-type="string">
            <text:p>-0.12728482580846065</text:p>
          </table:table-cell>
          <table:table-cell table:style-name="ce1" office:value-type="float" office:value="0.0346752588748932" calcext:value-type="float">
            <text:p>0,0346752589</text:p>
          </table:table-cell>
          <table:table-cell table:style-name="ce1" office:value-type="float" office:value="-0.0643476178646088" calcext:value-type="float">
            <text:p>-0,0643476179</text:p>
          </table:table-cell>
          <table:table-cell table:style-name="ce1" office:value-type="float" office:value="-0.08198065366745" calcext:value-type="float">
            <text:p>-0,0819806537</text:p>
          </table:table-cell>
          <table:table-cell table:style-name="ce1" office:value-type="float" office:value="-0.00564891061912842" calcext:value-type="float">
            <text:p>-0,00564891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18404329401929" calcext:value-type="float">
            <text:p>0,8184043294</text:p>
          </table:table-cell>
          <table:table-cell table:style-name="ce1" office:value-type="float" office:value="0.0744422583387428" calcext:value-type="float">
            <text:p>0,0744422583</text:p>
          </table:table-cell>
          <table:table-cell table:style-name="ce1" office:value-type="float" office:value="0.0278331143595708" calcext:value-type="float">
            <text:p>0,0278331144</text:p>
          </table:table-cell>
          <table:table-cell table:style-name="ce1" office:value-type="float" office:value="0.474524021148682" calcext:value-type="float">
            <text:p>0,4745240211</text:p>
          </table:table-cell>
          <table:table-cell table:style-name="ce1" office:value-type="float" office:value="0.474535942077637" calcext:value-type="float">
            <text:p>0,4745359421</text:p>
          </table:table-cell>
          <table:table-cell table:style-name="ce1" office:value-type="float" office:value="0.474535226821899" calcext:value-type="float">
            <text:p>0,4745352268</text:p>
          </table:table-cell>
          <table:table-cell table:style-name="ce1" office:value-type="float" office:value="-0.391022056341171" calcext:value-type="float">
            <text:p>-0,3910220563</text:p>
          </table:table-cell>
          <table:table-cell table:style-name="ce1" office:value-type="float" office:value="5.32740926742554" calcext:value-type="float">
            <text:p>5,3274092674</text:p>
          </table:table-cell>
          <table:table-cell table:style-name="ce1" office:value-type="float" office:value="-2.69694352149963" calcext:value-type="float">
            <text:p>-2,6969435215</text:p>
          </table:table-cell>
        </table:table-row>
        <table:table-row table:style-name="ro1">
          <table:table-cell table:style-name="ce1" office:value-type="string" calcext:value-type="string">
            <text:p>0.9032077789306641</text:p>
          </table:table-cell>
          <table:table-cell table:style-name="ce1" office:value-type="string" calcext:value-type="string">
            <text:p>0.01484537124633789</text:p>
          </table:table-cell>
          <table:table-cell table:style-name="ce1" office:value-type="string" calcext:value-type="string">
            <text:p>24.782404899597168</text:p>
          </table:table-cell>
          <table:table-cell table:style-name="ce1" office:value-type="float" office:value="-0.358416260778904" calcext:value-type="float">
            <text:p>-0,3584162608</text:p>
          </table:table-cell>
          <table:table-cell table:style-name="ce1" office:value-type="float" office:value="1.16446352601051" calcext:value-type="float">
            <text:p>1,164463526</text:p>
          </table:table-cell>
          <table:table-cell table:style-name="ce1" office:value-type="float" office:value="1.97863504588604" calcext:value-type="float">
            <text:p>1,9786350459</text:p>
          </table:table-cell>
          <table:table-cell table:style-name="ce1" office:value-type="float" office:value="0.0371117466458322" calcext:value-type="float">
            <text:p>0,0371117466</text:p>
          </table:table-cell>
          <table:table-cell table:number-columns-repeated="2" table:style-name="ce1" office:value-type="float" office:value="-0.115235661332153" calcext:value-type="float">
            <text:p>-0,1152356613</text:p>
          </table:table-cell>
          <table:table-cell table:style-name="ce1" office:value-type="float" office:value="-0.399445116519928" calcext:value-type="float">
            <text:p>-0,3994451165</text:p>
          </table:table-cell>
          <table:table-cell table:style-name="ce1" office:value-type="float" office:value="5.30412340164185" calcext:value-type="float">
            <text:p>5,3041234016</text:p>
          </table:table-cell>
          <table:table-cell table:style-name="ce1" office:value-type="float" office:value="-2.66483807563782" calcext:value-type="float">
            <text:p>-2,6648380756</text:p>
          </table:table-cell>
          <table:table-cell table:style-name="ce1" office:value-type="string" calcext:value-type="string">
            <text:p>0.03711174664583221</text:p>
          </table:table-cell>
          <table:table-cell table:style-name="ce1" office:value-type="string" calcext:value-type="string">
            <text:p>-0.11523566133215281</text:p>
          </table:table-cell>
          <table:table-cell table:style-name="ce1" office:value-type="string" calcext:value-type="string">
            <text:p>-0.12446705434967813</text:p>
          </table:table-cell>
          <table:table-cell table:style-name="ce1" office:value-type="float" office:value="0.0337333565950394" calcext:value-type="float">
            <text:p>0,0337333566</text:p>
          </table:table-cell>
          <table:table-cell table:style-name="ce1" office:value-type="float" office:value="-0.06390691614151" calcext:value-type="float">
            <text:p>-0,0639069161</text:p>
          </table:table-cell>
          <table:table-cell table:style-name="ce1" office:value-type="float" office:value="-0.0802840937614441" calcext:value-type="float">
            <text:p>-0,0802840938</text:p>
          </table:table-cell>
          <table:table-cell table:style-name="ce1" office:value-type="float" office:value="0.23860028532802" calcext:value-type="float">
            <text:p>0,23860028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38414438222924" calcext:value-type="float">
            <text:p>-0,0338414438</text:p>
          </table:table-cell>
          <table:table-cell table:style-name="ce1" office:value-type="float" office:value="0.0158347620656176" calcext:value-type="float">
            <text:p>0,0158347621</text:p>
          </table:table-cell>
          <table:table-cell table:style-name="ce1" office:value-type="float" office:value="0.0726815764706382" calcext:value-type="float">
            <text:p>0,0726815765</text:p>
          </table:table-cell>
          <table:table-cell table:style-name="ce1" office:value-type="float" office:value="0.44891619682312" calcext:value-type="float">
            <text:p>0,4489161968</text:p>
          </table:table-cell>
          <table:table-cell table:number-columns-repeated="2" table:style-name="ce1" office:value-type="float" office:value="0.448891639709473" calcext:value-type="float">
            <text:p>0,4488916397</text:p>
          </table:table-cell>
          <table:table-cell table:style-name="ce1" office:value-type="float" office:value="-0.399445116519928" calcext:value-type="float">
            <text:p>-0,3994451165</text:p>
          </table:table-cell>
          <table:table-cell table:style-name="ce1" office:value-type="float" office:value="5.30412340164185" calcext:value-type="float">
            <text:p>5,3041234016</text:p>
          </table:table-cell>
          <table:table-cell table:style-name="ce1" office:value-type="float" office:value="-2.66483807563782" calcext:value-type="float">
            <text:p>-2,6648380756</text:p>
          </table:table-cell>
        </table:table-row>
        <table:table-row table:style-name="ro1">
          <table:table-cell table:style-name="ce1" office:value-type="string" calcext:value-type="string">
            <text:p>0.9162993431091309</text:p>
          </table:table-cell>
          <table:table-cell table:style-name="ce1" office:value-type="string" calcext:value-type="string">
            <text:p>0.013091564178466797</text:p>
          </table:table-cell>
          <table:table-cell table:style-name="ce1" office:value-type="string" calcext:value-type="string">
            <text:p>25.24304986000061</text:p>
          </table:table-cell>
          <table:table-cell table:style-name="ce1" office:value-type="float" office:value="-0.150458082556725" calcext:value-type="float">
            <text:p>-0,1504580826</text:p>
          </table:table-cell>
          <table:table-cell table:style-name="ce1" office:value-type="float" office:value="1.02153122425079" calcext:value-type="float">
            <text:p>1,0215312243</text:p>
          </table:table-cell>
          <table:table-cell table:style-name="ce1" office:value-type="float" office:value="1.78020131587982" calcext:value-type="float">
            <text:p>1,7802013159</text:p>
          </table:table-cell>
          <table:table-cell table:style-name="ce1" office:value-type="float" office:value="-0.0741186369466344" calcext:value-type="float">
            <text:p>-0,0741186369</text:p>
          </table:table-cell>
          <table:table-cell table:number-columns-repeated="2" table:style-name="ce1" office:value-type="float" office:value="-0.213851461960825" calcext:value-type="float">
            <text:p>-0,213851462</text:p>
          </table:table-cell>
          <table:table-cell table:style-name="ce1" office:value-type="float" office:value="-0.399445116519928" calcext:value-type="float">
            <text:p>-0,3994451165</text:p>
          </table:table-cell>
          <table:table-cell table:style-name="ce1" office:value-type="float" office:value="5.30412340164185" calcext:value-type="float">
            <text:p>5,3041234016</text:p>
          </table:table-cell>
          <table:table-cell table:style-name="ce1" office:value-type="float" office:value="-2.66483807563782" calcext:value-type="float">
            <text:p>-2,6648380756</text:p>
          </table:table-cell>
          <table:table-cell table:style-name="ce1" office:value-type="string" calcext:value-type="string">
            <text:p>-0.07411863694663437</text:p>
          </table:table-cell>
          <table:table-cell table:style-name="ce1" office:value-type="string" calcext:value-type="string">
            <text:p>-0.2138514619608255</text:p>
          </table:table-cell>
          <table:table-cell table:style-name="ce1" office:value-type="string" calcext:value-type="string">
            <text:p>-0.1406023573455554</text:p>
          </table:table-cell>
          <table:table-cell table:style-name="ce1" office:value-type="float" office:value="0.022221808168292" calcext:value-type="float">
            <text:p>0,0222218082</text:p>
          </table:table-cell>
          <table:table-cell table:style-name="ce1" office:value-type="float" office:value="-0.0721967386126518" calcext:value-type="float">
            <text:p>-0,0721967386</text:p>
          </table:table-cell>
          <table:table-cell table:style-name="ce1" office:value-type="float" office:value="-0.0872890223860741" calcext:value-type="float">
            <text:p>-0,0872890224</text:p>
          </table:table-cell>
          <table:table-cell table:style-name="ce1" office:value-type="float" office:value="0.403646957804836" calcext:value-type="float">
            <text:p>0,403646957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03202287294906" calcext:value-type="float">
            <text:p>-0,4032022873</text:p>
          </table:table-cell>
          <table:table-cell table:style-name="ce1" office:value-type="float" office:value="-0.290354994400589" calcext:value-type="float">
            <text:p>-0,2903549944</text:p>
          </table:table-cell>
          <table:table-cell table:style-name="ce1" office:value-type="float" office:value="-0.292533398379254" calcext:value-type="float">
            <text:p>-0,2925333984</text:p>
          </table:table-cell>
          <table:table-cell table:style-name="ce1" office:value-type="float" office:value="0.460488796234131" calcext:value-type="float">
            <text:p>0,4604887962</text:p>
          </table:table-cell>
          <table:table-cell table:style-name="ce1" office:value-type="float" office:value="0.46049427986145" calcext:value-type="float">
            <text:p>0,4604942799</text:p>
          </table:table-cell>
          <table:table-cell table:style-name="ce1" office:value-type="float" office:value="0.460494995117188" calcext:value-type="float">
            <text:p>0,4604949951</text:p>
          </table:table-cell>
          <table:table-cell table:style-name="ce1" office:value-type="float" office:value="-0.399445116519928" calcext:value-type="float">
            <text:p>-0,3994451165</text:p>
          </table:table-cell>
          <table:table-cell table:style-name="ce1" office:value-type="float" office:value="5.30412340164185" calcext:value-type="float">
            <text:p>5,3041234016</text:p>
          </table:table-cell>
          <table:table-cell table:style-name="ce1" office:value-type="float" office:value="-2.66483807563782" calcext:value-type="float">
            <text:p>-2,6648380756</text:p>
          </table:table-cell>
        </table:table-row>
        <table:table-row table:style-name="ro1">
          <table:table-cell table:style-name="ce1" office:value-type="string" calcext:value-type="string">
            <text:p>0.9309248924255371</text:p>
          </table:table-cell>
          <table:table-cell table:style-name="ce1" office:value-type="string" calcext:value-type="string">
            <text:p>0.01462554931640625</text:p>
          </table:table-cell>
          <table:table-cell table:style-name="ce1" office:value-type="string" calcext:value-type="string">
            <text:p>25.690712451934814</text:p>
          </table:table-cell>
          <table:table-cell table:style-name="ce1" office:value-type="float" office:value="-0.544936716556549" calcext:value-type="float">
            <text:p>-0,5449367166</text:p>
          </table:table-cell>
          <table:table-cell table:style-name="ce1" office:value-type="float" office:value="0.993401348590851" calcext:value-type="float">
            <text:p>0,9934013486</text:p>
          </table:table-cell>
          <table:table-cell table:style-name="ce1" office:value-type="float" office:value="1.75844264030457" calcext:value-type="float">
            <text:p>1,7584426403</text:p>
          </table:table-cell>
          <table:table-cell table:style-name="ce1" office:value-type="float" office:value="-0.101183548475961" calcext:value-type="float">
            <text:p>-0,1011835485</text:p>
          </table:table-cell>
          <table:table-cell table:number-columns-repeated="2" table:style-name="ce1" office:value-type="float" office:value="-0.0252463510632364" calcext:value-type="float">
            <text:p>-0,0252463511</text:p>
          </table:table-cell>
          <table:table-cell table:style-name="ce1" office:value-type="float" office:value="-0.373968511819839" calcext:value-type="float">
            <text:p>-0,3739685118</text:p>
          </table:table-cell>
          <table:table-cell table:style-name="ce1" office:value-type="float" office:value="5.2823977470398" calcext:value-type="float">
            <text:p>5,282397747</text:p>
          </table:table-cell>
          <table:table-cell table:style-name="ce1" office:value-type="float" office:value="-2.63324165344238" calcext:value-type="float">
            <text:p>-2,6332416534</text:p>
          </table:table-cell>
          <table:table-cell table:style-name="ce1" office:value-type="string" calcext:value-type="string">
            <text:p>-0.1011835484759609</text:p>
          </table:table-cell>
          <table:table-cell table:style-name="ce1" office:value-type="string" calcext:value-type="string">
            <text:p>-0.025246351063236375</text:p>
          </table:table-cell>
          <table:table-cell table:style-name="ce1" office:value-type="string" calcext:value-type="string">
            <text:p>-0.11190064405113644</text:p>
          </table:table-cell>
          <table:table-cell table:style-name="ce1" office:value-type="float" office:value="0.00932840111851692" calcext:value-type="float">
            <text:p>0,0093284011</text:p>
          </table:table-cell>
          <table:table-cell table:style-name="ce1" office:value-type="float" office:value="-0.0633349359035492" calcext:value-type="float">
            <text:p>-0,0633349359</text:p>
          </table:table-cell>
          <table:table-cell table:style-name="ce1" office:value-type="float" office:value="-0.0769704684257507" calcext:value-type="float">
            <text:p>-0,0769704684</text:p>
          </table:table-cell>
          <table:table-cell table:style-name="ce1" office:value-type="float" office:value="0.471074161440208" calcext:value-type="float">
            <text:p>0,47107416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64041025881795" calcext:value-type="float">
            <text:p>-0,4640410259</text:p>
          </table:table-cell>
          <table:table-cell table:style-name="ce1" office:value-type="float" office:value="0.318944355390891" calcext:value-type="float">
            <text:p>0,3189443554</text:p>
          </table:table-cell>
          <table:table-cell table:style-name="ce1" office:value-type="float" office:value="0.442792974984572" calcext:value-type="float">
            <text:p>0,442792975</text:p>
          </table:table-cell>
          <table:table-cell table:style-name="ce1" office:value-type="float" office:value="0.448146104812622" calcext:value-type="float">
            <text:p>0,4481461048</text:p>
          </table:table-cell>
          <table:table-cell table:style-name="ce1" office:value-type="float" office:value="0.448141813278198" calcext:value-type="float">
            <text:p>0,4481418133</text:p>
          </table:table-cell>
          <table:table-cell table:style-name="ce1" office:value-type="float" office:value="0.448141098022461" calcext:value-type="float">
            <text:p>0,448141098</text:p>
          </table:table-cell>
          <table:table-cell table:style-name="ce1" office:value-type="float" office:value="-0.373968511819839" calcext:value-type="float">
            <text:p>-0,3739685118</text:p>
          </table:table-cell>
          <table:table-cell table:style-name="ce1" office:value-type="float" office:value="5.2823977470398" calcext:value-type="float">
            <text:p>5,282397747</text:p>
          </table:table-cell>
          <table:table-cell table:style-name="ce1" office:value-type="float" office:value="-2.63324165344238" calcext:value-type="float">
            <text:p>-2,6332416534</text:p>
          </table:table-cell>
        </table:table-row>
        <table:table-row table:style-name="ro1">
          <table:table-cell table:style-name="ce1" office:value-type="string" calcext:value-type="string">
            <text:p>0.9467136859893799</text:p>
          </table:table-cell>
          <table:table-cell table:style-name="ce1" office:value-type="string" calcext:value-type="string">
            <text:p>0.015788793563842773</text:p>
          </table:table-cell>
          <table:table-cell table:style-name="ce1" office:value-type="string" calcext:value-type="string">
            <text:p>26.158984184265137</text:p>
          </table:table-cell>
          <table:table-cell table:style-name="ce1" office:value-type="float" office:value="-0.544650197029114" calcext:value-type="float">
            <text:p>-0,544650197</text:p>
          </table:table-cell>
          <table:table-cell table:style-name="ce1" office:value-type="float" office:value="0.948662996292114" calcext:value-type="float">
            <text:p>0,9486629963</text:p>
          </table:table-cell>
          <table:table-cell table:style-name="ce1" office:value-type="float" office:value="1.72451305389404" calcext:value-type="float">
            <text:p>1,7245130539</text:p>
          </table:table-cell>
          <table:table-cell table:style-name="ce1" office:value-type="float" office:value="0.323126458570069" calcext:value-type="float">
            <text:p>0,3231264586</text:p>
          </table:table-cell>
          <table:table-cell table:number-columns-repeated="2" table:style-name="ce1" office:value-type="float" office:value="-0.0998582138473283" calcext:value-type="float">
            <text:p>-0,0998582138</text:p>
          </table:table-cell>
          <table:table-cell table:style-name="ce1" office:value-type="float" office:value="-0.365708917379379" calcext:value-type="float">
            <text:p>-0,3657089174</text:p>
          </table:table-cell>
          <table:table-cell table:style-name="ce1" office:value-type="float" office:value="5.25305938720703" calcext:value-type="float">
            <text:p>5,2530593872</text:p>
          </table:table-cell>
          <table:table-cell table:style-name="ce1" office:value-type="float" office:value="-2.59905552864075" calcext:value-type="float">
            <text:p>-2,5990555286</text:p>
          </table:table-cell>
          <table:table-cell table:style-name="ce1" office:value-type="string" calcext:value-type="string">
            <text:p>0.3231264585700693</text:p>
          </table:table-cell>
          <table:table-cell table:style-name="ce1" office:value-type="string" calcext:value-type="string">
            <text:p>-0.09985821384732833</text:p>
          </table:table-cell>
          <table:table-cell table:style-name="ce1" office:value-type="string" calcext:value-type="string">
            <text:p>-0.1206766165544483</text:p>
          </table:table-cell>
          <table:table-cell table:style-name="ce1" office:value-type="float" office:value="0.033786076426506" calcext:value-type="float">
            <text:p>0,0337860764</text:p>
          </table:table-cell>
          <table:table-cell table:style-name="ce1" office:value-type="float" office:value="-0.0615908836126328" calcext:value-type="float">
            <text:p>-0,0615908836</text:p>
          </table:table-cell>
          <table:table-cell table:style-name="ce1" office:value-type="float" office:value="-0.0758390172958374" calcext:value-type="float">
            <text:p>-0,0758390173</text:p>
          </table:table-cell>
          <table:table-cell table:style-name="ce1" office:value-type="float" office:value="0.726080473687639" calcext:value-type="float">
            <text:p>0,72608047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42982629210357" calcext:value-type="float">
            <text:p>0,8429826292</text:p>
          </table:table-cell>
          <table:table-cell table:style-name="ce1" office:value-type="float" office:value="0.0601107449671337" calcext:value-type="float">
            <text:p>0,060110745</text:p>
          </table:table-cell>
          <table:table-cell table:style-name="ce1" office:value-type="float" office:value="0.0464960296555638" calcext:value-type="float">
            <text:p>0,0464960297</text:p>
          </table:table-cell>
          <table:table-cell table:style-name="ce1" office:value-type="float" office:value="0.467955827713013" calcext:value-type="float">
            <text:p>0,4679558277</text:p>
          </table:table-cell>
          <table:table-cell table:style-name="ce1" office:value-type="float" office:value="0.467967510223389" calcext:value-type="float">
            <text:p>0,4679675102</text:p>
          </table:table-cell>
          <table:table-cell table:style-name="ce1" office:value-type="float" office:value="0.467968463897705" calcext:value-type="float">
            <text:p>0,4679684639</text:p>
          </table:table-cell>
          <table:table-cell table:style-name="ce1" office:value-type="float" office:value="-0.365708917379379" calcext:value-type="float">
            <text:p>-0,3657089174</text:p>
          </table:table-cell>
          <table:table-cell table:style-name="ce1" office:value-type="float" office:value="5.25305938720703" calcext:value-type="float">
            <text:p>5,2530593872</text:p>
          </table:table-cell>
          <table:table-cell table:style-name="ce1" office:value-type="float" office:value="-2.59905552864075" calcext:value-type="float">
            <text:p>-2,5990555286</text:p>
          </table:table-cell>
        </table:table-row>
        <table:table-row table:style-name="ro1">
          <table:table-cell table:style-name="ce1" office:value-type="string" calcext:value-type="string">
            <text:p>0.9606387615203857</text:p>
          </table:table-cell>
          <table:table-cell table:style-name="ce1" office:value-type="string" calcext:value-type="string">
            <text:p>0.01392507553100586</text:p>
          </table:table-cell>
          <table:table-cell table:style-name="ce1" office:value-type="string" calcext:value-type="string">
            <text:p>26.62824320793152</text:p>
          </table:table-cell>
          <table:table-cell table:style-name="ce1" office:value-type="float" office:value="-0.152989402413368" calcext:value-type="float">
            <text:p>-0,1529894024</text:p>
          </table:table-cell>
          <table:table-cell table:style-name="ce1" office:value-type="float" office:value="0.955556690692902" calcext:value-type="float">
            <text:p>0,9555566907</text:p>
          </table:table-cell>
          <table:table-cell table:style-name="ce1" office:value-type="float" office:value="1.6914529800415" calcext:value-type="float">
            <text:p>1,69145298</text:p>
          </table:table-cell>
          <table:table-cell table:style-name="ce1" office:value-type="float" office:value="0.0886042107156641" calcext:value-type="float">
            <text:p>0,0886042107</text:p>
          </table:table-cell>
          <table:table-cell table:number-columns-repeated="2" table:style-name="ce1" office:value-type="float" office:value="-0.0867744631357595" calcext:value-type="float">
            <text:p>-0,0867744631</text:p>
          </table:table-cell>
          <table:table-cell table:style-name="ce1" office:value-type="float" office:value="-0.380327343940735" calcext:value-type="float">
            <text:p>-0,3803273439</text:p>
          </table:table-cell>
          <table:table-cell table:style-name="ce1" office:value-type="float" office:value="5.22709894180298" calcext:value-type="float">
            <text:p>5,2270989418</text:p>
          </table:table-cell>
          <table:table-cell table:style-name="ce1" office:value-type="float" office:value="-2.56650924682617" calcext:value-type="float">
            <text:p>-2,5665092468</text:p>
          </table:table-cell>
          <table:table-cell table:style-name="ce1" office:value-type="string" calcext:value-type="string">
            <text:p>0.08860421071566407</text:p>
          </table:table-cell>
          <table:table-cell table:style-name="ce1" office:value-type="string" calcext:value-type="string">
            <text:p>-0.0867744631357595</text:p>
          </table:table-cell>
          <table:table-cell table:style-name="ce1" office:value-type="string" calcext:value-type="string">
            <text:p>-0.11827234108646706</text:p>
          </table:table-cell>
          <table:table-cell table:style-name="ce1" office:value-type="float" office:value="0.0337683122158051" calcext:value-type="float">
            <text:p>0,0337683122</text:p>
          </table:table-cell>
          <table:table-cell table:style-name="ce1" office:value-type="float" office:value="-0.0588171057701111" calcext:value-type="float">
            <text:p>-0,0588171058</text:p>
          </table:table-cell>
          <table:table-cell table:style-name="ce1" office:value-type="float" office:value="-0.0740746788024902" calcext:value-type="float">
            <text:p>-0,0740746788</text:p>
          </table:table-cell>
          <table:table-cell table:style-name="ce1" office:value-type="float" office:value="0.982419416583562" calcext:value-type="float">
            <text:p>0,98241941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608775690916717" calcext:value-type="float">
            <text:p>-0,0006087757</text:p>
          </table:table-cell>
          <table:table-cell table:style-name="ce1" office:value-type="float" office:value="0.0950598055401749" calcext:value-type="float">
            <text:p>0,0950598055</text:p>
          </table:table-cell>
          <table:table-cell table:style-name="ce1" office:value-type="float" office:value="0.0720935086409271" calcext:value-type="float">
            <text:p>0,0720935086</text:p>
          </table:table-cell>
          <table:table-cell table:style-name="ce1" office:value-type="float" office:value="0.470648765563965" calcext:value-type="float">
            <text:p>0,4706487656</text:p>
          </table:table-cell>
          <table:table-cell table:style-name="ce1" office:value-type="float" office:value="0.470633745193481" calcext:value-type="float">
            <text:p>0,4706337452</text:p>
          </table:table-cell>
          <table:table-cell table:style-name="ce1" office:value-type="float" office:value="0.470633029937744" calcext:value-type="float">
            <text:p>0,4706330299</text:p>
          </table:table-cell>
          <table:table-cell table:style-name="ce1" office:value-type="float" office:value="-0.380327343940735" calcext:value-type="float">
            <text:p>-0,3803273439</text:p>
          </table:table-cell>
          <table:table-cell table:style-name="ce1" office:value-type="float" office:value="5.22709894180298" calcext:value-type="float">
            <text:p>5,2270989418</text:p>
          </table:table-cell>
          <table:table-cell table:style-name="ce1" office:value-type="float" office:value="-2.56650924682617" calcext:value-type="float">
            <text:p>-2,5665092468</text:p>
          </table:table-cell>
        </table:table-row>
        <table:table-row table:style-name="ro1">
          <table:table-cell table:style-name="ce1" office:value-type="string" calcext:value-type="string">
            <text:p>0.9739706516265869</text:p>
          </table:table-cell>
          <table:table-cell table:style-name="ce1" office:value-type="string" calcext:value-type="string">
            <text:p>0.013331890106201172</text:p>
          </table:table-cell>
          <table:table-cell table:style-name="ce1" office:value-type="string" calcext:value-type="string">
            <text:p>27.142481327056885</text:p>
          </table:table-cell>
          <table:table-cell table:style-name="ce1" office:value-type="float" office:value="-0.134974718093872" calcext:value-type="float">
            <text:p>-0,1349747181</text:p>
          </table:table-cell>
          <table:table-cell table:style-name="ce1" office:value-type="float" office:value="0.954639434814453" calcext:value-type="float">
            <text:p>0,9546394348</text:p>
          </table:table-cell>
          <table:table-cell table:style-name="ce1" office:value-type="float" office:value="1.65507698059082" calcext:value-type="float">
            <text:p>1,6550769806</text:p>
          </table:table-cell>
          <table:table-cell table:style-name="ce1" office:value-type="float" office:value="-0.159621417626951" calcext:value-type="float">
            <text:p>-0,1596214176</text:p>
          </table:table-cell>
          <table:table-cell table:number-columns-repeated="2" table:style-name="ce1" office:value-type="float" office:value="-0.119206601837686" calcext:value-type="float">
            <text:p>-0,1192066018</text:p>
          </table:table-cell>
          <table:table-cell table:style-name="ce1" office:value-type="float" office:value="-0.368874222040176" calcext:value-type="float">
            <text:p>-0,368874222</text:p>
          </table:table-cell>
          <table:table-cell table:style-name="ce1" office:value-type="float" office:value="5.2132420539856" calcext:value-type="float">
            <text:p>5,213242054</text:p>
          </table:table-cell>
          <table:table-cell table:style-name="ce1" office:value-type="float" office:value="-2.53566813468933" calcext:value-type="float">
            <text:p>-2,5356681347</text:p>
          </table:table-cell>
          <table:table-cell table:style-name="ce1" office:value-type="string" calcext:value-type="string">
            <text:p>-0.15962141762695076</text:p>
          </table:table-cell>
          <table:table-cell table:style-name="ce1" office:value-type="string" calcext:value-type="string">
            <text:p>-0.1192066018376861</text:p>
          </table:table-cell>
          <table:table-cell table:style-name="ce1" office:value-type="string" calcext:value-type="string">
            <text:p>-0.11674531063849472</text:p>
          </table:table-cell>
          <table:table-cell table:style-name="ce1" office:value-type="float" office:value="0.00948534294962883" calcext:value-type="float">
            <text:p>0,0094853429</text:p>
          </table:table-cell>
          <table:table-cell table:style-name="ce1" office:value-type="float" office:value="-0.0592445148229599" calcext:value-type="float">
            <text:p>-0,0592445148</text:p>
          </table:table-cell>
          <table:table-cell table:style-name="ce1" office:value-type="float" office:value="-0.0723555549621582" calcext:value-type="float">
            <text:p>-0,0723555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763073764666372" calcext:value-type="float">
            <text:p>-0,7630737647</text:p>
          </table:table-cell>
          <table:table-cell table:style-name="ce1" office:value-type="float" office:value="-0.0134308034397498" calcext:value-type="float">
            <text:p>-0,0134308034</text:p>
          </table:table-cell>
          <table:table-cell table:style-name="ce1" office:value-type="float" office:value="0.064409772946539" calcext:value-type="float">
            <text:p>0,0644097729</text:p>
          </table:table-cell>
          <table:table-cell table:style-name="ce1" office:value-type="float" office:value="0.513267278671265" calcext:value-type="float">
            <text:p>0,5132672787</text:p>
          </table:table-cell>
          <table:table-cell table:style-name="ce1" office:value-type="float" office:value="0.513274908065796" calcext:value-type="float">
            <text:p>0,5132749081</text:p>
          </table:table-cell>
          <table:table-cell table:style-name="ce1" office:value-type="float" office:value="0.513277292251587" calcext:value-type="float">
            <text:p>0,5132772923</text:p>
          </table:table-cell>
          <table:table-cell table:style-name="ce1" office:value-type="float" office:value="-0.368874222040176" calcext:value-type="float">
            <text:p>-0,368874222</text:p>
          </table:table-cell>
          <table:table-cell table:style-name="ce1" office:value-type="float" office:value="5.2132420539856" calcext:value-type="float">
            <text:p>5,213242054</text:p>
          </table:table-cell>
          <table:table-cell table:style-name="ce1" office:value-type="float" office:value="-2.53566813468933" calcext:value-type="float">
            <text:p>-2,5356681347</text:p>
          </table:table-cell>
        </table:table-row>
        <table:table-row table:style-name="ro1">
          <table:table-cell table:style-name="ce1" office:value-type="string" calcext:value-type="string">
            <text:p>0.9879083633422852</text:p>
          </table:table-cell>
          <table:table-cell table:style-name="ce1" office:value-type="string" calcext:value-type="string">
            <text:p>0.013937711715698242</text:p>
          </table:table-cell>
          <table:table-cell table:style-name="ce1" office:value-type="string" calcext:value-type="string">
            <text:p>27.621389865875244</text:p>
          </table:table-cell>
          <table:table-cell table:style-name="ce1" office:value-type="float" office:value="-0.521800637245178" calcext:value-type="float">
            <text:p>-0,5218006372</text:p>
          </table:table-cell>
          <table:table-cell table:style-name="ce1" office:value-type="float" office:value="0.925775289535522" calcext:value-type="float">
            <text:p>0,9257752895</text:p>
          </table:table-cell>
          <table:table-cell table:style-name="ce1" office:value-type="float" office:value="1.62171030044556" calcext:value-type="float">
            <text:p>1,6217103004</text:p>
          </table:table-cell>
          <table:table-cell table:style-name="ce1" office:value-type="float" office:value="0.0532647044970899" calcext:value-type="float">
            <text:p>0,0532647045</text:p>
          </table:table-cell>
          <table:table-cell table:number-columns-repeated="2" table:style-name="ce1" office:value-type="float" office:value="-0.114622269451686" calcext:value-type="float">
            <text:p>-0,1146222695</text:p>
          </table:table-cell>
          <table:table-cell table:style-name="ce1" office:value-type="float" office:value="-0.342452526092529" calcext:value-type="float">
            <text:p>-0,3424525261</text:p>
          </table:table-cell>
          <table:table-cell table:style-name="ce1" office:value-type="float" office:value="5.19531679153442" calcext:value-type="float">
            <text:p>5,1953167915</text:p>
          </table:table-cell>
          <table:table-cell table:style-name="ce1" office:value-type="float" office:value="-2.50615525245666" calcext:value-type="float">
            <text:p>-2,5061552525</text:p>
          </table:table-cell>
          <table:table-cell table:style-name="ce1" office:value-type="string" calcext:value-type="string">
            <text:p>0.0532647044970899</text:p>
          </table:table-cell>
          <table:table-cell table:style-name="ce1" office:value-type="string" calcext:value-type="string">
            <text:p>-0.11462226945168556</text:p>
          </table:table-cell>
          <table:table-cell table:style-name="ce1" office:value-type="string" calcext:value-type="string">
            <text:p>-0.1145638834330859</text:p>
          </table:table-cell>
          <table:table-cell table:style-name="ce1" office:value-type="float" office:value="0.00836843252182007" calcext:value-type="float">
            <text:p>0,0083684325</text:p>
          </table:table-cell>
          <table:table-cell table:style-name="ce1" office:value-type="float" office:value="-0.0591876449584961" calcext:value-type="float">
            <text:p>-0,059187645</text:p>
          </table:table-cell>
          <table:table-cell table:style-name="ce1" office:value-type="float" office:value="-0.0704640029907227" calcext:value-type="float">
            <text:p>-0,0704640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76397560160345" calcext:value-type="float">
            <text:p>-0,037639756</text:p>
          </table:table-cell>
          <table:table-cell table:style-name="ce1" office:value-type="float" office:value="0.0019165271417306" calcext:value-type="float">
            <text:p>0,0019165271</text:p>
          </table:table-cell>
          <table:table-cell table:style-name="ce1" office:value-type="float" office:value="0.0760047823054698" calcext:value-type="float">
            <text:p>0,0760047823</text:p>
          </table:table-cell>
          <table:table-cell table:style-name="ce1" office:value-type="float" office:value="0.478607892990112" calcext:value-type="float">
            <text:p>0,478607893</text:p>
          </table:table-cell>
          <table:table-cell table:style-name="ce1" office:value-type="float" office:value="0.47860312461853" calcext:value-type="float">
            <text:p>0,4786031246</text:p>
          </table:table-cell>
          <table:table-cell table:style-name="ce1" office:value-type="float" office:value="0.478601455688477" calcext:value-type="float">
            <text:p>0,4786014557</text:p>
          </table:table-cell>
          <table:table-cell table:style-name="ce1" office:value-type="float" office:value="-0.342452526092529" calcext:value-type="float">
            <text:p>-0,3424525261</text:p>
          </table:table-cell>
          <table:table-cell table:style-name="ce1" office:value-type="float" office:value="5.19531679153442" calcext:value-type="float">
            <text:p>5,1953167915</text:p>
          </table:table-cell>
          <table:table-cell table:style-name="ce1" office:value-type="float" office:value="-2.50615525245666" calcext:value-type="float">
            <text:p>-2,5061552525</text:p>
          </table:table-cell>
        </table:table-row>
        <table:table-row table:style-name="ro1">
          <table:table-cell table:style-name="ce1" office:value-type="string" calcext:value-type="string">
            <text:p>1.0173990726470947</text:p>
          </table:table-cell>
          <table:table-cell table:style-name="ce1" office:value-type="string" calcext:value-type="string">
            <text:p>0.02949070930480957</text:p>
          </table:table-cell>
          <table:table-cell table:style-name="ce1" office:value-type="string" calcext:value-type="string">
            <text:p>28.086715936660767</text:p>
          </table:table-cell>
          <table:table-cell table:style-name="ce1" office:value-type="float" office:value="-0.1202422529459" calcext:value-type="float">
            <text:p>-0,1202422529</text:p>
          </table:table-cell>
          <table:table-cell table:style-name="ce1" office:value-type="float" office:value="0.921857357025147" calcext:value-type="float">
            <text:p>0,921857357</text:p>
          </table:table-cell>
          <table:table-cell table:style-name="ce1" office:value-type="float" office:value="1.59006679058075" calcext:value-type="float">
            <text:p>1,5900667906</text:p>
          </table:table-cell>
          <table:table-cell table:style-name="ce1" office:value-type="float" office:value="0.33342978379085" calcext:value-type="float">
            <text:p>0,3334297838</text:p>
          </table:table-cell>
          <table:table-cell table:number-columns-repeated="2" table:style-name="ce1" office:value-type="float" office:value="-0.0951109029036132" calcext:value-type="float">
            <text:p>-0,0951109029</text:p>
          </table:table-cell>
          <table:table-cell table:style-name="ce1" office:value-type="float" office:value="-0.348547279834747" calcext:value-type="float">
            <text:p>-0,3485472798</text:p>
          </table:table-cell>
          <table:table-cell table:style-name="ce1" office:value-type="float" office:value="5.17286491394043" calcext:value-type="float">
            <text:p>5,1728649139</text:p>
          </table:table-cell>
          <table:table-cell table:style-name="ce1" office:value-type="float" office:value="-2.47546792030334" calcext:value-type="float">
            <text:p>-2,4754679203</text:p>
          </table:table-cell>
          <table:table-cell table:style-name="ce1" office:value-type="string" calcext:value-type="string">
            <text:p>0.3334297837908497</text:p>
          </table:table-cell>
          <table:table-cell table:style-name="ce1" office:value-type="string" calcext:value-type="string">
            <text:p>-0.09511090290361318</text:p>
          </table:table-cell>
          <table:table-cell table:style-name="ce1" office:value-type="string" calcext:value-type="string">
            <text:p>-0.11293742611095109</text:p>
          </table:table-cell>
          <table:table-cell table:style-name="ce1" office:value-type="float" office:value="0.032351639509201" calcext:value-type="float">
            <text:p>0,0323516395</text:p>
          </table:table-cell>
          <table:table-cell table:style-name="ce1" office:value-type="float" office:value="-0.0573980679512024" calcext:value-type="float">
            <text:p>-0,057398068</text:p>
          </table:table-cell>
          <table:table-cell table:style-name="ce1" office:value-type="float" office:value="-0.0687289356231689" calcext:value-type="float">
            <text:p>-0,06872893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30773370446267" calcext:value-type="float">
            <text:p>0,8307733704</text:p>
          </table:table-cell>
          <table:table-cell table:style-name="ce1" office:value-type="float" office:value="0.0619903899918278" calcext:value-type="float">
            <text:p>0,06199039</text:p>
          </table:table-cell>
          <table:table-cell table:style-name="ce1" office:value-type="float" office:value="0.0716603804887141" calcext:value-type="float">
            <text:p>0,0716603805</text:p>
          </table:table-cell>
          <table:table-cell table:style-name="ce1" office:value-type="float" office:value="0.465621471405029" calcext:value-type="float">
            <text:p>0,4656214714</text:p>
          </table:table-cell>
          <table:table-cell table:style-name="ce1" office:value-type="float" office:value="0.465622901916504" calcext:value-type="float">
            <text:p>0,4656229019</text:p>
          </table:table-cell>
          <table:table-cell table:style-name="ce1" office:value-type="float" office:value="0.465622425079346" calcext:value-type="float">
            <text:p>0,4656224251</text:p>
          </table:table-cell>
          <table:table-cell table:style-name="ce1" office:value-type="float" office:value="-0.348547279834747" calcext:value-type="float">
            <text:p>-0,3485472798</text:p>
          </table:table-cell>
          <table:table-cell table:style-name="ce1" office:value-type="float" office:value="5.17286491394043" calcext:value-type="float">
            <text:p>5,1728649139</text:p>
          </table:table-cell>
          <table:table-cell table:style-name="ce1" office:value-type="float" office:value="-2.47546792030334" calcext:value-type="float">
            <text:p>-2,4754679203</text:p>
          </table:table-cell>
        </table:table-row>
        <table:table-row table:style-name="ro1">
          <table:table-cell table:style-name="ce1" office:value-type="string" calcext:value-type="string">
            <text:p>1.031278133392334</text:p>
          </table:table-cell>
          <table:table-cell table:style-name="ce1" office:value-type="string" calcext:value-type="string">
            <text:p>0.013879060745239258</text:p>
          </table:table-cell>
          <table:table-cell table:style-name="ce1" office:value-type="string" calcext:value-type="string">
            <text:p>28.576801300048828</text:p>
          </table:table-cell>
          <table:table-cell table:style-name="ce1" office:value-type="float" office:value="-0.128340259194374" calcext:value-type="float">
            <text:p>-0,1283402592</text:p>
          </table:table-cell>
          <table:table-cell table:style-name="ce1" office:value-type="float" office:value="0.912382662296295" calcext:value-type="float">
            <text:p>0,9123826623</text:p>
          </table:table-cell>
          <table:table-cell table:style-name="ce1" office:value-type="float" office:value="1.57372438907623" calcext:value-type="float">
            <text:p>1,5737243891</text:p>
          </table:table-cell>
          <table:table-cell table:style-name="ce1" office:value-type="float" office:value="-0.178492344962891" calcext:value-type="float">
            <text:p>-0,178492345</text:p>
          </table:table-cell>
          <table:table-cell table:number-columns-repeated="2" table:style-name="ce1" office:value-type="float" office:value="-0.110794521768045" calcext:value-type="float">
            <text:p>-0,1107945218</text:p>
          </table:table-cell>
          <table:table-cell table:style-name="ce1" office:value-type="float" office:value="-0.349084138870239" calcext:value-type="float">
            <text:p>-0,3490841389</text:p>
          </table:table-cell>
          <table:table-cell table:style-name="ce1" office:value-type="float" office:value="5.14844799041748" calcext:value-type="float">
            <text:p>5,1484479904</text:p>
          </table:table-cell>
          <table:table-cell table:style-name="ce1" office:value-type="float" office:value="-2.44513392448425" calcext:value-type="float">
            <text:p>-2,4451339245</text:p>
          </table:table-cell>
          <table:table-cell table:style-name="ce1" office:value-type="string" calcext:value-type="string">
            <text:p>-0.17849234496289115</text:p>
          </table:table-cell>
          <table:table-cell table:style-name="ce1" office:value-type="string" calcext:value-type="string">
            <text:p>-0.11079452176804451</text:p>
          </table:table-cell>
          <table:table-cell table:style-name="ce1" office:value-type="string" calcext:value-type="string">
            <text:p>-0.11146772217268663</text:p>
          </table:table-cell>
          <table:table-cell table:style-name="ce1" office:value-type="float" office:value="0.0074550196826458" calcext:value-type="float">
            <text:p>0,0074550197</text:p>
          </table:table-cell>
          <table:table-cell table:style-name="ce1" office:value-type="float" office:value="-0.0571551561355591" calcext:value-type="float">
            <text:p>-0,0571551561</text:p>
          </table:table-cell>
          <table:table-cell table:style-name="ce1" office:value-type="float" office:value="-0.067083473110199" calcext:value-type="float">
            <text:p>-0,06708347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20160558120464" calcext:value-type="float">
            <text:p>-0,8201605581</text:p>
          </table:table-cell>
          <table:table-cell table:style-name="ce1" office:value-type="float" office:value="0.00800215039835448" calcext:value-type="float">
            <text:p>0,0080021504</text:p>
          </table:table-cell>
          <table:table-cell table:style-name="ce1" office:value-type="float" office:value="0.064630037500493" calcext:value-type="float">
            <text:p>0,0646300375</text:p>
          </table:table-cell>
          <table:table-cell table:style-name="ce1" office:value-type="float" office:value="0.489609479904175" calcext:value-type="float">
            <text:p>0,4896094799</text:p>
          </table:table-cell>
          <table:table-cell table:number-columns-repeated="2" table:style-name="ce1" office:value-type="float" office:value="0.489609956741333" calcext:value-type="float">
            <text:p>0,4896099567</text:p>
          </table:table-cell>
          <table:table-cell table:style-name="ce1" office:value-type="float" office:value="-0.349084138870239" calcext:value-type="float">
            <text:p>-0,3490841389</text:p>
          </table:table-cell>
          <table:table-cell table:style-name="ce1" office:value-type="float" office:value="5.14844799041748" calcext:value-type="float">
            <text:p>5,1484479904</text:p>
          </table:table-cell>
          <table:table-cell table:style-name="ce1" office:value-type="float" office:value="-2.44513392448425" calcext:value-type="float">
            <text:p>-2,4451339245</text:p>
          </table:table-cell>
        </table:table-row>
        <table:table-row table:style-name="ro1">
          <table:table-cell table:style-name="ce1" office:value-type="string" calcext:value-type="string">
            <text:p>1.0467216968536377</text:p>
          </table:table-cell>
          <table:table-cell table:style-name="ce1" office:value-type="string" calcext:value-type="string">
            <text:p>0.015443563461303711</text:p>
          </table:table-cell>
          <table:table-cell table:style-name="ce1" office:value-type="string" calcext:value-type="string">
            <text:p>29.07663631439209</text:p>
          </table:table-cell>
          <table:table-cell table:style-name="ce1" office:value-type="float" office:value="-0.112562611699104" calcext:value-type="float">
            <text:p>-0,1125626117</text:p>
          </table:table-cell>
          <table:table-cell table:style-name="ce1" office:value-type="float" office:value="0.893609285354614" calcext:value-type="float">
            <text:p>0,8936092854</text:p>
          </table:table-cell>
          <table:table-cell table:style-name="ce1" office:value-type="float" office:value="1.54926788806915" calcext:value-type="float">
            <text:p>1,5492678881</text:p>
          </table:table-cell>
          <table:table-cell table:style-name="ce1" office:value-type="float" office:value="0.0687354871067372" calcext:value-type="float">
            <text:p>0,0687354871</text:p>
          </table:table-cell>
          <table:table-cell table:number-columns-repeated="2" table:style-name="ce1" office:value-type="float" office:value="-0.106977012700234" calcext:value-type="float">
            <text:p>-0,1069770127</text:p>
          </table:table-cell>
          <table:table-cell table:style-name="ce1" office:value-type="float" office:value="-0.349084138870239" calcext:value-type="float">
            <text:p>-0,3490841389</text:p>
          </table:table-cell>
          <table:table-cell table:style-name="ce1" office:value-type="float" office:value="5.14844799041748" calcext:value-type="float">
            <text:p>5,1484479904</text:p>
          </table:table-cell>
          <table:table-cell table:style-name="ce1" office:value-type="float" office:value="-2.44513392448425" calcext:value-type="float">
            <text:p>-2,4451339245</text:p>
          </table:table-cell>
          <table:table-cell table:style-name="ce1" office:value-type="string" calcext:value-type="string">
            <text:p>0.0687354871067372</text:p>
          </table:table-cell>
          <table:table-cell table:style-name="ce1" office:value-type="string" calcext:value-type="string">
            <text:p>-0.10697701270023381</text:p>
          </table:table-cell>
          <table:table-cell table:style-name="ce1" office:value-type="string" calcext:value-type="string">
            <text:p>-0.11141645580322952</text:p>
          </table:table-cell>
          <table:table-cell table:style-name="ce1" office:value-type="float" office:value="0.00795709607005119" calcext:value-type="float">
            <text:p>0,0079570961</text:p>
          </table:table-cell>
          <table:table-cell table:style-name="ce1" office:value-type="float" office:value="-0.0565677250623703" calcext:value-type="float">
            <text:p>-0,0565677251</text:p>
          </table:table-cell>
          <table:table-cell table:style-name="ce1" office:value-type="float" office:value="-0.0662336682319641" calcext:value-type="float">
            <text:p>-0,06623366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61979357175797" calcext:value-type="float">
            <text:p>0,0161979357</text:p>
          </table:table-cell>
          <table:table-cell table:style-name="ce1" office:value-type="float" office:value="0.0189515673292763" calcext:value-type="float">
            <text:p>0,0189515673</text:p>
          </table:table-cell>
          <table:table-cell table:style-name="ce1" office:value-type="float" office:value="0.0326884971493837" calcext:value-type="float">
            <text:p>0,0326884971</text:p>
          </table:table-cell>
          <table:table-cell table:style-name="ce1" office:value-type="float" office:value="0.499940633773804" calcext:value-type="float">
            <text:p>0,4999406338</text:p>
          </table:table-cell>
          <table:table-cell table:style-name="ce1" office:value-type="float" office:value="0.499942541122437" calcext:value-type="float">
            <text:p>0,4999425411</text:p>
          </table:table-cell>
          <table:table-cell table:style-name="ce1" office:value-type="float" office:value="0.499943494796753" calcext:value-type="float">
            <text:p>0,4999434948</text:p>
          </table:table-cell>
          <table:table-cell table:style-name="ce1" office:value-type="float" office:value="-0.349084138870239" calcext:value-type="float">
            <text:p>-0,3490841389</text:p>
          </table:table-cell>
          <table:table-cell table:style-name="ce1" office:value-type="float" office:value="5.14844799041748" calcext:value-type="float">
            <text:p>5,1484479904</text:p>
          </table:table-cell>
          <table:table-cell table:style-name="ce1" office:value-type="float" office:value="-2.44513392448425" calcext:value-type="float">
            <text:p>-2,4451339245</text:p>
          </table:table-cell>
        </table:table-row>
        <table:table-row table:style-name="ro1">
          <table:table-cell table:style-name="ce1" office:value-type="string" calcext:value-type="string">
            <text:p>1.060392141342163</text:p>
          </table:table-cell>
          <table:table-cell table:style-name="ce1" office:value-type="string" calcext:value-type="string">
            <text:p>0.01367044448852539</text:p>
          </table:table-cell>
          <table:table-cell table:style-name="ce1" office:value-type="string" calcext:value-type="string">
            <text:p>29.579486846923828</text:p>
          </table:table-cell>
          <table:table-cell table:style-name="ce1" office:value-type="float" office:value="-0.505963683128357" calcext:value-type="float">
            <text:p>-0,5059636831</text:p>
          </table:table-cell>
          <table:table-cell table:style-name="ce1" office:value-type="float" office:value="0.859911322593689" calcext:value-type="float">
            <text:p>0,8599113226</text:p>
          </table:table-cell>
          <table:table-cell table:style-name="ce1" office:value-type="float" office:value="1.53018128871918" calcext:value-type="float">
            <text:p>1,5301812887</text:p>
          </table:table-cell>
          <table:table-cell table:style-name="ce1" office:value-type="float" office:value="0.0537214521978038" calcext:value-type="float">
            <text:p>0,0537214522</text:p>
          </table:table-cell>
          <table:table-cell table:number-columns-repeated="2" table:style-name="ce1" office:value-type="float" office:value="-0.100388668647746" calcext:value-type="float">
            <text:p>-0,1003886686</text:p>
          </table:table-cell>
          <table:table-cell table:style-name="ce1" office:value-type="float" office:value="-0.321440786123276" calcext:value-type="float">
            <text:p>-0,3214407861</text:p>
          </table:table-cell>
          <table:table-cell table:style-name="ce1" office:value-type="float" office:value="5.12496423721314" calcext:value-type="float">
            <text:p>5,1249642372</text:p>
          </table:table-cell>
          <table:table-cell table:style-name="ce1" office:value-type="float" office:value="-2.4169487953186" calcext:value-type="float">
            <text:p>-2,4169487953</text:p>
          </table:table-cell>
          <table:table-cell table:style-name="ce1" office:value-type="string" calcext:value-type="string">
            <text:p>0.053721452197803776</text:p>
          </table:table-cell>
          <table:table-cell table:style-name="ce1" office:value-type="string" calcext:value-type="string">
            <text:p>-0.10038866864774626</text:p>
          </table:table-cell>
          <table:table-cell table:style-name="ce1" office:value-type="string" calcext:value-type="string">
            <text:p>-0.10974586634839618</text:p>
          </table:table-cell>
          <table:table-cell table:style-name="ce1" office:value-type="float" office:value="0.00697888192534447" calcext:value-type="float">
            <text:p>0,0069788819</text:p>
          </table:table-cell>
          <table:table-cell table:style-name="ce1" office:value-type="float" office:value="-0.0554037756919861" calcext:value-type="float">
            <text:p>-0,0554037757</text:p>
          </table:table-cell>
          <table:table-cell table:style-name="ce1" office:value-type="float" office:value="-0.0649619301795959" calcext:value-type="float">
            <text:p>-0,06496193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13811177204769" calcext:value-type="float">
            <text:p>-0,0313811177</text:p>
          </table:table-cell>
          <table:table-cell table:style-name="ce1" office:value-type="float" office:value="0.0373393459126774" calcext:value-type="float">
            <text:p>0,0373393459</text:p>
          </table:table-cell>
          <table:table-cell table:style-name="ce1" office:value-type="float" office:value="0.0486425532479899" calcext:value-type="float">
            <text:p>0,0486425532</text:p>
          </table:table-cell>
          <table:table-cell table:style-name="ce1" office:value-type="float" office:value="0.502775192260742" calcext:value-type="float">
            <text:p>0,5027751923</text:p>
          </table:table-cell>
          <table:table-cell table:style-name="ce1" office:value-type="float" office:value="0.502777338027954" calcext:value-type="float">
            <text:p>0,502777338</text:p>
          </table:table-cell>
          <table:table-cell table:style-name="ce1" office:value-type="float" office:value="0.502779960632324" calcext:value-type="float">
            <text:p>0,5027799606</text:p>
          </table:table-cell>
          <table:table-cell table:style-name="ce1" office:value-type="float" office:value="-0.321440786123276" calcext:value-type="float">
            <text:p>-0,3214407861</text:p>
          </table:table-cell>
          <table:table-cell table:style-name="ce1" office:value-type="float" office:value="5.12496423721314" calcext:value-type="float">
            <text:p>5,1249642372</text:p>
          </table:table-cell>
          <table:table-cell table:style-name="ce1" office:value-type="float" office:value="-2.4169487953186" calcext:value-type="float">
            <text:p>-2,4169487953</text:p>
          </table:table-cell>
        </table:table-row>
        <table:table-row table:style-name="ro1">
          <table:table-cell table:style-name="ce1" office:value-type="string" calcext:value-type="string">
            <text:p>1.0742156505584717</text:p>
          </table:table-cell>
          <table:table-cell table:style-name="ce1" office:value-type="string" calcext:value-type="string">
            <text:p>0.013823509216308594</text:p>
          </table:table-cell>
          <table:table-cell table:style-name="ce1" office:value-type="string" calcext:value-type="string">
            <text:p>30.14256262779236</text:p>
          </table:table-cell>
          <table:table-cell table:style-name="ce1" office:value-type="float" office:value="-0.0832548663020134" calcext:value-type="float">
            <text:p>-0,0832548663</text:p>
          </table:table-cell>
          <table:table-cell table:style-name="ce1" office:value-type="float" office:value="0.870800912380219" calcext:value-type="float">
            <text:p>0,8708009124</text:p>
          </table:table-cell>
          <table:table-cell table:style-name="ce1" office:value-type="float" office:value="1.5175267457962" calcext:value-type="float">
            <text:p>1,5175267458</text:p>
          </table:table-cell>
          <table:table-cell table:style-name="ce1" office:value-type="float" office:value="0.293448819577953" calcext:value-type="float">
            <text:p>0,2934488196</text:p>
          </table:table-cell>
          <table:table-cell table:number-columns-repeated="2" table:style-name="ce1" office:value-type="float" office:value="-0.0916619644392929" calcext:value-type="float">
            <text:p>-0,0916619644</text:p>
          </table:table-cell>
          <table:table-cell table:style-name="ce1" office:value-type="float" office:value="-0.313415616750717" calcext:value-type="float">
            <text:p>-0,3134156168</text:p>
          </table:table-cell>
          <table:table-cell table:style-name="ce1" office:value-type="float" office:value="5.10153818130493" calcext:value-type="float">
            <text:p>5,1015381813</text:p>
          </table:table-cell>
          <table:table-cell table:style-name="ce1" office:value-type="float" office:value="-2.38983654975891" calcext:value-type="float">
            <text:p>-2,3898365498</text:p>
          </table:table-cell>
          <table:table-cell table:style-name="ce1" office:value-type="string" calcext:value-type="string">
            <text:p>0.2934488195779528</text:p>
          </table:table-cell>
          <table:table-cell table:style-name="ce1" office:value-type="string" calcext:value-type="string">
            <text:p>-0.09166196443929285</text:p>
          </table:table-cell>
          <table:table-cell table:style-name="ce1" office:value-type="string" calcext:value-type="string">
            <text:p>-0.10912209693665645</text:p>
          </table:table-cell>
          <table:table-cell table:style-name="ce1" office:value-type="float" office:value="0.0313697483539581" calcext:value-type="float">
            <text:p>0,0313697484</text:p>
          </table:table-cell>
          <table:table-cell table:style-name="ce1" office:value-type="float" office:value="-0.0533145020008087" calcext:value-type="float">
            <text:p>-0,053314502</text:p>
          </table:table-cell>
          <table:table-cell table:style-name="ce1" office:value-type="float" office:value="-0.0639694270133972" calcext:value-type="float">
            <text:p>-0,0639694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698573122793202" calcext:value-type="float">
            <text:p>0,6985731228</text:p>
          </table:table-cell>
          <table:table-cell table:style-name="ce1" office:value-type="float" office:value="0.0598391103780199" calcext:value-type="float">
            <text:p>0,0598391104</text:p>
          </table:table-cell>
          <table:table-cell table:style-name="ce1" office:value-type="float" office:value="0.0338932030696306" calcext:value-type="float">
            <text:p>0,0338932031</text:p>
          </table:table-cell>
          <table:table-cell table:style-name="ce1" office:value-type="float" office:value="0.563149452209473" calcext:value-type="float">
            <text:p>0,5631494522</text:p>
          </table:table-cell>
          <table:table-cell table:style-name="ce1" office:value-type="float" office:value="0.563142776489258" calcext:value-type="float">
            <text:p>0,5631427765</text:p>
          </table:table-cell>
          <table:table-cell table:style-name="ce1" office:value-type="float" office:value="0.56313943862915" calcext:value-type="float">
            <text:p>0,5631394386</text:p>
          </table:table-cell>
          <table:table-cell table:style-name="ce1" office:value-type="float" office:value="-0.313415616750717" calcext:value-type="float">
            <text:p>-0,3134156168</text:p>
          </table:table-cell>
          <table:table-cell table:style-name="ce1" office:value-type="float" office:value="5.10153818130493" calcext:value-type="float">
            <text:p>5,1015381813</text:p>
          </table:table-cell>
          <table:table-cell table:style-name="ce1" office:value-type="float" office:value="-2.38983654975891" calcext:value-type="float">
            <text:p>-2,3898365498</text:p>
          </table:table-cell>
        </table:table-row>
        <table:table-row table:style-name="ro1">
          <table:table-cell table:style-name="ce1" office:value-type="string" calcext:value-type="string">
            <text:p>1.088233232498169</text:p>
          </table:table-cell>
          <table:table-cell table:style-name="ce1" office:value-type="string" calcext:value-type="string">
            <text:p>0.014017581939697266</text:p>
          </table:table-cell>
          <table:table-cell table:style-name="ce1" office:value-type="string" calcext:value-type="string">
            <text:p>30.607771396636963</text:p>
          </table:table-cell>
          <table:table-cell table:style-name="ce1" office:value-type="float" office:value="-0.0853567495942116" calcext:value-type="float">
            <text:p>-0,0853567496</text:p>
          </table:table-cell>
          <table:table-cell table:style-name="ce1" office:value-type="float" office:value="0.851378858089447" calcext:value-type="float">
            <text:p>0,8513788581</text:p>
          </table:table-cell>
          <table:table-cell table:style-name="ce1" office:value-type="float" office:value="1.47605216503143" calcext:value-type="float">
            <text:p>1,476052165</text:p>
          </table:table-cell>
          <table:table-cell table:style-name="ce1" office:value-type="float" office:value="-0.206944298435393" calcext:value-type="float">
            <text:p>-0,2069442984</text:p>
          </table:table-cell>
          <table:table-cell table:number-columns-repeated="2" table:style-name="ce1" office:value-type="float" office:value="-0.11689647118794" calcext:value-type="float">
            <text:p>-0,1168964712</text:p>
          </table:table-cell>
          <table:table-cell table:style-name="ce1" office:value-type="float" office:value="-0.313415616750717" calcext:value-type="float">
            <text:p>-0,3134156168</text:p>
          </table:table-cell>
          <table:table-cell table:style-name="ce1" office:value-type="float" office:value="5.10153818130493" calcext:value-type="float">
            <text:p>5,1015381813</text:p>
          </table:table-cell>
          <table:table-cell table:style-name="ce1" office:value-type="float" office:value="-2.38983654975891" calcext:value-type="float">
            <text:p>-2,3898365498</text:p>
          </table:table-cell>
          <table:table-cell table:style-name="ce1" office:value-type="string" calcext:value-type="string">
            <text:p>-0.20694429843539341</text:p>
          </table:table-cell>
          <table:table-cell table:style-name="ce1" office:value-type="string" calcext:value-type="string">
            <text:p>-0.11689647118793951</text:p>
          </table:table-cell>
          <table:table-cell table:style-name="ce1" office:value-type="string" calcext:value-type="string">
            <text:p>-0.10863119966098708</text:p>
          </table:table-cell>
          <table:table-cell table:style-name="ce1" office:value-type="float" office:value="0.00516180171072483" calcext:value-type="float">
            <text:p>0,0051618017</text:p>
          </table:table-cell>
          <table:table-cell table:style-name="ce1" office:value-type="float" office:value="-0.0539896565675736" calcext:value-type="float">
            <text:p>-0,0539896566</text:p>
          </table:table-cell>
          <table:table-cell table:style-name="ce1" office:value-type="float" office:value="-0.0633113907814026" calcext:value-type="float">
            <text:p>-0,06331139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08834237783452" calcext:value-type="float">
            <text:p>-0,9088342378</text:p>
          </table:table-cell>
          <table:table-cell table:style-name="ce1" office:value-type="float" office:value="-0.0234129309164948" calcext:value-type="float">
            <text:p>-0,0234129309</text:p>
          </table:table-cell>
          <table:table-cell table:style-name="ce1" office:value-type="float" office:value="0.02720764481662" calcext:value-type="float">
            <text:p>0,0272076448</text:p>
          </table:table-cell>
          <table:table-cell table:style-name="ce1" office:value-type="float" office:value="0.465111017227173" calcext:value-type="float">
            <text:p>0,4651110172</text:p>
          </table:table-cell>
          <table:table-cell table:style-name="ce1" office:value-type="float" office:value="0.465110063552856" calcext:value-type="float">
            <text:p>0,4651100636</text:p>
          </table:table-cell>
          <table:table-cell table:style-name="ce1" office:value-type="float" office:value="0.465109825134277" calcext:value-type="float">
            <text:p>0,4651098251</text:p>
          </table:table-cell>
          <table:table-cell table:style-name="ce1" office:value-type="float" office:value="-0.313415616750717" calcext:value-type="float">
            <text:p>-0,3134156168</text:p>
          </table:table-cell>
          <table:table-cell table:style-name="ce1" office:value-type="float" office:value="5.10153818130493" calcext:value-type="float">
            <text:p>5,1015381813</text:p>
          </table:table-cell>
          <table:table-cell table:style-name="ce1" office:value-type="float" office:value="-2.38983654975891" calcext:value-type="float">
            <text:p>-2,3898365498</text:p>
          </table:table-cell>
        </table:table-row>
        <table:table-row table:style-name="ro1">
          <table:table-cell table:style-name="ce1" office:value-type="string" calcext:value-type="string">
            <text:p>1.1022624969482422</text:p>
          </table:table-cell>
          <table:table-cell table:style-name="ce1" office:value-type="string" calcext:value-type="string">
            <text:p>0.014029264450073242</text:p>
          </table:table-cell>
          <table:table-cell table:style-name="ce1" office:value-type="string" calcext:value-type="string">
            <text:p>31.08302664756775</text:p>
          </table:table-cell>
          <table:table-cell table:style-name="ce1" office:value-type="float" office:value="-0.0585359819233418" calcext:value-type="float">
            <text:p>-0,0585359819</text:p>
          </table:table-cell>
          <table:table-cell table:style-name="ce1" office:value-type="float" office:value="0.83467972278595" calcext:value-type="float">
            <text:p>0,8346797228</text:p>
          </table:table-cell>
          <table:table-cell table:style-name="ce1" office:value-type="float" office:value="1.46213531494141" calcext:value-type="float">
            <text:p>1,4621353149</text:p>
          </table:table-cell>
          <table:table-cell table:style-name="ce1" office:value-type="float" office:value="0.0625959700976985" calcext:value-type="float">
            <text:p>0,0625959701</text:p>
          </table:table-cell>
          <table:table-cell table:number-columns-repeated="2" table:style-name="ce1" office:value-type="float" office:value="-0.0967375919806855" calcext:value-type="float">
            <text:p>-0,096737592</text:p>
          </table:table-cell>
          <table:table-cell table:style-name="ce1" office:value-type="float" office:value="-0.295817226171494" calcext:value-type="float">
            <text:p>-0,2958172262</text:p>
          </table:table-cell>
          <table:table-cell table:style-name="ce1" office:value-type="float" office:value="5.07888507843018" calcext:value-type="float">
            <text:p>5,0788850784</text:p>
          </table:table-cell>
          <table:table-cell table:style-name="ce1" office:value-type="float" office:value="-2.36149907112122" calcext:value-type="float">
            <text:p>-2,3614990711</text:p>
          </table:table-cell>
          <table:table-cell table:style-name="ce1" office:value-type="string" calcext:value-type="string">
            <text:p>0.06259597009769849</text:p>
          </table:table-cell>
          <table:table-cell table:style-name="ce1" office:value-type="string" calcext:value-type="string">
            <text:p>-0.09673759198068546</text:p>
          </table:table-cell>
          <table:table-cell table:style-name="ce1" office:value-type="string" calcext:value-type="string">
            <text:p>-0.10497441779307512</text:p>
          </table:table-cell>
          <table:table-cell table:style-name="ce1" office:value-type="float" office:value="0.00529211847484112" calcext:value-type="float">
            <text:p>0,0052921185</text:p>
          </table:table-cell>
          <table:table-cell table:style-name="ce1" office:value-type="float" office:value="-0.0527854892015457" calcext:value-type="float">
            <text:p>-0,0527854892</text:p>
          </table:table-cell>
          <table:table-cell table:style-name="ce1" office:value-type="float" office:value="-0.0611547125816345" calcext:value-type="float">
            <text:p>-0,06115471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441983600968601" calcext:value-type="float">
            <text:p>0,004419836</text:p>
          </table:table-cell>
          <table:table-cell table:style-name="ce1" office:value-type="float" office:value="0.0408403295622381" calcext:value-type="float">
            <text:p>0,0408403296</text:p>
          </table:table-cell>
          <table:table-cell table:style-name="ce1" office:value-type="float" office:value="0.0872117915423759" calcext:value-type="float">
            <text:p>0,0872117915</text:p>
          </table:table-cell>
          <table:table-cell table:style-name="ce1" office:value-type="float" office:value="0.47555685043335" calcext:value-type="float">
            <text:p>0,4755568504</text:p>
          </table:table-cell>
          <table:table-cell table:style-name="ce1" office:value-type="float" office:value="0.475560665130615" calcext:value-type="float">
            <text:p>0,4755606651</text:p>
          </table:table-cell>
          <table:table-cell table:style-name="ce1" office:value-type="float" office:value="0.475561618804932" calcext:value-type="float">
            <text:p>0,4755616188</text:p>
          </table:table-cell>
          <table:table-cell table:style-name="ce1" office:value-type="float" office:value="-0.295817226171494" calcext:value-type="float">
            <text:p>-0,2958172262</text:p>
          </table:table-cell>
          <table:table-cell table:style-name="ce1" office:value-type="float" office:value="5.07888507843018" calcext:value-type="float">
            <text:p>5,0788850784</text:p>
          </table:table-cell>
          <table:table-cell table:style-name="ce1" office:value-type="float" office:value="-2.36149907112122" calcext:value-type="float">
            <text:p>-2,3614990711</text:p>
          </table:table-cell>
        </table:table-row>
        <table:table-row table:style-name="ro1">
          <table:table-cell table:style-name="ce1" office:value-type="string" calcext:value-type="string">
            <text:p>1.1160526275634766</text:p>
          </table:table-cell>
          <table:table-cell table:style-name="ce1" office:value-type="string" calcext:value-type="string">
            <text:p>0.013790130615234375</text:p>
          </table:table-cell>
          <table:table-cell table:style-name="ce1" office:value-type="string" calcext:value-type="string">
            <text:p>31.532727479934692</text:p>
          </table:table-cell>
          <table:table-cell table:style-name="ce1" office:value-type="float" office:value="-0.445380330085754" calcext:value-type="float">
            <text:p>-0,4453803301</text:p>
          </table:table-cell>
          <table:table-cell table:style-name="ce1" office:value-type="float" office:value="0.799127399921417" calcext:value-type="float">
            <text:p>0,7991273999</text:p>
          </table:table-cell>
          <table:table-cell table:style-name="ce1" office:value-type="float" office:value="1.43718659877777" calcext:value-type="float">
            <text:p>1,4371865988</text:p>
          </table:table-cell>
          <table:table-cell table:style-name="ce1" office:value-type="float" office:value="0.0420199251343242" calcext:value-type="float">
            <text:p>0,0420199251</text:p>
          </table:table-cell>
          <table:table-cell table:number-columns-repeated="2" table:style-name="ce1" office:value-type="float" office:value="-0.0967862266805368" calcext:value-type="float">
            <text:p>-0,0967862267</text:p>
          </table:table-cell>
          <table:table-cell table:style-name="ce1" office:value-type="float" office:value="-0.262885630130768" calcext:value-type="float">
            <text:p>-0,2628856301</text:p>
          </table:table-cell>
          <table:table-cell table:style-name="ce1" office:value-type="float" office:value="5.05664777755737" calcext:value-type="float">
            <text:p>5,0566477776</text:p>
          </table:table-cell>
          <table:table-cell table:style-name="ce1" office:value-type="float" office:value="-2.33394122123718" calcext:value-type="float">
            <text:p>-2,3339412212</text:p>
          </table:table-cell>
          <table:table-cell table:style-name="ce1" office:value-type="string" calcext:value-type="string">
            <text:p>0.042019925134324225</text:p>
          </table:table-cell>
          <table:table-cell table:style-name="ce1" office:value-type="string" calcext:value-type="string">
            <text:p>-0.09678622668053682</text:p>
          </table:table-cell>
          <table:table-cell table:style-name="ce1" office:value-type="string" calcext:value-type="string">
            <text:p>-0.10565669698278217</text:p>
          </table:table-cell>
          <table:table-cell table:style-name="ce1" office:value-type="float" office:value="0.00362923087924719" calcext:value-type="float">
            <text:p>0,0036292309</text:p>
          </table:table-cell>
          <table:table-cell table:style-name="ce1" office:value-type="float" office:value="-0.0517501428127289" calcext:value-type="float">
            <text:p>-0,0517501428</text:p>
          </table:table-cell>
          <table:table-cell table:style-name="ce1" office:value-type="float" office:value="-0.0604310363769531" calcext:value-type="float">
            <text:p>-0,06043103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96925618471965" calcext:value-type="float">
            <text:p>-0,0596925618</text:p>
          </table:table-cell>
          <table:table-cell table:style-name="ce1" office:value-type="float" office:value="0.0371658173972612" calcext:value-type="float">
            <text:p>0,0371658174</text:p>
          </table:table-cell>
          <table:table-cell table:style-name="ce1" office:value-type="float" office:value="0.0309735757668376" calcext:value-type="float">
            <text:p>0,0309735758</text:p>
          </table:table-cell>
          <table:table-cell table:style-name="ce1" office:value-type="float" office:value="0.449315071105957" calcext:value-type="float">
            <text:p>0,4493150711</text:p>
          </table:table-cell>
          <table:table-cell table:style-name="ce1" office:value-type="float" office:value="0.44931435585022" calcext:value-type="float">
            <text:p>0,4493143559</text:p>
          </table:table-cell>
          <table:table-cell table:style-name="ce1" office:value-type="float" office:value="0.449313640594482" calcext:value-type="float">
            <text:p>0,4493136406</text:p>
          </table:table-cell>
          <table:table-cell table:style-name="ce1" office:value-type="float" office:value="-0.262885630130768" calcext:value-type="float">
            <text:p>-0,2628856301</text:p>
          </table:table-cell>
          <table:table-cell table:style-name="ce1" office:value-type="float" office:value="5.05664777755737" calcext:value-type="float">
            <text:p>5,0566477776</text:p>
          </table:table-cell>
          <table:table-cell table:style-name="ce1" office:value-type="float" office:value="-2.33394122123718" calcext:value-type="float">
            <text:p>-2,3339412212</text:p>
          </table:table-cell>
        </table:table-row>
        <table:table-row table:style-name="ro1">
          <table:table-cell table:style-name="ce1" office:value-type="string" calcext:value-type="string">
            <text:p>1.13673996925354</text:p>
          </table:table-cell>
          <table:table-cell table:style-name="ce1" office:value-type="string" calcext:value-type="string">
            <text:p>0.020687341690063477</text:p>
          </table:table-cell>
          <table:table-cell table:style-name="ce1" office:value-type="string" calcext:value-type="string">
            <text:p>32.014071226119995</text:p>
          </table:table-cell>
          <table:table-cell table:style-name="ce1" office:value-type="float" office:value="-0.018842276185751" calcext:value-type="float">
            <text:p>-0,0188422762</text:p>
          </table:table-cell>
          <table:table-cell table:style-name="ce1" office:value-type="float" office:value="0.801843583583832" calcext:value-type="float">
            <text:p>0,8018435836</text:p>
          </table:table-cell>
          <table:table-cell table:style-name="ce1" office:value-type="float" office:value="1.41194987297058" calcext:value-type="float">
            <text:p>1,411949873</text:p>
          </table:table-cell>
          <table:table-cell table:style-name="ce1" office:value-type="float" office:value="0.32060557531112" calcext:value-type="float">
            <text:p>0,3206055753</text:p>
          </table:table-cell>
          <table:table-cell table:number-columns-repeated="2" table:style-name="ce1" office:value-type="float" office:value="-0.0837660605338476" calcext:value-type="float">
            <text:p>-0,0837660605</text:p>
          </table:table-cell>
          <table:table-cell table:style-name="ce1" office:value-type="float" office:value="-0.25277191400528" calcext:value-type="float">
            <text:p>-0,252771914</text:p>
          </table:table-cell>
          <table:table-cell table:style-name="ce1" office:value-type="float" office:value="5.03336381912231" calcext:value-type="float">
            <text:p>5,0333638191</text:p>
          </table:table-cell>
          <table:table-cell table:style-name="ce1" office:value-type="float" office:value="-2.30749726295471" calcext:value-type="float">
            <text:p>-2,307497263</text:p>
          </table:table-cell>
          <table:table-cell table:style-name="ce1" office:value-type="string" calcext:value-type="string">
            <text:p>0.3206055753111198</text:p>
          </table:table-cell>
          <table:table-cell table:style-name="ce1" office:value-type="string" calcext:value-type="string">
            <text:p>-0.08376606053384758</text:p>
          </table:table-cell>
          <table:table-cell table:style-name="ce1" office:value-type="string" calcext:value-type="string">
            <text:p>-0.10383845661721217</text:p>
          </table:table-cell>
          <table:table-cell table:style-name="ce1" office:value-type="float" office:value="0.0276135804653168" calcext:value-type="float">
            <text:p>0,0276135805</text:p>
          </table:table-cell>
          <table:table-cell table:style-name="ce1" office:value-type="float" office:value="-0.0495458987951279" calcext:value-type="float">
            <text:p>-0,0495458988</text:p>
          </table:table-cell>
          <table:table-cell table:style-name="ce1" office:value-type="float" office:value="-0.0591337031364441" calcext:value-type="float">
            <text:p>-0,05913370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03362694392552" calcext:value-type="float">
            <text:p>0,8033626944</text:p>
          </table:table-cell>
          <table:table-cell table:style-name="ce1" office:value-type="float" office:value="0.0738299602077298" calcext:value-type="float">
            <text:p>0,0738299602</text:p>
          </table:table-cell>
          <table:table-cell table:style-name="ce1" office:value-type="float" office:value="0.0518098607692768" calcext:value-type="float">
            <text:p>0,0518098608</text:p>
          </table:table-cell>
          <table:table-cell table:style-name="ce1" office:value-type="float" office:value="0.481531381607056" calcext:value-type="float">
            <text:p>0,4815313816</text:p>
          </table:table-cell>
          <table:table-cell table:style-name="ce1" office:value-type="float" office:value="0.481543302536011" calcext:value-type="float">
            <text:p>0,4815433025</text:p>
          </table:table-cell>
          <table:table-cell table:style-name="ce1" office:value-type="float" office:value="0.481543779373169" calcext:value-type="float">
            <text:p>0,4815437794</text:p>
          </table:table-cell>
          <table:table-cell table:style-name="ce1" office:value-type="float" office:value="-0.25277191400528" calcext:value-type="float">
            <text:p>-0,252771914</text:p>
          </table:table-cell>
          <table:table-cell table:style-name="ce1" office:value-type="float" office:value="5.03336381912231" calcext:value-type="float">
            <text:p>5,0333638191</text:p>
          </table:table-cell>
          <table:table-cell table:style-name="ce1" office:value-type="float" office:value="-2.30749726295471" calcext:value-type="float">
            <text:p>-2,307497263</text:p>
          </table:table-cell>
        </table:table-row>
        <table:table-row table:style-name="ro1">
          <table:table-cell table:style-name="ce1" office:value-type="string" calcext:value-type="string">
            <text:p>1.1543982028961182</text:p>
          </table:table-cell>
          <table:table-cell table:style-name="ce1" office:value-type="string" calcext:value-type="string">
            <text:p>0.017658233642578125</text:p>
          </table:table-cell>
          <table:table-cell table:style-name="ce1" office:value-type="string" calcext:value-type="string">
            <text:p>32.48931670188904</text:p>
          </table:table-cell>
          <table:table-cell table:style-name="ce1" office:value-type="float" office:value="-0.0224028434604406" calcext:value-type="float">
            <text:p>-0,0224028435</text:p>
          </table:table-cell>
          <table:table-cell table:style-name="ce1" office:value-type="float" office:value="0.784099578857422" calcext:value-type="float">
            <text:p>0,7840995789</text:p>
          </table:table-cell>
          <table:table-cell table:style-name="ce1" office:value-type="float" office:value="1.37353241443634" calcext:value-type="float">
            <text:p>1,3735324144</text:p>
          </table:table-cell>
          <table:table-cell table:style-name="ce1" office:value-type="float" office:value="-0.207574819796764" calcext:value-type="float">
            <text:p>-0,2075748198</text:p>
          </table:table-cell>
          <table:table-cell table:number-columns-repeated="2" table:style-name="ce1" office:value-type="float" office:value="-0.107400177555975" calcext:value-type="float">
            <text:p>-0,1074001776</text:p>
          </table:table-cell>
          <table:table-cell table:style-name="ce1" office:value-type="float" office:value="-0.237247839570045" calcext:value-type="float">
            <text:p>-0,2372478396</text:p>
          </table:table-cell>
          <table:table-cell table:style-name="ce1" office:value-type="float" office:value="5.00999975204468" calcext:value-type="float">
            <text:p>5,009999752</text:p>
          </table:table-cell>
          <table:table-cell table:style-name="ce1" office:value-type="float" office:value="-2.28151321411133" calcext:value-type="float">
            <text:p>-2,2815132141</text:p>
          </table:table-cell>
          <table:table-cell table:style-name="ce1" office:value-type="string" calcext:value-type="string">
            <text:p>-0.20757481979676412</text:p>
          </table:table-cell>
          <table:table-cell table:style-name="ce1" office:value-type="string" calcext:value-type="string">
            <text:p>-0.10740017755597542</text:p>
          </table:table-cell>
          <table:table-cell table:style-name="ce1" office:value-type="string" calcext:value-type="string">
            <text:p>-0.1024939572691157</text:p>
          </table:table-cell>
          <table:table-cell table:style-name="ce1" office:value-type="float" office:value="0.00116822112351656" calcext:value-type="float">
            <text:p>0,0011682211</text:p>
          </table:table-cell>
          <table:table-cell table:style-name="ce1" office:value-type="float" office:value="-0.0497143021821976" calcext:value-type="float">
            <text:p>-0,0497143022</text:p>
          </table:table-cell>
          <table:table-cell table:style-name="ce1" office:value-type="float" office:value="-0.0578213933944702" calcext:value-type="float">
            <text:p>-0,057821393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97434037017901" calcext:value-type="float">
            <text:p>-0,897434037</text:p>
          </table:table-cell>
          <table:table-cell table:style-name="ce1" office:value-type="float" office:value="-0.0057148317755181" calcext:value-type="float">
            <text:p>-0,0057148318</text:p>
          </table:table-cell>
          <table:table-cell table:style-name="ce1" office:value-type="float" office:value="0.053097445014181" calcext:value-type="float">
            <text:p>0,053097445</text:p>
          </table:table-cell>
          <table:table-cell table:style-name="ce1" office:value-type="float" office:value="0.475286245346069" calcext:value-type="float">
            <text:p>0,4752862453</text:p>
          </table:table-cell>
          <table:table-cell table:style-name="ce1" office:value-type="float" office:value="0.475286722183228" calcext:value-type="float">
            <text:p>0,4752867222</text:p>
          </table:table-cell>
          <table:table-cell table:style-name="ce1" office:value-type="float" office:value="0.475290775299072" calcext:value-type="float">
            <text:p>0,4752907753</text:p>
          </table:table-cell>
          <table:table-cell table:style-name="ce1" office:value-type="float" office:value="-0.237247839570045" calcext:value-type="float">
            <text:p>-0,2372478396</text:p>
          </table:table-cell>
          <table:table-cell table:style-name="ce1" office:value-type="float" office:value="5.00999975204468" calcext:value-type="float">
            <text:p>5,009999752</text:p>
          </table:table-cell>
          <table:table-cell table:style-name="ce1" office:value-type="float" office:value="-2.28151321411133" calcext:value-type="float">
            <text:p>-2,2815132141</text:p>
          </table:table-cell>
        </table:table-row>
        <table:table-row table:style-name="ro1">
          <table:table-cell table:style-name="ce1" office:value-type="string" calcext:value-type="string">
            <text:p>1.1770539283752441</text:p>
          </table:table-cell>
          <table:table-cell table:style-name="ce1" office:value-type="string" calcext:value-type="string">
            <text:p>0.022655725479125977</text:p>
          </table:table-cell>
          <table:table-cell table:style-name="ce1" office:value-type="string" calcext:value-type="string">
            <text:p>32.994532346725464</text:p>
          </table:table-cell>
          <table:table-cell table:style-name="ce1" office:value-type="float" office:value="-0.384149014949799" calcext:value-type="float">
            <text:p>-0,3841490149</text:p>
          </table:table-cell>
          <table:table-cell table:style-name="ce1" office:value-type="float" office:value="0.746174216270447" calcext:value-type="float">
            <text:p>0,7461742163</text:p>
          </table:table-cell>
          <table:table-cell table:style-name="ce1" office:value-type="float" office:value="1.35642182826996" calcext:value-type="float">
            <text:p>1,3564218283</text:p>
          </table:table-cell>
          <table:table-cell table:style-name="ce1" office:value-type="float" office:value="0.0594683457007575" calcext:value-type="float">
            <text:p>0,0594683457</text:p>
          </table:table-cell>
          <table:table-cell table:number-columns-repeated="2" table:style-name="ce1" office:value-type="float" office:value="-0.094251302999497" calcext:value-type="float">
            <text:p>-0,094251303</text:p>
          </table:table-cell>
          <table:table-cell table:style-name="ce1" office:value-type="float" office:value="-0.191422820091248" calcext:value-type="float">
            <text:p>-0,1914228201</text:p>
          </table:table-cell>
          <table:table-cell table:style-name="ce1" office:value-type="float" office:value="4.98841238021851" calcext:value-type="float">
            <text:p>4,9884123802</text:p>
          </table:table-cell>
          <table:table-cell table:style-name="ce1" office:value-type="float" office:value="-2.25401496887207" calcext:value-type="float">
            <text:p>-2,2540149689</text:p>
          </table:table-cell>
          <table:table-cell table:style-name="ce1" office:value-type="string" calcext:value-type="string">
            <text:p>0.05946834570075749</text:p>
          </table:table-cell>
          <table:table-cell table:style-name="ce1" office:value-type="string" calcext:value-type="string">
            <text:p>-0.09425130299949698</text:p>
          </table:table-cell>
          <table:table-cell table:style-name="ce1" office:value-type="string" calcext:value-type="string">
            <text:p>-0.09992225890101537</text:p>
          </table:table-cell>
          <table:table-cell table:style-name="ce1" office:value-type="float" office:value="0.00138897629454732" calcext:value-type="float">
            <text:p>0,0013889763</text:p>
          </table:table-cell>
          <table:table-cell table:style-name="ce1" office:value-type="float" office:value="-0.0486141738891602" calcext:value-type="float">
            <text:p>-0,0486141739</text:p>
          </table:table-cell>
          <table:table-cell table:style-name="ce1" office:value-type="float" office:value="-0.0558236855506897" calcext:value-type="float">
            <text:p>-0,05582368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704870985155992" calcext:value-type="float">
            <text:p>0,0070487099</text:p>
          </table:table-cell>
          <table:table-cell table:style-name="ce1" office:value-type="float" office:value="0.0351283758971633" calcext:value-type="float">
            <text:p>0,0351283759</text:p>
          </table:table-cell>
          <table:table-cell table:style-name="ce1" office:value-type="float" office:value="0.0760570659869725" calcext:value-type="float">
            <text:p>0,076057066</text:p>
          </table:table-cell>
          <table:table-cell table:style-name="ce1" office:value-type="float" office:value="0.505137443542481" calcext:value-type="float">
            <text:p>0,5051374435</text:p>
          </table:table-cell>
          <table:table-cell table:style-name="ce1" office:value-type="float" office:value="0.505118846893311" calcext:value-type="float">
            <text:p>0,5051188469</text:p>
          </table:table-cell>
          <table:table-cell table:style-name="ce1" office:value-type="float" office:value="0.50511360168457" calcext:value-type="float">
            <text:p>0,5051136017</text:p>
          </table:table-cell>
          <table:table-cell table:style-name="ce1" office:value-type="float" office:value="-0.191422820091248" calcext:value-type="float">
            <text:p>-0,1914228201</text:p>
          </table:table-cell>
          <table:table-cell table:style-name="ce1" office:value-type="float" office:value="4.98841238021851" calcext:value-type="float">
            <text:p>4,9884123802</text:p>
          </table:table-cell>
          <table:table-cell table:style-name="ce1" office:value-type="float" office:value="-2.25401496887207" calcext:value-type="float">
            <text:p>-2,2540149689</text:p>
          </table:table-cell>
        </table:table-row>
        <table:table-row table:style-name="ro1">
          <table:table-cell table:style-name="ce1" office:value-type="string" calcext:value-type="string">
            <text:p>1.1919043064117432</text:p>
          </table:table-cell>
          <table:table-cell table:style-name="ce1" office:value-type="string" calcext:value-type="string">
            <text:p>0.014850378036499023</text:p>
          </table:table-cell>
          <table:table-cell table:style-name="ce1" office:value-type="string" calcext:value-type="string">
            <text:p>33.46035599708557</text:p>
          </table:table-cell>
          <table:table-cell table:style-name="ce1" office:value-type="float" office:value="-0.187177841862043" calcext:value-type="float">
            <text:p>-0,1871778419</text:p>
          </table:table-cell>
          <table:table-cell table:style-name="ce1" office:value-type="float" office:value="0.89671821726693" calcext:value-type="float">
            <text:p>0,8967182173</text:p>
          </table:table-cell>
          <table:table-cell table:style-name="ce1" office:value-type="float" office:value="1.51690824826558" calcext:value-type="float">
            <text:p>1,5169082483</text:p>
          </table:table-cell>
          <table:table-cell table:style-name="ce1" office:value-type="float" office:value="0.308859212528693" calcext:value-type="float">
            <text:p>0,3088592125</text:p>
          </table:table-cell>
          <table:table-cell table:number-columns-repeated="2" table:style-name="ce1" office:value-type="float" office:value="-0.0782502800575599" calcext:value-type="float">
            <text:p>-0,0782502801</text:p>
          </table:table-cell>
          <table:table-cell table:style-name="ce1" office:value-type="float" office:value="-0.170689344406128" calcext:value-type="float">
            <text:p>-0,1706893444</text:p>
          </table:table-cell>
          <table:table-cell table:style-name="ce1" office:value-type="float" office:value="4.9659914970398" calcext:value-type="float">
            <text:p>4,965991497</text:p>
          </table:table-cell>
          <table:table-cell table:style-name="ce1" office:value-type="float" office:value="-2.22686553001404" calcext:value-type="float">
            <text:p>-2,22686553</text:p>
          </table:table-cell>
          <table:table-cell table:style-name="ce1" office:value-type="string" calcext:value-type="string">
            <text:p>0.3088592125286932</text:p>
          </table:table-cell>
          <table:table-cell table:style-name="ce1" office:value-type="string" calcext:value-type="string">
            <text:p>-0.0782502800575599</text:p>
          </table:table-cell>
          <table:table-cell table:style-name="ce1" office:value-type="string" calcext:value-type="string">
            <text:p>-0.10001583360464725</text:p>
          </table:table-cell>
          <table:table-cell table:style-name="ce1" office:value-type="float" office:value="0.0238172389268875" calcext:value-type="float">
            <text:p>0,0238172389</text:p>
          </table:table-cell>
          <table:table-cell table:style-name="ce1" office:value-type="float" office:value="-0.0462628014087677" calcext:value-type="float">
            <text:p>-0,0462628014</text:p>
          </table:table-cell>
          <table:table-cell table:style-name="ce1" office:value-type="float" office:value="-0.0549339350700378" calcext:value-type="float">
            <text:p>-0,05493393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77641346983663" calcext:value-type="float">
            <text:p>0,7764134698</text:p>
          </table:table-cell>
          <table:table-cell table:style-name="ce1" office:value-type="float" office:value="0.0813983774617213" calcext:value-type="float">
            <text:p>0,0813983775</text:p>
          </table:table-cell>
          <table:table-cell table:style-name="ce1" office:value-type="float" office:value="0.0367240586156237" calcext:value-type="float">
            <text:p>0,0367240586</text:p>
          </table:table-cell>
          <table:table-cell table:style-name="ce1" office:value-type="float" office:value="0.465919494628906" calcext:value-type="float">
            <text:p>0,4659194946</text:p>
          </table:table-cell>
          <table:table-cell table:style-name="ce1" office:value-type="float" office:value="0.465922832489014" calcext:value-type="float">
            <text:p>0,4659228325</text:p>
          </table:table-cell>
          <table:table-cell table:style-name="ce1" office:value-type="float" office:value="0.465923070907593" calcext:value-type="float">
            <text:p>0,4659230709</text:p>
          </table:table-cell>
          <table:table-cell table:style-name="ce1" office:value-type="float" office:value="-0.170689344406128" calcext:value-type="float">
            <text:p>-0,1706893444</text:p>
          </table:table-cell>
          <table:table-cell table:style-name="ce1" office:value-type="float" office:value="4.9659914970398" calcext:value-type="float">
            <text:p>4,965991497</text:p>
          </table:table-cell>
          <table:table-cell table:style-name="ce1" office:value-type="float" office:value="-2.22686553001404" calcext:value-type="float">
            <text:p>-2,22686553</text:p>
          </table:table-cell>
        </table:table-row>
        <table:table-row table:style-name="ro1">
          <table:table-cell table:style-name="ce1" office:value-type="string" calcext:value-type="string">
            <text:p>1.2075774669647217</text:p>
          </table:table-cell>
          <table:table-cell table:style-name="ce1" office:value-type="string" calcext:value-type="string">
            <text:p>0.015673160552978516</text:p>
          </table:table-cell>
          <table:table-cell table:style-name="ce1" office:value-type="string" calcext:value-type="string">
            <text:p>33.9218168258667</text:p>
          </table:table-cell>
          <table:table-cell table:style-name="ce1" office:value-type="float" office:value="-0.144556159866445" calcext:value-type="float">
            <text:p>-0,1445561599</text:p>
          </table:table-cell>
          <table:table-cell table:style-name="ce1" office:value-type="float" office:value="0.861408073225139" calcext:value-type="float">
            <text:p>0,8614080732</text:p>
          </table:table-cell>
          <table:table-cell table:style-name="ce1" office:value-type="float" office:value="1.46504427474222" calcext:value-type="float">
            <text:p>1,4650442747</text:p>
          </table:table-cell>
          <table:table-cell table:style-name="ce1" office:value-type="float" office:value="-0.0581377630925039" calcext:value-type="float">
            <text:p>-0,0581377631</text:p>
          </table:table-cell>
          <table:table-cell table:number-columns-repeated="2" table:style-name="ce1" office:value-type="float" office:value="-0.207700566590576" calcext:value-type="float">
            <text:p>-0,2077005666</text:p>
          </table:table-cell>
          <table:table-cell table:style-name="ce1" office:value-type="float" office:value="-0.156723454594612" calcext:value-type="float">
            <text:p>-0,1567234546</text:p>
          </table:table-cell>
          <table:table-cell table:style-name="ce1" office:value-type="float" office:value="4.94296741485596" calcext:value-type="float">
            <text:p>4,9429674149</text:p>
          </table:table-cell>
          <table:table-cell table:style-name="ce1" office:value-type="float" office:value="-2.20145130157471" calcext:value-type="float">
            <text:p>-2,2014513016</text:p>
          </table:table-cell>
          <table:table-cell table:style-name="ce1" office:value-type="string" calcext:value-type="string">
            <text:p>-0.058137763092503944</text:p>
          </table:table-cell>
          <table:table-cell table:style-name="ce1" office:value-type="string" calcext:value-type="string">
            <text:p>-0.20770056659057598</text:p>
          </table:table-cell>
          <table:table-cell table:style-name="ce1" office:value-type="string" calcext:value-type="string">
            <text:p>-0.11796149099084992</text:p>
          </table:table-cell>
          <table:table-cell table:style-name="ce1" office:value-type="float" office:value="0.0116050261954467" calcext:value-type="float">
            <text:p>0,0116050262</text:p>
          </table:table-cell>
          <table:table-cell table:style-name="ce1" office:value-type="float" office:value="-0.0555965294705497" calcext:value-type="float">
            <text:p>-0,0555965295</text:p>
          </table:table-cell>
          <table:table-cell table:style-name="ce1" office:value-type="float" office:value="-0.0632792289098104" calcext:value-type="float">
            <text:p>-0,063279228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26246743348985" calcext:value-type="float">
            <text:p>-0,4262467433</text:p>
          </table:table-cell>
          <table:table-cell table:style-name="ce1" office:value-type="float" office:value="-0.325776397017038" calcext:value-type="float">
            <text:p>-0,325776397</text:p>
          </table:table-cell>
          <table:table-cell table:style-name="ce1" office:value-type="float" office:value="-0.347290483241582" calcext:value-type="float">
            <text:p>-0,3472904832</text:p>
          </table:table-cell>
          <table:table-cell table:style-name="ce1" office:value-type="float" office:value="0.462105989456177" calcext:value-type="float">
            <text:p>0,4621059895</text:p>
          </table:table-cell>
          <table:table-cell table:style-name="ce1" office:value-type="float" office:value="0.462108373641968" calcext:value-type="float">
            <text:p>0,4621083736</text:p>
          </table:table-cell>
          <table:table-cell table:style-name="ce1" office:value-type="float" office:value="0.462110042572022" calcext:value-type="float">
            <text:p>0,4621100426</text:p>
          </table:table-cell>
          <table:table-cell table:style-name="ce1" office:value-type="float" office:value="-0.156723454594612" calcext:value-type="float">
            <text:p>-0,1567234546</text:p>
          </table:table-cell>
          <table:table-cell table:style-name="ce1" office:value-type="float" office:value="4.94296741485596" calcext:value-type="float">
            <text:p>4,9429674149</text:p>
          </table:table-cell>
          <table:table-cell table:style-name="ce1" office:value-type="float" office:value="-2.20145130157471" calcext:value-type="float">
            <text:p>-2,2014513016</text:p>
          </table:table-cell>
        </table:table-row>
        <table:table-row table:style-name="ro1">
          <table:table-cell table:style-name="ce1" office:value-type="string" calcext:value-type="string">
            <text:p>1.2209618091583252</text:p>
          </table:table-cell>
          <table:table-cell table:style-name="ce1" office:value-type="string" calcext:value-type="string">
            <text:p>0.013384342193603516</text:p>
          </table:table-cell>
          <table:table-cell table:style-name="ce1" office:value-type="string" calcext:value-type="string">
            <text:p>34.39032173156738</text:p>
          </table:table-cell>
          <table:table-cell table:style-name="ce1" office:value-type="float" office:value="-0.0994319760551055" calcext:value-type="float">
            <text:p>-0,0994319761</text:p>
          </table:table-cell>
          <table:table-cell table:style-name="ce1" office:value-type="float" office:value="0.840121242735121" calcext:value-type="float">
            <text:p>0,8401212427</text:p>
          </table:table-cell>
          <table:table-cell table:style-name="ce1" office:value-type="float" office:value="1.43048147857189" calcext:value-type="float">
            <text:p>1,4304814786</text:p>
          </table:table-cell>
          <table:table-cell table:style-name="ce1" office:value-type="float" office:value="0.0380790180125563" calcext:value-type="float">
            <text:p>0,038079018</text:p>
          </table:table-cell>
          <table:table-cell table:number-columns-repeated="2" table:style-name="ce1" office:value-type="float" office:value="-0.087135322987054" calcext:value-type="float">
            <text:p>-0,087135323</text:p>
          </table:table-cell>
          <table:table-cell table:style-name="ce1" office:value-type="float" office:value="-0.114860460162163" calcext:value-type="float">
            <text:p>-0,1148604602</text:p>
          </table:table-cell>
          <table:table-cell table:style-name="ce1" office:value-type="float" office:value="4.91791152954102" calcext:value-type="float">
            <text:p>4,9179115295</text:p>
          </table:table-cell>
          <table:table-cell table:style-name="ce1" office:value-type="float" office:value="-2.17533111572266" calcext:value-type="float">
            <text:p>-2,1753311157</text:p>
          </table:table-cell>
          <table:table-cell table:style-name="ce1" office:value-type="string" calcext:value-type="string">
            <text:p>0.03807901801255631</text:p>
          </table:table-cell>
          <table:table-cell table:style-name="ce1" office:value-type="string" calcext:value-type="string">
            <text:p>-0.08713532298705404</text:p>
          </table:table-cell>
          <table:table-cell table:style-name="ce1" office:value-type="string" calcext:value-type="string">
            <text:p>-0.1038099671623535</text:p>
          </table:table-cell>
          <table:table-cell table:style-name="ce1" office:value-type="float" office:value="0.00896248191171958" calcext:value-type="float">
            <text:p>0,0089624819</text:p>
          </table:table-cell>
          <table:table-cell table:style-name="ce1" office:value-type="float" office:value="-0.0534073005399586" calcext:value-type="float">
            <text:p>-0,0534073005</text:p>
          </table:table-cell>
          <table:table-cell table:style-name="ce1" office:value-type="float" office:value="-0.0605823022865955" calcext:value-type="float">
            <text:p>-0,06058230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911303860988585" calcext:value-type="float">
            <text:p>-0,0911303861</text:p>
          </table:table-cell>
          <table:table-cell table:style-name="ce1" office:value-type="float" office:value="0.0754982289928969" calcext:value-type="float">
            <text:p>0,075498229</text:p>
          </table:table-cell>
          <table:table-cell table:style-name="ce1" office:value-type="float" office:value="0.110893404969679" calcext:value-type="float">
            <text:p>0,110893405</text:p>
          </table:table-cell>
          <table:table-cell table:style-name="ce1" office:value-type="float" office:value="0.467700004577637" calcext:value-type="float">
            <text:p>0,4677000046</text:p>
          </table:table-cell>
          <table:table-cell table:style-name="ce1" office:value-type="float" office:value="0.467694997787476" calcext:value-type="float">
            <text:p>0,4676949978</text:p>
          </table:table-cell>
          <table:table-cell table:style-name="ce1" office:value-type="float" office:value="0.467692136764526" calcext:value-type="float">
            <text:p>0,4676921368</text:p>
          </table:table-cell>
          <table:table-cell table:style-name="ce1" office:value-type="float" office:value="-0.114860460162163" calcext:value-type="float">
            <text:p>-0,1148604602</text:p>
          </table:table-cell>
          <table:table-cell table:style-name="ce1" office:value-type="float" office:value="4.91791152954102" calcext:value-type="float">
            <text:p>4,9179115295</text:p>
          </table:table-cell>
          <table:table-cell table:style-name="ce1" office:value-type="float" office:value="-2.17533111572266" calcext:value-type="float">
            <text:p>-2,1753311157</text:p>
          </table:table-cell>
        </table:table-row>
        <table:table-row table:style-name="ro1">
          <table:table-cell table:style-name="ce1" office:value-type="string" calcext:value-type="string">
            <text:p>1.238847255706787</text:p>
          </table:table-cell>
          <table:table-cell table:style-name="ce1" office:value-type="string" calcext:value-type="string">
            <text:p>0.017885446548461914</text:p>
          </table:table-cell>
          <table:table-cell table:style-name="ce1" office:value-type="string" calcext:value-type="string">
            <text:p>34.8970365524292</text:p>
          </table:table-cell>
          <table:table-cell table:style-name="ce1" office:value-type="float" office:value="-0.0745067775341464" calcext:value-type="float">
            <text:p>-0,0745067775</text:p>
          </table:table-cell>
          <table:table-cell table:style-name="ce1" office:value-type="float" office:value="0.817642878603052" calcext:value-type="float">
            <text:p>0,8176428786</text:p>
          </table:table-cell>
          <table:table-cell table:style-name="ce1" office:value-type="float" office:value="1.40795268983017" calcext:value-type="float">
            <text:p>1,4079526898</text:p>
          </table:table-cell>
          <table:table-cell table:style-name="ce1" office:value-type="float" office:value="0.0358914860933371" calcext:value-type="float">
            <text:p>0,0358914861</text:p>
          </table:table-cell>
          <table:table-cell table:number-columns-repeated="2" table:style-name="ce1" office:value-type="float" office:value="-0.0956935924202156" calcext:value-type="float">
            <text:p>-0,0956935924</text:p>
          </table:table-cell>
          <table:table-cell table:style-name="ce1" office:value-type="float" office:value="-0.0978504791855812" calcext:value-type="float">
            <text:p>-0,0978504792</text:p>
          </table:table-cell>
          <table:table-cell table:style-name="ce1" office:value-type="float" office:value="4.88224077224731" calcext:value-type="float">
            <text:p>4,8822407722</text:p>
          </table:table-cell>
          <table:table-cell table:style-name="ce1" office:value-type="float" office:value="-2.14750146865845" calcext:value-type="float">
            <text:p>-2,1475014687</text:p>
          </table:table-cell>
          <table:table-cell table:style-name="ce1" office:value-type="string" calcext:value-type="string">
            <text:p>0.03589148609333709</text:p>
          </table:table-cell>
          <table:table-cell table:style-name="ce1" office:value-type="string" calcext:value-type="string">
            <text:p>-0.0956935924202156</text:p>
          </table:table-cell>
          <table:table-cell table:style-name="ce1" office:value-type="string" calcext:value-type="string">
            <text:p>-0.10307965178733522</text:p>
          </table:table-cell>
          <table:table-cell table:style-name="ce1" office:value-type="float" office:value="0.00616478251541654" calcext:value-type="float">
            <text:p>0,0061647825</text:p>
          </table:table-cell>
          <table:table-cell table:style-name="ce1" office:value-type="float" office:value="-0.0520875170495775" calcext:value-type="float">
            <text:p>-0,052087517</text:p>
          </table:table-cell>
          <table:table-cell table:style-name="ce1" office:value-type="float" office:value="-0.0587850368857384" calcext:value-type="float">
            <text:p>-0,05878503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890620217697609" calcext:value-type="float">
            <text:p>-0,0890620218</text:p>
          </table:table-cell>
          <table:table-cell table:style-name="ce1" office:value-type="float" office:value="0.0420133038283454" calcext:value-type="float">
            <text:p>0,0420133038</text:p>
          </table:table-cell>
          <table:table-cell table:style-name="ce1" office:value-type="float" office:value="0.0682154039361262" calcext:value-type="float">
            <text:p>0,0682154039</text:p>
          </table:table-cell>
          <table:table-cell table:style-name="ce1" office:value-type="float" office:value="0.506660223007202" calcext:value-type="float">
            <text:p>0,506660223</text:p>
          </table:table-cell>
          <table:table-cell table:style-name="ce1" office:value-type="float" office:value="0.50666880607605" calcext:value-type="float">
            <text:p>0,5066688061</text:p>
          </table:table-cell>
          <table:table-cell table:style-name="ce1" office:value-type="float" office:value="0.50667142868042" calcext:value-type="float">
            <text:p>0,5066714287</text:p>
          </table:table-cell>
          <table:table-cell table:style-name="ce1" office:value-type="float" office:value="-0.0978504791855812" calcext:value-type="float">
            <text:p>-0,0978504792</text:p>
          </table:table-cell>
          <table:table-cell table:style-name="ce1" office:value-type="float" office:value="4.88224077224731" calcext:value-type="float">
            <text:p>4,8822407722</text:p>
          </table:table-cell>
          <table:table-cell table:style-name="ce1" office:value-type="float" office:value="-2.14750146865845" calcext:value-type="float">
            <text:p>-2,1475014687</text:p>
          </table:table-cell>
        </table:table-row>
        <table:table-row table:style-name="ro1">
          <table:table-cell table:style-name="ce1" office:value-type="string" calcext:value-type="string">
            <text:p>1.2513070106506348</text:p>
          </table:table-cell>
          <table:table-cell table:style-name="ce1" office:value-type="string" calcext:value-type="string">
            <text:p>0.012459754943847656</text:p>
          </table:table-cell>
          <table:table-cell table:style-name="ce1" office:value-type="string" calcext:value-type="string">
            <text:p>35.39168071746826</text:p>
          </table:table-cell>
          <table:table-cell table:style-name="ce1" office:value-type="float" office:value="-0.0592168027241887" calcext:value-type="float">
            <text:p>-0,0592168027</text:p>
          </table:table-cell>
          <table:table-cell table:style-name="ce1" office:value-type="float" office:value="0.784178781656571" calcext:value-type="float">
            <text:p>0,7841787817</text:p>
          </table:table-cell>
          <table:table-cell table:style-name="ce1" office:value-type="float" office:value="1.37911922107508" calcext:value-type="float">
            <text:p>1,3791192211</text:p>
          </table:table-cell>
          <table:table-cell table:style-name="ce1" office:value-type="float" office:value="0.0457815002105188" calcext:value-type="float">
            <text:p>0,0457815002</text:p>
          </table:table-cell>
          <table:table-cell table:number-columns-repeated="2" table:style-name="ce1" office:value-type="float" office:value="-0.0933124760707694" calcext:value-type="float">
            <text:p>-0,0933124761</text:p>
          </table:table-cell>
          <table:table-cell table:style-name="ce1" office:value-type="float" office:value="-0.0858139470219612" calcext:value-type="float">
            <text:p>-0,085813947</text:p>
          </table:table-cell>
          <table:table-cell table:style-name="ce1" office:value-type="float" office:value="4.85409545898438" calcext:value-type="float">
            <text:p>4,854095459</text:p>
          </table:table-cell>
          <table:table-cell table:style-name="ce1" office:value-type="float" office:value="-2.11994791030884" calcext:value-type="float">
            <text:p>-2,1199479103</text:p>
          </table:table-cell>
          <table:table-cell table:style-name="ce1" office:value-type="string" calcext:value-type="string">
            <text:p>0.04578150021051876</text:p>
          </table:table-cell>
          <table:table-cell table:style-name="ce1" office:value-type="string" calcext:value-type="string">
            <text:p>-0.0933124760707694</text:p>
          </table:table-cell>
          <table:table-cell table:style-name="ce1" office:value-type="string" calcext:value-type="string">
            <text:p>-0.10247697834487458</text:p>
          </table:table-cell>
          <table:table-cell table:style-name="ce1" office:value-type="float" office:value="0.00461942020711707" calcext:value-type="float">
            <text:p>0,0046194202</text:p>
          </table:table-cell>
          <table:table-cell table:style-name="ce1" office:value-type="float" office:value="-0.0506938584733892" calcext:value-type="float">
            <text:p>-0,0506938585</text:p>
          </table:table-cell>
          <table:table-cell table:style-name="ce1" office:value-type="float" office:value="-0.0576135398711687" calcext:value-type="float">
            <text:p>-0,05761353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0298033886774" calcext:value-type="float">
            <text:p>-0,0502980339</text:p>
          </table:table-cell>
          <table:table-cell table:style-name="ce1" office:value-type="float" office:value="0.0453606183139656" calcext:value-type="float">
            <text:p>0,0453606183</text:p>
          </table:table-cell>
          <table:table-cell table:style-name="ce1" office:value-type="float" office:value="0.0454624610517654" calcext:value-type="float">
            <text:p>0,0454624611</text:p>
          </table:table-cell>
          <table:table-cell table:style-name="ce1" office:value-type="float" office:value="0.495550155639648" calcext:value-type="float">
            <text:p>0,4955501556</text:p>
          </table:table-cell>
          <table:table-cell table:style-name="ce1" office:value-type="float" office:value="0.495548009872437" calcext:value-type="float">
            <text:p>0,4955480099</text:p>
          </table:table-cell>
          <table:table-cell table:style-name="ce1" office:value-type="float" office:value="0.49554705619812" calcext:value-type="float">
            <text:p>0,4955470562</text:p>
          </table:table-cell>
          <table:table-cell table:style-name="ce1" office:value-type="float" office:value="-0.0858139470219612" calcext:value-type="float">
            <text:p>-0,085813947</text:p>
          </table:table-cell>
          <table:table-cell table:style-name="ce1" office:value-type="float" office:value="4.85409545898438" calcext:value-type="float">
            <text:p>4,854095459</text:p>
          </table:table-cell>
          <table:table-cell table:style-name="ce1" office:value-type="float" office:value="-2.11994791030884" calcext:value-type="float">
            <text:p>-2,1199479103</text:p>
          </table:table-cell>
        </table:table-row>
        <table:table-row table:style-name="ro1">
          <table:table-cell table:style-name="ce1" office:value-type="string" calcext:value-type="string">
            <text:p>1.2643895149230957</text:p>
          </table:table-cell>
          <table:table-cell table:style-name="ce1" office:value-type="string" calcext:value-type="string">
            <text:p>0.013082504272460938</text:p>
          </table:table-cell>
          <table:table-cell table:style-name="ce1" office:value-type="string" calcext:value-type="string">
            <text:p>35.873724699020386</text:p>
          </table:table-cell>
          <table:table-cell table:style-name="ce1" office:value-type="float" office:value="-0.0494033300869719" calcext:value-type="float">
            <text:p>-0,0494033301</text:p>
          </table:table-cell>
          <table:table-cell table:style-name="ce1" office:value-type="float" office:value="0.764547218511134" calcext:value-type="float">
            <text:p>0,7645472185</text:p>
          </table:table-cell>
          <table:table-cell table:style-name="ce1" office:value-type="float" office:value="1.35769403569492" calcext:value-type="float">
            <text:p>1,3576940357</text:p>
          </table:table-cell>
          <table:table-cell table:style-name="ce1" office:value-type="float" office:value="0.0502971079864377" calcext:value-type="float">
            <text:p>0,050297108</text:p>
          </table:table-cell>
          <table:table-cell table:number-columns-repeated="2" table:style-name="ce1" office:value-type="float" office:value="-0.0841022993577403" calcext:value-type="float">
            <text:p>-0,0841022994</text:p>
          </table:table-cell>
          <table:table-cell table:style-name="ce1" office:value-type="float" office:value="-0.0735292881727219" calcext:value-type="float">
            <text:p>-0,0735292882</text:p>
          </table:table-cell>
          <table:table-cell table:style-name="ce1" office:value-type="float" office:value="4.82900857925415" calcext:value-type="float">
            <text:p>4,8290085793</text:p>
          </table:table-cell>
          <table:table-cell table:style-name="ce1" office:value-type="float" office:value="-2.09407806396484" calcext:value-type="float">
            <text:p>-2,094078064</text:p>
          </table:table-cell>
          <table:table-cell table:style-name="ce1" office:value-type="string" calcext:value-type="string">
            <text:p>0.0502971079864377</text:p>
          </table:table-cell>
          <table:table-cell table:style-name="ce1" office:value-type="string" calcext:value-type="string">
            <text:p>-0.0841022993577403</text:p>
          </table:table-cell>
          <table:table-cell table:style-name="ce1" office:value-type="string" calcext:value-type="string">
            <text:p>-0.10061609215149543</text:p>
          </table:table-cell>
          <table:table-cell table:style-name="ce1" office:value-type="float" office:value="0.0036714417688997" calcext:value-type="float">
            <text:p>0,0036714418</text:p>
          </table:table-cell>
          <table:table-cell table:style-name="ce1" office:value-type="float" office:value="-0.0486190844627074" calcext:value-type="float">
            <text:p>-0,0486190845</text:p>
          </table:table-cell>
          <table:table-cell table:style-name="ce1" office:value-type="float" office:value="-0.0561141994959042" calcext:value-type="float">
            <text:p>-0,05611419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17774026524136" calcext:value-type="float">
            <text:p>-0,0317774027</text:p>
          </table:table-cell>
          <table:table-cell table:style-name="ce1" office:value-type="float" office:value="0.0695484240846343" calcext:value-type="float">
            <text:p>0,0695484241</text:p>
          </table:table-cell>
          <table:table-cell table:style-name="ce1" office:value-type="float" office:value="0.0599242937763523" calcext:value-type="float">
            <text:p>0,0599242938</text:p>
          </table:table-cell>
          <table:table-cell table:style-name="ce1" office:value-type="float" office:value="0.48115873336792" calcext:value-type="float">
            <text:p>0,4811587334</text:p>
          </table:table-cell>
          <table:table-cell table:style-name="ce1" office:value-type="float" office:value="0.481162548065186" calcext:value-type="float">
            <text:p>0,4811625481</text:p>
          </table:table-cell>
          <table:table-cell table:style-name="ce1" office:value-type="float" office:value="0.481164932250977" calcext:value-type="float">
            <text:p>0,4811649323</text:p>
          </table:table-cell>
          <table:table-cell table:style-name="ce1" office:value-type="float" office:value="-0.0735292881727219" calcext:value-type="float">
            <text:p>-0,0735292882</text:p>
          </table:table-cell>
          <table:table-cell table:style-name="ce1" office:value-type="float" office:value="4.82900857925415" calcext:value-type="float">
            <text:p>4,8290085793</text:p>
          </table:table-cell>
          <table:table-cell table:style-name="ce1" office:value-type="float" office:value="-2.09407806396484" calcext:value-type="float">
            <text:p>-2,094078064</text:p>
          </table:table-cell>
        </table:table-row>
        <table:table-row table:style-name="ro1">
          <table:table-cell table:style-name="ce1" office:value-type="string" calcext:value-type="string">
            <text:p>1.2818341255187988</text:p>
          </table:table-cell>
          <table:table-cell table:style-name="ce1" office:value-type="string" calcext:value-type="string">
            <text:p>0.017444610595703125</text:p>
          </table:table-cell>
          <table:table-cell table:style-name="ce1" office:value-type="string" calcext:value-type="string">
            <text:p>36.361828565597534</text:p>
          </table:table-cell>
          <table:table-cell table:style-name="ce1" office:value-type="float" office:value="-0.0375172145446234" calcext:value-type="float">
            <text:p>-0,0375172145</text:p>
          </table:table-cell>
          <table:table-cell table:style-name="ce1" office:value-type="float" office:value="0.74363648670691" calcext:value-type="float">
            <text:p>0,7436364867</text:p>
          </table:table-cell>
          <table:table-cell table:style-name="ce1" office:value-type="float" office:value="1.33094022450624" calcext:value-type="float">
            <text:p>1,3309402245</text:p>
          </table:table-cell>
          <table:table-cell table:style-name="ce1" office:value-type="float" office:value="0.0531346661975811" calcext:value-type="float">
            <text:p>0,0531346662</text:p>
          </table:table-cell>
          <table:table-cell table:number-columns-repeated="2" table:style-name="ce1" office:value-type="float" office:value="-0.0915422894278435" calcext:value-type="float">
            <text:p>-0,0915422894</text:p>
          </table:table-cell>
          <table:table-cell table:style-name="ce1" office:value-type="float" office:value="-0.0735292881727219" calcext:value-type="float">
            <text:p>-0,0735292882</text:p>
          </table:table-cell>
          <table:table-cell table:style-name="ce1" office:value-type="float" office:value="4.82900857925415" calcext:value-type="float">
            <text:p>4,8290085793</text:p>
          </table:table-cell>
          <table:table-cell table:style-name="ce1" office:value-type="float" office:value="-2.09407806396484" calcext:value-type="float">
            <text:p>-2,094078064</text:p>
          </table:table-cell>
          <table:table-cell table:style-name="ce1" office:value-type="string" calcext:value-type="string">
            <text:p>0.05313466619758105</text:p>
          </table:table-cell>
          <table:table-cell table:style-name="ce1" office:value-type="string" calcext:value-type="string">
            <text:p>-0.09154228942784348</text:p>
          </table:table-cell>
          <table:table-cell table:style-name="ce1" office:value-type="string" calcext:value-type="string">
            <text:p>-0.09990322426697863</text:p>
          </table:table-cell>
          <table:table-cell table:style-name="ce1" office:value-type="float" office:value="0.00306300646539226" calcext:value-type="float">
            <text:p>0,0030630065</text:p>
          </table:table-cell>
          <table:table-cell table:style-name="ce1" office:value-type="float" office:value="-0.0474019275476903" calcext:value-type="float">
            <text:p>-0,0474019275</text:p>
          </table:table-cell>
          <table:table-cell table:style-name="ce1" office:value-type="float" office:value="-0.055000089856136" calcext:value-type="float">
            <text:p>-0,05500008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00960687044448" calcext:value-type="float">
            <text:p>-0,0200960687</text:p>
          </table:table-cell>
          <table:table-cell table:style-name="ce1" office:value-type="float" office:value="0.0402021631181249" calcext:value-type="float">
            <text:p>0,0402021631</text:p>
          </table:table-cell>
          <table:table-cell table:style-name="ce1" office:value-type="float" office:value="0.0438746235662938" calcext:value-type="float">
            <text:p>0,0438746236</text:p>
          </table:table-cell>
          <table:table-cell table:style-name="ce1" office:value-type="float" office:value="0.488327980041504" calcext:value-type="float">
            <text:p>0,48832798</text:p>
          </table:table-cell>
          <table:table-cell table:style-name="ce1" office:value-type="float" office:value="0.48832106590271" calcext:value-type="float">
            <text:p>0,4883210659</text:p>
          </table:table-cell>
          <table:table-cell table:style-name="ce1" office:value-type="float" office:value="0.488327503204346" calcext:value-type="float">
            <text:p>0,4883275032</text:p>
          </table:table-cell>
          <table:table-cell table:style-name="ce1" office:value-type="float" office:value="-0.0735292881727219" calcext:value-type="float">
            <text:p>-0,0735292882</text:p>
          </table:table-cell>
          <table:table-cell table:style-name="ce1" office:value-type="float" office:value="4.82900857925415" calcext:value-type="float">
            <text:p>4,8290085793</text:p>
          </table:table-cell>
          <table:table-cell table:style-name="ce1" office:value-type="float" office:value="-2.09407806396484" calcext:value-type="float">
            <text:p>-2,094078064</text:p>
          </table:table-cell>
        </table:table-row>
        <table:table-row table:style-name="ro1">
          <table:table-cell table:style-name="ce1" office:value-type="string" calcext:value-type="string">
            <text:p>1.2985775470733643</text:p>
          </table:table-cell>
          <table:table-cell table:style-name="ce1" office:value-type="string" calcext:value-type="string">
            <text:p>0.01674342155456543</text:p>
          </table:table-cell>
          <table:table-cell table:style-name="ce1" office:value-type="string" calcext:value-type="string">
            <text:p>36.82785487174988</text:p>
          </table:table-cell>
          <table:table-cell table:style-name="ce1" office:value-type="float" office:value="-0.0249010875640023" calcext:value-type="float">
            <text:p>-0,0249010876</text:p>
          </table:table-cell>
          <table:table-cell table:style-name="ce1" office:value-type="float" office:value="0.7249729235967" calcext:value-type="float">
            <text:p>0,7249729236</text:p>
          </table:table-cell>
          <table:table-cell table:style-name="ce1" office:value-type="float" office:value="1.30557167677232" calcext:value-type="float">
            <text:p>1,3055716768</text:p>
          </table:table-cell>
          <table:table-cell table:style-name="ce1" office:value-type="float" office:value="0.0507984420607265" calcext:value-type="float">
            <text:p>0,0507984421</text:p>
          </table:table-cell>
          <table:table-cell table:number-columns-repeated="2" table:style-name="ce1" office:value-type="float" office:value="-0.0888625433351375" calcext:value-type="float">
            <text:p>-0,0888625433</text:p>
          </table:table-cell>
          <table:table-cell table:style-name="ce1" office:value-type="float" office:value="-0.0605595149099827" calcext:value-type="float">
            <text:p>-0,0605595149</text:p>
          </table:table-cell>
          <table:table-cell table:style-name="ce1" office:value-type="float" office:value="4.80481863021851" calcext:value-type="float">
            <text:p>4,8048186302</text:p>
          </table:table-cell>
          <table:table-cell table:style-name="ce1" office:value-type="float" office:value="-2.0688316822052" calcext:value-type="float">
            <text:p>-2,0688316822</text:p>
          </table:table-cell>
          <table:table-cell table:style-name="ce1" office:value-type="string" calcext:value-type="string">
            <text:p>0.05079844206072647</text:p>
          </table:table-cell>
          <table:table-cell table:style-name="ce1" office:value-type="string" calcext:value-type="string">
            <text:p>-0.08886254333513754</text:p>
          </table:table-cell>
          <table:table-cell table:style-name="ce1" office:value-type="string" calcext:value-type="string">
            <text:p>-0.09817298598519435</text:p>
          </table:table-cell>
          <table:table-cell table:style-name="ce1" office:value-type="float" office:value="0.00232606730176665" calcext:value-type="float">
            <text:p>0,0023260673</text:p>
          </table:table-cell>
          <table:table-cell table:style-name="ce1" office:value-type="float" office:value="-0.0461054621758284" calcext:value-type="float">
            <text:p>-0,0461054622</text:p>
          </table:table-cell>
          <table:table-cell table:style-name="ce1" office:value-type="float" office:value="-0.0536088916743243" calcext:value-type="float">
            <text:p>-0,05360889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5173736984413" calcext:value-type="float">
            <text:p>-0,0255173737</text:p>
          </table:table-cell>
          <table:table-cell table:style-name="ce1" office:value-type="float" office:value="0.0448912503074268" calcext:value-type="float">
            <text:p>0,0448912503</text:p>
          </table:table-cell>
          <table:table-cell table:style-name="ce1" office:value-type="float" office:value="0.0574362275651989" calcext:value-type="float">
            <text:p>0,0574362276</text:p>
          </table:table-cell>
          <table:table-cell table:style-name="ce1" office:value-type="float" office:value="0.465804815292358" calcext:value-type="float">
            <text:p>0,4658048153</text:p>
          </table:table-cell>
          <table:table-cell table:style-name="ce1" office:value-type="float" office:value="0.465808629989624" calcext:value-type="float">
            <text:p>0,46580863</text:p>
          </table:table-cell>
          <table:table-cell table:style-name="ce1" office:value-type="float" office:value="0.465800285339356" calcext:value-type="float">
            <text:p>0,4658002853</text:p>
          </table:table-cell>
          <table:table-cell table:style-name="ce1" office:value-type="float" office:value="-0.0605595149099827" calcext:value-type="float">
            <text:p>-0,0605595149</text:p>
          </table:table-cell>
          <table:table-cell table:style-name="ce1" office:value-type="float" office:value="4.80481863021851" calcext:value-type="float">
            <text:p>4,8048186302</text:p>
          </table:table-cell>
          <table:table-cell table:style-name="ce1" office:value-type="float" office:value="-2.0688316822052" calcext:value-type="float">
            <text:p>-2,0688316822</text:p>
          </table:table-cell>
        </table:table-row>
        <table:table-row table:style-name="ro1">
          <table:table-cell table:style-name="ce1" office:value-type="string" calcext:value-type="string">
            <text:p>1.313521146774292</text:p>
          </table:table-cell>
          <table:table-cell table:style-name="ce1" office:value-type="string" calcext:value-type="string">
            <text:p>0.014943599700927734</text:p>
          </table:table-cell>
          <table:table-cell table:style-name="ce1" office:value-type="string" calcext:value-type="string">
            <text:p>37.31416702270508</text:p>
          </table:table-cell>
          <table:table-cell table:style-name="ce1" office:value-type="float" office:value="-0.0129095309408221" calcext:value-type="float">
            <text:p>-0,0129095309</text:p>
          </table:table-cell>
          <table:table-cell table:style-name="ce1" office:value-type="float" office:value="0.710993846993387" calcext:value-type="float">
            <text:p>0,710993847</text:p>
          </table:table-cell>
          <table:table-cell table:style-name="ce1" office:value-type="float" office:value="1.28718296245292" calcext:value-type="float">
            <text:p>1,2871829625</text:p>
          </table:table-cell>
          <table:table-cell table:style-name="ce1" office:value-type="float" office:value="0.0498926987162947" calcext:value-type="float">
            <text:p>0,0498926987</text:p>
          </table:table-cell>
          <table:table-cell table:number-columns-repeated="2" table:style-name="ce1" office:value-type="float" office:value="-0.0896295948184713" calcext:value-type="float">
            <text:p>-0,0896295948</text:p>
          </table:table-cell>
          <table:table-cell table:style-name="ce1" office:value-type="float" office:value="-0.0464148074388504" calcext:value-type="float">
            <text:p>-0,0464148074</text:p>
          </table:table-cell>
          <table:table-cell table:style-name="ce1" office:value-type="float" office:value="4.78248739242554" calcext:value-type="float">
            <text:p>4,7824873924</text:p>
          </table:table-cell>
          <table:table-cell table:style-name="ce1" office:value-type="float" office:value="-2.04229640960693" calcext:value-type="float">
            <text:p>-2,0422964096</text:p>
          </table:table-cell>
          <table:table-cell table:style-name="ce1" office:value-type="string" calcext:value-type="string">
            <text:p>0.049892698716294655</text:p>
          </table:table-cell>
          <table:table-cell table:style-name="ce1" office:value-type="string" calcext:value-type="string">
            <text:p>-0.0896295948184713</text:p>
          </table:table-cell>
          <table:table-cell table:style-name="ce1" office:value-type="string" calcext:value-type="string">
            <text:p>-0.09698591094062799</text:p>
          </table:table-cell>
          <table:table-cell table:style-name="ce1" office:value-type="float" office:value="0.00154386742896814" calcext:value-type="float">
            <text:p>0,0015438674</text:p>
          </table:table-cell>
          <table:table-cell table:style-name="ce1" office:value-type="float" office:value="-0.0449483212629954" calcext:value-type="float">
            <text:p>-0,0449483213</text:p>
          </table:table-cell>
          <table:table-cell table:style-name="ce1" office:value-type="float" office:value="-0.0522897271921605" calcext:value-type="float">
            <text:p>-0,05228972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9361651277067" calcext:value-type="float">
            <text:p>-0,0259361651</text:p>
          </table:table-cell>
          <table:table-cell table:style-name="ce1" office:value-type="float" office:value="0.0383685642187258" calcext:value-type="float">
            <text:p>0,0383685642</text:p>
          </table:table-cell>
          <table:table-cell table:style-name="ce1" office:value-type="float" office:value="0.052152650061301" calcext:value-type="float">
            <text:p>0,0521526501</text:p>
          </table:table-cell>
          <table:table-cell table:style-name="ce1" office:value-type="float" office:value="0.486429929733276" calcext:value-type="float">
            <text:p>0,4864299297</text:p>
          </table:table-cell>
          <table:table-cell table:style-name="ce1" office:value-type="float" office:value="0.486428499221802" calcext:value-type="float">
            <text:p>0,4864284992</text:p>
          </table:table-cell>
          <table:table-cell table:style-name="ce1" office:value-type="float" office:value="0.486428737640381" calcext:value-type="float">
            <text:p>0,4864287376</text:p>
          </table:table-cell>
          <table:table-cell table:style-name="ce1" office:value-type="float" office:value="-0.0464148074388504" calcext:value-type="float">
            <text:p>-0,0464148074</text:p>
          </table:table-cell>
          <table:table-cell table:style-name="ce1" office:value-type="float" office:value="4.78248739242554" calcext:value-type="float">
            <text:p>4,7824873924</text:p>
          </table:table-cell>
          <table:table-cell table:style-name="ce1" office:value-type="float" office:value="-2.04229640960693" calcext:value-type="float">
            <text:p>-2,0422964096</text:p>
          </table:table-cell>
        </table:table-row>
        <table:table-row table:style-name="ro1">
          <table:table-cell table:style-name="ce1" office:value-type="string" calcext:value-type="string">
            <text:p>1.329061508178711</text:p>
          </table:table-cell>
          <table:table-cell table:style-name="ce1" office:value-type="string" calcext:value-type="string">
            <text:p>0.015540361404418945</text:p>
          </table:table-cell>
          <table:table-cell table:style-name="ce1" office:value-type="string" calcext:value-type="string">
            <text:p>37.82055449485779</text:p>
          </table:table-cell>
          <table:table-cell table:style-name="ce1" office:value-type="float" office:value="-0.00769587758537612" calcext:value-type="float">
            <text:p>-0,0076958776</text:p>
          </table:table-cell>
          <table:table-cell table:style-name="ce1" office:value-type="float" office:value="0.702455135775201" calcext:value-type="float">
            <text:p>0,7024551358</text:p>
          </table:table-cell>
          <table:table-cell table:style-name="ce1" office:value-type="float" office:value="1.27451080893293" calcext:value-type="float">
            <text:p>1,2745108089</text:p>
          </table:table-cell>
          <table:table-cell table:style-name="ce1" office:value-type="float" office:value="0.0498684956907364" calcext:value-type="float">
            <text:p>0,0498684957</text:p>
          </table:table-cell>
          <table:table-cell table:number-columns-repeated="2" table:style-name="ce1" office:value-type="float" office:value="-0.0920008346305508" calcext:value-type="float">
            <text:p>-0,0920008346</text:p>
          </table:table-cell>
          <table:table-cell table:style-name="ce1" office:value-type="float" office:value="-0.0312592834234238" calcext:value-type="float">
            <text:p>-0,0312592834</text:p>
          </table:table-cell>
          <table:table-cell table:style-name="ce1" office:value-type="float" office:value="4.76013469696045" calcext:value-type="float">
            <text:p>4,760134697</text:p>
          </table:table-cell>
          <table:table-cell table:style-name="ce1" office:value-type="float" office:value="-2.01638388633728" calcext:value-type="float">
            <text:p>-2,0163838863</text:p>
          </table:table-cell>
          <table:table-cell table:style-name="ce1" office:value-type="string" calcext:value-type="string">
            <text:p>0.04986849569073639</text:p>
          </table:table-cell>
          <table:table-cell table:style-name="ce1" office:value-type="string" calcext:value-type="string">
            <text:p>-0.09200083463055078</text:p>
          </table:table-cell>
          <table:table-cell table:style-name="ce1" office:value-type="string" calcext:value-type="string">
            <text:p>-0.0964326804639838</text:p>
          </table:table-cell>
          <table:table-cell table:style-name="ce1" office:value-type="float" office:value="0.000800390918330968" calcext:value-type="float">
            <text:p>0,0008003909</text:p>
          </table:table-cell>
          <table:table-cell table:style-name="ce1" office:value-type="float" office:value="-0.04408161851359" calcext:value-type="float">
            <text:p>-0,0440816185</text:p>
          </table:table-cell>
          <table:table-cell table:style-name="ce1" office:value-type="float" office:value="-0.051333514047552" calcext:value-type="float">
            <text:p>-0,0513335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34979499240494" calcext:value-type="float">
            <text:p>-0,0234979499</text:p>
          </table:table-cell>
          <table:table-cell table:style-name="ce1" office:value-type="float" office:value="0.0273924877391161" calcext:value-type="float">
            <text:p>0,0273924877</text:p>
          </table:table-cell>
          <table:table-cell table:style-name="ce1" office:value-type="float" office:value="0.0360333433427291" calcext:value-type="float">
            <text:p>0,0360333433</text:p>
          </table:table-cell>
          <table:table-cell table:style-name="ce1" office:value-type="float" office:value="0.510323524475098" calcext:value-type="float">
            <text:p>0,5103235245</text:p>
          </table:table-cell>
          <table:table-cell table:style-name="ce1" office:value-type="float" office:value="0.510325193405151" calcext:value-type="float">
            <text:p>0,5103251934</text:p>
          </table:table-cell>
          <table:table-cell table:style-name="ce1" office:value-type="float" office:value="0.510324954986572" calcext:value-type="float">
            <text:p>0,510324955</text:p>
          </table:table-cell>
          <table:table-cell table:style-name="ce1" office:value-type="float" office:value="-0.0312592834234238" calcext:value-type="float">
            <text:p>-0,0312592834</text:p>
          </table:table-cell>
          <table:table-cell table:style-name="ce1" office:value-type="float" office:value="4.76013469696045" calcext:value-type="float">
            <text:p>4,760134697</text:p>
          </table:table-cell>
          <table:table-cell table:style-name="ce1" office:value-type="float" office:value="-2.01638388633728" calcext:value-type="float">
            <text:p>-2,0163838863</text:p>
          </table:table-cell>
        </table:table-row>
        <table:table-row table:style-name="ro1">
          <table:table-cell table:style-name="ce1" office:value-type="string" calcext:value-type="string">
            <text:p>1.3522999286651611</text:p>
          </table:table-cell>
          <table:table-cell table:style-name="ce1" office:value-type="string" calcext:value-type="string">
            <text:p>0.023238420486450195</text:p>
          </table:table-cell>
          <table:table-cell table:style-name="ce1" office:value-type="string" calcext:value-type="string">
            <text:p>38.30371308326721</text:p>
          </table:table-cell>
          <table:table-cell table:style-name="ce1" office:value-type="float" office:value="0.0139038424111075" calcext:value-type="float">
            <text:p>0,0139038424</text:p>
          </table:table-cell>
          <table:table-cell table:style-name="ce1" office:value-type="float" office:value="0.675108290748832" calcext:value-type="float">
            <text:p>0,6751082907</text:p>
          </table:table-cell>
          <table:table-cell table:style-name="ce1" office:value-type="float" office:value="1.23680117248017" calcext:value-type="float">
            <text:p>1,2368011725</text:p>
          </table:table-cell>
          <table:table-cell table:style-name="ce1" office:value-type="float" office:value="0.0533123699976074" calcext:value-type="float">
            <text:p>0,05331237</text:p>
          </table:table-cell>
          <table:table-cell table:number-columns-repeated="2" table:style-name="ce1" office:value-type="float" office:value="-0.0943689971378484" calcext:value-type="float">
            <text:p>-0,0943689971</text:p>
          </table:table-cell>
          <table:table-cell table:style-name="ce1" office:value-type="float" office:value="-0.0164474081248045" calcext:value-type="float">
            <text:p>-0,0164474081</text:p>
          </table:table-cell>
          <table:table-cell table:style-name="ce1" office:value-type="float" office:value="4.73870611190796" calcext:value-type="float">
            <text:p>4,7387061119</text:p>
          </table:table-cell>
          <table:table-cell table:style-name="ce1" office:value-type="float" office:value="-1.99034202098846" calcext:value-type="float">
            <text:p>-1,990342021</text:p>
          </table:table-cell>
          <table:table-cell table:style-name="ce1" office:value-type="string" calcext:value-type="string">
            <text:p>0.0533123699976074</text:p>
          </table:table-cell>
          <table:table-cell table:style-name="ce1" office:value-type="string" calcext:value-type="string">
            <text:p>-0.09436899713784838</text:p>
          </table:table-cell>
          <table:table-cell table:style-name="ce1" office:value-type="string" calcext:value-type="string">
            <text:p>-0.0960226684984496</text:p>
          </table:table-cell>
          <table:table-cell table:style-name="ce1" office:value-type="float" office:value="0.000477144410293319" calcext:value-type="float">
            <text:p>0,0004771444</text:p>
          </table:table-cell>
          <table:table-cell table:style-name="ce1" office:value-type="float" office:value="-0.0435522184180625" calcext:value-type="float">
            <text:p>-0,0435522184</text:p>
          </table:table-cell>
          <table:table-cell table:style-name="ce1" office:value-type="float" office:value="-0.0506745620645123" calcext:value-type="float">
            <text:p>-0,05067456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07280488565624" calcext:value-type="float">
            <text:p>-0,0107280489</text:p>
          </table:table-cell>
          <table:table-cell table:style-name="ce1" office:value-type="float" office:value="0.0175702416278444" calcext:value-type="float">
            <text:p>0,0175702416</text:p>
          </table:table-cell>
          <table:table-cell table:style-name="ce1" office:value-type="float" office:value="0.026075742642507" calcext:value-type="float">
            <text:p>0,0260757426</text:p>
          </table:table-cell>
          <table:table-cell table:style-name="ce1" office:value-type="float" office:value="0.485983371734619" calcext:value-type="float">
            <text:p>0,4859833717</text:p>
          </table:table-cell>
          <table:table-cell table:style-name="ce1" office:value-type="float" office:value="0.485975742340088" calcext:value-type="float">
            <text:p>0,4859757423</text:p>
          </table:table-cell>
          <table:table-cell table:style-name="ce1" office:value-type="float" office:value="0.485974788665772" calcext:value-type="float">
            <text:p>0,4859747887</text:p>
          </table:table-cell>
          <table:table-cell table:style-name="ce1" office:value-type="float" office:value="-0.0164474081248045" calcext:value-type="float">
            <text:p>-0,0164474081</text:p>
          </table:table-cell>
          <table:table-cell table:style-name="ce1" office:value-type="float" office:value="4.73870611190796" calcext:value-type="float">
            <text:p>4,7387061119</text:p>
          </table:table-cell>
          <table:table-cell table:style-name="ce1" office:value-type="float" office:value="-1.99034202098846" calcext:value-type="float">
            <text:p>-1,990342021</text:p>
          </table:table-cell>
        </table:table-row>
        <table:table-row table:style-name="ro1">
          <table:table-cell table:style-name="ce1" office:value-type="string" calcext:value-type="string">
            <text:p>1.3692591190338135</text:p>
          </table:table-cell>
          <table:table-cell table:style-name="ce1" office:value-type="string" calcext:value-type="string">
            <text:p>0.016959190368652344</text:p>
          </table:table-cell>
          <table:table-cell table:style-name="ce1" office:value-type="string" calcext:value-type="string">
            <text:p>38.794941902160645</text:p>
          </table:table-cell>
          <table:table-cell table:style-name="ce1" office:value-type="float" office:value="0.0233523300561456" calcext:value-type="float">
            <text:p>0,0233523301</text:p>
          </table:table-cell>
          <table:table-cell table:style-name="ce1" office:value-type="float" office:value="0.664007931579778" calcext:value-type="float">
            <text:p>0,6640079316</text:p>
          </table:table-cell>
          <table:table-cell table:style-name="ce1" office:value-type="float" office:value="1.22179000760302" calcext:value-type="float">
            <text:p>1,2217900076</text:p>
          </table:table-cell>
          <table:table-cell table:style-name="ce1" office:value-type="float" office:value="0.0416123434432471" calcext:value-type="float">
            <text:p>0,0416123434</text:p>
          </table:table-cell>
          <table:table-cell table:number-columns-repeated="2" table:style-name="ce1" office:value-type="float" office:value="-0.0812100346815164" calcext:value-type="float">
            <text:p>-0,0812100347</text:p>
          </table:table-cell>
          <table:table-cell table:style-name="ce1" office:value-type="float" office:value="-0.00244082254357636" calcext:value-type="float">
            <text:p>-0,0024408225</text:p>
          </table:table-cell>
          <table:table-cell table:style-name="ce1" office:value-type="float" office:value="4.71653461456299" calcext:value-type="float">
            <text:p>4,7165346146</text:p>
          </table:table-cell>
          <table:table-cell table:style-name="ce1" office:value-type="float" office:value="-1.96644937992096" calcext:value-type="float">
            <text:p>-1,9664493799</text:p>
          </table:table-cell>
          <table:table-cell table:style-name="ce1" office:value-type="string" calcext:value-type="string">
            <text:p>0.041612343443247116</text:p>
          </table:table-cell>
          <table:table-cell table:style-name="ce1" office:value-type="string" calcext:value-type="string">
            <text:p>-0.08121003468151639</text:p>
          </table:table-cell>
          <table:table-cell table:style-name="ce1" office:value-type="string" calcext:value-type="string">
            <text:p>-0.09276834435702955</text:p>
          </table:table-cell>
          <table:table-cell table:style-name="ce1" office:value-type="float" office:value="-0.000862038229488664" calcext:value-type="float">
            <text:p>-0,0008620382</text:p>
          </table:table-cell>
          <table:table-cell table:style-name="ce1" office:value-type="float" office:value="-0.0418567140264276" calcext:value-type="float">
            <text:p>-0,041856714</text:p>
          </table:table-cell>
          <table:table-cell table:style-name="ce1" office:value-type="float" office:value="-0.0487136609689689" calcext:value-type="float">
            <text:p>-0,048713661</text:p>
          </table:table-cell>
          <table:table-cell table:style-name="ce1" office:value-type="float" office:value="0.993261925209475" calcext:value-type="float">
            <text:p>0,99326192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4570461488118" calcext:value-type="float">
            <text:p>-0,0445704615</text:p>
          </table:table-cell>
          <table:table-cell table:style-name="ce1" office:value-type="float" office:value="0.0564294215081735" calcext:value-type="float">
            <text:p>0,0564294215</text:p>
          </table:table-cell>
          <table:table-cell table:style-name="ce1" office:value-type="float" office:value="0.0778126644775734" calcext:value-type="float">
            <text:p>0,0778126645</text:p>
          </table:table-cell>
          <table:table-cell table:style-name="ce1" office:value-type="float" office:value="0.484619617462158" calcext:value-type="float">
            <text:p>0,4846196175</text:p>
          </table:table-cell>
          <table:table-cell table:style-name="ce1" office:value-type="float" office:value="0.484620332717896" calcext:value-type="float">
            <text:p>0,4846203327</text:p>
          </table:table-cell>
          <table:table-cell table:style-name="ce1" office:value-type="float" office:value="0.484620809555054" calcext:value-type="float">
            <text:p>0,4846208096</text:p>
          </table:table-cell>
          <table:table-cell table:style-name="ce1" office:value-type="float" office:value="-0.00244082254357636" calcext:value-type="float">
            <text:p>-0,0024408225</text:p>
          </table:table-cell>
          <table:table-cell table:style-name="ce1" office:value-type="float" office:value="4.71653461456299" calcext:value-type="float">
            <text:p>4,7165346146</text:p>
          </table:table-cell>
          <table:table-cell table:style-name="ce1" office:value-type="float" office:value="-1.96644937992096" calcext:value-type="float">
            <text:p>-1,9664493799</text:p>
          </table:table-cell>
        </table:table-row>
        <table:table-row table:style-name="ro1">
          <table:table-cell table:style-name="ce1" office:value-type="string" calcext:value-type="string">
            <text:p>1.4030544757843018</text:p>
          </table:table-cell>
          <table:table-cell table:style-name="ce1" office:value-type="string" calcext:value-type="string">
            <text:p>0.03379535675048828</text:p>
          </table:table-cell>
          <table:table-cell table:style-name="ce1" office:value-type="string" calcext:value-type="string">
            <text:p>39.343443393707275</text:p>
          </table:table-cell>
          <table:table-cell table:style-name="ce1" office:value-type="float" office:value="0.0485562371811542" calcext:value-type="float">
            <text:p>0,0485562372</text:p>
          </table:table-cell>
          <table:table-cell table:style-name="ce1" office:value-type="float" office:value="0.631857106715073" calcext:value-type="float">
            <text:p>0,6318571067</text:p>
          </table:table-cell>
          <table:table-cell table:style-name="ce1" office:value-type="float" office:value="1.18093019797478" calcext:value-type="float">
            <text:p>1,180930198</text:p>
          </table:table-cell>
          <table:table-cell table:style-name="ce1" office:value-type="float" office:value="0.0483758170826251" calcext:value-type="float">
            <text:p>0,0483758171</text:p>
          </table:table-cell>
          <table:table-cell table:number-columns-repeated="2" table:style-name="ce1" office:value-type="float" office:value="-0.0911983916723424" calcext:value-type="float">
            <text:p>-0,0911983917</text:p>
          </table:table-cell>
          <table:table-cell table:style-name="ce1" office:value-type="float" office:value="0.0105680972337723" calcext:value-type="float">
            <text:p>0,0105680972</text:p>
          </table:table-cell>
          <table:table-cell table:style-name="ce1" office:value-type="float" office:value="4.6941876411438" calcext:value-type="float">
            <text:p>4,6941876411</text:p>
          </table:table-cell>
          <table:table-cell table:style-name="ce1" office:value-type="float" office:value="-1.94161570072174" calcext:value-type="float">
            <text:p>-1,9416157007</text:p>
          </table:table-cell>
          <table:table-cell table:style-name="ce1" office:value-type="string" calcext:value-type="string">
            <text:p>0.04837581708262506</text:p>
          </table:table-cell>
          <table:table-cell table:style-name="ce1" office:value-type="string" calcext:value-type="string">
            <text:p>-0.09119839167234241</text:p>
          </table:table-cell>
          <table:table-cell table:style-name="ce1" office:value-type="string" calcext:value-type="string">
            <text:p>-0.09324889000761914</text:p>
          </table:table-cell>
          <table:table-cell table:style-name="ce1" office:value-type="float" office:value="-0.00144784446348103" calcext:value-type="float">
            <text:p>-0,0014478445</text:p>
          </table:table-cell>
          <table:table-cell table:style-name="ce1" office:value-type="float" office:value="-0.0411684917579462" calcext:value-type="float">
            <text:p>-0,0411684918</text:p>
          </table:table-cell>
          <table:table-cell table:style-name="ce1" office:value-type="float" office:value="-0.0479330803953571" calcext:value-type="float">
            <text:p>-0,0479330804</text:p>
          </table:table-cell>
          <table:table-cell table:style-name="ce1" office:value-type="float" office:value="0.980453265398065" calcext:value-type="float">
            <text:p>0,98045326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72261739531714" calcext:value-type="float">
            <text:p>-0,017226174</text:p>
          </table:table-cell>
          <table:table-cell table:style-name="ce1" office:value-type="float" office:value="0.0202376274088266" calcext:value-type="float">
            <text:p>0,0202376274</text:p>
          </table:table-cell>
          <table:table-cell table:style-name="ce1" office:value-type="float" office:value="0.0273676155095189" calcext:value-type="float">
            <text:p>0,0273676155</text:p>
          </table:table-cell>
          <table:table-cell table:style-name="ce1" office:value-type="float" office:value="0.548496007919312" calcext:value-type="float">
            <text:p>0,5484960079</text:p>
          </table:table-cell>
          <table:table-cell table:number-columns-repeated="2" table:style-name="ce1" office:value-type="float" office:value="0.548501014709473" calcext:value-type="float">
            <text:p>0,5485010147</text:p>
          </table:table-cell>
          <table:table-cell table:style-name="ce1" office:value-type="float" office:value="0.0105680972337723" calcext:value-type="float">
            <text:p>0,0105680972</text:p>
          </table:table-cell>
          <table:table-cell table:style-name="ce1" office:value-type="float" office:value="4.6941876411438" calcext:value-type="float">
            <text:p>4,6941876411</text:p>
          </table:table-cell>
          <table:table-cell table:style-name="ce1" office:value-type="float" office:value="-1.94161570072174" calcext:value-type="float">
            <text:p>-1,9416157007</text:p>
          </table:table-cell>
        </table:table-row>
        <table:table-row table:style-name="ro1">
          <table:table-cell table:style-name="ce1" office:value-type="string" calcext:value-type="string">
            <text:p>1.4162838459014893</text:p>
          </table:table-cell>
          <table:table-cell table:style-name="ce1" office:value-type="string" calcext:value-type="string">
            <text:p>0.0132293701171875</text:p>
          </table:table-cell>
          <table:table-cell table:style-name="ce1" office:value-type="string" calcext:value-type="string">
            <text:p>39.83216404914856</text:p>
          </table:table-cell>
          <table:table-cell table:style-name="ce1" office:value-type="float" office:value="0.06183240565983" calcext:value-type="float">
            <text:p>0,0618324057</text:p>
          </table:table-cell>
          <table:table-cell table:style-name="ce1" office:value-type="float" office:value="0.611790342831317" calcext:value-type="float">
            <text:p>0,6117903428</text:p>
          </table:table-cell>
          <table:table-cell table:style-name="ce1" office:value-type="float" office:value="1.15519614425706" calcext:value-type="float">
            <text:p>1,1551961443</text:p>
          </table:table-cell>
          <table:table-cell table:style-name="ce1" office:value-type="float" office:value="0.0353517244240288" calcext:value-type="float">
            <text:p>0,0353517244</text:p>
          </table:table-cell>
          <table:table-cell table:number-columns-repeated="2" table:style-name="ce1" office:value-type="float" office:value="-0.0757671410937996" calcext:value-type="float">
            <text:p>-0,0757671411</text:p>
          </table:table-cell>
          <table:table-cell table:style-name="ce1" office:value-type="float" office:value="0.0237940642982721" calcext:value-type="float">
            <text:p>0,0237940643</text:p>
          </table:table-cell>
          <table:table-cell table:style-name="ce1" office:value-type="float" office:value="4.6728835105896" calcext:value-type="float">
            <text:p>4,6728835106</text:p>
          </table:table-cell>
          <table:table-cell table:style-name="ce1" office:value-type="float" office:value="-1.91896092891693" calcext:value-type="float">
            <text:p>-1,9189609289</text:p>
          </table:table-cell>
          <table:table-cell table:style-name="ce1" office:value-type="string" calcext:value-type="string">
            <text:p>0.03535172442402876</text:p>
          </table:table-cell>
          <table:table-cell table:style-name="ce1" office:value-type="string" calcext:value-type="string">
            <text:p>-0.07576714109379955</text:p>
          </table:table-cell>
          <table:table-cell table:style-name="ce1" office:value-type="string" calcext:value-type="string">
            <text:p>-0.08971809946005886</text:p>
          </table:table-cell>
          <table:table-cell table:style-name="ce1" office:value-type="float" office:value="-0.00301048670523156" calcext:value-type="float">
            <text:p>-0,0030104867</text:p>
          </table:table-cell>
          <table:table-cell table:style-name="ce1" office:value-type="float" office:value="-0.0391751406163345" calcext:value-type="float">
            <text:p>-0,0391751406</text:p>
          </table:table-cell>
          <table:table-cell table:style-name="ce1" office:value-type="float" office:value="-0.0458083702946887" calcext:value-type="float">
            <text:p>-0,0458083703</text:p>
          </table:table-cell>
          <table:table-cell table:style-name="ce1" office:value-type="float" office:value="0.956724137505254" calcext:value-type="float">
            <text:p>0,956724137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15740358340133" calcext:value-type="float">
            <text:p>-0,0515740358</text:p>
          </table:table-cell>
          <table:table-cell table:style-name="ce1" office:value-type="float" office:value="0.0657898288899491" calcext:value-type="float">
            <text:p>0,0657898289</text:p>
          </table:table-cell>
          <table:table-cell table:style-name="ce1" office:value-type="float" office:value="0.0836108333851922" calcext:value-type="float">
            <text:p>0,0836108334</text:p>
          </table:table-cell>
          <table:table-cell table:style-name="ce1" office:value-type="float" office:value="0.488693714141846" calcext:value-type="float">
            <text:p>0,4886937141</text:p>
          </table:table-cell>
          <table:table-cell table:style-name="ce1" office:value-type="float" office:value="0.48868989944458" calcext:value-type="float">
            <text:p>0,4886898994</text:p>
          </table:table-cell>
          <table:table-cell table:style-name="ce1" office:value-type="float" office:value="0.488690376281738" calcext:value-type="float">
            <text:p>0,4886903763</text:p>
          </table:table-cell>
          <table:table-cell table:style-name="ce1" office:value-type="float" office:value="0.0237940642982721" calcext:value-type="float">
            <text:p>0,0237940643</text:p>
          </table:table-cell>
          <table:table-cell table:style-name="ce1" office:value-type="float" office:value="4.6728835105896" calcext:value-type="float">
            <text:p>4,6728835106</text:p>
          </table:table-cell>
          <table:table-cell table:style-name="ce1" office:value-type="float" office:value="-1.91896092891693" calcext:value-type="float">
            <text:p>-1,9189609289</text:p>
          </table:table-cell>
        </table:table-row>
        <table:table-row table:style-name="ro1">
          <table:table-cell table:style-name="ce1" office:value-type="string" calcext:value-type="string">
            <text:p>1.430650234222412</text:p>
          </table:table-cell>
          <table:table-cell table:style-name="ce1" office:value-type="string" calcext:value-type="string">
            <text:p>0.014366388320922852</text:p>
          </table:table-cell>
          <table:table-cell table:style-name="ce1" office:value-type="string" calcext:value-type="string">
            <text:p>40.37547850608826</text:p>
          </table:table-cell>
          <table:table-cell table:style-name="ce1" office:value-type="float" office:value="0.0769121024849606" calcext:value-type="float">
            <text:p>0,0769121025</text:p>
          </table:table-cell>
          <table:table-cell table:style-name="ce1" office:value-type="float" office:value="0.590799122680852" calcext:value-type="float">
            <text:p>0,5907991227</text:p>
          </table:table-cell>
          <table:table-cell table:style-name="ce1" office:value-type="float" office:value="1.12819625124519" calcext:value-type="float">
            <text:p>1,1281962512</text:p>
          </table:table-cell>
          <table:table-cell table:style-name="ce1" office:value-type="float" office:value="0.0406516405737111" calcext:value-type="float">
            <text:p>0,0406516406</text:p>
          </table:table-cell>
          <table:table-cell table:number-columns-repeated="2" table:style-name="ce1" office:value-type="float" office:value="-0.0830323261947213" calcext:value-type="float">
            <text:p>-0,0830323262</text:p>
          </table:table-cell>
          <table:table-cell table:style-name="ce1" office:value-type="float" office:value="0.0365075170993805" calcext:value-type="float">
            <text:p>0,0365075171</text:p>
          </table:table-cell>
          <table:table-cell table:style-name="ce1" office:value-type="float" office:value="4.65163278579712" calcext:value-type="float">
            <text:p>4,6516327858</text:p>
          </table:table-cell>
          <table:table-cell table:style-name="ce1" office:value-type="float" office:value="-1.89328289031982" calcext:value-type="float">
            <text:p>-1,8932828903</text:p>
          </table:table-cell>
          <table:table-cell table:style-name="ce1" office:value-type="string" calcext:value-type="string">
            <text:p>0.04065164057371108</text:p>
          </table:table-cell>
          <table:table-cell table:style-name="ce1" office:value-type="string" calcext:value-type="string">
            <text:p>-0.08303232619472133</text:p>
          </table:table-cell>
          <table:table-cell table:style-name="ce1" office:value-type="string" calcext:value-type="string">
            <text:p>-0.08928573204814128</text:p>
          </table:table-cell>
          <table:table-cell table:style-name="ce1" office:value-type="float" office:value="-0.00383360915090946" calcext:value-type="float">
            <text:p>-0,0038336092</text:p>
          </table:table-cell>
          <table:table-cell table:style-name="ce1" office:value-type="float" office:value="-0.0379310012555417" calcext:value-type="float">
            <text:p>-0,0379310013</text:p>
          </table:table-cell>
          <table:table-cell table:style-name="ce1" office:value-type="float" office:value="-0.0444701995013673" calcext:value-type="float">
            <text:p>-0,0444701995</text:p>
          </table:table-cell>
          <table:table-cell table:style-name="ce1" office:value-type="float" office:value="0.923139383093164" calcext:value-type="float">
            <text:p>0,923139383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4442561791853" calcext:value-type="float">
            <text:p>-0,0244425618</text:p>
          </table:table-cell>
          <table:table-cell table:style-name="ce1" office:value-type="float" office:value="0.0369446612231198" calcext:value-type="float">
            <text:p>0,0369446612</text:p>
          </table:table-cell>
          <table:table-cell table:style-name="ce1" office:value-type="float" office:value="0.047378698129039" calcext:value-type="float">
            <text:p>0,0473786981</text:p>
          </table:table-cell>
          <table:table-cell table:style-name="ce1" office:value-type="float" office:value="0.543157815933228" calcext:value-type="float">
            <text:p>0,5431578159</text:p>
          </table:table-cell>
          <table:table-cell table:style-name="ce1" office:value-type="float" office:value="0.543157339096069" calcext:value-type="float">
            <text:p>0,5431573391</text:p>
          </table:table-cell>
          <table:table-cell table:style-name="ce1" office:value-type="float" office:value="0.543156623840332" calcext:value-type="float">
            <text:p>0,5431566238</text:p>
          </table:table-cell>
          <table:table-cell table:style-name="ce1" office:value-type="float" office:value="0.0365075170993805" calcext:value-type="float">
            <text:p>0,0365075171</text:p>
          </table:table-cell>
          <table:table-cell table:style-name="ce1" office:value-type="float" office:value="4.65163278579712" calcext:value-type="float">
            <text:p>4,6516327858</text:p>
          </table:table-cell>
          <table:table-cell table:style-name="ce1" office:value-type="float" office:value="-1.89328289031982" calcext:value-type="float">
            <text:p>-1,8932828903</text:p>
          </table:table-cell>
        </table:table-row>
        <table:table-row table:style-name="ro1">
          <table:table-cell table:style-name="ce1" office:value-type="string" calcext:value-type="string">
            <text:p>1.4517934322357178</text:p>
          </table:table-cell>
          <table:table-cell table:style-name="ce1" office:value-type="string" calcext:value-type="string">
            <text:p>0.021143198013305664</text:p>
          </table:table-cell>
          <table:table-cell table:style-name="ce1" office:value-type="string" calcext:value-type="string">
            <text:p>40.85506463050842</text:p>
          </table:table-cell>
          <table:table-cell table:style-name="ce1" office:value-type="float" office:value="0.0847869769060685" calcext:value-type="float">
            <text:p>0,0847869769</text:p>
          </table:table-cell>
          <table:table-cell table:style-name="ce1" office:value-type="float" office:value="0.580311238029857" calcext:value-type="float">
            <text:p>0,580311238</text:p>
          </table:table-cell>
          <table:table-cell table:style-name="ce1" office:value-type="float" office:value="1.1165985369388" calcext:value-type="float">
            <text:p>1,1165985369</text:p>
          </table:table-cell>
          <table:table-cell table:style-name="ce1" office:value-type="float" office:value="0.0355854210221029" calcext:value-type="float">
            <text:p>0,035585421</text:p>
          </table:table-cell>
          <table:table-cell table:number-columns-repeated="2" table:style-name="ce1" office:value-type="float" office:value="-0.0797167558898789" calcext:value-type="float">
            <text:p>-0,0797167559</text:p>
          </table:table-cell>
          <table:table-cell table:style-name="ce1" office:value-type="float" office:value="0.0476311594247818" calcext:value-type="float">
            <text:p>0,0476311594</text:p>
          </table:table-cell>
          <table:table-cell table:style-name="ce1" office:value-type="float" office:value="4.63094186782837" calcext:value-type="float">
            <text:p>4,6309418678</text:p>
          </table:table-cell>
          <table:table-cell table:style-name="ce1" office:value-type="float" office:value="-1.87128496170044" calcext:value-type="float">
            <text:p>-1,8712849617</text:p>
          </table:table-cell>
          <table:table-cell table:style-name="ce1" office:value-type="string" calcext:value-type="string">
            <text:p>0.035585421022102874</text:p>
          </table:table-cell>
          <table:table-cell table:style-name="ce1" office:value-type="string" calcext:value-type="string">
            <text:p>-0.07971675588987889</text:p>
          </table:table-cell>
          <table:table-cell table:style-name="ce1" office:value-type="string" calcext:value-type="string">
            <text:p>-0.08765865960201055</text:p>
          </table:table-cell>
          <table:table-cell table:style-name="ce1" office:value-type="float" office:value="-0.00476855035406756" calcext:value-type="float">
            <text:p>-0,0047685504</text:p>
          </table:table-cell>
          <table:table-cell table:style-name="ce1" office:value-type="float" office:value="-0.0366295456062128" calcext:value-type="float">
            <text:p>-0,0366295456</text:p>
          </table:table-cell>
          <table:table-cell table:style-name="ce1" office:value-type="float" office:value="-0.04306620506475" calcext:value-type="float">
            <text:p>-0,0430662051</text:p>
          </table:table-cell>
          <table:table-cell table:style-name="ce1" office:value-type="float" office:value="0.886255918147959" calcext:value-type="float">
            <text:p>0,88625591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14452882715772" calcext:value-type="float">
            <text:p>-0,0314452883</text:p>
          </table:table-cell>
          <table:table-cell table:style-name="ce1" office:value-type="float" office:value="0.0437721685299456" calcext:value-type="float">
            <text:p>0,0437721685</text:p>
          </table:table-cell>
          <table:table-cell table:style-name="ce1" office:value-type="float" office:value="0.0563018185095788" calcext:value-type="float">
            <text:p>0,0563018185</text:p>
          </table:table-cell>
          <table:table-cell table:style-name="ce1" office:value-type="float" office:value="0.479553461074829" calcext:value-type="float">
            <text:p>0,4795534611</text:p>
          </table:table-cell>
          <table:table-cell table:number-columns-repeated="2" table:style-name="ce1" office:value-type="float" office:value="0.479556322097778" calcext:value-type="float">
            <text:p>0,4795563221</text:p>
          </table:table-cell>
          <table:table-cell table:style-name="ce1" office:value-type="float" office:value="0.0476311594247818" calcext:value-type="float">
            <text:p>0,0476311594</text:p>
          </table:table-cell>
          <table:table-cell table:style-name="ce1" office:value-type="float" office:value="4.63094186782837" calcext:value-type="float">
            <text:p>4,6309418678</text:p>
          </table:table-cell>
          <table:table-cell table:style-name="ce1" office:value-type="float" office:value="-1.87128496170044" calcext:value-type="float">
            <text:p>-1,8712849617</text:p>
          </table:table-cell>
        </table:table-row>
        <table:table-row table:style-name="ro1">
          <table:table-cell table:style-name="ce1" office:value-type="string" calcext:value-type="string">
            <text:p>1.477562665939331</text:p>
          </table:table-cell>
          <table:table-cell table:style-name="ce1" office:value-type="string" calcext:value-type="string">
            <text:p>0.02576923370361328</text:p>
          </table:table-cell>
          <table:table-cell table:style-name="ce1" office:value-type="string" calcext:value-type="string">
            <text:p>41.38197660446167</text:p>
          </table:table-cell>
          <table:table-cell table:style-name="ce1" office:value-type="float" office:value="0.093575773001821" calcext:value-type="float">
            <text:p>0,093575773</text:p>
          </table:table-cell>
          <table:table-cell table:style-name="ce1" office:value-type="float" office:value="0.567156438474302" calcext:value-type="float">
            <text:p>0,5671564385</text:p>
          </table:table-cell>
          <table:table-cell table:style-name="ce1" office:value-type="float" office:value="1.09886489238268" calcext:value-type="float">
            <text:p>1,0988648924</text:p>
          </table:table-cell>
          <table:table-cell table:style-name="ce1" office:value-type="float" office:value="0.0374650322640716" calcext:value-type="float">
            <text:p>0,0374650323</text:p>
          </table:table-cell>
          <table:table-cell table:number-columns-repeated="2" table:style-name="ce1" office:value-type="float" office:value="-0.0861143487460213" calcext:value-type="float">
            <text:p>-0,0861143487</text:p>
          </table:table-cell>
          <table:table-cell table:style-name="ce1" office:value-type="float" office:value="0.0566839389503002" calcext:value-type="float">
            <text:p>0,056683939</text:p>
          </table:table-cell>
          <table:table-cell table:style-name="ce1" office:value-type="float" office:value="4.61068439483643" calcext:value-type="float">
            <text:p>4,6106843948</text:p>
          </table:table-cell>
          <table:table-cell table:style-name="ce1" office:value-type="float" office:value="-1.84858977794647" calcext:value-type="float">
            <text:p>-1,8485897779</text:p>
          </table:table-cell>
          <table:table-cell table:style-name="ce1" office:value-type="string" calcext:value-type="string">
            <text:p>0.03746503226407163</text:p>
          </table:table-cell>
          <table:table-cell table:style-name="ce1" office:value-type="string" calcext:value-type="string">
            <text:p>-0.08611434874602125</text:p>
          </table:table-cell>
          <table:table-cell table:style-name="ce1" office:value-type="string" calcext:value-type="string">
            <text:p>-0.08791349918355876</text:p>
          </table:table-cell>
          <table:table-cell table:style-name="ce1" office:value-type="float" office:value="-0.00525679256817625" calcext:value-type="float">
            <text:p>-0,0052567926</text:p>
          </table:table-cell>
          <table:table-cell table:style-name="ce1" office:value-type="float" office:value="-0.0359792967578511" calcext:value-type="float">
            <text:p>-0,0359792968</text:p>
          </table:table-cell>
          <table:table-cell table:style-name="ce1" office:value-type="float" office:value="-0.0424631239208174" calcext:value-type="float">
            <text:p>-0,0424631239</text:p>
          </table:table-cell>
          <table:table-cell table:style-name="ce1" office:value-type="float" office:value="0.841529400286784" calcext:value-type="float">
            <text:p>0,841529400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49282087586848" calcext:value-type="float">
            <text:p>-0,0149282088</text:p>
          </table:table-cell>
          <table:table-cell table:style-name="ce1" office:value-type="float" office:value="0.0198811797011182" calcext:value-type="float">
            <text:p>0,0198811797</text:p>
          </table:table-cell>
          <table:table-cell table:style-name="ce1" office:value-type="float" office:value="0.021984989490347" calcext:value-type="float">
            <text:p>0,0219849895</text:p>
          </table:table-cell>
          <table:table-cell table:style-name="ce1" office:value-type="float" office:value="0.52751636505127" calcext:value-type="float">
            <text:p>0,5275163651</text:p>
          </table:table-cell>
          <table:table-cell table:style-name="ce1" office:value-type="float" office:value="0.527528285980225" calcext:value-type="float">
            <text:p>0,527528286</text:p>
          </table:table-cell>
          <table:table-cell table:style-name="ce1" office:value-type="float" office:value="0.527528762817383" calcext:value-type="float">
            <text:p>0,5275287628</text:p>
          </table:table-cell>
          <table:table-cell table:style-name="ce1" office:value-type="float" office:value="0.0566839389503002" calcext:value-type="float">
            <text:p>0,056683939</text:p>
          </table:table-cell>
          <table:table-cell table:style-name="ce1" office:value-type="float" office:value="4.61068439483643" calcext:value-type="float">
            <text:p>4,6106843948</text:p>
          </table:table-cell>
          <table:table-cell table:style-name="ce1" office:value-type="float" office:value="-1.84858977794647" calcext:value-type="float">
            <text:p>-1,8485897779</text:p>
          </table:table-cell>
        </table:table-row>
        <table:table-row table:style-name="ro1">
          <table:table-cell table:style-name="ce1" office:value-type="string" calcext:value-type="string">
            <text:p>1.493126630783081</text:p>
          </table:table-cell>
          <table:table-cell table:style-name="ce1" office:value-type="string" calcext:value-type="string">
            <text:p>0.01556396484375</text:p>
          </table:table-cell>
          <table:table-cell table:style-name="ce1" office:value-type="string" calcext:value-type="string">
            <text:p>41.88702630996704</text:p>
          </table:table-cell>
          <table:table-cell table:style-name="ce1" office:value-type="float" office:value="0.107184424628446" calcext:value-type="float">
            <text:p>0,1071844246</text:p>
          </table:table-cell>
          <table:table-cell table:style-name="ce1" office:value-type="float" office:value="0.54143241636547" calcext:value-type="float">
            <text:p>0,5414324164</text:p>
          </table:table-cell>
          <table:table-cell table:style-name="ce1" office:value-type="float" office:value="1.06657008771543" calcext:value-type="float">
            <text:p>1,0665700877</text:p>
          </table:table-cell>
          <table:table-cell table:style-name="ce1" office:value-type="float" office:value="0.0335517054858458" calcext:value-type="float">
            <text:p>0,0335517055</text:p>
          </table:table-cell>
          <table:table-cell table:number-columns-repeated="2" table:style-name="ce1" office:value-type="float" office:value="-0.0835042919046945" calcext:value-type="float">
            <text:p>-0,0835042919</text:p>
          </table:table-cell>
          <table:table-cell table:style-name="ce1" office:value-type="float" office:value="0.0566839389503002" calcext:value-type="float">
            <text:p>0,056683939</text:p>
          </table:table-cell>
          <table:table-cell table:style-name="ce1" office:value-type="float" office:value="4.61068439483643" calcext:value-type="float">
            <text:p>4,6106843948</text:p>
          </table:table-cell>
          <table:table-cell table:style-name="ce1" office:value-type="float" office:value="-1.84858977794647" calcext:value-type="float">
            <text:p>-1,8485897779</text:p>
          </table:table-cell>
          <table:table-cell table:style-name="ce1" office:value-type="string" calcext:value-type="string">
            <text:p>0.033551705485845816</text:p>
          </table:table-cell>
          <table:table-cell table:style-name="ce1" office:value-type="string" calcext:value-type="string">
            <text:p>-0.08350429190469445</text:p>
          </table:table-cell>
          <table:table-cell table:style-name="ce1" office:value-type="string" calcext:value-type="string">
            <text:p>-0.08666593556616121</text:p>
          </table:table-cell>
          <table:table-cell table:style-name="ce1" office:value-type="float" office:value="-0.0058016979261129" calcext:value-type="float">
            <text:p>-0,0058016979</text:p>
          </table:table-cell>
          <table:table-cell table:style-name="ce1" office:value-type="float" office:value="-0.0351636991854067" calcext:value-type="float">
            <text:p>-0,0351636992</text:p>
          </table:table-cell>
          <table:table-cell table:style-name="ce1" office:value-type="float" office:value="-0.0415409744038994" calcext:value-type="float">
            <text:p>-0,0415409744</text:p>
          </table:table-cell>
          <table:table-cell table:style-name="ce1" office:value-type="float" office:value="0.794118166718596" calcext:value-type="float">
            <text:p>0,79411816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73464878789242" calcext:value-type="float">
            <text:p>-0,0173464879</text:p>
          </table:table-cell>
          <table:table-cell table:style-name="ce1" office:value-type="float" office:value="0.0259640924769908" calcext:value-type="float">
            <text:p>0,0259640925</text:p>
          </table:table-cell>
          <table:table-cell table:style-name="ce1" office:value-type="float" office:value="0.0350015535095274" calcext:value-type="float">
            <text:p>0,0350015535</text:p>
          </table:table-cell>
          <table:table-cell table:style-name="ce1" office:value-type="float" office:value="0.506661415100098" calcext:value-type="float">
            <text:p>0,5066614151</text:p>
          </table:table-cell>
          <table:table-cell table:style-name="ce1" office:value-type="float" office:value="0.506653547286987" calcext:value-type="float">
            <text:p>0,5066535473</text:p>
          </table:table-cell>
          <table:table-cell table:style-name="ce1" office:value-type="float" office:value="0.506653070449829" calcext:value-type="float">
            <text:p>0,5066530704</text:p>
          </table:table-cell>
          <table:table-cell table:style-name="ce1" office:value-type="float" office:value="0.0566839389503002" calcext:value-type="float">
            <text:p>0,056683939</text:p>
          </table:table-cell>
          <table:table-cell table:style-name="ce1" office:value-type="float" office:value="4.61068439483643" calcext:value-type="float">
            <text:p>4,6106843948</text:p>
          </table:table-cell>
          <table:table-cell table:style-name="ce1" office:value-type="float" office:value="-1.84858977794647" calcext:value-type="float">
            <text:p>-1,8485897779</text:p>
          </table:table-cell>
        </table:table-row>
        <table:table-row table:style-name="ro1">
          <table:table-cell table:style-name="ce1" office:value-type="string" calcext:value-type="string">
            <text:p>1.515782356262207</text:p>
          </table:table-cell>
          <table:table-cell table:style-name="ce1" office:value-type="string" calcext:value-type="string">
            <text:p>0.022655725479125977</text:p>
          </table:table-cell>
          <table:table-cell table:style-name="ce1" office:value-type="string" calcext:value-type="string">
            <text:p>42.42354226112366</text:p>
          </table:table-cell>
          <table:table-cell table:style-name="ce1" office:value-type="float" office:value="0.114432438288206" calcext:value-type="float">
            <text:p>0,1144324383</text:p>
          </table:table-cell>
          <table:table-cell table:style-name="ce1" office:value-type="float" office:value="0.529374593569909" calcext:value-type="float">
            <text:p>0,5293745936</text:p>
          </table:table-cell>
          <table:table-cell table:style-name="ce1" office:value-type="float" office:value="1.05207296506858" calcext:value-type="float">
            <text:p>1,0520729651</text:p>
          </table:table-cell>
          <table:table-cell table:style-name="ce1" office:value-type="float" office:value="0.027106525700154" calcext:value-type="float">
            <text:p>0,0271065257</text:p>
          </table:table-cell>
          <table:table-cell table:number-columns-repeated="2" table:style-name="ce1" office:value-type="float" office:value="-0.0753726762260809" calcext:value-type="float">
            <text:p>-0,0753726762</text:p>
          </table:table-cell>
          <table:table-cell table:style-name="ce1" office:value-type="float" office:value="0.0645290687680244" calcext:value-type="float">
            <text:p>0,0645290688</text:p>
          </table:table-cell>
          <table:table-cell table:style-name="ce1" office:value-type="float" office:value="4.58999538421631" calcext:value-type="float">
            <text:p>4,5899953842</text:p>
          </table:table-cell>
          <table:table-cell table:style-name="ce1" office:value-type="float" office:value="-1.82587599754334" calcext:value-type="float">
            <text:p>-1,8258759975</text:p>
          </table:table-cell>
          <table:table-cell table:style-name="ce1" office:value-type="string" calcext:value-type="string">
            <text:p>0.02710652570015399</text:p>
          </table:table-cell>
          <table:table-cell table:style-name="ce1" office:value-type="string" calcext:value-type="string">
            <text:p>-0.07537267622608093</text:p>
          </table:table-cell>
          <table:table-cell table:style-name="ce1" office:value-type="string" calcext:value-type="string">
            <text:p>-0.08435127975236147</text:p>
          </table:table-cell>
          <table:table-cell table:style-name="ce1" office:value-type="float" office:value="-0.00664543432696366" calcext:value-type="float">
            <text:p>-0,0066454343</text:p>
          </table:table-cell>
          <table:table-cell table:style-name="ce1" office:value-type="float" office:value="-0.0335688098146592" calcext:value-type="float">
            <text:p>-0,0335688098</text:p>
          </table:table-cell>
          <table:table-cell table:style-name="ce1" office:value-type="float" office:value="-0.0398616445612024" calcext:value-type="float">
            <text:p>-0,0398616446</text:p>
          </table:table-cell>
          <table:table-cell table:style-name="ce1" office:value-type="float" office:value="0.736822201076264" calcext:value-type="float">
            <text:p>0,73682220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4579092649259" calcext:value-type="float">
            <text:p>-0,0254579093</text:p>
          </table:table-cell>
          <table:table-cell table:style-name="ce1" office:value-type="float" office:value="0.0481224867409432" calcext:value-type="float">
            <text:p>0,0481224867</text:p>
          </table:table-cell>
          <table:table-cell table:style-name="ce1" office:value-type="float" office:value="0.0604145923536387" calcext:value-type="float">
            <text:p>0,0604145924</text:p>
          </table:table-cell>
          <table:table-cell table:style-name="ce1" office:value-type="float" office:value="0.534554958343506" calcext:value-type="float">
            <text:p>0,5345549583</text:p>
          </table:table-cell>
          <table:table-cell table:number-columns-repeated="2" table:style-name="ce1" office:value-type="float" office:value="0.534553050994873" calcext:value-type="float">
            <text:p>0,534553051</text:p>
          </table:table-cell>
          <table:table-cell table:style-name="ce1" office:value-type="float" office:value="0.0645290687680244" calcext:value-type="float">
            <text:p>0,0645290688</text:p>
          </table:table-cell>
          <table:table-cell table:style-name="ce1" office:value-type="float" office:value="4.58999538421631" calcext:value-type="float">
            <text:p>4,5899953842</text:p>
          </table:table-cell>
          <table:table-cell table:style-name="ce1" office:value-type="float" office:value="-1.82587599754334" calcext:value-type="float">
            <text:p>-1,8258759975</text:p>
          </table:table-cell>
        </table:table-row>
        <table:table-row table:style-name="ro1">
          <table:table-cell table:style-name="ce1" office:value-type="string" calcext:value-type="string">
            <text:p>1.5379102230072021</text:p>
          </table:table-cell>
          <table:table-cell table:style-name="ce1" office:value-type="string" calcext:value-type="string">
            <text:p>0.022127866744995117</text:p>
          </table:table-cell>
          <table:table-cell table:style-name="ce1" office:value-type="string" calcext:value-type="string">
            <text:p>42.992154359817505</text:p>
          </table:table-cell>
          <table:table-cell table:style-name="ce1" office:value-type="float" office:value="0.121223897114396" calcext:value-type="float">
            <text:p>0,1212238971</text:p>
          </table:table-cell>
          <table:table-cell table:style-name="ce1" office:value-type="float" office:value="0.510142207890749" calcext:value-type="float">
            <text:p>0,5101422079</text:p>
          </table:table-cell>
          <table:table-cell table:style-name="ce1" office:value-type="float" office:value="1.02693348377943" calcext:value-type="float">
            <text:p>1,0269334838</text:p>
          </table:table-cell>
          <table:table-cell table:style-name="ce1" office:value-type="float" office:value="0.0267636577086984" calcext:value-type="float">
            <text:p>0,0267636577</text:p>
          </table:table-cell>
          <table:table-cell table:number-columns-repeated="2" table:style-name="ce1" office:value-type="float" office:value="-0.0826004276127753" calcext:value-type="float">
            <text:p>-0,0826004276</text:p>
          </table:table-cell>
          <table:table-cell table:style-name="ce1" office:value-type="float" office:value="0.0720992311835289" calcext:value-type="float">
            <text:p>0,0720992312</text:p>
          </table:table-cell>
          <table:table-cell table:style-name="ce1" office:value-type="float" office:value="4.56869983673096" calcext:value-type="float">
            <text:p>4,5686998367</text:p>
          </table:table-cell>
          <table:table-cell table:style-name="ce1" office:value-type="float" office:value="-1.80448222160339" calcext:value-type="float">
            <text:p>-1,8044822216</text:p>
          </table:table-cell>
          <table:table-cell table:style-name="ce1" office:value-type="string" calcext:value-type="string">
            <text:p>0.026763657708698374</text:p>
          </table:table-cell>
          <table:table-cell table:style-name="ce1" office:value-type="string" calcext:value-type="string">
            <text:p>-0.08260042761277535</text:p>
          </table:table-cell>
          <table:table-cell table:style-name="ce1" office:value-type="string" calcext:value-type="string">
            <text:p>-0.08447395890470139</text:p>
          </table:table-cell>
          <table:table-cell table:style-name="ce1" office:value-type="float" office:value="-0.00709481117386877" calcext:value-type="float">
            <text:p>-0,0070948112</text:p>
          </table:table-cell>
          <table:table-cell table:style-name="ce1" office:value-type="float" office:value="-0.0328212248013343" calcext:value-type="float">
            <text:p>-0,0328212248</text:p>
          </table:table-cell>
          <table:table-cell table:style-name="ce1" office:value-type="float" office:value="-0.0391077941835662" calcext:value-type="float">
            <text:p>-0,0391077942</text:p>
          </table:table-cell>
          <table:table-cell table:style-name="ce1" office:value-type="float" office:value="0.671389460776967" calcext:value-type="float">
            <text:p>0,67138946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26757319354001" calcext:value-type="float">
            <text:p>-0,0126757319</text:p>
          </table:table-cell>
          <table:table-cell table:style-name="ce1" office:value-type="float" office:value="0.0210874480968101" calcext:value-type="float">
            <text:p>0,0210874481</text:p>
          </table:table-cell>
          <table:table-cell table:style-name="ce1" office:value-type="float" office:value="0.0253534111545937" calcext:value-type="float">
            <text:p>0,0253534112</text:p>
          </table:table-cell>
          <table:table-cell table:style-name="ce1" office:value-type="float" office:value="0.571802377700806" calcext:value-type="float">
            <text:p>0,5718023777</text:p>
          </table:table-cell>
          <table:table-cell table:style-name="ce1" office:value-type="float" office:value="0.571800947189331" calcext:value-type="float">
            <text:p>0,5718009472</text:p>
          </table:table-cell>
          <table:table-cell table:style-name="ce1" office:value-type="float" office:value="0.571801662445068" calcext:value-type="float">
            <text:p>0,5718016624</text:p>
          </table:table-cell>
          <table:table-cell table:style-name="ce1" office:value-type="float" office:value="0.0720992311835289" calcext:value-type="float">
            <text:p>0,0720992312</text:p>
          </table:table-cell>
          <table:table-cell table:style-name="ce1" office:value-type="float" office:value="4.56869983673096" calcext:value-type="float">
            <text:p>4,5686998367</text:p>
          </table:table-cell>
          <table:table-cell table:style-name="ce1" office:value-type="float" office:value="-1.80448222160339" calcext:value-type="float">
            <text:p>-1,8044822216</text:p>
          </table:table-cell>
        </table:table-row>
        <table:table-row table:style-name="ro1">
          <table:table-cell table:style-name="ce1" office:value-type="string" calcext:value-type="string">
            <text:p>1.551715612411499</text:p>
          </table:table-cell>
          <table:table-cell table:style-name="ce1" office:value-type="string" calcext:value-type="string">
            <text:p>0.013805389404296875</text:p>
          </table:table-cell>
          <table:table-cell table:style-name="ce1" office:value-type="string" calcext:value-type="string">
            <text:p>43.49574542045593</text:p>
          </table:table-cell>
          <table:table-cell table:style-name="ce1" office:value-type="float" office:value="0.1336007218486" calcext:value-type="float">
            <text:p>0,1336007218</text:p>
          </table:table-cell>
          <table:table-cell table:style-name="ce1" office:value-type="float" office:value="0.488176534941167" calcext:value-type="float">
            <text:p>0,4881765349</text:p>
          </table:table-cell>
          <table:table-cell table:style-name="ce1" office:value-type="float" office:value="1.00393776834747" calcext:value-type="float">
            <text:p>1,0039377683</text:p>
          </table:table-cell>
          <table:table-cell table:style-name="ce1" office:value-type="float" office:value="0.0226810548781668" calcext:value-type="float">
            <text:p>0,0226810549</text:p>
          </table:table-cell>
          <table:table-cell table:number-columns-repeated="2" table:style-name="ce1" office:value-type="float" office:value="-0.0762885281595177" calcext:value-type="float">
            <text:p>-0,0762885282</text:p>
          </table:table-cell>
          <table:table-cell table:style-name="ce1" office:value-type="float" office:value="0.0799643099308014" calcext:value-type="float">
            <text:p>0,0799643099</text:p>
          </table:table-cell>
          <table:table-cell table:style-name="ce1" office:value-type="float" office:value="4.5475344657898" calcext:value-type="float">
            <text:p>4,5475344658</text:p>
          </table:table-cell>
          <table:table-cell table:style-name="ce1" office:value-type="float" office:value="-1.78408706188202" calcext:value-type="float">
            <text:p>-1,7840870619</text:p>
          </table:table-cell>
          <table:table-cell table:style-name="ce1" office:value-type="string" calcext:value-type="string">
            <text:p>0.0226810548781668</text:p>
          </table:table-cell>
          <table:table-cell table:style-name="ce1" office:value-type="string" calcext:value-type="string">
            <text:p>-0.07628852815951767</text:p>
          </table:table-cell>
          <table:table-cell table:style-name="ce1" office:value-type="string" calcext:value-type="string">
            <text:p>-0.0825443200512905</text:p>
          </table:table-cell>
          <table:table-cell table:style-name="ce1" office:value-type="float" office:value="-0.00751588162109256" calcext:value-type="float">
            <text:p>-0,0075158816</text:p>
          </table:table-cell>
          <table:table-cell table:style-name="ce1" office:value-type="float" office:value="-0.0316288168892264" calcext:value-type="float">
            <text:p>-0,0316288169</text:p>
          </table:table-cell>
          <table:table-cell table:style-name="ce1" office:value-type="float" office:value="-0.0378005411565304" calcext:value-type="float">
            <text:p>-0,0378005412</text:p>
          </table:table-cell>
          <table:table-cell table:style-name="ce1" office:value-type="float" office:value="0.610742107233873" calcext:value-type="float">
            <text:p>0,61074210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35749881553814" calcext:value-type="float">
            <text:p>-0,0135749882</text:p>
          </table:table-cell>
          <table:table-cell table:style-name="ce1" office:value-type="float" office:value="0.0384416567108772" calcext:value-type="float">
            <text:p>0,0384416567</text:p>
          </table:table-cell>
          <table:table-cell table:style-name="ce1" office:value-type="float" office:value="0.050248844209595" calcext:value-type="float">
            <text:p>0,0502488442</text:p>
          </table:table-cell>
          <table:table-cell table:style-name="ce1" office:value-type="float" office:value="0.500292062759399" calcext:value-type="float">
            <text:p>0,5002920628</text:p>
          </table:table-cell>
          <table:table-cell table:style-name="ce1" office:value-type="float" office:value="0.500300645828247" calcext:value-type="float">
            <text:p>0,5003006458</text:p>
          </table:table-cell>
          <table:table-cell table:style-name="ce1" office:value-type="float" office:value="0.500299692153931" calcext:value-type="float">
            <text:p>0,5002996922</text:p>
          </table:table-cell>
          <table:table-cell table:style-name="ce1" office:value-type="float" office:value="0.0799643099308014" calcext:value-type="float">
            <text:p>0,0799643099</text:p>
          </table:table-cell>
          <table:table-cell table:style-name="ce1" office:value-type="float" office:value="4.5475344657898" calcext:value-type="float">
            <text:p>4,5475344658</text:p>
          </table:table-cell>
          <table:table-cell table:style-name="ce1" office:value-type="float" office:value="-1.78408706188202" calcext:value-type="float">
            <text:p>-1,7840870619</text:p>
          </table:table-cell>
        </table:table-row>
        <table:table-row table:style-name="ro1">
          <table:table-cell table:style-name="ce1" office:value-type="string" calcext:value-type="string">
            <text:p>1.5669305324554443</text:p>
          </table:table-cell>
          <table:table-cell table:style-name="ce1" office:value-type="string" calcext:value-type="string">
            <text:p>0.015214920043945312</text:p>
          </table:table-cell>
          <table:table-cell table:style-name="ce1" office:value-type="string" calcext:value-type="string">
            <text:p>43.989407539367676</text:p>
          </table:table-cell>
          <table:table-cell table:style-name="ce1" office:value-type="float" office:value="0.135364453089826" calcext:value-type="float">
            <text:p>0,1353644531</text:p>
          </table:table-cell>
          <table:table-cell table:style-name="ce1" office:value-type="float" office:value="0.47992620755125" calcext:value-type="float">
            <text:p>0,4799262076</text:p>
          </table:table-cell>
          <table:table-cell table:style-name="ce1" office:value-type="float" office:value="0.992348487730379" calcext:value-type="float">
            <text:p>0,9923484877</text:p>
          </table:table-cell>
          <table:table-cell table:style-name="ce1" office:value-type="float" office:value="0.0148281427554378" calcext:value-type="float">
            <text:p>0,0148281428</text:p>
          </table:table-cell>
          <table:table-cell table:number-columns-repeated="2" table:style-name="ce1" office:value-type="float" office:value="-0.0731381449912145" calcext:value-type="float">
            <text:p>-0,073138145</text:p>
          </table:table-cell>
          <table:table-cell table:style-name="ce1" office:value-type="float" office:value="0.0875295475125313" calcext:value-type="float">
            <text:p>0,0875295475</text:p>
          </table:table-cell>
          <table:table-cell table:style-name="ce1" office:value-type="float" office:value="4.52695798873901" calcext:value-type="float">
            <text:p>4,5269579887</text:p>
          </table:table-cell>
          <table:table-cell table:style-name="ce1" office:value-type="float" office:value="-1.7621613740921" calcext:value-type="float">
            <text:p>-1,7621613741</text:p>
          </table:table-cell>
          <table:table-cell table:style-name="ce1" office:value-type="string" calcext:value-type="string">
            <text:p>0.014828142755437767</text:p>
          </table:table-cell>
          <table:table-cell table:style-name="ce1" office:value-type="string" calcext:value-type="string">
            <text:p>-0.07313814499121447</text:p>
          </table:table-cell>
          <table:table-cell table:style-name="ce1" office:value-type="string" calcext:value-type="string">
            <text:p>-0.08143998151526158</text:p>
          </table:table-cell>
          <table:table-cell table:style-name="ce1" office:value-type="float" office:value="-0.00828324475461318" calcext:value-type="float">
            <text:p>-0,0082832448</text:p>
          </table:table-cell>
          <table:table-cell table:style-name="ce1" office:value-type="float" office:value="-0.0302669451663524" calcext:value-type="float">
            <text:p>-0,0302669452</text:p>
          </table:table-cell>
          <table:table-cell table:style-name="ce1" office:value-type="float" office:value="-0.0366047639540684" calcext:value-type="float">
            <text:p>-0,036604764</text:p>
          </table:table-cell>
          <table:table-cell table:style-name="ce1" office:value-type="float" office:value="0.544800787015143" calcext:value-type="float">
            <text:p>0,54480078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0761239416849" calcext:value-type="float">
            <text:p>-0,0250761239</text:p>
          </table:table-cell>
          <table:table-cell table:style-name="ce1" office:value-type="float" office:value="0.0445044073733488" calcext:value-type="float">
            <text:p>0,0445044074</text:p>
          </table:table-cell>
          <table:table-cell table:style-name="ce1" office:value-type="float" office:value="0.0465912975522733" calcext:value-type="float">
            <text:p>0,0465912976</text:p>
          </table:table-cell>
          <table:table-cell table:style-name="ce1" office:value-type="float" office:value="0.49357008934021" calcext:value-type="float">
            <text:p>0,4935700893</text:p>
          </table:table-cell>
          <table:table-cell table:style-name="ce1" office:value-type="float" office:value="0.493561744689941" calcext:value-type="float">
            <text:p>0,4935617447</text:p>
          </table:table-cell>
          <table:table-cell table:style-name="ce1" office:value-type="float" office:value="0.493562459945679" calcext:value-type="float">
            <text:p>0,4935624599</text:p>
          </table:table-cell>
          <table:table-cell table:style-name="ce1" office:value-type="float" office:value="0.0875295475125313" calcext:value-type="float">
            <text:p>0,0875295475</text:p>
          </table:table-cell>
          <table:table-cell table:style-name="ce1" office:value-type="float" office:value="4.52695798873901" calcext:value-type="float">
            <text:p>4,5269579887</text:p>
          </table:table-cell>
          <table:table-cell table:style-name="ce1" office:value-type="float" office:value="-1.7621613740921" calcext:value-type="float">
            <text:p>-1,7621613741</text:p>
          </table:table-cell>
        </table:table-row>
        <table:table-row table:style-name="ro1">
          <table:table-cell table:style-name="ce1" office:value-type="string" calcext:value-type="string">
            <text:p>1.58188796043396</text:p>
          </table:table-cell>
          <table:table-cell table:style-name="ce1" office:value-type="string" calcext:value-type="string">
            <text:p>0.014957427978515625</text:p>
          </table:table-cell>
          <table:table-cell table:style-name="ce1" office:value-type="string" calcext:value-type="string">
            <text:p>44.52441430091858</text:p>
          </table:table-cell>
          <table:table-cell table:style-name="ce1" office:value-type="float" office:value="0.148089304842331" calcext:value-type="float">
            <text:p>0,1480893048</text:p>
          </table:table-cell>
          <table:table-cell table:style-name="ce1" office:value-type="float" office:value="0.45406507636294" calcext:value-type="float">
            <text:p>0,4540650764</text:p>
          </table:table-cell>
          <table:table-cell table:style-name="ce1" office:value-type="float" office:value="0.965404422930729" calcext:value-type="float">
            <text:p>0,9654044229</text:p>
          </table:table-cell>
          <table:table-cell table:style-name="ce1" office:value-type="float" office:value="0.0170870234356794" calcext:value-type="float">
            <text:p>0,0170870234</text:p>
          </table:table-cell>
          <table:table-cell table:number-columns-repeated="2" table:style-name="ce1" office:value-type="float" office:value="-0.0812079042623751" calcext:value-type="float">
            <text:p>-0,0812079043</text:p>
          </table:table-cell>
          <table:table-cell table:style-name="ce1" office:value-type="float" office:value="0.0941217020153999" calcext:value-type="float">
            <text:p>0,094121702</text:p>
          </table:table-cell>
          <table:table-cell table:style-name="ce1" office:value-type="float" office:value="4.50665330886841" calcext:value-type="float">
            <text:p>4,5066533089</text:p>
          </table:table-cell>
          <table:table-cell table:style-name="ce1" office:value-type="float" office:value="-1.7412303686142" calcext:value-type="float">
            <text:p>-1,7412303686</text:p>
          </table:table-cell>
          <table:table-cell table:style-name="ce1" office:value-type="string" calcext:value-type="string">
            <text:p>0.01708702343567943</text:p>
          </table:table-cell>
          <table:table-cell table:style-name="ce1" office:value-type="string" calcext:value-type="string">
            <text:p>-0.08120790426237508</text:p>
          </table:table-cell>
          <table:table-cell table:style-name="ce1" office:value-type="string" calcext:value-type="string">
            <text:p>-0.08146077134096028</text:p>
          </table:table-cell>
          <table:table-cell table:style-name="ce1" office:value-type="float" office:value="-0.00839259609156921" calcext:value-type="float">
            <text:p>-0,0083925961</text:p>
          </table:table-cell>
          <table:table-cell table:style-name="ce1" office:value-type="float" office:value="-0.0297554248681775" calcext:value-type="float">
            <text:p>-0,0297554249</text:p>
          </table:table-cell>
          <table:table-cell table:style-name="ce1" office:value-type="float" office:value="-0.0360021213619797" calcext:value-type="float">
            <text:p>-0,0360021214</text:p>
          </table:table-cell>
          <table:table-cell table:style-name="ce1" office:value-type="float" office:value="0.472353070142575" calcext:value-type="float">
            <text:p>0,472353070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329543186690021" calcext:value-type="float">
            <text:p>-0,0032954319</text:p>
          </table:table-cell>
          <table:table-cell table:style-name="ce1" office:value-type="float" office:value="0.0154153240874658" calcext:value-type="float">
            <text:p>0,0154153241</text:p>
          </table:table-cell>
          <table:table-cell table:style-name="ce1" office:value-type="float" office:value="0.0216540008407787" calcext:value-type="float">
            <text:p>0,0216540008</text:p>
          </table:table-cell>
          <table:table-cell table:style-name="ce1" office:value-type="float" office:value="0.535204887390137" calcext:value-type="float">
            <text:p>0,5352048874</text:p>
          </table:table-cell>
          <table:table-cell table:style-name="ce1" office:value-type="float" office:value="0.535202980041504" calcext:value-type="float">
            <text:p>0,53520298</text:p>
          </table:table-cell>
          <table:table-cell table:style-name="ce1" office:value-type="float" office:value="0.535202741622925" calcext:value-type="float">
            <text:p>0,5352027416</text:p>
          </table:table-cell>
          <table:table-cell table:style-name="ce1" office:value-type="float" office:value="0.0941217020153999" calcext:value-type="float">
            <text:p>0,094121702</text:p>
          </table:table-cell>
          <table:table-cell table:style-name="ce1" office:value-type="float" office:value="4.50665330886841" calcext:value-type="float">
            <text:p>4,5066533089</text:p>
          </table:table-cell>
          <table:table-cell table:style-name="ce1" office:value-type="float" office:value="-1.7412303686142" calcext:value-type="float">
            <text:p>-1,7412303686</text:p>
          </table:table-cell>
        </table:table-row>
        <table:table-row table:style-name="ro1">
          <table:table-cell table:style-name="ce1" office:value-type="string" calcext:value-type="string">
            <text:p>1.5989885330200195</text:p>
          </table:table-cell>
          <table:table-cell table:style-name="ce1" office:value-type="string" calcext:value-type="string">
            <text:p>0.01710057258605957</text:p>
          </table:table-cell>
          <table:table-cell table:style-name="ce1" office:value-type="string" calcext:value-type="string">
            <text:p>45.046590089797974</text:p>
          </table:table-cell>
          <table:table-cell table:style-name="ce1" office:value-type="float" office:value="0.151787996476079" calcext:value-type="float">
            <text:p>0,1517879965</text:p>
          </table:table-cell>
          <table:table-cell table:style-name="ce1" office:value-type="float" office:value="0.439059516529978" calcext:value-type="float">
            <text:p>0,4390595165</text:p>
          </table:table-cell>
          <table:table-cell table:style-name="ce1" office:value-type="float" office:value="0.946384856730332" calcext:value-type="float">
            <text:p>0,9463848567</text:p>
          </table:table-cell>
          <table:table-cell table:style-name="ce1" office:value-type="float" office:value="0.0057507937619775" calcext:value-type="float">
            <text:p>0,0057507938</text:p>
          </table:table-cell>
          <table:table-cell table:number-columns-repeated="2" table:style-name="ce1" office:value-type="float" office:value="-0.0695409537298708" calcext:value-type="float">
            <text:p>-0,0695409537</text:p>
          </table:table-cell>
          <table:table-cell table:style-name="ce1" office:value-type="float" office:value="0.0993214547634125" calcext:value-type="float">
            <text:p>0,0993214548</text:p>
          </table:table-cell>
          <table:table-cell table:style-name="ce1" office:value-type="float" office:value="4.48688220977783" calcext:value-type="float">
            <text:p>4,4868822098</text:p>
          </table:table-cell>
          <table:table-cell table:style-name="ce1" office:value-type="float" office:value="-1.72193193435669" calcext:value-type="float">
            <text:p>-1,7219319344</text:p>
          </table:table-cell>
          <table:table-cell table:style-name="ce1" office:value-type="string" calcext:value-type="string">
            <text:p>0.005750793761977504</text:p>
          </table:table-cell>
          <table:table-cell table:style-name="ce1" office:value-type="string" calcext:value-type="string">
            <text:p>-0.06954095372987076</text:p>
          </table:table-cell>
          <table:table-cell table:style-name="ce1" office:value-type="string" calcext:value-type="string">
            <text:p>-0.0793109526737227</text:p>
          </table:table-cell>
          <table:table-cell table:style-name="ce1" office:value-type="float" office:value="-0.00918153690022451" calcext:value-type="float">
            <text:p>-0,0091815369</text:p>
          </table:table-cell>
          <table:table-cell table:style-name="ce1" office:value-type="float" office:value="-0.0281520347345023" calcext:value-type="float">
            <text:p>-0,0281520347</text:p>
          </table:table-cell>
          <table:table-cell table:style-name="ce1" office:value-type="float" office:value="-0.0346010299923979" calcext:value-type="float">
            <text:p>-0,03460103</text:p>
          </table:table-cell>
          <table:table-cell table:style-name="ce1" office:value-type="float" office:value="0.395030105027834" calcext:value-type="float">
            <text:p>0,3950301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43706956588362" calcext:value-type="float">
            <text:p>-0,0243706957</text:p>
          </table:table-cell>
          <table:table-cell table:style-name="ce1" office:value-type="float" office:value="0.0495290881512932" calcext:value-type="float">
            <text:p>0,0495290882</text:p>
          </table:table-cell>
          <table:table-cell table:style-name="ce1" office:value-type="float" office:value="0.0516030927470082" calcext:value-type="float">
            <text:p>0,0516030927</text:p>
          </table:table-cell>
          <table:table-cell table:style-name="ce1" office:value-type="float" office:value="0.522137403488159" calcext:value-type="float">
            <text:p>0,5221374035</text:p>
          </table:table-cell>
          <table:table-cell table:style-name="ce1" office:value-type="float" office:value="0.522140264511108" calcext:value-type="float">
            <text:p>0,5221402645</text:p>
          </table:table-cell>
          <table:table-cell table:style-name="ce1" office:value-type="float" office:value="0.522140502929688" calcext:value-type="float">
            <text:p>0,5221405029</text:p>
          </table:table-cell>
          <table:table-cell table:style-name="ce1" office:value-type="float" office:value="0.0993214547634125" calcext:value-type="float">
            <text:p>0,0993214548</text:p>
          </table:table-cell>
          <table:table-cell table:style-name="ce1" office:value-type="float" office:value="4.48688220977783" calcext:value-type="float">
            <text:p>4,4868822098</text:p>
          </table:table-cell>
          <table:table-cell table:style-name="ce1" office:value-type="float" office:value="-1.72193193435669" calcext:value-type="float">
            <text:p>-1,7219319344</text:p>
          </table:table-cell>
        </table:table-row>
        <table:table-row table:style-name="ro1">
          <table:table-cell table:style-name="ce1" office:value-type="string" calcext:value-type="string">
            <text:p>1.613306999206543</text:p>
          </table:table-cell>
          <table:table-cell table:style-name="ce1" office:value-type="string" calcext:value-type="string">
            <text:p>0.014318466186523438</text:p>
          </table:table-cell>
          <table:table-cell table:style-name="ce1" office:value-type="string" calcext:value-type="string">
            <text:p>45.5468533039093</text:p>
          </table:table-cell>
          <table:table-cell table:style-name="ce1" office:value-type="float" office:value="0.155767112326475" calcext:value-type="float">
            <text:p>0,1557671123</text:p>
          </table:table-cell>
          <table:table-cell table:style-name="ce1" office:value-type="float" office:value="0.42359733287199" calcext:value-type="float">
            <text:p>0,4235973329</text:p>
          </table:table-cell>
          <table:table-cell table:style-name="ce1" office:value-type="float" office:value="0.92717370501271" calcext:value-type="float">
            <text:p>0,927173705</text:p>
          </table:table-cell>
          <table:table-cell table:style-name="ce1" office:value-type="float" office:value="0.00627552715087673" calcext:value-type="float">
            <text:p>0,0062755272</text:p>
          </table:table-cell>
          <table:table-cell table:number-columns-repeated="2" table:style-name="ce1" office:value-type="float" office:value="-0.0743811910539395" calcext:value-type="float">
            <text:p>-0,0743811911</text:p>
          </table:table-cell>
          <table:table-cell table:style-name="ce1" office:value-type="float" office:value="0.103726379573345" calcext:value-type="float">
            <text:p>0,1037263796</text:p>
          </table:table-cell>
          <table:table-cell table:style-name="ce1" office:value-type="float" office:value="4.46729040145874" calcext:value-type="float">
            <text:p>4,4672904015</text:p>
          </table:table-cell>
          <table:table-cell table:style-name="ce1" office:value-type="float" office:value="-1.70225203037262" calcext:value-type="float">
            <text:p>-1,7022520304</text:p>
          </table:table-cell>
          <table:table-cell table:style-name="ce1" office:value-type="string" calcext:value-type="string">
            <text:p>0.006275527150876728</text:p>
          </table:table-cell>
          <table:table-cell table:style-name="ce1" office:value-type="string" calcext:value-type="string">
            <text:p>-0.07438119105393955</text:p>
          </table:table-cell>
          <table:table-cell table:style-name="ce1" office:value-type="string" calcext:value-type="string">
            <text:p>-0.0786624044382768</text:p>
          </table:table-cell>
          <table:table-cell table:style-name="ce1" office:value-type="float" office:value="-0.00941085578151691" calcext:value-type="float">
            <text:p>-0,0094108558</text:p>
          </table:table-cell>
          <table:table-cell table:style-name="ce1" office:value-type="float" office:value="-0.0272216900248586" calcext:value-type="float">
            <text:p>-0,02722169</text:p>
          </table:table-cell>
          <table:table-cell table:style-name="ce1" office:value-type="float" office:value="-0.0336120125499772" calcext:value-type="float">
            <text:p>-0,0336120125</text:p>
          </table:table-cell>
          <table:table-cell table:style-name="ce1" office:value-type="float" office:value="0.319025766289617" calcext:value-type="float">
            <text:p>0,31902576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73866439994065" calcext:value-type="float">
            <text:p>-0,007386644</text:p>
          </table:table-cell>
          <table:table-cell table:style-name="ce1" office:value-type="float" office:value="0.0299677931217596" calcext:value-type="float">
            <text:p>0,0299677931</text:p>
          </table:table-cell>
          <table:table-cell table:style-name="ce1" office:value-type="float" office:value="0.0379843244680176" calcext:value-type="float">
            <text:p>0,0379843245</text:p>
          </table:table-cell>
          <table:table-cell table:style-name="ce1" office:value-type="float" office:value="0.500726938247681" calcext:value-type="float">
            <text:p>0,5007269382</text:p>
          </table:table-cell>
          <table:table-cell table:style-name="ce1" office:value-type="float" office:value="0.500722885131836" calcext:value-type="float">
            <text:p>0,5007228851</text:p>
          </table:table-cell>
          <table:table-cell table:style-name="ce1" office:value-type="float" office:value="0.500721454620361" calcext:value-type="float">
            <text:p>0,5007214546</text:p>
          </table:table-cell>
          <table:table-cell table:style-name="ce1" office:value-type="float" office:value="0.103726379573345" calcext:value-type="float">
            <text:p>0,1037263796</text:p>
          </table:table-cell>
          <table:table-cell table:style-name="ce1" office:value-type="float" office:value="4.46729040145874" calcext:value-type="float">
            <text:p>4,4672904015</text:p>
          </table:table-cell>
          <table:table-cell table:style-name="ce1" office:value-type="float" office:value="-1.70225203037262" calcext:value-type="float">
            <text:p>-1,7022520304</text:p>
          </table:table-cell>
        </table:table-row>
        <table:table-row table:style-name="ro1">
          <table:table-cell table:style-name="ce1" office:value-type="string" calcext:value-type="string">
            <text:p>1.630300521850586</text:p>
          </table:table-cell>
          <table:table-cell table:style-name="ce1" office:value-type="string" calcext:value-type="string">
            <text:p>0.01699352264404297</text:p>
          </table:table-cell>
          <table:table-cell table:style-name="ce1" office:value-type="string" calcext:value-type="string">
            <text:p>46.03551530838013</text:p>
          </table:table-cell>
          <table:table-cell table:style-name="ce1" office:value-type="float" office:value="0.158871969507064" calcext:value-type="float">
            <text:p>0,1588719695</text:p>
          </table:table-cell>
          <table:table-cell table:style-name="ce1" office:value-type="float" office:value="0.404591410984228" calcext:value-type="float">
            <text:p>0,404591411</text:p>
          </table:table-cell>
          <table:table-cell table:style-name="ce1" office:value-type="float" office:value="0.903528179651425" calcext:value-type="float">
            <text:p>0,9035281797</text:p>
          </table:table-cell>
          <table:table-cell table:style-name="ce1" office:value-type="float" office:value="0.00154465034795069" calcext:value-type="float">
            <text:p>0,0015446503</text:p>
          </table:table-cell>
          <table:table-cell table:number-columns-repeated="2" table:style-name="ce1" office:value-type="float" office:value="-0.0729211554401732" calcext:value-type="float">
            <text:p>-0,0729211554</text:p>
          </table:table-cell>
          <table:table-cell table:style-name="ce1" office:value-type="float" office:value="0.105995707213879" calcext:value-type="float">
            <text:p>0,1059957072</text:p>
          </table:table-cell>
          <table:table-cell table:style-name="ce1" office:value-type="float" office:value="4.44906711578369" calcext:value-type="float">
            <text:p>4,4490671158</text:p>
          </table:table-cell>
          <table:table-cell table:style-name="ce1" office:value-type="float" office:value="-1.68133354187012" calcext:value-type="float">
            <text:p>-1,6813335419</text:p>
          </table:table-cell>
          <table:table-cell table:style-name="ce1" office:value-type="string" calcext:value-type="string">
            <text:p>0.0015446503479506924</text:p>
          </table:table-cell>
          <table:table-cell table:style-name="ce1" office:value-type="string" calcext:value-type="string">
            <text:p>-0.07292115544017319</text:p>
          </table:table-cell>
          <table:table-cell table:style-name="ce1" office:value-type="string" calcext:value-type="string">
            <text:p>-0.07762939815849476</text:p>
          </table:table-cell>
          <table:table-cell table:style-name="ce1" office:value-type="float" office:value="-0.00965756096424144" calcext:value-type="float">
            <text:p>-0,009657561</text:p>
          </table:table-cell>
          <table:table-cell table:style-name="ce1" office:value-type="float" office:value="-0.0262630346380634" calcext:value-type="float">
            <text:p>-0,0262630346</text:p>
          </table:table-cell>
          <table:table-cell table:style-name="ce1" office:value-type="float" office:value="-0.0326130326606609" calcext:value-type="float">
            <text:p>-0,0326130327</text:p>
          </table:table-cell>
          <table:table-cell table:style-name="ce1" office:value-type="float" office:value="0.242969574275956" calcext:value-type="float">
            <text:p>0,24296957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814944016020813" calcext:value-type="float">
            <text:p>-0,0081494402</text:p>
          </table:table-cell>
          <table:table-cell table:style-name="ce1" office:value-type="float" office:value="0.0316673871114923" calcext:value-type="float">
            <text:p>0,0316673871</text:p>
          </table:table-cell>
          <table:table-cell table:style-name="ce1" office:value-type="float" office:value="0.0393453800866463" calcext:value-type="float">
            <text:p>0,0393453801</text:p>
          </table:table-cell>
          <table:table-cell table:style-name="ce1" office:value-type="float" office:value="0.488268613815308" calcext:value-type="float">
            <text:p>0,4882686138</text:p>
          </table:table-cell>
          <table:table-cell table:style-name="ce1" office:value-type="float" office:value="0.488268375396729" calcext:value-type="float">
            <text:p>0,4882683754</text:p>
          </table:table-cell>
          <table:table-cell table:style-name="ce1" office:value-type="float" office:value="0.488269567489624" calcext:value-type="float">
            <text:p>0,4882695675</text:p>
          </table:table-cell>
          <table:table-cell table:style-name="ce1" office:value-type="float" office:value="0.105995707213879" calcext:value-type="float">
            <text:p>0,1059957072</text:p>
          </table:table-cell>
          <table:table-cell table:style-name="ce1" office:value-type="float" office:value="4.44906711578369" calcext:value-type="float">
            <text:p>4,4490671158</text:p>
          </table:table-cell>
          <table:table-cell table:style-name="ce1" office:value-type="float" office:value="-1.68133354187012" calcext:value-type="float">
            <text:p>-1,6813335419</text:p>
          </table:table-cell>
        </table:table-row>
        <table:table-row table:style-name="ro1">
          <table:table-cell table:style-name="ce1" office:value-type="string" calcext:value-type="string">
            <text:p>1.6446945667266846</text:p>
          </table:table-cell>
          <table:table-cell table:style-name="ce1" office:value-type="string" calcext:value-type="string">
            <text:p>0.014394044876098633</text:p>
          </table:table-cell>
          <table:table-cell table:style-name="ce1" office:value-type="string" calcext:value-type="string">
            <text:p>46.65768504142761</text:p>
          </table:table-cell>
          <table:table-cell table:style-name="ce1" office:value-type="float" office:value="0.161814796795816" calcext:value-type="float">
            <text:p>0,1618147968</text:p>
          </table:table-cell>
          <table:table-cell table:style-name="ce1" office:value-type="float" office:value="0.381867401025913" calcext:value-type="float">
            <text:p>0,381867401</text:p>
          </table:table-cell>
          <table:table-cell table:style-name="ce1" office:value-type="float" office:value="0.877523420769491" calcext:value-type="float">
            <text:p>0,8775234208</text:p>
          </table:table-cell>
          <table:table-cell table:style-name="ce1" office:value-type="float" office:value="-0.00325836194457192" calcext:value-type="float">
            <text:p>-0,0032583619</text:p>
          </table:table-cell>
          <table:table-cell table:number-columns-repeated="2" table:style-name="ce1" office:value-type="float" office:value="-0.0720888282388265" calcext:value-type="float">
            <text:p>-0,0720888282</text:p>
          </table:table-cell>
          <table:table-cell table:style-name="ce1" office:value-type="float" office:value="0.10671591758728" calcext:value-type="float">
            <text:p>0,1067159176</text:p>
          </table:table-cell>
          <table:table-cell table:style-name="ce1" office:value-type="float" office:value="4.43066072463989" calcext:value-type="float">
            <text:p>4,4306607246</text:p>
          </table:table-cell>
          <table:table-cell table:style-name="ce1" office:value-type="float" office:value="-1.66059958934784" calcext:value-type="float">
            <text:p>-1,6605995893</text:p>
          </table:table-cell>
          <table:table-cell table:style-name="ce1" office:value-type="string" calcext:value-type="string">
            <text:p>-0.003258361944571916</text:p>
          </table:table-cell>
          <table:table-cell table:style-name="ce1" office:value-type="string" calcext:value-type="string">
            <text:p>-0.07208882823882655</text:p>
          </table:table-cell>
          <table:table-cell table:style-name="ce1" office:value-type="string" calcext:value-type="string">
            <text:p>-0.07643500493125285</text:p>
          </table:table-cell>
          <table:table-cell table:style-name="ce1" office:value-type="float" office:value="-0.00985006210943799" calcext:value-type="float">
            <text:p>-0,0098500621</text:p>
          </table:table-cell>
          <table:table-cell table:style-name="ce1" office:value-type="float" office:value="-0.0250846674810221" calcext:value-type="float">
            <text:p>-0,0250846675</text:p>
          </table:table-cell>
          <table:table-cell table:style-name="ce1" office:value-type="float" office:value="-0.0313834653418741" calcext:value-type="float">
            <text:p>-0,0313834653</text:p>
          </table:table-cell>
          <table:table-cell table:style-name="ce1" office:value-type="float" office:value="0.14395167111785" calcext:value-type="float">
            <text:p>0,14395167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49816726024866" calcext:value-type="float">
            <text:p>-0,0049816726</text:p>
          </table:table-cell>
          <table:table-cell table:style-name="ce1" office:value-type="float" office:value="0.0304943703125273" calcext:value-type="float">
            <text:p>0,0304943703</text:p>
          </table:table-cell>
          <table:table-cell table:style-name="ce1" office:value-type="float" office:value="0.0379384164248496" calcext:value-type="float">
            <text:p>0,0379384164</text:p>
          </table:table-cell>
          <table:table-cell table:style-name="ce1" office:value-type="float" office:value="0.623255968093872" calcext:value-type="float">
            <text:p>0,6232559681</text:p>
          </table:table-cell>
          <table:table-cell table:style-name="ce1" office:value-type="float" office:value="0.623260021209717" calcext:value-type="float">
            <text:p>0,6232600212</text:p>
          </table:table-cell>
          <table:table-cell table:style-name="ce1" office:value-type="float" office:value="0.623260736465454" calcext:value-type="float">
            <text:p>0,6232607365</text:p>
          </table:table-cell>
          <table:table-cell table:style-name="ce1" office:value-type="float" office:value="0.10671591758728" calcext:value-type="float">
            <text:p>0,1067159176</text:p>
          </table:table-cell>
          <table:table-cell table:style-name="ce1" office:value-type="float" office:value="4.43066072463989" calcext:value-type="float">
            <text:p>4,4306607246</text:p>
          </table:table-cell>
          <table:table-cell table:style-name="ce1" office:value-type="float" office:value="-1.66059958934784" calcext:value-type="float">
            <text:p>-1,6605995893</text:p>
          </table:table-cell>
        </table:table-row>
        <table:table-row table:style-name="ro1">
          <table:table-cell table:style-name="ce1" office:value-type="string" calcext:value-type="string">
            <text:p>1.6586129665374756</text:p>
          </table:table-cell>
          <table:table-cell table:style-name="ce1" office:value-type="string" calcext:value-type="string">
            <text:p>0.013918399810791016</text:p>
          </table:table-cell>
          <table:table-cell table:style-name="ce1" office:value-type="string" calcext:value-type="string">
            <text:p>47.14931321144104</text:p>
          </table:table-cell>
          <table:table-cell table:style-name="ce1" office:value-type="float" office:value="0.162244090603458" calcext:value-type="float">
            <text:p>0,1622440906</text:p>
          </table:table-cell>
          <table:table-cell table:style-name="ce1" office:value-type="float" office:value="0.367820035160324" calcext:value-type="float">
            <text:p>0,3678200352</text:p>
          </table:table-cell>
          <table:table-cell table:style-name="ce1" office:value-type="float" office:value="0.860883405179153" calcext:value-type="float">
            <text:p>0,8608834052</text:p>
          </table:table-cell>
          <table:table-cell table:style-name="ce1" office:value-type="float" office:value="-0.00818444365139326" calcext:value-type="float">
            <text:p>-0,0081844437</text:p>
          </table:table-cell>
          <table:table-cell table:number-columns-repeated="2" table:style-name="ce1" office:value-type="float" office:value="-0.0660019569252098" calcext:value-type="float">
            <text:p>-0,0660019569</text:p>
          </table:table-cell>
          <table:table-cell table:style-name="ce1" office:value-type="float" office:value="0.10613926500082" calcext:value-type="float">
            <text:p>0,106139265</text:p>
          </table:table-cell>
          <table:table-cell table:style-name="ce1" office:value-type="float" office:value="4.4127368927002" calcext:value-type="float">
            <text:p>4,4127368927</text:p>
          </table:table-cell>
          <table:table-cell table:style-name="ce1" office:value-type="float" office:value="-1.64163255691528" calcext:value-type="float">
            <text:p>-1,6416325569</text:p>
          </table:table-cell>
          <table:table-cell table:style-name="ce1" office:value-type="string" calcext:value-type="string">
            <text:p>-0.008184443651393257</text:p>
          </table:table-cell>
          <table:table-cell table:style-name="ce1" office:value-type="string" calcext:value-type="string">
            <text:p>-0.06600195692520976</text:p>
          </table:table-cell>
          <table:table-cell table:style-name="ce1" office:value-type="string" calcext:value-type="string">
            <text:p>-0.07470512392654931</text:p>
          </table:table-cell>
          <table:table-cell table:style-name="ce1" office:value-type="float" office:value="-0.0100325174013406" calcext:value-type="float">
            <text:p>-0,0100325174</text:p>
          </table:table-cell>
          <table:table-cell table:style-name="ce1" office:value-type="float" office:value="-0.0236757788636066" calcext:value-type="float">
            <text:p>-0,0236757789</text:p>
          </table:table-cell>
          <table:table-cell table:style-name="ce1" office:value-type="float" office:value="-0.0300312178800135" calcext:value-type="float">
            <text:p>-0,0300312179</text:p>
          </table:table-cell>
          <table:table-cell table:style-name="ce1" office:value-type="float" office:value="0.064623222216322" calcext:value-type="float">
            <text:p>0,06462322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600280235310753" calcext:value-type="float">
            <text:p>-0,0060028024</text:p>
          </table:table-cell>
          <table:table-cell table:style-name="ce1" office:value-type="float" office:value="0.0463519387742267" calcext:value-type="float">
            <text:p>0,0463519388</text:p>
          </table:table-cell>
          <table:table-cell table:style-name="ce1" office:value-type="float" office:value="0.0530437581385693" calcext:value-type="float">
            <text:p>0,0530437581</text:p>
          </table:table-cell>
          <table:table-cell table:style-name="ce1" office:value-type="float" office:value="0.49024224281311" calcext:value-type="float">
            <text:p>0,4902422428</text:p>
          </table:table-cell>
          <table:table-cell table:style-name="ce1" office:value-type="float" office:value="0.490249395370483" calcext:value-type="float">
            <text:p>0,4902493954</text:p>
          </table:table-cell>
          <table:table-cell table:style-name="ce1" office:value-type="float" office:value="0.490251064300537" calcext:value-type="float">
            <text:p>0,4902510643</text:p>
          </table:table-cell>
          <table:table-cell table:style-name="ce1" office:value-type="float" office:value="0.10613926500082" calcext:value-type="float">
            <text:p>0,106139265</text:p>
          </table:table-cell>
          <table:table-cell table:style-name="ce1" office:value-type="float" office:value="4.4127368927002" calcext:value-type="float">
            <text:p>4,4127368927</text:p>
          </table:table-cell>
          <table:table-cell table:style-name="ce1" office:value-type="float" office:value="-1.64163255691528" calcext:value-type="float">
            <text:p>-1,6416325569</text:p>
          </table:table-cell>
        </table:table-row>
        <table:table-row table:style-name="ro1">
          <table:table-cell table:style-name="ce1" office:value-type="string" calcext:value-type="string">
            <text:p>1.6715948581695557</text:p>
          </table:table-cell>
          <table:table-cell table:style-name="ce1" office:value-type="string" calcext:value-type="string">
            <text:p>0.012981891632080078</text:p>
          </table:table-cell>
          <table:table-cell table:style-name="ce1" office:value-type="string" calcext:value-type="string">
            <text:p>47.6737105846405</text:p>
          </table:table-cell>
          <table:table-cell table:style-name="ce1" office:value-type="float" office:value="0.161748573367978" calcext:value-type="float">
            <text:p>0,1617485734</text:p>
          </table:table-cell>
          <table:table-cell table:style-name="ce1" office:value-type="float" office:value="0.357992000785875" calcext:value-type="float">
            <text:p>0,3579920008</text:p>
          </table:table-cell>
          <table:table-cell table:style-name="ce1" office:value-type="float" office:value="0.848861115950125" calcext:value-type="float">
            <text:p>0,848861116</text:p>
          </table:table-cell>
          <table:table-cell table:style-name="ce1" office:value-type="float" office:value="-0.0114477019025615" calcext:value-type="float">
            <text:p>-0,0114477019</text:p>
          </table:table-cell>
          <table:table-cell table:number-columns-repeated="2" table:style-name="ce1" office:value-type="float" office:value="-0.0709050791864098" calcext:value-type="float">
            <text:p>-0,0709050792</text:p>
          </table:table-cell>
          <table:table-cell table:style-name="ce1" office:value-type="float" office:value="0.104481443762779" calcext:value-type="float">
            <text:p>0,1044814438</text:p>
          </table:table-cell>
          <table:table-cell table:style-name="ce1" office:value-type="float" office:value="4.39515209197998" calcext:value-type="float">
            <text:p>4,395152092</text:p>
          </table:table-cell>
          <table:table-cell table:style-name="ce1" office:value-type="float" office:value="-1.62328314781189" calcext:value-type="float">
            <text:p>-1,6232831478</text:p>
          </table:table-cell>
          <table:table-cell table:style-name="ce1" office:value-type="string" calcext:value-type="string">
            <text:p>-0.011447701902561495</text:p>
          </table:table-cell>
          <table:table-cell table:style-name="ce1" office:value-type="string" calcext:value-type="string">
            <text:p>-0.0709050791864098</text:p>
          </table:table-cell>
          <table:table-cell table:style-name="ce1" office:value-type="string" calcext:value-type="string">
            <text:p>-0.0743729040242599</text:p>
          </table:table-cell>
          <table:table-cell table:style-name="ce1" office:value-type="float" office:value="-0.0100591336174144" calcext:value-type="float">
            <text:p>-0,0100591336</text:p>
          </table:table-cell>
          <table:table-cell table:style-name="ce1" office:value-type="float" office:value="-0.0228048421799401" calcext:value-type="float">
            <text:p>-0,0228048422</text:p>
          </table:table-cell>
          <table:table-cell table:style-name="ce1" office:value-type="float" office:value="-0.029165937069316" calcext:value-type="float">
            <text:p>-0,0291659371</text:p>
          </table:table-cell>
          <table:table-cell table:style-name="ce1" office:value-type="float" office:value="-0.020484771665229" calcext:value-type="float">
            <text:p>-0,020484771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818376514895937" calcext:value-type="float">
            <text:p>-0,0008183765</text:p>
          </table:table-cell>
          <table:table-cell table:style-name="ce1" office:value-type="float" office:value="0.0267788576051874" calcext:value-type="float">
            <text:p>0,0267788576</text:p>
          </table:table-cell>
          <table:table-cell table:style-name="ce1" office:value-type="float" office:value="0.0317213218022429" calcext:value-type="float">
            <text:p>0,0317213218</text:p>
          </table:table-cell>
          <table:table-cell table:style-name="ce1" office:value-type="float" office:value="0.524567604064941" calcext:value-type="float">
            <text:p>0,5245676041</text:p>
          </table:table-cell>
          <table:table-cell table:style-name="ce1" office:value-type="float" office:value="0.524569272994995" calcext:value-type="float">
            <text:p>0,524569273</text:p>
          </table:table-cell>
          <table:table-cell table:style-name="ce1" office:value-type="float" office:value="0.524568796157837" calcext:value-type="float">
            <text:p>0,5245687962</text:p>
          </table:table-cell>
          <table:table-cell table:style-name="ce1" office:value-type="float" office:value="0.104481443762779" calcext:value-type="float">
            <text:p>0,1044814438</text:p>
          </table:table-cell>
          <table:table-cell table:style-name="ce1" office:value-type="float" office:value="4.39515209197998" calcext:value-type="float">
            <text:p>4,395152092</text:p>
          </table:table-cell>
          <table:table-cell table:style-name="ce1" office:value-type="float" office:value="-1.62328314781189" calcext:value-type="float">
            <text:p>-1,6232831478</text:p>
          </table:table-cell>
        </table:table-row>
        <table:table-row table:style-name="ro1">
          <table:table-cell table:style-name="ce1" office:value-type="string" calcext:value-type="string">
            <text:p>1.693573236465454</text:p>
          </table:table-cell>
          <table:table-cell table:style-name="ce1" office:value-type="string" calcext:value-type="string">
            <text:p>0.021978378295898438</text:p>
          </table:table-cell>
          <table:table-cell table:style-name="ce1" office:value-type="string" calcext:value-type="string">
            <text:p>48.15779948234558</text:p>
          </table:table-cell>
          <table:table-cell table:style-name="ce1" office:value-type="float" office:value="0.159085167502915" calcext:value-type="float">
            <text:p>0,1590851675</text:p>
          </table:table-cell>
          <table:table-cell table:style-name="ce1" office:value-type="float" office:value="0.330517473780079" calcext:value-type="float">
            <text:p>0,3305174738</text:p>
          </table:table-cell>
          <table:table-cell table:style-name="ce1" office:value-type="float" office:value="0.815930662331758" calcext:value-type="float">
            <text:p>0,8159306623</text:p>
          </table:table-cell>
          <table:table-cell table:style-name="ce1" office:value-type="float" office:value="-0.0153151686814203" calcext:value-type="float">
            <text:p>-0,0153151687</text:p>
          </table:table-cell>
          <table:table-cell table:number-columns-repeated="2" table:style-name="ce1" office:value-type="float" office:value="-0.0722779468120976" calcext:value-type="float">
            <text:p>-0,0722779468</text:p>
          </table:table-cell>
          <table:table-cell table:style-name="ce1" office:value-type="float" office:value="0.101583905518055" calcext:value-type="float">
            <text:p>0,1015839055</text:p>
          </table:table-cell>
          <table:table-cell table:style-name="ce1" office:value-type="float" office:value="4.37838172912598" calcext:value-type="float">
            <text:p>4,3783817291</text:p>
          </table:table-cell>
          <table:table-cell table:style-name="ce1" office:value-type="float" office:value="-1.6035019159317" calcext:value-type="float">
            <text:p>-1,6035019159</text:p>
          </table:table-cell>
          <table:table-cell table:style-name="ce1" office:value-type="string" calcext:value-type="string">
            <text:p>-0.015315168681420315</text:p>
          </table:table-cell>
          <table:table-cell table:style-name="ce1" office:value-type="string" calcext:value-type="string">
            <text:p>-0.07227794681209765</text:p>
          </table:table-cell>
          <table:table-cell table:style-name="ce1" office:value-type="string" calcext:value-type="string">
            <text:p>-0.07392732340530969</text:p>
          </table:table-cell>
          <table:table-cell table:style-name="ce1" office:value-type="float" office:value="-0.0100284115488147" calcext:value-type="float">
            <text:p>-0,0100284115</text:p>
          </table:table-cell>
          <table:table-cell table:style-name="ce1" office:value-type="float" office:value="-0.0221955040487242" calcext:value-type="float">
            <text:p>-0,022195504</text:p>
          </table:table-cell>
          <table:table-cell table:style-name="ce1" office:value-type="float" office:value="-0.0285407780294065" calcext:value-type="float">
            <text:p>-0,028540778</text:p>
          </table:table-cell>
          <table:table-cell table:style-name="ce1" office:value-type="float" office:value="-0.0997340542044113" calcext:value-type="float">
            <text:p>-0,099734054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01135560285212" calcext:value-type="float">
            <text:p>0,0010113556</text:p>
          </table:table-cell>
          <table:table-cell table:style-name="ce1" office:value-type="float" office:value="0.0200595160563613" calcext:value-type="float">
            <text:p>0,0200595161</text:p>
          </table:table-cell>
          <table:table-cell table:style-name="ce1" office:value-type="float" office:value="0.0245381849638725" calcext:value-type="float">
            <text:p>0,024538185</text:p>
          </table:table-cell>
          <table:table-cell table:style-name="ce1" office:value-type="float" office:value="0.489953517913818" calcext:value-type="float">
            <text:p>0,4899535179</text:p>
          </table:table-cell>
          <table:table-cell table:style-name="ce1" office:value-type="float" office:value="0.489943742752075" calcext:value-type="float">
            <text:p>0,4899437428</text:p>
          </table:table-cell>
          <table:table-cell table:style-name="ce1" office:value-type="float" office:value="0.489942073822022" calcext:value-type="float">
            <text:p>0,4899420738</text:p>
          </table:table-cell>
          <table:table-cell table:style-name="ce1" office:value-type="float" office:value="0.101583905518055" calcext:value-type="float">
            <text:p>0,1015839055</text:p>
          </table:table-cell>
          <table:table-cell table:style-name="ce1" office:value-type="float" office:value="4.37838172912598" calcext:value-type="float">
            <text:p>4,3783817291</text:p>
          </table:table-cell>
          <table:table-cell table:style-name="ce1" office:value-type="float" office:value="-1.6035019159317" calcext:value-type="float">
            <text:p>-1,6035019159</text:p>
          </table:table-cell>
        </table:table-row>
        <table:table-row table:style-name="ro1">
          <table:table-cell table:style-name="ce1" office:value-type="string" calcext:value-type="string">
            <text:p>1.7081260681152344</text:p>
          </table:table-cell>
          <table:table-cell table:style-name="ce1" office:value-type="string" calcext:value-type="string">
            <text:p>0.014552831649780273</text:p>
          </table:table-cell>
          <table:table-cell table:style-name="ce1" office:value-type="string" calcext:value-type="string">
            <text:p>48.65324521064758</text:p>
          </table:table-cell>
          <table:table-cell table:style-name="ce1" office:value-type="float" office:value="0.157054645871675" calcext:value-type="float">
            <text:p>0,1570546459</text:p>
          </table:table-cell>
          <table:table-cell table:style-name="ce1" office:value-type="float" office:value="0.321240600612428" calcext:value-type="float">
            <text:p>0,3212406006</text:p>
          </table:table-cell>
          <table:table-cell table:style-name="ce1" office:value-type="float" office:value="0.803259054819743" calcext:value-type="float">
            <text:p>0,8032590548</text:p>
          </table:table-cell>
          <table:table-cell table:style-name="ce1" office:value-type="float" office:value="-0.0182033290772136" calcext:value-type="float">
            <text:p>-0,0182033291</text:p>
          </table:table-cell>
          <table:table-cell table:number-columns-repeated="2" table:style-name="ce1" office:value-type="float" office:value="-0.0599321361780477" calcext:value-type="float">
            <text:p>-0,0599321362</text:p>
          </table:table-cell>
          <table:table-cell table:style-name="ce1" office:value-type="float" office:value="0.0981386974453926" calcext:value-type="float">
            <text:p>0,0981386974</text:p>
          </table:table-cell>
          <table:table-cell table:style-name="ce1" office:value-type="float" office:value="4.36116600036621" calcext:value-type="float">
            <text:p>4,3611660004</text:p>
          </table:table-cell>
          <table:table-cell table:style-name="ce1" office:value-type="float" office:value="-1.58399212360382" calcext:value-type="float">
            <text:p>-1,5839921236</text:p>
          </table:table-cell>
          <table:table-cell table:style-name="ce1" office:value-type="string" calcext:value-type="string">
            <text:p>-0.01820332907721365</text:p>
          </table:table-cell>
          <table:table-cell table:style-name="ce1" office:value-type="string" calcext:value-type="string">
            <text:p>-0.059932136178047726</text:p>
          </table:table-cell>
          <table:table-cell table:style-name="ce1" office:value-type="string" calcext:value-type="string">
            <text:p>-0.07114632139311473</text:p>
          </table:table-cell>
          <table:table-cell table:style-name="ce1" office:value-type="float" office:value="-0.00986328038518076" calcext:value-type="float">
            <text:p>-0,0098632804</text:p>
          </table:table-cell>
          <table:table-cell table:style-name="ce1" office:value-type="float" office:value="-0.0204920833743649" calcext:value-type="float">
            <text:p>-0,0204920834</text:p>
          </table:table-cell>
          <table:table-cell table:style-name="ce1" office:value-type="float" office:value="-0.0268283944412514" calcext:value-type="float">
            <text:p>-0,0268283944</text:p>
          </table:table-cell>
          <table:table-cell table:style-name="ce1" office:value-type="float" office:value="-0.17759601018734" calcext:value-type="float">
            <text:p>-0,177596010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544178941850213" calcext:value-type="float">
            <text:p>0,0054417894</text:p>
          </table:table-cell>
          <table:table-cell table:style-name="ce1" office:value-type="float" office:value="0.0561354142248039" calcext:value-type="float">
            <text:p>0,0561354142</text:p>
          </table:table-cell>
          <table:table-cell table:style-name="ce1" office:value-type="float" office:value="0.0672829219254667" calcext:value-type="float">
            <text:p>0,0672829219</text:p>
          </table:table-cell>
          <table:table-cell table:style-name="ce1" office:value-type="float" office:value="0.48943567276001" calcext:value-type="float">
            <text:p>0,4894356728</text:p>
          </table:table-cell>
          <table:table-cell table:style-name="ce1" office:value-type="float" office:value="0.48943305015564" calcext:value-type="float">
            <text:p>0,4894330502</text:p>
          </table:table-cell>
          <table:table-cell table:style-name="ce1" office:value-type="float" office:value="0.489432573318481" calcext:value-type="float">
            <text:p>0,4894325733</text:p>
          </table:table-cell>
          <table:table-cell table:style-name="ce1" office:value-type="float" office:value="0.0981386974453926" calcext:value-type="float">
            <text:p>0,0981386974</text:p>
          </table:table-cell>
          <table:table-cell table:style-name="ce1" office:value-type="float" office:value="4.36116600036621" calcext:value-type="float">
            <text:p>4,3611660004</text:p>
          </table:table-cell>
          <table:table-cell table:style-name="ce1" office:value-type="float" office:value="-1.58399212360382" calcext:value-type="float">
            <text:p>-1,5839921236</text:p>
          </table:table-cell>
        </table:table-row>
        <table:table-row table:style-name="ro1">
          <table:table-cell table:style-name="ce1" office:value-type="string" calcext:value-type="string">
            <text:p>1.7273533344268799</text:p>
          </table:table-cell>
          <table:table-cell table:style-name="ce1" office:value-type="string" calcext:value-type="string">
            <text:p>0.019227266311645508</text:p>
          </table:table-cell>
          <table:table-cell table:style-name="ce1" office:value-type="string" calcext:value-type="string">
            <text:p>49.19719839096069</text:p>
          </table:table-cell>
          <table:table-cell table:style-name="ce1" office:value-type="float" office:value="0.153342886103524" calcext:value-type="float">
            <text:p>0,1533428861</text:p>
          </table:table-cell>
          <table:table-cell table:style-name="ce1" office:value-type="float" office:value="0.300439493155774" calcext:value-type="float">
            <text:p>0,3004394932</text:p>
          </table:table-cell>
          <table:table-cell table:style-name="ce1" office:value-type="float" office:value="0.780769945662699" calcext:value-type="float">
            <text:p>0,7807699457</text:p>
          </table:table-cell>
          <table:table-cell table:style-name="ce1" office:value-type="float" office:value="-0.0233649384161116" calcext:value-type="float">
            <text:p>-0,0233649384</text:p>
          </table:table-cell>
          <table:table-cell table:number-columns-repeated="2" table:style-name="ce1" office:value-type="float" office:value="-0.0708852358566859" calcext:value-type="float">
            <text:p>-0,0708852359</text:p>
          </table:table-cell>
          <table:table-cell table:style-name="ce1" office:value-type="float" office:value="0.0944056585431099" calcext:value-type="float">
            <text:p>0,0944056585</text:p>
          </table:table-cell>
          <table:table-cell table:style-name="ce1" office:value-type="float" office:value="4.34340524673462" calcext:value-type="float">
            <text:p>4,3434052467</text:p>
          </table:table-cell>
          <table:table-cell table:style-name="ce1" office:value-type="float" office:value="-1.56644713878632" calcext:value-type="float">
            <text:p>-1,5664471388</text:p>
          </table:table-cell>
          <table:table-cell table:style-name="ce1" office:value-type="string" calcext:value-type="string">
            <text:p>-0.023364938416111564</text:p>
          </table:table-cell>
          <table:table-cell table:style-name="ce1" office:value-type="string" calcext:value-type="string">
            <text:p>-0.07088523585668594</text:p>
          </table:table-cell>
          <table:table-cell table:style-name="ce1" office:value-type="string" calcext:value-type="string">
            <text:p>-0.07158701765992408</text:p>
          </table:table-cell>
          <table:table-cell table:style-name="ce1" office:value-type="float" office:value="-0.00973738804404382" calcext:value-type="float">
            <text:p>-0,009737388</text:p>
          </table:table-cell>
          <table:table-cell table:style-name="ce1" office:value-type="float" office:value="-0.0199169172379706" calcext:value-type="float">
            <text:p>-0,0199169172</text:p>
          </table:table-cell>
          <table:table-cell table:style-name="ce1" office:value-type="float" office:value="-0.0261694708506266" calcext:value-type="float">
            <text:p>-0,0261694709</text:p>
          </table:table-cell>
          <table:table-cell table:style-name="ce1" office:value-type="float" office:value="-0.263015899763443" calcext:value-type="float">
            <text:p>-0,263015899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373335598198336" calcext:value-type="float">
            <text:p>0,003733356</text:p>
          </table:table-cell>
          <table:table-cell table:style-name="ce1" office:value-type="float" office:value="0.0170565470552021" calcext:value-type="float">
            <text:p>0,0170565471</text:p>
          </table:table-cell>
          <table:table-cell table:style-name="ce1" office:value-type="float" office:value="0.0232981276281013" calcext:value-type="float">
            <text:p>0,0232981276</text:p>
          </table:table-cell>
          <table:table-cell table:style-name="ce1" office:value-type="float" office:value="0.543886423110962" calcext:value-type="float">
            <text:p>0,5438864231</text:p>
          </table:table-cell>
          <table:table-cell table:style-name="ce1" office:value-type="float" office:value="0.543889284133911" calcext:value-type="float">
            <text:p>0,5438892841</text:p>
          </table:table-cell>
          <table:table-cell table:style-name="ce1" office:value-type="float" office:value="0.54388952255249" calcext:value-type="float">
            <text:p>0,5438895226</text:p>
          </table:table-cell>
          <table:table-cell table:style-name="ce1" office:value-type="float" office:value="0.0944056585431099" calcext:value-type="float">
            <text:p>0,0944056585</text:p>
          </table:table-cell>
          <table:table-cell table:style-name="ce1" office:value-type="float" office:value="4.34340524673462" calcext:value-type="float">
            <text:p>4,3434052467</text:p>
          </table:table-cell>
          <table:table-cell table:style-name="ce1" office:value-type="float" office:value="-1.56644713878632" calcext:value-type="float">
            <text:p>-1,5664471388</text:p>
          </table:table-cell>
        </table:table-row>
        <table:table-row table:style-name="ro1">
          <table:table-cell table:style-name="ce1" office:value-type="string" calcext:value-type="string">
            <text:p>1.74104642868042</text:p>
          </table:table-cell>
          <table:table-cell table:style-name="ce1" office:value-type="string" calcext:value-type="string">
            <text:p>0.013693094253540039</text:p>
          </table:table-cell>
          <table:table-cell table:style-name="ce1" office:value-type="string" calcext:value-type="string">
            <text:p>49.68956732749939</text:p>
          </table:table-cell>
          <table:table-cell table:style-name="ce1" office:value-type="float" office:value="0.148202260427269" calcext:value-type="float">
            <text:p>0,1482022604</text:p>
          </table:table-cell>
          <table:table-cell table:style-name="ce1" office:value-type="float" office:value="0.282000839342306" calcext:value-type="float">
            <text:p>0,2820008393</text:p>
          </table:table-cell>
          <table:table-cell table:style-name="ce1" office:value-type="float" office:value="0.759272740211016" calcext:value-type="float">
            <text:p>0,7592727402</text:p>
          </table:table-cell>
          <table:table-cell table:style-name="ce1" office:value-type="float" office:value="-0.0262437991267608" calcext:value-type="float">
            <text:p>-0,0262437991</text:p>
          </table:table-cell>
          <table:table-cell table:number-columns-repeated="2" table:style-name="ce1" office:value-type="float" office:value="-0.0621709840186955" calcext:value-type="float">
            <text:p>-0,062170984</text:p>
          </table:table-cell>
          <table:table-cell table:style-name="ce1" office:value-type="float" office:value="0.0902848467230797" calcext:value-type="float">
            <text:p>0,0902848467</text:p>
          </table:table-cell>
          <table:table-cell table:style-name="ce1" office:value-type="float" office:value="4.32683658599854" calcext:value-type="float">
            <text:p>4,326836586</text:p>
          </table:table-cell>
          <table:table-cell table:style-name="ce1" office:value-type="float" office:value="-1.54754865169525" calcext:value-type="float">
            <text:p>-1,5475486517</text:p>
          </table:table-cell>
          <table:table-cell table:style-name="ce1" office:value-type="string" calcext:value-type="string">
            <text:p>-0.02624379912676083</text:p>
          </table:table-cell>
          <table:table-cell table:style-name="ce1" office:value-type="string" calcext:value-type="string">
            <text:p>-0.06217098401869552</text:p>
          </table:table-cell>
          <table:table-cell table:style-name="ce1" office:value-type="string" calcext:value-type="string">
            <text:p>-0.06985875597768122</text:p>
          </table:table-cell>
          <table:table-cell table:style-name="ce1" office:value-type="float" office:value="-0.00950725893841849" calcext:value-type="float">
            <text:p>-0,0095072589</text:p>
          </table:table-cell>
          <table:table-cell table:style-name="ce1" office:value-type="float" office:value="-0.018627248575658" calcext:value-type="float">
            <text:p>-0,0186272486</text:p>
          </table:table-cell>
          <table:table-cell table:style-name="ce1" office:value-type="float" office:value="-0.0250000371744603" calcext:value-type="float">
            <text:p>-0,0250000372</text:p>
          </table:table-cell>
          <table:table-cell table:style-name="ce1" office:value-type="float" office:value="-0.338557645210883" calcext:value-type="float">
            <text:p>-0,33855764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753453540158349" calcext:value-type="float">
            <text:p>0,0075345354</text:p>
          </table:table-cell>
          <table:table-cell table:style-name="ce1" office:value-type="float" office:value="0.0422246256168219" calcext:value-type="float">
            <text:p>0,0422246256</text:p>
          </table:table-cell>
          <table:table-cell table:style-name="ce1" office:value-type="float" office:value="0.0456512478711638" calcext:value-type="float">
            <text:p>0,0456512479</text:p>
          </table:table-cell>
          <table:table-cell table:style-name="ce1" office:value-type="float" office:value="0.492632865905762" calcext:value-type="float">
            <text:p>0,4926328659</text:p>
          </table:table-cell>
          <table:table-cell table:style-name="ce1" office:value-type="float" office:value="0.492629766464233" calcext:value-type="float">
            <text:p>0,4926297665</text:p>
          </table:table-cell>
          <table:table-cell table:style-name="ce1" office:value-type="float" office:value="0.492628574371338" calcext:value-type="float">
            <text:p>0,4926285744</text:p>
          </table:table-cell>
          <table:table-cell table:style-name="ce1" office:value-type="float" office:value="0.0902848467230797" calcext:value-type="float">
            <text:p>0,0902848467</text:p>
          </table:table-cell>
          <table:table-cell table:style-name="ce1" office:value-type="float" office:value="4.32683658599854" calcext:value-type="float">
            <text:p>4,326836586</text:p>
          </table:table-cell>
          <table:table-cell table:style-name="ce1" office:value-type="float" office:value="-1.54754865169525" calcext:value-type="float">
            <text:p>-1,5475486517</text:p>
          </table:table-cell>
        </table:table-row>
        <table:table-row table:style-name="ro1">
          <table:table-cell table:style-name="ce1" office:value-type="string" calcext:value-type="string">
            <text:p>1.7574489116668701</text:p>
          </table:table-cell>
          <table:table-cell table:style-name="ce1" office:value-type="string" calcext:value-type="string">
            <text:p>0.016402482986450195</text:p>
          </table:table-cell>
          <table:table-cell table:style-name="ce1" office:value-type="string" calcext:value-type="string">
            <text:p>50.23637247085571</text:p>
          </table:table-cell>
          <table:table-cell table:style-name="ce1" office:value-type="float" office:value="0.143697938709347" calcext:value-type="float">
            <text:p>0,1436979387</text:p>
          </table:table-cell>
          <table:table-cell table:style-name="ce1" office:value-type="float" office:value="0.269354624880685" calcext:value-type="float">
            <text:p>0,2693546249</text:p>
          </table:table-cell>
          <table:table-cell table:style-name="ce1" office:value-type="float" office:value="0.743172777287754" calcext:value-type="float">
            <text:p>0,7431727773</text:p>
          </table:table-cell>
          <table:table-cell table:style-name="ce1" office:value-type="float" office:value="-0.0299184399568915" calcext:value-type="float">
            <text:p>-0,02991844</text:p>
          </table:table-cell>
          <table:table-cell table:number-columns-repeated="2" table:style-name="ce1" office:value-type="float" office:value="-0.0635444320157354" calcext:value-type="float">
            <text:p>-0,063544432</text:p>
          </table:table-cell>
          <table:table-cell table:style-name="ce1" office:value-type="float" office:value="0.0845151171088219" calcext:value-type="float">
            <text:p>0,0845151171</text:p>
          </table:table-cell>
          <table:table-cell table:style-name="ce1" office:value-type="float" office:value="4.30978870391846" calcext:value-type="float">
            <text:p>4,3097887039</text:p>
          </table:table-cell>
          <table:table-cell table:style-name="ce1" office:value-type="float" office:value="-1.52946400642395" calcext:value-type="float">
            <text:p>-1,5294640064</text:p>
          </table:table-cell>
          <table:table-cell table:style-name="ce1" office:value-type="string" calcext:value-type="string">
            <text:p>-0.029918439956891495</text:p>
          </table:table-cell>
          <table:table-cell table:style-name="ce1" office:value-type="string" calcext:value-type="string">
            <text:p>-0.06354443201573544</text:p>
          </table:table-cell>
          <table:table-cell table:style-name="ce1" office:value-type="string" calcext:value-type="string">
            <text:p>-0.06890012485550079</text:p>
          </table:table-cell>
          <table:table-cell table:style-name="ce1" office:value-type="float" office:value="-0.00918854014649067" calcext:value-type="float">
            <text:p>-0,0091885401</text:p>
          </table:table-cell>
          <table:table-cell table:style-name="ce1" office:value-type="float" office:value="-0.017484052039223" calcext:value-type="float">
            <text:p>-0,017484052</text:p>
          </table:table-cell>
          <table:table-cell table:style-name="ce1" office:value-type="float" office:value="-0.0238821824909728" calcext:value-type="float">
            <text:p>-0,0238821825</text:p>
          </table:table-cell>
          <table:table-cell table:style-name="ce1" office:value-type="float" office:value="-0.419660948359258" calcext:value-type="float">
            <text:p>-0,41966094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939360439904277" calcext:value-type="float">
            <text:p>0,0093936044</text:p>
          </table:table-cell>
          <table:table-cell table:style-name="ce1" office:value-type="float" office:value="0.0336936271982628" calcext:value-type="float">
            <text:p>0,0336936272</text:p>
          </table:table-cell>
          <table:table-cell table:style-name="ce1" office:value-type="float" office:value="0.0392823054188813" calcext:value-type="float">
            <text:p>0,0392823054</text:p>
          </table:table-cell>
          <table:table-cell table:style-name="ce1" office:value-type="float" office:value="0.547247409820557" calcext:value-type="float">
            <text:p>0,5472474098</text:p>
          </table:table-cell>
          <table:table-cell table:style-name="ce1" office:value-type="float" office:value="0.547244548797607" calcext:value-type="float">
            <text:p>0,5472445488</text:p>
          </table:table-cell>
          <table:table-cell table:style-name="ce1" office:value-type="float" office:value="0.54724907875061" calcext:value-type="float">
            <text:p>0,5472490788</text:p>
          </table:table-cell>
          <table:table-cell table:style-name="ce1" office:value-type="float" office:value="0.0845151171088219" calcext:value-type="float">
            <text:p>0,0845151171</text:p>
          </table:table-cell>
          <table:table-cell table:style-name="ce1" office:value-type="float" office:value="4.30978870391846" calcext:value-type="float">
            <text:p>4,3097887039</text:p>
          </table:table-cell>
          <table:table-cell table:style-name="ce1" office:value-type="float" office:value="-1.52946400642395" calcext:value-type="float">
            <text:p>-1,5294640064</text:p>
          </table:table-cell>
        </table:table-row>
        <table:table-row table:style-name="ro1">
          <table:table-cell table:style-name="ce1" office:value-type="string" calcext:value-type="string">
            <text:p>1.7703754901885986</text:p>
          </table:table-cell>
          <table:table-cell table:style-name="ce1" office:value-type="string" calcext:value-type="string">
            <text:p>0.012926578521728516</text:p>
          </table:table-cell>
          <table:table-cell table:style-name="ce1" office:value-type="string" calcext:value-type="string">
            <text:p>50.70675325393677</text:p>
          </table:table-cell>
          <table:table-cell table:style-name="ce1" office:value-type="float" office:value="0.136479591697822" calcext:value-type="float">
            <text:p>0,1364795917</text:p>
          </table:table-cell>
          <table:table-cell table:style-name="ce1" office:value-type="float" office:value="0.251571089213277" calcext:value-type="float">
            <text:p>0,2515710892</text:p>
          </table:table-cell>
          <table:table-cell table:style-name="ce1" office:value-type="float" office:value="0.724086575302077" calcext:value-type="float">
            <text:p>0,7240865753</text:p>
          </table:table-cell>
          <table:table-cell table:style-name="ce1" office:value-type="float" office:value="-0.0333655968906912" calcext:value-type="float">
            <text:p>-0,0333655969</text:p>
          </table:table-cell>
          <table:table-cell table:number-columns-repeated="2" table:style-name="ce1" office:value-type="float" office:value="-0.0647629688918237" calcext:value-type="float">
            <text:p>-0,0647629689</text:p>
          </table:table-cell>
          <table:table-cell table:style-name="ce1" office:value-type="float" office:value="0.0780963376164436" calcext:value-type="float">
            <text:p>0,0780963376</text:p>
          </table:table-cell>
          <table:table-cell table:style-name="ce1" office:value-type="float" office:value="4.2934741973877" calcext:value-type="float">
            <text:p>4,2934741974</text:p>
          </table:table-cell>
          <table:table-cell table:style-name="ce1" office:value-type="float" office:value="-1.51339447498322" calcext:value-type="float">
            <text:p>-1,513394475</text:p>
          </table:table-cell>
          <table:table-cell table:style-name="ce1" office:value-type="string" calcext:value-type="string">
            <text:p>-0.03336559689069116</text:p>
          </table:table-cell>
          <table:table-cell table:style-name="ce1" office:value-type="string" calcext:value-type="string">
            <text:p>-0.0647629688918237</text:p>
          </table:table-cell>
          <table:table-cell table:style-name="ce1" office:value-type="string" calcext:value-type="string">
            <text:p>-0.06818865168237541</text:p>
          </table:table-cell>
          <table:table-cell table:style-name="ce1" office:value-type="float" office:value="-0.00890927219997953" calcext:value-type="float">
            <text:p>-0,0089092722</text:p>
          </table:table-cell>
          <table:table-cell table:style-name="ce1" office:value-type="float" office:value="-0.0166999867426025" calcext:value-type="float">
            <text:p>-0,0166999867</text:p>
          </table:table-cell>
          <table:table-cell table:style-name="ce1" office:value-type="float" office:value="-0.0230449844189632" calcext:value-type="float">
            <text:p>-0,0230449844</text:p>
          </table:table-cell>
          <table:table-cell table:style-name="ce1" office:value-type="float" office:value="-0.487202683771786" calcext:value-type="float">
            <text:p>-0,48720268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958313762884195" calcext:value-type="float">
            <text:p>0,0095831376</text:p>
          </table:table-cell>
          <table:table-cell table:style-name="ce1" office:value-type="float" office:value="0.0269051452568771" calcext:value-type="float">
            <text:p>0,0269051453</text:p>
          </table:table-cell>
          <table:table-cell table:style-name="ce1" office:value-type="float" office:value="0.0342533094635116" calcext:value-type="float">
            <text:p>0,0342533095</text:p>
          </table:table-cell>
          <table:table-cell table:style-name="ce1" office:value-type="float" office:value="0.470025777816772" calcext:value-type="float">
            <text:p>0,4700257778</text:p>
          </table:table-cell>
          <table:table-cell table:style-name="ce1" office:value-type="float" office:value="0.470029592514038" calcext:value-type="float">
            <text:p>0,4700295925</text:p>
          </table:table-cell>
          <table:table-cell table:style-name="ce1" office:value-type="float" office:value="0.47002649307251" calcext:value-type="float">
            <text:p>0,4700264931</text:p>
          </table:table-cell>
          <table:table-cell table:style-name="ce1" office:value-type="float" office:value="0.0780963376164436" calcext:value-type="float">
            <text:p>0,0780963376</text:p>
          </table:table-cell>
          <table:table-cell table:style-name="ce1" office:value-type="float" office:value="4.2934741973877" calcext:value-type="float">
            <text:p>4,2934741974</text:p>
          </table:table-cell>
          <table:table-cell table:style-name="ce1" office:value-type="float" office:value="-1.51339447498322" calcext:value-type="float">
            <text:p>-1,513394475</text:p>
          </table:table-cell>
        </table:table-row>
        <table:table-row table:style-name="ro1">
          <table:table-cell table:style-name="ce1" office:value-type="string" calcext:value-type="string">
            <text:p>1.792048692703247</text:p>
          </table:table-cell>
          <table:table-cell table:style-name="ce1" office:value-type="string" calcext:value-type="string">
            <text:p>0.021673202514648438</text:p>
          </table:table-cell>
          <table:table-cell table:style-name="ce1" office:value-type="string" calcext:value-type="string">
            <text:p>51.19351887702942</text:p>
          </table:table-cell>
          <table:table-cell table:style-name="ce1" office:value-type="float" office:value="0.128752071088479" calcext:value-type="float">
            <text:p>0,1287520711</text:p>
          </table:table-cell>
          <table:table-cell table:style-name="ce1" office:value-type="float" office:value="0.236153253618582" calcext:value-type="float">
            <text:p>0,2361532536</text:p>
          </table:table-cell>
          <table:table-cell table:style-name="ce1" office:value-type="float" office:value="0.703876778667356" calcext:value-type="float">
            <text:p>0,7038767787</text:p>
          </table:table-cell>
          <table:table-cell table:style-name="ce1" office:value-type="float" office:value="-0.0350858118192474" calcext:value-type="float">
            <text:p>-0,0350858118</text:p>
          </table:table-cell>
          <table:table-cell table:number-columns-repeated="2" table:style-name="ce1" office:value-type="float" office:value="-0.0608135781102041" calcext:value-type="float">
            <text:p>-0,0608135781</text:p>
          </table:table-cell>
          <table:table-cell table:style-name="ce1" office:value-type="float" office:value="0.0705533027648926" calcext:value-type="float">
            <text:p>0,0705533028</text:p>
          </table:table-cell>
          <table:table-cell table:style-name="ce1" office:value-type="float" office:value="4.27744102478027" calcext:value-type="float">
            <text:p>4,2774410248</text:p>
          </table:table-cell>
          <table:table-cell table:style-name="ce1" office:value-type="float" office:value="-1.49675190448761" calcext:value-type="float">
            <text:p>-1,4967519045</text:p>
          </table:table-cell>
          <table:table-cell table:style-name="ce1" office:value-type="string" calcext:value-type="string">
            <text:p>-0.03508581181924737</text:p>
          </table:table-cell>
          <table:table-cell table:style-name="ce1" office:value-type="string" calcext:value-type="string">
            <text:p>-0.06081357811020413</text:p>
          </table:table-cell>
          <table:table-cell table:style-name="ce1" office:value-type="string" calcext:value-type="string">
            <text:p>-0.0670716749269563</text:p>
          </table:table-cell>
          <table:table-cell table:style-name="ce1" office:value-type="float" office:value="-0.00846173468526499" calcext:value-type="float">
            <text:p>-0,0084617347</text:p>
          </table:table-cell>
          <table:table-cell table:style-name="ce1" office:value-type="float" office:value="-0.0155974075312232" calcext:value-type="float">
            <text:p>-0,0155974075</text:p>
          </table:table-cell>
          <table:table-cell table:style-name="ce1" office:value-type="float" office:value="-0.022052501915708" calcext:value-type="float">
            <text:p>-0,0220525019</text:p>
          </table:table-cell>
          <table:table-cell table:style-name="ce1" office:value-type="float" office:value="-0.553595745872447" calcext:value-type="float">
            <text:p>-0,553595745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48382529995751" calcext:value-type="float">
            <text:p>0,014838253</text:p>
          </table:table-cell>
          <table:table-cell table:style-name="ce1" office:value-type="float" office:value="0.0365553539695561" calcext:value-type="float">
            <text:p>0,036555354</text:p>
          </table:table-cell>
          <table:table-cell table:style-name="ce1" office:value-type="float" office:value="0.0392330795500678" calcext:value-type="float">
            <text:p>0,0392330796</text:p>
          </table:table-cell>
          <table:table-cell table:style-name="ce1" office:value-type="float" office:value="0.48646879196167" calcext:value-type="float">
            <text:p>0,486468792</text:p>
          </table:table-cell>
          <table:table-cell table:number-columns-repeated="2" table:style-name="ce1" office:value-type="float" office:value="0.486482381820679" calcext:value-type="float">
            <text:p>0,4864823818</text:p>
          </table:table-cell>
          <table:table-cell table:style-name="ce1" office:value-type="float" office:value="0.0705533027648926" calcext:value-type="float">
            <text:p>0,0705533028</text:p>
          </table:table-cell>
          <table:table-cell table:style-name="ce1" office:value-type="float" office:value="4.27744102478027" calcext:value-type="float">
            <text:p>4,2774410248</text:p>
          </table:table-cell>
          <table:table-cell table:style-name="ce1" office:value-type="float" office:value="-1.49675190448761" calcext:value-type="float">
            <text:p>-1,4967519045</text:p>
          </table:table-cell>
        </table:table-row>
        <table:table-row table:style-name="ro1">
          <table:table-cell table:style-name="ce1" office:value-type="string" calcext:value-type="string">
            <text:p>1.8099777698516846</text:p>
          </table:table-cell>
          <table:table-cell table:style-name="ce1" office:value-type="string" calcext:value-type="string">
            <text:p>0.0179290771484375</text:p>
          </table:table-cell>
          <table:table-cell table:style-name="ce1" office:value-type="string" calcext:value-type="string">
            <text:p>51.6753625869751</text:p>
          </table:table-cell>
          <table:table-cell table:style-name="ce1" office:value-type="float" office:value="0.121120283311164" calcext:value-type="float">
            <text:p>0,1211202833</text:p>
          </table:table-cell>
          <table:table-cell table:style-name="ce1" office:value-type="float" office:value="0.222697896721922" calcext:value-type="float">
            <text:p>0,2226978967</text:p>
          </table:table-cell>
          <table:table-cell table:style-name="ce1" office:value-type="float" office:value="0.691222508748373" calcext:value-type="float">
            <text:p>0,6912225087</text:p>
          </table:table-cell>
          <table:table-cell table:style-name="ce1" office:value-type="float" office:value="-0.0377380959809615" calcext:value-type="float">
            <text:p>-0,037738096</text:p>
          </table:table-cell>
          <table:table-cell table:number-columns-repeated="2" table:style-name="ce1" office:value-type="float" office:value="-0.0612146632289462" calcext:value-type="float">
            <text:p>-0,0612146632</text:p>
          </table:table-cell>
          <table:table-cell table:style-name="ce1" office:value-type="float" office:value="0.0612514540553093" calcext:value-type="float">
            <text:p>0,0612514541</text:p>
          </table:table-cell>
          <table:table-cell table:style-name="ce1" office:value-type="float" office:value="4.26121520996094" calcext:value-type="float">
            <text:p>4,26121521</text:p>
          </table:table-cell>
          <table:table-cell table:style-name="ce1" office:value-type="float" office:value="-1.47830104827881" calcext:value-type="float">
            <text:p>-1,4783010483</text:p>
          </table:table-cell>
          <table:table-cell table:style-name="ce1" office:value-type="string" calcext:value-type="string">
            <text:p>-0.0377380959809615</text:p>
          </table:table-cell>
          <table:table-cell table:style-name="ce1" office:value-type="string" calcext:value-type="string">
            <text:p>-0.06121466322894622</text:p>
          </table:table-cell>
          <table:table-cell table:style-name="ce1" office:value-type="string" calcext:value-type="string">
            <text:p>-0.06595440946878145</text:p>
          </table:table-cell>
          <table:table-cell table:style-name="ce1" office:value-type="float" office:value="-0.00798262840748569" calcext:value-type="float">
            <text:p>-0,0079826284</text:p>
          </table:table-cell>
          <table:table-cell table:style-name="ce1" office:value-type="float" office:value="-0.0146415017243521" calcext:value-type="float">
            <text:p>-0,0146415017</text:p>
          </table:table-cell>
          <table:table-cell table:style-name="ce1" office:value-type="float" office:value="-0.0210015924907025" calcext:value-type="float">
            <text:p>-0,0210015925</text:p>
          </table:table-cell>
          <table:table-cell table:style-name="ce1" office:value-type="float" office:value="-0.615717279332665" calcext:value-type="float">
            <text:p>-0,61571727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60159324378082" calcext:value-type="float">
            <text:p>0,0160159324</text:p>
          </table:table-cell>
          <table:table-cell table:style-name="ce1" office:value-type="float" office:value="0.0319553847301893" calcext:value-type="float">
            <text:p>0,0319553847</text:p>
          </table:table-cell>
          <table:table-cell table:style-name="ce1" office:value-type="float" office:value="0.0418873208768421" calcext:value-type="float">
            <text:p>0,0418873209</text:p>
          </table:table-cell>
          <table:table-cell table:style-name="ce1" office:value-type="float" office:value="0.482489585876465" calcext:value-type="float">
            <text:p>0,4824895859</text:p>
          </table:table-cell>
          <table:table-cell table:number-columns-repeated="2" table:style-name="ce1" office:value-type="float" office:value="0.482480049133301" calcext:value-type="float">
            <text:p>0,4824800491</text:p>
          </table:table-cell>
          <table:table-cell table:style-name="ce1" office:value-type="float" office:value="0.0612514540553093" calcext:value-type="float">
            <text:p>0,0612514541</text:p>
          </table:table-cell>
          <table:table-cell table:style-name="ce1" office:value-type="float" office:value="4.26121520996094" calcext:value-type="float">
            <text:p>4,26121521</text:p>
          </table:table-cell>
          <table:table-cell table:style-name="ce1" office:value-type="float" office:value="-1.47830104827881" calcext:value-type="float">
            <text:p>-1,4783010483</text:p>
          </table:table-cell>
        </table:table-row>
        <table:table-row table:style-name="ro1">
          <table:table-cell table:style-name="ce1" office:value-type="string" calcext:value-type="string">
            <text:p>1.8320987224578857</text:p>
          </table:table-cell>
          <table:table-cell table:style-name="ce1" office:value-type="string" calcext:value-type="string">
            <text:p>0.022120952606201172</text:p>
          </table:table-cell>
          <table:table-cell table:style-name="ce1" office:value-type="string" calcext:value-type="string">
            <text:p>52.17984461784363</text:p>
          </table:table-cell>
          <table:table-cell table:style-name="ce1" office:value-type="float" office:value="0.109018772978474" calcext:value-type="float">
            <text:p>0,109018773</text:p>
          </table:table-cell>
          <table:table-cell table:style-name="ce1" office:value-type="float" office:value="0.20390314746786" calcext:value-type="float">
            <text:p>0,2039031475</text:p>
          </table:table-cell>
          <table:table-cell table:style-name="ce1" office:value-type="float" office:value="0.670514958876151" calcext:value-type="float">
            <text:p>0,6705149589</text:p>
          </table:table-cell>
          <table:table-cell table:style-name="ce1" office:value-type="float" office:value="-0.0410381451124801" calcext:value-type="float">
            <text:p>-0,0410381451</text:p>
          </table:table-cell>
          <table:table-cell table:number-columns-repeated="2" table:style-name="ce1" office:value-type="float" office:value="-0.0620279601735704" calcext:value-type="float">
            <text:p>-0,0620279602</text:p>
          </table:table-cell>
          <table:table-cell table:style-name="ce1" office:value-type="float" office:value="0.0514039434492588" calcext:value-type="float">
            <text:p>0,0514039434</text:p>
          </table:table-cell>
          <table:table-cell table:style-name="ce1" office:value-type="float" office:value="4.24627780914307" calcext:value-type="float">
            <text:p>4,2462778091</text:p>
          </table:table-cell>
          <table:table-cell table:style-name="ce1" office:value-type="float" office:value="-1.46160638332367" calcext:value-type="float">
            <text:p>-1,4616063833</text:p>
          </table:table-cell>
          <table:table-cell table:style-name="ce1" office:value-type="string" calcext:value-type="string">
            <text:p>-0.04103814511248011</text:p>
          </table:table-cell>
          <table:table-cell table:style-name="ce1" office:value-type="string" calcext:value-type="string">
            <text:p>-0.062027960173570415</text:p>
          </table:table-cell>
          <table:table-cell table:style-name="ce1" office:value-type="string" calcext:value-type="string">
            <text:p>-0.06572355700071432</text:p>
          </table:table-cell>
          <table:table-cell table:style-name="ce1" office:value-type="float" office:value="-0.00750945756529216" calcext:value-type="float">
            <text:p>-0,0075094576</text:p>
          </table:table-cell>
          <table:table-cell table:style-name="ce1" office:value-type="float" office:value="-0.0138072695967592" calcext:value-type="float">
            <text:p>-0,0138072696</text:p>
          </table:table-cell>
          <table:table-cell table:style-name="ce1" office:value-type="float" office:value="-0.0203435704549154" calcext:value-type="float">
            <text:p>-0,0203435705</text:p>
          </table:table-cell>
          <table:table-cell table:style-name="ce1" office:value-type="float" office:value="-0.677518366311888" calcext:value-type="float">
            <text:p>-0,67751836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49570880212806" calcext:value-type="float">
            <text:p>0,014957088</text:p>
          </table:table-cell>
          <table:table-cell table:style-name="ce1" office:value-type="float" office:value="0.0263705404175891" calcext:value-type="float">
            <text:p>0,0263705404</text:p>
          </table:table-cell>
          <table:table-cell table:style-name="ce1" office:value-type="float" office:value="0.0248005381680424" calcext:value-type="float">
            <text:p>0,0248005382</text:p>
          </table:table-cell>
          <table:table-cell table:style-name="ce1" office:value-type="float" office:value="0.510245561599731" calcext:value-type="float">
            <text:p>0,5102455616</text:p>
          </table:table-cell>
          <table:table-cell table:style-name="ce1" office:value-type="float" office:value="0.510241985321045" calcext:value-type="float">
            <text:p>0,5102419853</text:p>
          </table:table-cell>
          <table:table-cell table:style-name="ce1" office:value-type="float" office:value="0.510241746902466" calcext:value-type="float">
            <text:p>0,5102417469</text:p>
          </table:table-cell>
          <table:table-cell table:style-name="ce1" office:value-type="float" office:value="0.0514039434492588" calcext:value-type="float">
            <text:p>0,0514039434</text:p>
          </table:table-cell>
          <table:table-cell table:style-name="ce1" office:value-type="float" office:value="4.24627780914307" calcext:value-type="float">
            <text:p>4,2462778091</text:p>
          </table:table-cell>
          <table:table-cell table:style-name="ce1" office:value-type="float" office:value="-1.46160638332367" calcext:value-type="float">
            <text:p>-1,4616063833</text:p>
          </table:table-cell>
        </table:table-row>
        <table:table-row table:style-name="ro1">
          <table:table-cell table:style-name="ce1" office:value-type="string" calcext:value-type="string">
            <text:p>1.846719741821289</text:p>
          </table:table-cell>
          <table:table-cell table:style-name="ce1" office:value-type="string" calcext:value-type="string">
            <text:p>0.01462101936340332</text:p>
          </table:table-cell>
          <table:table-cell table:style-name="ce1" office:value-type="string" calcext:value-type="string">
            <text:p>52.74668478965759</text:p>
          </table:table-cell>
          <table:table-cell table:style-name="ce1" office:value-type="float" office:value="0.106721033192711" calcext:value-type="float">
            <text:p>0,1067210332</text:p>
          </table:table-cell>
          <table:table-cell table:style-name="ce1" office:value-type="float" office:value="0.200565902723206" calcext:value-type="float">
            <text:p>0,2005659027</text:p>
          </table:table-cell>
          <table:table-cell table:style-name="ce1" office:value-type="float" office:value="0.666436211562451" calcext:value-type="float">
            <text:p>0,6664362116</text:p>
          </table:table-cell>
          <table:table-cell table:style-name="ce1" office:value-type="float" office:value="-0.0417557167728003" calcext:value-type="float">
            <text:p>-0,0417557168</text:p>
          </table:table-cell>
          <table:table-cell table:number-columns-repeated="2" table:style-name="ce1" office:value-type="float" office:value="-0.0587529352974911" calcext:value-type="float">
            <text:p>-0,0587529353</text:p>
          </table:table-cell>
          <table:table-cell table:style-name="ce1" office:value-type="float" office:value="0.0402516648173332" calcext:value-type="float">
            <text:p>0,0402516648</text:p>
          </table:table-cell>
          <table:table-cell table:style-name="ce1" office:value-type="float" office:value="4.2310528755188" calcext:value-type="float">
            <text:p>4,2310528755</text:p>
          </table:table-cell>
          <table:table-cell table:style-name="ce1" office:value-type="float" office:value="-1.44452583789825" calcext:value-type="float">
            <text:p>-1,4445258379</text:p>
          </table:table-cell>
          <table:table-cell table:style-name="ce1" office:value-type="string" calcext:value-type="string">
            <text:p>-0.04175571677280028</text:p>
          </table:table-cell>
          <table:table-cell table:style-name="ce1" office:value-type="string" calcext:value-type="string">
            <text:p>-0.058752935297491087</text:p>
          </table:table-cell>
          <table:table-cell table:style-name="ce1" office:value-type="string" calcext:value-type="string">
            <text:p>-0.06434343075400141</text:p>
          </table:table-cell>
          <table:table-cell table:style-name="ce1" office:value-type="float" office:value="-0.00675916392466536" calcext:value-type="float">
            <text:p>-0,0067591639</text:p>
          </table:table-cell>
          <table:table-cell table:style-name="ce1" office:value-type="float" office:value="-0.0126419951430073" calcext:value-type="float">
            <text:p>-0,0126419951</text:p>
          </table:table-cell>
          <table:table-cell table:style-name="ce1" office:value-type="float" office:value="-0.0192667778615598" calcext:value-type="float">
            <text:p>-0,0192667779</text:p>
          </table:table-cell>
          <table:table-cell table:style-name="ce1" office:value-type="float" office:value="-0.738641234950771" calcext:value-type="float">
            <text:p>-0,7386412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15842586749432" calcext:value-type="float">
            <text:p>0,0215842587</text:p>
          </table:table-cell>
          <table:table-cell table:style-name="ce1" office:value-type="float" office:value="0.0335222367644619" calcext:value-type="float">
            <text:p>0,0335222368</text:p>
          </table:table-cell>
          <table:table-cell table:style-name="ce1" office:value-type="float" office:value="0.0369338843023369" calcext:value-type="float">
            <text:p>0,0369338843</text:p>
          </table:table-cell>
          <table:table-cell table:style-name="ce1" office:value-type="float" office:value="0.56066370010376" calcext:value-type="float">
            <text:p>0,5606637001</text:p>
          </table:table-cell>
          <table:table-cell table:style-name="ce1" office:value-type="float" office:value="0.560665130615234" calcext:value-type="float">
            <text:p>0,5606651306</text:p>
          </table:table-cell>
          <table:table-cell table:style-name="ce1" office:value-type="float" office:value="0.560665369033814" calcext:value-type="float">
            <text:p>0,560665369</text:p>
          </table:table-cell>
          <table:table-cell table:style-name="ce1" office:value-type="float" office:value="0.0402516648173332" calcext:value-type="float">
            <text:p>0,0402516648</text:p>
          </table:table-cell>
          <table:table-cell table:style-name="ce1" office:value-type="float" office:value="4.2310528755188" calcext:value-type="float">
            <text:p>4,2310528755</text:p>
          </table:table-cell>
          <table:table-cell table:style-name="ce1" office:value-type="float" office:value="-1.44452583789825" calcext:value-type="float">
            <text:p>-1,4445258379</text:p>
          </table:table-cell>
        </table:table-row>
        <table:table-row table:style-name="ro1">
          <table:table-cell table:style-name="ce1" office:value-type="string" calcext:value-type="string">
            <text:p>1.8595335483551025</text:p>
          </table:table-cell>
          <table:table-cell table:style-name="ce1" office:value-type="string" calcext:value-type="string">
            <text:p>0.012813806533813477</text:p>
          </table:table-cell>
          <table:table-cell table:style-name="ce1" office:value-type="string" calcext:value-type="string">
            <text:p>53.26207661628723</text:p>
          </table:table-cell>
          <table:table-cell table:style-name="ce1" office:value-type="float" office:value="0.0906301123308547" calcext:value-type="float">
            <text:p>0,0906301123</text:p>
          </table:table-cell>
          <table:table-cell table:style-name="ce1" office:value-type="float" office:value="0.177552518101386" calcext:value-type="float">
            <text:p>0,1775525181</text:p>
          </table:table-cell>
          <table:table-cell table:style-name="ce1" office:value-type="float" office:value="0.640352982061881" calcext:value-type="float">
            <text:p>0,6403529821</text:p>
          </table:table-cell>
          <table:table-cell table:style-name="ce1" office:value-type="float" office:value="-0.0497431891015306" calcext:value-type="float">
            <text:p>-0,0497431891</text:p>
          </table:table-cell>
          <table:table-cell table:number-columns-repeated="2" table:style-name="ce1" office:value-type="float" office:value="-0.0665238597723725" calcext:value-type="float">
            <text:p>-0,0665238598</text:p>
          </table:table-cell>
          <table:table-cell table:style-name="ce1" office:value-type="float" office:value="0.0276865530759096" calcext:value-type="float">
            <text:p>0,0276865531</text:p>
          </table:table-cell>
          <table:table-cell table:style-name="ce1" office:value-type="float" office:value="4.21561813354492" calcext:value-type="float">
            <text:p>4,2156181335</text:p>
          </table:table-cell>
          <table:table-cell table:style-name="ce1" office:value-type="float" office:value="-1.42860317230225" calcext:value-type="float">
            <text:p>-1,4286031723</text:p>
          </table:table-cell>
          <table:table-cell table:style-name="ce1" office:value-type="string" calcext:value-type="string">
            <text:p>-0.04974318910153062</text:p>
          </table:table-cell>
          <table:table-cell table:style-name="ce1" office:value-type="string" calcext:value-type="string">
            <text:p>-0.06652385977237246</text:p>
          </table:table-cell>
          <table:table-cell table:style-name="ce1" office:value-type="string" calcext:value-type="string">
            <text:p>-0.0648567268387544</text:p>
          </table:table-cell>
          <table:table-cell table:style-name="ce1" office:value-type="float" office:value="-0.00661670405794809" calcext:value-type="float">
            <text:p>-0,0066167041</text:p>
          </table:table-cell>
          <table:table-cell table:style-name="ce1" office:value-type="float" office:value="-0.0124350859688388" calcext:value-type="float">
            <text:p>-0,012435086</text:p>
          </table:table-cell>
          <table:table-cell table:style-name="ce1" office:value-type="float" office:value="-0.0190546830012475" calcext:value-type="float">
            <text:p>-0,019054683</text:p>
          </table:table-cell>
          <table:table-cell table:style-name="ce1" office:value-type="float" office:value="-0.793614104498023" calcext:value-type="float">
            <text:p>-0,79361410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446069426544658" calcext:value-type="float">
            <text:p>0,0044606943</text:p>
          </table:table-cell>
          <table:table-cell table:style-name="ce1" office:value-type="float" office:value="0.00647873286937737" calcext:value-type="float">
            <text:p>0,0064787329</text:p>
          </table:table-cell>
          <table:table-cell table:style-name="ce1" office:value-type="float" office:value="0.00791824649972185" calcext:value-type="float">
            <text:p>0,0079182465</text:p>
          </table:table-cell>
          <table:table-cell table:style-name="ce1" office:value-type="float" office:value="0.515108108520508" calcext:value-type="float">
            <text:p>0,5151081085</text:p>
          </table:table-cell>
          <table:table-cell table:style-name="ce1" office:value-type="float" office:value="0.51510763168335" calcext:value-type="float">
            <text:p>0,5151076317</text:p>
          </table:table-cell>
          <table:table-cell table:style-name="ce1" office:value-type="float" office:value="0.515107393264771" calcext:value-type="float">
            <text:p>0,5151073933</text:p>
          </table:table-cell>
          <table:table-cell table:style-name="ce1" office:value-type="float" office:value="0.0276865530759096" calcext:value-type="float">
            <text:p>0,0276865531</text:p>
          </table:table-cell>
          <table:table-cell table:style-name="ce1" office:value-type="float" office:value="4.21561813354492" calcext:value-type="float">
            <text:p>4,2156181335</text:p>
          </table:table-cell>
          <table:table-cell table:style-name="ce1" office:value-type="float" office:value="-1.42860317230225" calcext:value-type="float">
            <text:p>-1,4286031723</text:p>
          </table:table-cell>
        </table:table-row>
        <table:table-row table:style-name="ro1">
          <table:table-cell table:style-name="ce1" office:value-type="string" calcext:value-type="string">
            <text:p>1.8759346008300781</text:p>
          </table:table-cell>
          <table:table-cell table:style-name="ce1" office:value-type="string" calcext:value-type="string">
            <text:p>0.016401052474975586</text:p>
          </table:table-cell>
          <table:table-cell table:style-name="ce1" office:value-type="string" calcext:value-type="string">
            <text:p>53.755828619003296</text:p>
          </table:table-cell>
          <table:table-cell table:style-name="ce1" office:value-type="float" office:value="0.0802004669827444" calcext:value-type="float">
            <text:p>0,080200467</text:p>
          </table:table-cell>
          <table:table-cell table:style-name="ce1" office:value-type="float" office:value="0.16367720141087" calcext:value-type="float">
            <text:p>0,1636772014</text:p>
          </table:table-cell>
          <table:table-cell table:style-name="ce1" office:value-type="float" office:value="0.625035213835445" calcext:value-type="float">
            <text:p>0,6250352138</text:p>
          </table:table-cell>
          <table:table-cell table:style-name="ce1" office:value-type="float" office:value="-0.0429542328870074" calcext:value-type="float">
            <text:p>-0,0429542329</text:p>
          </table:table-cell>
          <table:table-cell table:number-columns-repeated="2" table:style-name="ce1" office:value-type="float" office:value="-0.0532593395276493" calcext:value-type="float">
            <text:p>-0,0532593395</text:p>
          </table:table-cell>
          <table:table-cell table:style-name="ce1" office:value-type="float" office:value="0.0276865530759096" calcext:value-type="float">
            <text:p>0,0276865531</text:p>
          </table:table-cell>
          <table:table-cell table:style-name="ce1" office:value-type="float" office:value="4.21561813354492" calcext:value-type="float">
            <text:p>4,2156181335</text:p>
          </table:table-cell>
          <table:table-cell table:style-name="ce1" office:value-type="float" office:value="-1.42860317230225" calcext:value-type="float">
            <text:p>-1,4286031723</text:p>
          </table:table-cell>
          <table:table-cell table:style-name="ce1" office:value-type="string" calcext:value-type="string">
            <text:p>-0.042954232887007386</text:p>
          </table:table-cell>
          <table:table-cell table:style-name="ce1" office:value-type="string" calcext:value-type="string">
            <text:p>-0.053259339527649344</text:p>
          </table:table-cell>
          <table:table-cell table:style-name="ce1" office:value-type="string" calcext:value-type="string">
            <text:p>-0.062377766459096366</text:p>
          </table:table-cell>
          <table:table-cell table:style-name="ce1" office:value-type="float" office:value="-0.00561906696451299" calcext:value-type="float">
            <text:p>-0,005619067</text:p>
          </table:table-cell>
          <table:table-cell table:style-name="ce1" office:value-type="float" office:value="-0.0110082561222859" calcext:value-type="float">
            <text:p>-0,0110082561</text:p>
          </table:table-cell>
          <table:table-cell table:style-name="ce1" office:value-type="float" office:value="-0.0176983550672178" calcext:value-type="float">
            <text:p>-0,0176983551</text:p>
          </table:table-cell>
          <table:table-cell table:style-name="ce1" office:value-type="float" office:value="-0.83836519440544" calcext:value-type="float">
            <text:p>-0,83836519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25874066583398" calcext:value-type="float">
            <text:p>0,0325874067</text:p>
          </table:table-cell>
          <table:table-cell table:style-name="ce1" office:value-type="float" office:value="0.0466064969309715" calcext:value-type="float">
            <text:p>0,0466064969</text:p>
          </table:table-cell>
          <table:table-cell table:style-name="ce1" office:value-type="float" office:value="0.0528235443248572" calcext:value-type="float">
            <text:p>0,0528235443</text:p>
          </table:table-cell>
          <table:table-cell table:style-name="ce1" office:value-type="float" office:value="0.493777275085449" calcext:value-type="float">
            <text:p>0,4937772751</text:p>
          </table:table-cell>
          <table:table-cell table:style-name="ce1" office:value-type="float" office:value="0.493780612945557" calcext:value-type="float">
            <text:p>0,4937806129</text:p>
          </table:table-cell>
          <table:table-cell table:style-name="ce1" office:value-type="float" office:value="0.493780374526978" calcext:value-type="float">
            <text:p>0,4937803745</text:p>
          </table:table-cell>
          <table:table-cell table:style-name="ce1" office:value-type="float" office:value="0.0276865530759096" calcext:value-type="float">
            <text:p>0,0276865531</text:p>
          </table:table-cell>
          <table:table-cell table:style-name="ce1" office:value-type="float" office:value="4.21561813354492" calcext:value-type="float">
            <text:p>4,2156181335</text:p>
          </table:table-cell>
          <table:table-cell table:style-name="ce1" office:value-type="float" office:value="-1.42860317230225" calcext:value-type="float">
            <text:p>-1,4286031723</text:p>
          </table:table-cell>
        </table:table-row>
        <table:table-row table:style-name="ro1">
          <table:table-cell table:style-name="ce1" office:value-type="string" calcext:value-type="string">
            <text:p>1.8914310932159424</text:p>
          </table:table-cell>
          <table:table-cell table:style-name="ce1" office:value-type="string" calcext:value-type="string">
            <text:p>0.015496492385864258</text:p>
          </table:table-cell>
          <table:table-cell table:style-name="ce1" office:value-type="string" calcext:value-type="string">
            <text:p>54.32676386833191</text:p>
          </table:table-cell>
          <table:table-cell table:style-name="ce1" office:value-type="float" office:value="0.0672758521259199" calcext:value-type="float">
            <text:p>0,0672758521</text:p>
          </table:table-cell>
          <table:table-cell table:style-name="ce1" office:value-type="float" office:value="0.146110643943151" calcext:value-type="float">
            <text:p>0,1461106439</text:p>
          </table:table-cell>
          <table:table-cell table:style-name="ce1" office:value-type="float" office:value="0.605174906459856" calcext:value-type="float">
            <text:p>0,6051749065</text:p>
          </table:table-cell>
          <table:table-cell table:style-name="ce1" office:value-type="float" office:value="-0.04910527175631" calcext:value-type="float">
            <text:p>-0,0491052718</text:p>
          </table:table-cell>
          <table:table-cell table:number-columns-repeated="2" table:style-name="ce1" office:value-type="float" office:value="-0.0589868885401724" calcext:value-type="float">
            <text:p>-0,0589868885</text:p>
          </table:table-cell>
          <table:table-cell table:style-name="ce1" office:value-type="float" office:value="0.0148841300979257" calcext:value-type="float">
            <text:p>0,0148841301</text:p>
          </table:table-cell>
          <table:table-cell table:style-name="ce1" office:value-type="float" office:value="4.19969320297241" calcext:value-type="float">
            <text:p>4,199693203</text:p>
          </table:table-cell>
          <table:table-cell table:style-name="ce1" office:value-type="float" office:value="-1.4134886264801" calcext:value-type="float">
            <text:p>-1,4134886265</text:p>
          </table:table-cell>
          <table:table-cell table:style-name="ce1" office:value-type="string" calcext:value-type="string">
            <text:p>-0.04910527175631001</text:p>
          </table:table-cell>
          <table:table-cell table:style-name="ce1" office:value-type="string" calcext:value-type="string">
            <text:p>-0.05898688854017239</text:p>
          </table:table-cell>
          <table:table-cell table:style-name="ce1" office:value-type="string" calcext:value-type="string">
            <text:p>-0.06223186991784752</text:p>
          </table:table-cell>
          <table:table-cell table:style-name="ce1" office:value-type="float" office:value="-0.00497242895293015" calcext:value-type="float">
            <text:p>-0,004972429</text:p>
          </table:table-cell>
          <table:table-cell table:style-name="ce1" office:value-type="float" office:value="-0.010147986487474" calcext:value-type="float">
            <text:p>-0,0101479865</text:p>
          </table:table-cell>
          <table:table-cell table:style-name="ce1" office:value-type="float" office:value="-0.0169018311194432" calcext:value-type="float">
            <text:p>-0,0169018311</text:p>
          </table:table-cell>
          <table:table-cell table:style-name="ce1" office:value-type="float" office:value="-0.884207185391273" calcext:value-type="float">
            <text:p>-0,88420718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82466426390896" calcext:value-type="float">
            <text:p>0,0182466426</text:p>
          </table:table-cell>
          <table:table-cell table:style-name="ce1" office:value-type="float" office:value="0.0242749082959376" calcext:value-type="float">
            <text:p>0,0242749083</text:p>
          </table:table-cell>
          <table:table-cell table:style-name="ce1" office:value-type="float" office:value="0.0267984480638258" calcext:value-type="float">
            <text:p>0,0267984481</text:p>
          </table:table-cell>
          <table:table-cell table:style-name="ce1" office:value-type="float" office:value="0.571592569351196" calcext:value-type="float">
            <text:p>0,5715925694</text:p>
          </table:table-cell>
          <table:table-cell table:style-name="ce1" office:value-type="float" office:value="0.571590900421143" calcext:value-type="float">
            <text:p>0,5715909004</text:p>
          </table:table-cell>
          <table:table-cell table:style-name="ce1" office:value-type="float" office:value="0.57159161567688" calcext:value-type="float">
            <text:p>0,5715916157</text:p>
          </table:table-cell>
          <table:table-cell table:style-name="ce1" office:value-type="float" office:value="0.0148841300979257" calcext:value-type="float">
            <text:p>0,0148841301</text:p>
          </table:table-cell>
          <table:table-cell table:style-name="ce1" office:value-type="float" office:value="4.19969320297241" calcext:value-type="float">
            <text:p>4,199693203</text:p>
          </table:table-cell>
          <table:table-cell table:style-name="ce1" office:value-type="float" office:value="-1.4134886264801" calcext:value-type="float">
            <text:p>-1,4134886265</text:p>
          </table:table-cell>
        </table:table-row>
        <table:table-row table:style-name="ro1">
          <table:table-cell table:style-name="ce1" office:value-type="string" calcext:value-type="string">
            <text:p>1.9056587219238281</text:p>
          </table:table-cell>
          <table:table-cell table:style-name="ce1" office:value-type="string" calcext:value-type="string">
            <text:p>0.014227628707885742</text:p>
          </table:table-cell>
          <table:table-cell table:style-name="ce1" office:value-type="string" calcext:value-type="string">
            <text:p>54.81773018836975</text:p>
          </table:table-cell>
          <table:table-cell table:style-name="ce1" office:value-type="float" office:value="0.0611228916799811" calcext:value-type="float">
            <text:p>0,0611228917</text:p>
          </table:table-cell>
          <table:table-cell table:style-name="ce1" office:value-type="float" office:value="0.137934246364935" calcext:value-type="float">
            <text:p>0,1379342464</text:p>
          </table:table-cell>
          <table:table-cell table:style-name="ce1" office:value-type="float" office:value="0.595304954199143" calcext:value-type="float">
            <text:p>0,5953049542</text:p>
          </table:table-cell>
          <table:table-cell table:style-name="ce1" office:value-type="float" office:value="-0.047763457930857" calcext:value-type="float">
            <text:p>-0,0477634579</text:p>
          </table:table-cell>
          <table:table-cell table:number-columns-repeated="2" table:style-name="ce1" office:value-type="float" office:value="-0.0544962068385722" calcext:value-type="float">
            <text:p>-0,0544962068</text:p>
          </table:table-cell>
          <table:table-cell table:style-name="ce1" office:value-type="float" office:value="0.00299989152699709" calcext:value-type="float">
            <text:p>0,0029998915</text:p>
          </table:table-cell>
          <table:table-cell table:style-name="ce1" office:value-type="float" office:value="4.18485546112061" calcext:value-type="float">
            <text:p>4,1848554611</text:p>
          </table:table-cell>
          <table:table-cell table:style-name="ce1" office:value-type="float" office:value="-1.397341132164" calcext:value-type="float">
            <text:p>-1,3973411322</text:p>
          </table:table-cell>
          <table:table-cell table:style-name="ce1" office:value-type="string" calcext:value-type="string">
            <text:p>-0.04776345793085701</text:p>
          </table:table-cell>
          <table:table-cell table:style-name="ce1" office:value-type="string" calcext:value-type="string">
            <text:p>-0.05449620683857218</text:p>
          </table:table-cell>
          <table:table-cell table:style-name="ce1" office:value-type="string" calcext:value-type="string">
            <text:p>-0.06085707032900271</text:p>
          </table:table-cell>
          <table:table-cell table:style-name="ce1" office:value-type="float" office:value="-0.00417110283180703" calcext:value-type="float">
            <text:p>-0,0041711028</text:p>
          </table:table-cell>
          <table:table-cell table:style-name="ce1" office:value-type="float" office:value="-0.00905885992447535" calcext:value-type="float">
            <text:p>-0,0090588599</text:p>
          </table:table-cell>
          <table:table-cell table:style-name="ce1" office:value-type="float" office:value="-0.0158690951359125" calcext:value-type="float">
            <text:p>-0,0158690951</text:p>
          </table:table-cell>
          <table:table-cell table:style-name="ce1" office:value-type="float" office:value="-0.917212966381264" calcext:value-type="float">
            <text:p>-0,91721296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63443085366128" calcext:value-type="float">
            <text:p>0,0263443085</text:p>
          </table:table-cell>
          <table:table-cell table:style-name="ce1" office:value-type="float" office:value="0.0358056036810277" calcext:value-type="float">
            <text:p>0,0358056037</text:p>
          </table:table-cell>
          <table:table-cell table:style-name="ce1" office:value-type="float" office:value="0.0404809922763911" calcext:value-type="float">
            <text:p>0,0404809923</text:p>
          </table:table-cell>
          <table:table-cell table:style-name="ce1" office:value-type="float" office:value="0.490603685379028" calcext:value-type="float">
            <text:p>0,4906036854</text:p>
          </table:table-cell>
          <table:table-cell table:style-name="ce1" office:value-type="float" office:value="0.490609169006348" calcext:value-type="float">
            <text:p>0,490609169</text:p>
          </table:table-cell>
          <table:table-cell table:style-name="ce1" office:value-type="float" office:value="0.490608215332031" calcext:value-type="float">
            <text:p>0,4906082153</text:p>
          </table:table-cell>
          <table:table-cell table:style-name="ce1" office:value-type="float" office:value="0.00299989152699709" calcext:value-type="float">
            <text:p>0,0029998915</text:p>
          </table:table-cell>
          <table:table-cell table:style-name="ce1" office:value-type="float" office:value="4.18485546112061" calcext:value-type="float">
            <text:p>4,1848554611</text:p>
          </table:table-cell>
          <table:table-cell table:style-name="ce1" office:value-type="float" office:value="-1.397341132164" calcext:value-type="float">
            <text:p>-1,3973411322</text:p>
          </table:table-cell>
        </table:table-row>
        <table:table-row table:style-name="ro1">
          <table:table-cell table:style-name="ce1" office:value-type="string" calcext:value-type="string">
            <text:p>1.9224934577941895</text:p>
          </table:table-cell>
          <table:table-cell table:style-name="ce1" office:value-type="string" calcext:value-type="string">
            <text:p>0.016834735870361328</text:p>
          </table:table-cell>
          <table:table-cell table:style-name="ce1" office:value-type="string" calcext:value-type="string">
            <text:p>55.30917143821716</text:p>
          </table:table-cell>
          <table:table-cell table:style-name="ce1" office:value-type="float" office:value="0.0468741130295072" calcext:value-type="float">
            <text:p>0,046874113</text:p>
          </table:table-cell>
          <table:table-cell table:style-name="ce1" office:value-type="float" office:value="0.119436426295175" calcext:value-type="float">
            <text:p>0,1194364263</text:p>
          </table:table-cell>
          <table:table-cell table:style-name="ce1" office:value-type="float" office:value="0.573020605393398" calcext:value-type="float">
            <text:p>0,5730206054</text:p>
          </table:table-cell>
          <table:table-cell table:style-name="ce1" office:value-type="float" office:value="-0.0531390512224216" calcext:value-type="float">
            <text:p>-0,0531390512</text:p>
          </table:table-cell>
          <table:table-cell table:number-columns-repeated="2" table:style-name="ce1" office:value-type="float" office:value="-0.0596408539048091" calcext:value-type="float">
            <text:p>-0,0596408539</text:p>
          </table:table-cell>
          <table:table-cell table:style-name="ce1" office:value-type="float" office:value="-0.00779729941859841" calcext:value-type="float">
            <text:p>-0,0077972994</text:p>
          </table:table-cell>
          <table:table-cell table:style-name="ce1" office:value-type="float" office:value="4.1706714630127" calcext:value-type="float">
            <text:p>4,170671463</text:p>
          </table:table-cell>
          <table:table-cell table:style-name="ce1" office:value-type="float" office:value="-1.38115334510803" calcext:value-type="float">
            <text:p>-1,3811533451</text:p>
          </table:table-cell>
          <table:table-cell table:style-name="ce1" office:value-type="string" calcext:value-type="string">
            <text:p>-0.05313905122242157</text:p>
          </table:table-cell>
          <table:table-cell table:style-name="ce1" office:value-type="string" calcext:value-type="string">
            <text:p>-0.0596408539048091</text:p>
          </table:table-cell>
          <table:table-cell table:style-name="ce1" office:value-type="string" calcext:value-type="string">
            <text:p>-0.0608534615069962</text:p>
          </table:table-cell>
          <table:table-cell table:style-name="ce1" office:value-type="float" office:value="-0.00378961928415883" calcext:value-type="float">
            <text:p>-0,0037896193</text:p>
          </table:table-cell>
          <table:table-cell table:style-name="ce1" office:value-type="float" office:value="-0.00855192327462597" calcext:value-type="float">
            <text:p>-0,0085519233</text:p>
          </table:table-cell>
          <table:table-cell table:style-name="ce1" office:value-type="float" office:value="-0.0153558576183555" calcext:value-type="float">
            <text:p>-0,0153558576</text:p>
          </table:table-cell>
          <table:table-cell table:style-name="ce1" office:value-type="float" office:value="-0.947233570670685" calcext:value-type="float">
            <text:p>-0,947233570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25276204043919" calcext:value-type="float">
            <text:p>0,0125276204</text:p>
          </table:table-cell>
          <table:table-cell table:style-name="ce1" office:value-type="float" office:value="0.0166476927790402" calcext:value-type="float">
            <text:p>0,0166476928</text:p>
          </table:table-cell>
          <table:table-cell table:style-name="ce1" office:value-type="float" office:value="0.0200958444543702" calcext:value-type="float">
            <text:p>0,0200958445</text:p>
          </table:table-cell>
          <table:table-cell table:style-name="ce1" office:value-type="float" office:value="0.491151571273804" calcext:value-type="float">
            <text:p>0,4911515713</text:p>
          </table:table-cell>
          <table:table-cell table:style-name="ce1" office:value-type="float" office:value="0.491142988204956" calcext:value-type="float">
            <text:p>0,4911429882</text:p>
          </table:table-cell>
          <table:table-cell table:style-name="ce1" office:value-type="float" office:value="0.491143941879272" calcext:value-type="float">
            <text:p>0,4911439419</text:p>
          </table:table-cell>
          <table:table-cell table:style-name="ce1" office:value-type="float" office:value="-0.00779729941859841" calcext:value-type="float">
            <text:p>-0,0077972994</text:p>
          </table:table-cell>
          <table:table-cell table:style-name="ce1" office:value-type="float" office:value="4.1706714630127" calcext:value-type="float">
            <text:p>4,170671463</text:p>
          </table:table-cell>
          <table:table-cell table:style-name="ce1" office:value-type="float" office:value="-1.38115334510803" calcext:value-type="float">
            <text:p>-1,3811533451</text:p>
          </table:table-cell>
        </table:table-row>
        <table:table-row table:style-name="ro1">
          <table:table-cell table:style-name="ce1" office:value-type="string" calcext:value-type="string">
            <text:p>1.9476454257965088</text:p>
          </table:table-cell>
          <table:table-cell table:style-name="ce1" office:value-type="string" calcext:value-type="string">
            <text:p>0.025151968002319336</text:p>
          </table:table-cell>
          <table:table-cell table:style-name="ce1" office:value-type="string" calcext:value-type="string">
            <text:p>55.86033010482788</text:p>
          </table:table-cell>
          <table:table-cell table:style-name="ce1" office:value-type="float" office:value="0.0380455310554186" calcext:value-type="float">
            <text:p>0,0380455311</text:p>
          </table:table-cell>
          <table:table-cell table:style-name="ce1" office:value-type="float" office:value="0.108420306149824" calcext:value-type="float">
            <text:p>0,1084203061</text:p>
          </table:table-cell>
          <table:table-cell table:style-name="ce1" office:value-type="float" office:value="0.560079228730849" calcext:value-type="float">
            <text:p>0,5600792287</text:p>
          </table:table-cell>
          <table:table-cell table:style-name="ce1" office:value-type="float" office:value="-0.0497721242964065" calcext:value-type="float">
            <text:p>-0,0497721243</text:p>
          </table:table-cell>
          <table:table-cell table:number-columns-repeated="2" table:style-name="ce1" office:value-type="float" office:value="-0.0535049959661316" calcext:value-type="float">
            <text:p>-0,053504996</text:p>
          </table:table-cell>
          <table:table-cell table:style-name="ce1" office:value-type="float" office:value="-0.0179107412695885" calcext:value-type="float">
            <text:p>-0,0179107413</text:p>
          </table:table-cell>
          <table:table-cell table:style-name="ce1" office:value-type="float" office:value="4.156334400177" calcext:value-type="float">
            <text:p>4,1563344002</text:p>
          </table:table-cell>
          <table:table-cell table:style-name="ce1" office:value-type="float" office:value="-1.36763787269592" calcext:value-type="float">
            <text:p>-1,3676378727</text:p>
          </table:table-cell>
          <table:table-cell table:style-name="ce1" office:value-type="string" calcext:value-type="string">
            <text:p>-0.049772124296406504</text:p>
          </table:table-cell>
          <table:table-cell table:style-name="ce1" office:value-type="string" calcext:value-type="string">
            <text:p>-0.05350499596613165</text:p>
          </table:table-cell>
          <table:table-cell table:style-name="ce1" office:value-type="string" calcext:value-type="string">
            <text:p>-0.0591863402151138</text:p>
          </table:table-cell>
          <table:table-cell table:style-name="ce1" office:value-type="float" office:value="-0.00290619500782944" calcext:value-type="float">
            <text:p>-0,002906195</text:p>
          </table:table-cell>
          <table:table-cell table:style-name="ce1" office:value-type="float" office:value="-0.00740505843030082" calcext:value-type="float">
            <text:p>-0,0074050584</text:p>
          </table:table-cell>
          <table:table-cell table:style-name="ce1" office:value-type="float" office:value="-0.0141970714804567" calcext:value-type="float">
            <text:p>-0,0141970715</text:p>
          </table:table-cell>
          <table:table-cell table:style-name="ce1" office:value-type="float" office:value="-0.973070197723248" calcext:value-type="float">
            <text:p>-0,973070197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585085350483" calcext:value-type="float">
            <text:p>0,0258508535</text:p>
          </table:table-cell>
          <table:table-cell table:style-name="ce1" office:value-type="float" office:value="0.0335595337768447" calcext:value-type="float">
            <text:p>0,0335595338</text:p>
          </table:table-cell>
          <table:table-cell table:style-name="ce1" office:value-type="float" office:value="0.0404292506137158" calcext:value-type="float">
            <text:p>0,0404292506</text:p>
          </table:table-cell>
          <table:table-cell table:style-name="ce1" office:value-type="float" office:value="0.551191806793213" calcext:value-type="float">
            <text:p>0,5511918068</text:p>
          </table:table-cell>
          <table:table-cell table:style-name="ce1" office:value-type="float" office:value="0.551194190979004" calcext:value-type="float">
            <text:p>0,551194191</text:p>
          </table:table-cell>
          <table:table-cell table:style-name="ce1" office:value-type="float" office:value="0.551193714141846" calcext:value-type="float">
            <text:p>0,5511937141</text:p>
          </table:table-cell>
          <table:table-cell table:style-name="ce1" office:value-type="float" office:value="-0.0179107412695885" calcext:value-type="float">
            <text:p>-0,0179107413</text:p>
          </table:table-cell>
          <table:table-cell table:style-name="ce1" office:value-type="float" office:value="4.156334400177" calcext:value-type="float">
            <text:p>4,1563344002</text:p>
          </table:table-cell>
          <table:table-cell table:style-name="ce1" office:value-type="float" office:value="-1.36763787269592" calcext:value-type="float">
            <text:p>-1,3676378727</text:p>
          </table:table-cell>
        </table:table-row>
        <table:table-row table:style-name="ro1">
          <table:table-cell table:style-name="ce1" office:value-type="string" calcext:value-type="string">
            <text:p>1.9630937576293945</text:p>
          </table:table-cell>
          <table:table-cell table:style-name="ce1" office:value-type="string" calcext:value-type="string">
            <text:p>0.015448331832885742</text:p>
          </table:table-cell>
          <table:table-cell table:style-name="ce1" office:value-type="string" calcext:value-type="string">
            <text:p>56.36698579788208</text:p>
          </table:table-cell>
          <table:table-cell table:style-name="ce1" office:value-type="float" office:value="0.0243183428904525" calcext:value-type="float">
            <text:p>0,0243183429</text:p>
          </table:table-cell>
          <table:table-cell table:style-name="ce1" office:value-type="float" office:value="0.0915253043266726" calcext:value-type="float">
            <text:p>0,0915253043</text:p>
          </table:table-cell>
          <table:table-cell table:style-name="ce1" office:value-type="float" office:value="0.539530666522038" calcext:value-type="float">
            <text:p>0,5395306665</text:p>
          </table:table-cell>
          <table:table-cell table:style-name="ce1" office:value-type="float" office:value="-0.052793727238783" calcext:value-type="float">
            <text:p>-0,0527937272</text:p>
          </table:table-cell>
          <table:table-cell table:number-columns-repeated="2" table:style-name="ce1" office:value-type="float" office:value="-0.0563120162696149" calcext:value-type="float">
            <text:p>-0,0563120163</text:p>
          </table:table-cell>
          <table:table-cell table:style-name="ce1" office:value-type="float" office:value="-0.0278327986598015" calcext:value-type="float">
            <text:p>-0,0278327987</text:p>
          </table:table-cell>
          <table:table-cell table:style-name="ce1" office:value-type="float" office:value="4.14167785644531" calcext:value-type="float">
            <text:p>4,1416778564</text:p>
          </table:table-cell>
          <table:table-cell table:style-name="ce1" office:value-type="float" office:value="-1.35342419147491" calcext:value-type="float">
            <text:p>-1,3534241915</text:p>
          </table:table-cell>
          <table:table-cell table:style-name="ce1" office:value-type="string" calcext:value-type="string">
            <text:p>-0.05279372723878299</text:p>
          </table:table-cell>
          <table:table-cell table:style-name="ce1" office:value-type="string" calcext:value-type="string">
            <text:p>-0.05631201626961488</text:p>
          </table:table-cell>
          <table:table-cell table:style-name="ce1" office:value-type="string" calcext:value-type="string">
            <text:p>-0.058885957302638924</text:p>
          </table:table-cell>
          <table:table-cell table:style-name="ce1" office:value-type="float" office:value="-0.00235882292543595" calcext:value-type="float">
            <text:p>-0,0023588229</text:p>
          </table:table-cell>
          <table:table-cell table:style-name="ce1" office:value-type="float" office:value="-0.0067220589812891" calcext:value-type="float">
            <text:p>-0,006722059</text:p>
          </table:table-cell>
          <table:table-cell table:style-name="ce1" office:value-type="float" office:value="-0.0135241198940042" calcext:value-type="float">
            <text:p>-0,0135241199</text:p>
          </table:table-cell>
          <table:table-cell table:style-name="ce1" office:value-type="float" office:value="-0.992358446297234" calcext:value-type="float">
            <text:p>-0,99235844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74141311162647" calcext:value-type="float">
            <text:p>0,0174141311</text:p>
          </table:table-cell>
          <table:table-cell table:style-name="ce1" office:value-type="float" office:value="0.0217289583446584" calcext:value-type="float">
            <text:p>0,0217289583</text:p>
          </table:table-cell>
          <table:table-cell table:style-name="ce1" office:value-type="float" office:value="0.0255265036546094" calcext:value-type="float">
            <text:p>0,0255265037</text:p>
          </table:table-cell>
          <table:table-cell table:style-name="ce1" office:value-type="float" office:value="0.506978034973145" calcext:value-type="float">
            <text:p>0,506978035</text:p>
          </table:table-cell>
          <table:table-cell table:style-name="ce1" office:value-type="float" office:value="0.506978750228882" calcext:value-type="float">
            <text:p>0,5069787502</text:p>
          </table:table-cell>
          <table:table-cell table:style-name="ce1" office:value-type="float" office:value="0.506978034973145" calcext:value-type="float">
            <text:p>0,506978035</text:p>
          </table:table-cell>
          <table:table-cell table:style-name="ce1" office:value-type="float" office:value="-0.0278327986598015" calcext:value-type="float">
            <text:p>-0,0278327987</text:p>
          </table:table-cell>
          <table:table-cell table:style-name="ce1" office:value-type="float" office:value="4.14167785644531" calcext:value-type="float">
            <text:p>4,1416778564</text:p>
          </table:table-cell>
          <table:table-cell table:style-name="ce1" office:value-type="float" office:value="-1.35342419147491" calcext:value-type="float">
            <text:p>-1,3534241915</text:p>
          </table:table-cell>
        </table:table-row>
        <table:table-row table:style-name="ro1">
          <table:table-cell table:style-name="ce1" office:value-type="string" calcext:value-type="string">
            <text:p>1.9794752597808838</text:p>
          </table:table-cell>
          <table:table-cell table:style-name="ce1" office:value-type="string" calcext:value-type="string">
            <text:p>0.016381502151489258</text:p>
          </table:table-cell>
          <table:table-cell table:style-name="ce1" office:value-type="string" calcext:value-type="string">
            <text:p>56.875831842422485</text:p>
          </table:table-cell>
          <table:table-cell table:style-name="ce1" office:value-type="float" office:value="0.0119404806597388" calcext:value-type="float">
            <text:p>0,0119404807</text:p>
          </table:table-cell>
          <table:table-cell table:style-name="ce1" office:value-type="float" office:value="0.0773343212994528" calcext:value-type="float">
            <text:p>0,0773343213</text:p>
          </table:table-cell>
          <table:table-cell table:style-name="ce1" office:value-type="float" office:value="0.522598700758852" calcext:value-type="float">
            <text:p>0,5225987008</text:p>
          </table:table-cell>
          <table:table-cell table:style-name="ce1" office:value-type="float" office:value="-0.0495911865016553" calcext:value-type="float">
            <text:p>-0,0495911865</text:p>
          </table:table-cell>
          <table:table-cell table:number-columns-repeated="2" table:style-name="ce1" office:value-type="float" office:value="-0.0519311257439499" calcext:value-type="float">
            <text:p>-0,0519311257</text:p>
          </table:table-cell>
          <table:table-cell table:style-name="ce1" office:value-type="float" office:value="-0.038418710231781" calcext:value-type="float">
            <text:p>-0,0384187102</text:p>
          </table:table-cell>
          <table:table-cell table:style-name="ce1" office:value-type="float" office:value="4.12780904769897" calcext:value-type="float">
            <text:p>4,1278090477</text:p>
          </table:table-cell>
          <table:table-cell table:style-name="ce1" office:value-type="float" office:value="-1.33766615390778" calcext:value-type="float">
            <text:p>-1,3376661539</text:p>
          </table:table-cell>
          <table:table-cell table:style-name="ce1" office:value-type="string" calcext:value-type="string">
            <text:p>-0.04959118650165527</text:p>
          </table:table-cell>
          <table:table-cell table:style-name="ce1" office:value-type="string" calcext:value-type="string">
            <text:p>-0.05193112574394991</text:p>
          </table:table-cell>
          <table:table-cell table:style-name="ce1" office:value-type="string" calcext:value-type="string">
            <text:p>-0.05745131970580562</text:p>
          </table:table-cell>
          <table:table-cell table:style-name="ce1" office:value-type="float" office:value="-0.00150773725920805" calcext:value-type="float">
            <text:p>-0,0015077373</text:p>
          </table:table-cell>
          <table:table-cell table:style-name="ce1" office:value-type="float" office:value="-0.0056745688682537" calcext:value-type="float">
            <text:p>-0,0056745689</text:p>
          </table:table-cell>
          <table:table-cell table:style-name="ce1" office:value-type="float" office:value="-0.012455594659146" calcext:value-type="float">
            <text:p>-0,0124555947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2683576527984" calcext:value-type="float">
            <text:p>0,0268357653</text:p>
          </table:table-cell>
          <table:table-cell table:style-name="ce1" office:value-type="float" office:value="0.0330286207603518" calcext:value-type="float">
            <text:p>0,0330286208</text:p>
          </table:table-cell>
          <table:table-cell table:style-name="ce1" office:value-type="float" office:value="0.0401709981336138" calcext:value-type="float">
            <text:p>0,0401709981</text:p>
          </table:table-cell>
          <table:table-cell table:style-name="ce1" office:value-type="float" office:value="0.511525869369507" calcext:value-type="float">
            <text:p>0,5115258694</text:p>
          </table:table-cell>
          <table:table-cell table:style-name="ce1" office:value-type="float" office:value="0.511526107788086" calcext:value-type="float">
            <text:p>0,5115261078</text:p>
          </table:table-cell>
          <table:table-cell table:style-name="ce1" office:value-type="float" office:value="0.511527299880981" calcext:value-type="float">
            <text:p>0,5115272999</text:p>
          </table:table-cell>
          <table:table-cell table:style-name="ce1" office:value-type="float" office:value="-0.038418710231781" calcext:value-type="float">
            <text:p>-0,0384187102</text:p>
          </table:table-cell>
          <table:table-cell table:style-name="ce1" office:value-type="float" office:value="4.12780904769897" calcext:value-type="float">
            <text:p>4,1278090477</text:p>
          </table:table-cell>
          <table:table-cell table:style-name="ce1" office:value-type="float" office:value="-1.33766615390778" calcext:value-type="float">
            <text:p>-1,3376661539</text:p>
          </table:table-cell>
        </table:table-row>
        <table:table-row table:style-name="ro1">
          <table:table-cell table:style-name="ce1" office:value-type="string" calcext:value-type="string">
            <text:p>1.997004508972168</text:p>
          </table:table-cell>
          <table:table-cell table:style-name="ce1" office:value-type="string" calcext:value-type="string">
            <text:p>0.01752924919128418</text:p>
          </table:table-cell>
          <table:table-cell table:style-name="ce1" office:value-type="string" calcext:value-type="string">
            <text:p>57.38099241256714</text:p>
          </table:table-cell>
          <table:table-cell table:style-name="ce1" office:value-type="float" office:value="0.00389107318169633" calcext:value-type="float">
            <text:p>0,0038910732</text:p>
          </table:table-cell>
          <table:table-cell table:style-name="ce1" office:value-type="float" office:value="0.0686277897545585" calcext:value-type="float">
            <text:p>0,0686277898</text:p>
          </table:table-cell>
          <table:table-cell table:style-name="ce1" office:value-type="float" office:value="0.511314924852348" calcext:value-type="float">
            <text:p>0,5113149249</text:p>
          </table:table-cell>
          <table:table-cell table:style-name="ce1" office:value-type="float" office:value="-0.0494696101575745" calcext:value-type="float">
            <text:p>-0,0494696102</text:p>
          </table:table-cell>
          <table:table-cell table:number-columns-repeated="2" table:style-name="ce1" office:value-type="float" office:value="-0.0524589738014757" calcext:value-type="float">
            <text:p>-0,0524589738</text:p>
          </table:table-cell>
          <table:table-cell table:style-name="ce1" office:value-type="float" office:value="-0.0507935136556625" calcext:value-type="float">
            <text:p>-0,0507935137</text:p>
          </table:table-cell>
          <table:table-cell table:style-name="ce1" office:value-type="float" office:value="4.11424493789673" calcext:value-type="float">
            <text:p>4,1142449379</text:p>
          </table:table-cell>
          <table:table-cell table:style-name="ce1" office:value-type="float" office:value="-1.32193756103516" calcext:value-type="float">
            <text:p>-1,321937561</text:p>
          </table:table-cell>
          <table:table-cell table:style-name="ce1" office:value-type="string" calcext:value-type="string">
            <text:p>-0.0494696101575745</text:p>
          </table:table-cell>
          <table:table-cell table:style-name="ce1" office:value-type="string" calcext:value-type="string">
            <text:p>-0.05245897380147568</text:p>
          </table:table-cell>
          <table:table-cell table:style-name="ce1" office:value-type="string" calcext:value-type="string">
            <text:p>-0.05673226588650385</text:p>
          </table:table-cell>
          <table:table-cell table:style-name="ce1" office:value-type="float" office:value="-0.000740309800903807" calcext:value-type="float">
            <text:p>-0,0007403098</text:p>
          </table:table-cell>
          <table:table-cell table:style-name="ce1" office:value-type="float" office:value="-0.00479472792056608" calcext:value-type="float">
            <text:p>-0,0047947279</text:p>
          </table:table-cell>
          <table:table-cell table:style-name="ce1" office:value-type="float" office:value="-0.0115751324394603" calcext:value-type="float">
            <text:p>-0,0115751324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246464394689129" calcext:value-type="float">
            <text:p>0,0246464395</text:p>
          </table:table-cell>
          <table:table-cell table:style-name="ce1" office:value-type="float" office:value="0.0282567936240352" calcext:value-type="float">
            <text:p>0,0282567936</text:p>
          </table:table-cell>
          <table:table-cell table:style-name="ce1" office:value-type="float" office:value="0.0337146621182571" calcext:value-type="float">
            <text:p>0,0337146621</text:p>
          </table:table-cell>
          <table:table-cell table:style-name="ce1" office:value-type="float" office:value="0.502217054367065" calcext:value-type="float">
            <text:p>0,5022170544</text:p>
          </table:table-cell>
          <table:table-cell table:style-name="ce1" office:value-type="float" office:value="0.502214908599854" calcext:value-type="float">
            <text:p>0,5022149086</text:p>
          </table:table-cell>
          <table:table-cell table:style-name="ce1" office:value-type="float" office:value="0.502213716506958" calcext:value-type="float">
            <text:p>0,5022137165</text:p>
          </table:table-cell>
          <table:table-cell table:style-name="ce1" office:value-type="float" office:value="-0.0507935136556625" calcext:value-type="float">
            <text:p>-0,0507935137</text:p>
          </table:table-cell>
          <table:table-cell table:style-name="ce1" office:value-type="float" office:value="4.11424493789673" calcext:value-type="float">
            <text:p>4,1142449379</text:p>
          </table:table-cell>
          <table:table-cell table:style-name="ce1" office:value-type="float" office:value="-1.32193756103516" calcext:value-type="float">
            <text:p>-1,321937561</text:p>
          </table:table-cell>
        </table:table-row>
        <table:table-row table:style-name="ro1">
          <table:table-cell table:style-name="ce1" office:value-type="string" calcext:value-type="string">
            <text:p>2.010497808456421</text:p>
          </table:table-cell>
          <table:table-cell table:style-name="ce1" office:value-type="string" calcext:value-type="string">
            <text:p>0.01349329948425293</text:p>
          </table:table-cell>
          <table:table-cell table:style-name="ce1" office:value-type="string" calcext:value-type="string">
            <text:p>57.91741490364075</text:p>
          </table:table-cell>
          <table:table-cell table:style-name="ce1" office:value-type="float" office:value="-0.0097858511014945" calcext:value-type="float">
            <text:p>-0,0097858511</text:p>
          </table:table-cell>
          <table:table-cell table:style-name="ce1" office:value-type="float" office:value="0.0537880412130444" calcext:value-type="float">
            <text:p>0,0537880412</text:p>
          </table:table-cell>
          <table:table-cell table:style-name="ce1" office:value-type="float" office:value="0.49097094749227" calcext:value-type="float">
            <text:p>0,4909709475</text:p>
          </table:table-cell>
          <table:table-cell table:style-name="ce1" office:value-type="float" office:value="-0.0518137848031393" calcext:value-type="float">
            <text:p>-0,0518137848</text:p>
          </table:table-cell>
          <table:table-cell table:number-columns-repeated="2" table:style-name="ce1" office:value-type="float" office:value="-0.0554660791206079" calcext:value-type="float">
            <text:p>-0,0554660791</text:p>
          </table:table-cell>
          <table:table-cell table:style-name="ce1" office:value-type="float" office:value="-0.0633419007062912" calcext:value-type="float">
            <text:p>-0,0633419007</text:p>
          </table:table-cell>
          <table:table-cell table:style-name="ce1" office:value-type="float" office:value="4.10071802139282" calcext:value-type="float">
            <text:p>4,1007180214</text:p>
          </table:table-cell>
          <table:table-cell table:style-name="ce1" office:value-type="float" office:value="-1.30768024921417" calcext:value-type="float">
            <text:p>-1,3076802492</text:p>
          </table:table-cell>
          <table:table-cell table:style-name="ce1" office:value-type="string" calcext:value-type="string">
            <text:p>-0.051813784803139334</text:p>
          </table:table-cell>
          <table:table-cell table:style-name="ce1" office:value-type="string" calcext:value-type="string">
            <text:p>-0.055466079120607935</text:p>
          </table:table-cell>
          <table:table-cell table:style-name="ce1" office:value-type="string" calcext:value-type="string">
            <text:p>-0.0564624106980118</text:p>
          </table:table-cell>
          <table:table-cell table:style-name="ce1" office:value-type="float" office:value="-0.000241246537265172" calcext:value-type="float">
            <text:p>-0,0002412465</text:p>
          </table:table-cell>
          <table:table-cell table:style-name="ce1" office:value-type="float" office:value="-0.00425492296478263" calcext:value-type="float">
            <text:p>-0,004254923</text:p>
          </table:table-cell>
          <table:table-cell table:style-name="ce1" office:value-type="float" office:value="-0.0109883760923221" calcext:value-type="float">
            <text:p>-0,010988376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150083448614435" calcext:value-type="float">
            <text:p>0,0150083449</text:p>
          </table:table-cell>
          <table:table-cell table:style-name="ce1" office:value-type="float" office:value="0.0162333689633041" calcext:value-type="float">
            <text:p>0,016233369</text:p>
          </table:table-cell>
          <table:table-cell table:style-name="ce1" office:value-type="float" office:value="0.021038615772411" calcext:value-type="float">
            <text:p>0,0210386158</text:p>
          </table:table-cell>
          <table:table-cell table:style-name="ce1" office:value-type="float" office:value="0.536328792572022" calcext:value-type="float">
            <text:p>0,5363287926</text:p>
          </table:table-cell>
          <table:table-cell table:style-name="ce1" office:value-type="float" office:value="0.536335468292236" calcext:value-type="float">
            <text:p>0,5363354683</text:p>
          </table:table-cell>
          <table:table-cell table:style-name="ce1" office:value-type="float" office:value="0.536336421966553" calcext:value-type="float">
            <text:p>0,536336422</text:p>
          </table:table-cell>
          <table:table-cell table:style-name="ce1" office:value-type="float" office:value="-0.0633419007062912" calcext:value-type="float">
            <text:p>-0,0633419007</text:p>
          </table:table-cell>
          <table:table-cell table:style-name="ce1" office:value-type="float" office:value="4.10071802139282" calcext:value-type="float">
            <text:p>4,1007180214</text:p>
          </table:table-cell>
          <table:table-cell table:style-name="ce1" office:value-type="float" office:value="-1.30768024921417" calcext:value-type="float">
            <text:p>-1,3076802492</text:p>
          </table:table-cell>
        </table:table-row>
        <table:table-row table:style-name="ro1">
          <table:table-cell table:style-name="ce1" office:value-type="string" calcext:value-type="string">
            <text:p>2.026740550994873</text:p>
          </table:table-cell>
          <table:table-cell table:style-name="ce1" office:value-type="string" calcext:value-type="string">
            <text:p>0.01624274253845215</text:p>
          </table:table-cell>
          <table:table-cell table:style-name="ce1" office:value-type="string" calcext:value-type="string">
            <text:p>58.45017409324646</text:p>
          </table:table-cell>
          <table:table-cell table:style-name="ce1" office:value-type="float" office:value="-0.0231422352271132" calcext:value-type="float">
            <text:p>-0,0231422352</text:p>
          </table:table-cell>
          <table:table-cell table:style-name="ce1" office:value-type="float" office:value="0.0406659814179875" calcext:value-type="float">
            <text:p>0,0406659814</text:p>
          </table:table-cell>
          <table:table-cell table:style-name="ce1" office:value-type="float" office:value="0.476527067246261" calcext:value-type="float">
            <text:p>0,4765270672</text:p>
          </table:table-cell>
          <table:table-cell table:style-name="ce1" office:value-type="float" office:value="-0.0475344224047373" calcext:value-type="float">
            <text:p>-0,0475344224</text:p>
          </table:table-cell>
          <table:table-cell table:number-columns-repeated="2" table:style-name="ce1" office:value-type="float" office:value="-0.0511247540206325" calcext:value-type="float">
            <text:p>-0,051124754</text:p>
          </table:table-cell>
          <table:table-cell table:style-name="ce1" office:value-type="float" office:value="-0.0753973722457886" calcext:value-type="float">
            <text:p>-0,0753973722</text:p>
          </table:table-cell>
          <table:table-cell table:style-name="ce1" office:value-type="float" office:value="4.08812427520752" calcext:value-type="float">
            <text:p>4,0881242752</text:p>
          </table:table-cell>
          <table:table-cell table:style-name="ce1" office:value-type="float" office:value="-1.29403460025787" calcext:value-type="float">
            <text:p>-1,2940346003</text:p>
          </table:table-cell>
          <table:table-cell table:style-name="ce1" office:value-type="string" calcext:value-type="string">
            <text:p>-0.04753442240473731</text:p>
          </table:table-cell>
          <table:table-cell table:style-name="ce1" office:value-type="string" calcext:value-type="string">
            <text:p>-0.051124754020632504</text:p>
          </table:table-cell>
          <table:table-cell table:style-name="ce1" office:value-type="string" calcext:value-type="string">
            <text:p>-0.054976648236304645</text:p>
          </table:table-cell>
          <table:table-cell table:style-name="ce1" office:value-type="float" office:value="0.000606722768292659" calcext:value-type="float">
            <text:p>0,0006067228</text:p>
          </table:table-cell>
          <table:table-cell table:style-name="ce1" office:value-type="float" office:value="-0.00333485855520875" calcext:value-type="float">
            <text:p>-0,0033348586</text:p>
          </table:table-cell>
          <table:table-cell table:style-name="ce1" office:value-type="float" office:value="-0.00993048926959803" calcext:value-type="float">
            <text:p>-0,0099304893</text:p>
          </table:table-cell>
          <table:table-cell table:style-name="ce1" office:value-type="float" office:value="-0.994781980960373" calcext:value-type="float">
            <text:p>-0,9947819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56496466466134" calcext:value-type="float">
            <text:p>0,0256496466</text:p>
          </table:table-cell>
          <table:table-cell table:style-name="ce1" office:value-type="float" office:value="0.027830862829072" calcext:value-type="float">
            <text:p>0,0278308628</text:p>
          </table:table-cell>
          <table:table-cell table:style-name="ce1" office:value-type="float" office:value="0.0381536413317355" calcext:value-type="float">
            <text:p>0,0381536413</text:p>
          </table:table-cell>
          <table:table-cell table:style-name="ce1" office:value-type="float" office:value="0.533220767974854" calcext:value-type="float">
            <text:p>0,533220768</text:p>
          </table:table-cell>
          <table:table-cell table:number-columns-repeated="2" table:style-name="ce1" office:value-type="float" office:value="0.533211946487427" calcext:value-type="float">
            <text:p>0,5332119465</text:p>
          </table:table-cell>
          <table:table-cell table:style-name="ce1" office:value-type="float" office:value="-0.0753973722457886" calcext:value-type="float">
            <text:p>-0,0753973722</text:p>
          </table:table-cell>
          <table:table-cell table:style-name="ce1" office:value-type="float" office:value="4.08812427520752" calcext:value-type="float">
            <text:p>4,0881242752</text:p>
          </table:table-cell>
          <table:table-cell table:style-name="ce1" office:value-type="float" office:value="-1.29403460025787" calcext:value-type="float">
            <text:p>-1,2940346003</text:p>
          </table:table-cell>
        </table:table-row>
        <table:table-row table:style-name="ro1">
          <table:table-cell table:style-name="ce1" office:value-type="string" calcext:value-type="string">
            <text:p>2.0429961681365967</text:p>
          </table:table-cell>
          <table:table-cell table:style-name="ce1" office:value-type="string" calcext:value-type="string">
            <text:p>0.016255617141723633</text:p>
          </table:table-cell>
          <table:table-cell table:style-name="ce1" office:value-type="string" calcext:value-type="string">
            <text:p>58.988118410110474</text:p>
          </table:table-cell>
          <table:table-cell table:style-name="ce1" office:value-type="float" office:value="-0.0339437506972226" calcext:value-type="float">
            <text:p>-0,0339437507</text:p>
          </table:table-cell>
          <table:table-cell table:style-name="ce1" office:value-type="float" office:value="0.0295134766694204" calcext:value-type="float">
            <text:p>0,0295134767</text:p>
          </table:table-cell>
          <table:table-cell table:style-name="ce1" office:value-type="float" office:value="0.462460977427753" calcext:value-type="float">
            <text:p>0,4624609774</text:p>
          </table:table-cell>
          <table:table-cell table:style-name="ce1" office:value-type="float" office:value="-0.0462479331261532" calcext:value-type="float">
            <text:p>-0,0462479331</text:p>
          </table:table-cell>
          <table:table-cell table:number-columns-repeated="2" table:style-name="ce1" office:value-type="float" office:value="-0.0513216312153258" calcext:value-type="float">
            <text:p>-0,0513216312</text:p>
          </table:table-cell>
          <table:table-cell table:style-name="ce1" office:value-type="float" office:value="-0.0880136862397194" calcext:value-type="float">
            <text:p>-0,0880136862</text:p>
          </table:table-cell>
          <table:table-cell table:style-name="ce1" office:value-type="float" office:value="4.07508993148804" calcext:value-type="float">
            <text:p>4,0750899315</text:p>
          </table:table-cell>
          <table:table-cell table:style-name="ce1" office:value-type="float" office:value="-1.27894651889801" calcext:value-type="float">
            <text:p>-1,2789465189</text:p>
          </table:table-cell>
          <table:table-cell table:style-name="ce1" office:value-type="string" calcext:value-type="string">
            <text:p>-0.04624793312615319</text:p>
          </table:table-cell>
          <table:table-cell table:style-name="ce1" office:value-type="string" calcext:value-type="string">
            <text:p>-0.051321631215325784</text:p>
          </table:table-cell>
          <table:table-cell table:style-name="ce1" office:value-type="string" calcext:value-type="string">
            <text:p>-0.05450780484468056</text:p>
          </table:table-cell>
          <table:table-cell table:style-name="ce1" office:value-type="float" office:value="0.00143481858408102" calcext:value-type="float">
            <text:p>0,0014348186</text:p>
          </table:table-cell>
          <table:table-cell table:style-name="ce1" office:value-type="float" office:value="-0.00252129084791522" calcext:value-type="float">
            <text:p>-0,0025212908</text:p>
          </table:table-cell>
          <table:table-cell table:style-name="ce1" office:value-type="float" office:value="-0.00917940749680555" calcext:value-type="float">
            <text:p>-0,0091794075</text:p>
          </table:table-cell>
          <table:table-cell table:style-name="ce1" office:value-type="float" office:value="-0.982339235666094" calcext:value-type="float">
            <text:p>-0,98233923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4841510125651" calcext:value-type="float">
            <text:p>0,0248415101</text:p>
          </table:table-cell>
          <table:table-cell table:style-name="ce1" office:value-type="float" office:value="0.0244056258731845" calcext:value-type="float">
            <text:p>0,0244056259</text:p>
          </table:table-cell>
          <table:table-cell table:style-name="ce1" office:value-type="float" office:value="0.0268641060849991" calcext:value-type="float">
            <text:p>0,0268641061</text:p>
          </table:table-cell>
          <table:table-cell table:style-name="ce1" office:value-type="float" office:value="0.53766393661499" calcext:value-type="float">
            <text:p>0,5376639366</text:p>
          </table:table-cell>
          <table:table-cell table:style-name="ce1" office:value-type="float" office:value="0.537665367126465" calcext:value-type="float">
            <text:p>0,5376653671</text:p>
          </table:table-cell>
          <table:table-cell table:style-name="ce1" office:value-type="float" office:value="0.537664651870728" calcext:value-type="float">
            <text:p>0,5376646519</text:p>
          </table:table-cell>
          <table:table-cell table:style-name="ce1" office:value-type="float" office:value="-0.0880136862397194" calcext:value-type="float">
            <text:p>-0,0880136862</text:p>
          </table:table-cell>
          <table:table-cell table:style-name="ce1" office:value-type="float" office:value="4.07508993148804" calcext:value-type="float">
            <text:p>4,0750899315</text:p>
          </table:table-cell>
          <table:table-cell table:style-name="ce1" office:value-type="float" office:value="-1.27894651889801" calcext:value-type="float">
            <text:p>-1,2789465189</text:p>
          </table:table-cell>
        </table:table-row>
        <table:table-row table:style-name="ro1">
          <table:table-cell table:style-name="ce1" office:value-type="string" calcext:value-type="string">
            <text:p>2.057615041732788</text:p>
          </table:table-cell>
          <table:table-cell table:style-name="ce1" office:value-type="string" calcext:value-type="string">
            <text:p>0.014618873596191406</text:p>
          </table:table-cell>
          <table:table-cell table:style-name="ce1" office:value-type="string" calcext:value-type="string">
            <text:p>59.51000738143921</text:p>
          </table:table-cell>
          <table:table-cell table:style-name="ce1" office:value-type="float" office:value="-0.0470258760478716" calcext:value-type="float">
            <text:p>-0,047025876</text:p>
          </table:table-cell>
          <table:table-cell table:style-name="ce1" office:value-type="float" office:value="0.0161226105295628" calcext:value-type="float">
            <text:p>0,0161226105</text:p>
          </table:table-cell>
          <table:table-cell table:style-name="ce1" office:value-type="float" office:value="0.446893937057919" calcext:value-type="float">
            <text:p>0,4468939371</text:p>
          </table:table-cell>
          <table:table-cell table:style-name="ce1" office:value-type="float" office:value="-0.0458090191360072" calcext:value-type="float">
            <text:p>-0,0458090191</text:p>
          </table:table-cell>
          <table:table-cell table:number-columns-repeated="2" table:style-name="ce1" office:value-type="float" office:value="-0.0515261277083231" calcext:value-type="float">
            <text:p>-0,0515261277</text:p>
          </table:table-cell>
          <table:table-cell table:style-name="ce1" office:value-type="float" office:value="-0.101199328899384" calcext:value-type="float">
            <text:p>-0,1011993289</text:p>
          </table:table-cell>
          <table:table-cell table:style-name="ce1" office:value-type="float" office:value="4.06150054931641" calcext:value-type="float">
            <text:p>4,0615005493</text:p>
          </table:table-cell>
          <table:table-cell table:style-name="ce1" office:value-type="float" office:value="-1.26416003704071" calcext:value-type="float">
            <text:p>-1,264160037</text:p>
          </table:table-cell>
          <table:table-cell table:style-name="ce1" office:value-type="string" calcext:value-type="string">
            <text:p>-0.04580901913600721</text:p>
          </table:table-cell>
          <table:table-cell table:style-name="ce1" office:value-type="string" calcext:value-type="string">
            <text:p>-0.05152612770832306</text:p>
          </table:table-cell>
          <table:table-cell table:style-name="ce1" office:value-type="string" calcext:value-type="string">
            <text:p>-0.053774195291446496</text:p>
          </table:table-cell>
          <table:table-cell table:style-name="ce1" office:value-type="float" office:value="0.0021045125432278" calcext:value-type="float">
            <text:p>0,0021045125</text:p>
          </table:table-cell>
          <table:table-cell table:style-name="ce1" office:value-type="float" office:value="-0.00182983555350407" calcext:value-type="float">
            <text:p>-0,0018298356</text:p>
          </table:table-cell>
          <table:table-cell table:style-name="ce1" office:value-type="float" office:value="-0.00844797082624318" calcext:value-type="float">
            <text:p>-0,0084479708</text:p>
          </table:table-cell>
          <table:table-cell table:style-name="ce1" office:value-type="float" office:value="-0.964623775755762" calcext:value-type="float">
            <text:p>-0,96462377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0696270383348" calcext:value-type="float">
            <text:p>0,0206962704</text:p>
          </table:table-cell>
          <table:table-cell table:style-name="ce1" office:value-type="float" office:value="0.0213685011701051" calcext:value-type="float">
            <text:p>0,0213685012</text:p>
          </table:table-cell>
          <table:table-cell table:style-name="ce1" office:value-type="float" office:value="0.0269510213918672" calcext:value-type="float">
            <text:p>0,0269510214</text:p>
          </table:table-cell>
          <table:table-cell table:style-name="ce1" office:value-type="float" office:value="0.52190637588501" calcext:value-type="float">
            <text:p>0,5219063759</text:p>
          </table:table-cell>
          <table:table-cell table:style-name="ce1" office:value-type="float" office:value="0.521913290023804" calcext:value-type="float">
            <text:p>0,52191329</text:p>
          </table:table-cell>
          <table:table-cell table:style-name="ce1" office:value-type="float" office:value="0.521913051605225" calcext:value-type="float">
            <text:p>0,5219130516</text:p>
          </table:table-cell>
          <table:table-cell table:style-name="ce1" office:value-type="float" office:value="-0.101199328899384" calcext:value-type="float">
            <text:p>-0,1011993289</text:p>
          </table:table-cell>
          <table:table-cell table:style-name="ce1" office:value-type="float" office:value="4.06150054931641" calcext:value-type="float">
            <text:p>4,0615005493</text:p>
          </table:table-cell>
          <table:table-cell table:style-name="ce1" office:value-type="float" office:value="-1.26416003704071" calcext:value-type="float">
            <text:p>-1,264160037</text:p>
          </table:table-cell>
        </table:table-row>
        <table:table-row table:style-name="ro1">
          <table:table-cell table:style-name="ce1" office:value-type="string" calcext:value-type="string">
            <text:p>2.0729308128356934</text:p>
          </table:table-cell>
          <table:table-cell table:style-name="ce1" office:value-type="string" calcext:value-type="string">
            <text:p>0.015315771102905273</text:p>
          </table:table-cell>
          <table:table-cell table:style-name="ce1" office:value-type="string" calcext:value-type="string">
            <text:p>60.00865960121155</text:p>
          </table:table-cell>
          <table:table-cell table:style-name="ce1" office:value-type="float" office:value="-0.0620842153712371" calcext:value-type="float">
            <text:p>-0,0620842154</text:p>
          </table:table-cell>
          <table:table-cell table:style-name="ce1" office:value-type="float" office:value="0.00061464496244343" calcext:value-type="float">
            <text:p>0,000614645</text:p>
          </table:table-cell>
          <table:table-cell table:style-name="ce1" office:value-type="float" office:value="0.430339971810211" calcext:value-type="float">
            <text:p>0,4303399718</text:p>
          </table:table-cell>
          <table:table-cell table:style-name="ce1" office:value-type="float" office:value="-0.0420483585696114" calcext:value-type="float">
            <text:p>-0,0420483586</text:p>
          </table:table-cell>
          <table:table-cell table:number-columns-repeated="2" table:style-name="ce1" office:value-type="float" office:value="-0.0490744689131427" calcext:value-type="float">
            <text:p>-0,0490744689</text:p>
          </table:table-cell>
          <table:table-cell table:style-name="ce1" office:value-type="float" office:value="-0.114693276584148" calcext:value-type="float">
            <text:p>-0,1146932766</text:p>
          </table:table-cell>
          <table:table-cell table:style-name="ce1" office:value-type="float" office:value="4.04804706573486" calcext:value-type="float">
            <text:p>4,0480470657</text:p>
          </table:table-cell>
          <table:table-cell table:style-name="ce1" office:value-type="float" office:value="-1.25118923187256" calcext:value-type="float">
            <text:p>-1,2511892319</text:p>
          </table:table-cell>
          <table:table-cell table:style-name="ce1" office:value-type="string" calcext:value-type="string">
            <text:p>-0.04204835856961136</text:p>
          </table:table-cell>
          <table:table-cell table:style-name="ce1" office:value-type="string" calcext:value-type="string">
            <text:p>-0.04907446891314269</text:p>
          </table:table-cell>
          <table:table-cell table:style-name="ce1" office:value-type="string" calcext:value-type="string">
            <text:p>-0.05285771797982024</text:p>
          </table:table-cell>
          <table:table-cell table:style-name="ce1" office:value-type="float" office:value="0.00291560431496804" calcext:value-type="float">
            <text:p>0,0029156043</text:p>
          </table:table-cell>
          <table:table-cell table:style-name="ce1" office:value-type="float" office:value="-0.000999601852832891" calcext:value-type="float">
            <text:p>-0,0009996019</text:p>
          </table:table-cell>
          <table:table-cell table:style-name="ce1" office:value-type="float" office:value="-0.00763848472701178" calcext:value-type="float">
            <text:p>-0,0076384847</text:p>
          </table:table-cell>
          <table:table-cell table:style-name="ce1" office:value-type="float" office:value="-0.941183255022846" calcext:value-type="float">
            <text:p>-0,9411832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62450827006779" calcext:value-type="float">
            <text:p>0,0262450827</text:p>
          </table:table-cell>
          <table:table-cell table:style-name="ce1" office:value-type="float" office:value="0.0268648574226786" calcext:value-type="float">
            <text:p>0,0268648574</text:p>
          </table:table-cell>
          <table:table-cell table:style-name="ce1" office:value-type="float" office:value="0.0312306698876617" calcext:value-type="float">
            <text:p>0,0312306699</text:p>
          </table:table-cell>
          <table:table-cell table:style-name="ce1" office:value-type="float" office:value="0.498460054397583" calcext:value-type="float">
            <text:p>0,4984600544</text:p>
          </table:table-cell>
          <table:table-cell table:style-name="ce1" office:value-type="float" office:value="0.49845290184021" calcext:value-type="float">
            <text:p>0,4984529018</text:p>
          </table:table-cell>
          <table:table-cell table:style-name="ce1" office:value-type="float" office:value="0.498453617095947" calcext:value-type="float">
            <text:p>0,4984536171</text:p>
          </table:table-cell>
          <table:table-cell table:style-name="ce1" office:value-type="float" office:value="-0.114693276584148" calcext:value-type="float">
            <text:p>-0,1146932766</text:p>
          </table:table-cell>
          <table:table-cell table:style-name="ce1" office:value-type="float" office:value="4.04804706573486" calcext:value-type="float">
            <text:p>4,0480470657</text:p>
          </table:table-cell>
          <table:table-cell table:style-name="ce1" office:value-type="float" office:value="-1.25118923187256" calcext:value-type="float">
            <text:p>-1,2511892319</text:p>
          </table:table-cell>
        </table:table-row>
        <table:table-row table:style-name="ro1">
          <table:table-cell table:style-name="ce1" office:value-type="string" calcext:value-type="string">
            <text:p>2.0870282649993896</text:p>
          </table:table-cell>
          <table:table-cell table:style-name="ce1" office:value-type="string" calcext:value-type="string">
            <text:p>0.014097452163696289</text:p>
          </table:table-cell>
          <table:table-cell table:style-name="ce1" office:value-type="string" calcext:value-type="string">
            <text:p>60.53194999694824</text:p>
          </table:table-cell>
          <table:table-cell table:style-name="ce1" office:value-type="float" office:value="-0.0728731942765507" calcext:value-type="float">
            <text:p>-0,0728731943</text:p>
          </table:table-cell>
          <table:table-cell table:style-name="ce1" office:value-type="float" office:value="-0.0113249495496146" calcext:value-type="float">
            <text:p>-0,0113249495</text:p>
          </table:table-cell>
          <table:table-cell table:style-name="ce1" office:value-type="float" office:value="0.415985842913757" calcext:value-type="float">
            <text:p>0,4159858429</text:p>
          </table:table-cell>
          <table:table-cell table:style-name="ce1" office:value-type="float" office:value="-0.0385695847454773" calcext:value-type="float">
            <text:p>-0,0385695847</text:p>
          </table:table-cell>
          <table:table-cell table:number-columns-repeated="2" table:style-name="ce1" office:value-type="float" office:value="-0.0473230333543777" calcext:value-type="float">
            <text:p>-0,0473230334</text:p>
          </table:table-cell>
          <table:table-cell table:style-name="ce1" office:value-type="float" office:value="-0.127338320016861" calcext:value-type="float">
            <text:p>-0,12733832</text:p>
          </table:table-cell>
          <table:table-cell table:style-name="ce1" office:value-type="float" office:value="4.03511047363281" calcext:value-type="float">
            <text:p>4,0351104736</text:p>
          </table:table-cell>
          <table:table-cell table:style-name="ce1" office:value-type="float" office:value="-1.23714220523834" calcext:value-type="float">
            <text:p>-1,2371422052</text:p>
          </table:table-cell>
          <table:table-cell table:style-name="ce1" office:value-type="string" calcext:value-type="string">
            <text:p>-0.03856958474547725</text:p>
          </table:table-cell>
          <table:table-cell table:style-name="ce1" office:value-type="string" calcext:value-type="string">
            <text:p>-0.04732303335437766</text:p>
          </table:table-cell>
          <table:table-cell table:style-name="ce1" office:value-type="string" calcext:value-type="string">
            <text:p>-0.05198929830850135</text:p>
          </table:table-cell>
          <table:table-cell table:style-name="ce1" office:value-type="float" office:value="0.0038492213530167" calcext:value-type="float">
            <text:p>0,0038492214</text:p>
          </table:table-cell>
          <table:table-cell table:style-name="ce1" office:value-type="float" office:value="-0.0000381079876714926" calcext:value-type="float">
            <text:p>-0,000038108</text:p>
          </table:table-cell>
          <table:table-cell table:style-name="ce1" office:value-type="float" office:value="-0.00677767853413099" calcext:value-type="float">
            <text:p>-0,0067776785</text:p>
          </table:table-cell>
          <table:table-cell table:style-name="ce1" office:value-type="float" office:value="-0.908593106590498" calcext:value-type="float">
            <text:p>-0,90859310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86861283748269" calcext:value-type="float">
            <text:p>0,0286861284</text:p>
          </table:table-cell>
          <table:table-cell table:style-name="ce1" office:value-type="float" office:value="0.0295426258755723" calcext:value-type="float">
            <text:p>0,0295426259</text:p>
          </table:table-cell>
          <table:table-cell table:style-name="ce1" office:value-type="float" office:value="0.0315352090251855" calcext:value-type="float">
            <text:p>0,031535209</text:p>
          </table:table-cell>
          <table:table-cell table:style-name="ce1" office:value-type="float" office:value="0.524934530258179" calcext:value-type="float">
            <text:p>0,5249345303</text:p>
          </table:table-cell>
          <table:table-cell table:style-name="ce1" office:value-type="float" office:value="0.524935245513916" calcext:value-type="float">
            <text:p>0,5249352455</text:p>
          </table:table-cell>
          <table:table-cell table:style-name="ce1" office:value-type="float" office:value="0.524935960769653" calcext:value-type="float">
            <text:p>0,5249359608</text:p>
          </table:table-cell>
          <table:table-cell table:style-name="ce1" office:value-type="float" office:value="-0.127338320016861" calcext:value-type="float">
            <text:p>-0,12733832</text:p>
          </table:table-cell>
          <table:table-cell table:style-name="ce1" office:value-type="float" office:value="4.03511047363281" calcext:value-type="float">
            <text:p>4,0351104736</text:p>
          </table:table-cell>
          <table:table-cell table:style-name="ce1" office:value-type="float" office:value="-1.23714220523834" calcext:value-type="float">
            <text:p>-1,2371422052</text:p>
          </table:table-cell>
        </table:table-row>
        <table:table-row table:style-name="ro1">
          <table:table-cell table:style-name="ce1" office:value-type="string" calcext:value-type="string">
            <text:p>2.104703187942505</text:p>
          </table:table-cell>
          <table:table-cell table:style-name="ce1" office:value-type="string" calcext:value-type="string">
            <text:p>0.017674922943115234</text:p>
          </table:table-cell>
          <table:table-cell table:style-name="ce1" office:value-type="string" calcext:value-type="string">
            <text:p>61.063514947891235</text:p>
          </table:table-cell>
          <table:table-cell table:style-name="ce1" office:value-type="float" office:value="-0.0851772755476428" calcext:value-type="float">
            <text:p>-0,0851772755</text:p>
          </table:table-cell>
          <table:table-cell table:style-name="ce1" office:value-type="float" office:value="-0.0258943065289511" calcext:value-type="float">
            <text:p>-0,0258943065</text:p>
          </table:table-cell>
          <table:table-cell table:style-name="ce1" office:value-type="float" office:value="0.399790705354125" calcext:value-type="float">
            <text:p>0,3997907054</text:p>
          </table:table-cell>
          <table:table-cell table:style-name="ce1" office:value-type="float" office:value="-0.0381949800975751" calcext:value-type="float">
            <text:p>-0,0381949801</text:p>
          </table:table-cell>
          <table:table-cell table:number-columns-repeated="2" table:style-name="ce1" office:value-type="float" office:value="-0.0483160737026862" calcext:value-type="float">
            <text:p>-0,0483160737</text:p>
          </table:table-cell>
          <table:table-cell table:style-name="ce1" office:value-type="float" office:value="-0.138666883111" calcext:value-type="float">
            <text:p>-0,1386668831</text:p>
          </table:table-cell>
          <table:table-cell table:style-name="ce1" office:value-type="float" office:value="4.02230215072632" calcext:value-type="float">
            <text:p>4,0223021507</text:p>
          </table:table-cell>
          <table:table-cell table:style-name="ce1" office:value-type="float" office:value="-1.22286474704742" calcext:value-type="float">
            <text:p>-1,222864747</text:p>
          </table:table-cell>
          <table:table-cell table:style-name="ce1" office:value-type="string" calcext:value-type="string">
            <text:p>-0.038194980097575056</text:p>
          </table:table-cell>
          <table:table-cell table:style-name="ce1" office:value-type="string" calcext:value-type="string">
            <text:p>-0.048316073702686195</text:p>
          </table:table-cell>
          <table:table-cell table:style-name="ce1" office:value-type="string" calcext:value-type="string">
            <text:p>-0.05135417828364746</text:p>
          </table:table-cell>
          <table:table-cell table:style-name="ce1" office:value-type="float" office:value="0.00451813804514614" calcext:value-type="float">
            <text:p>0,004518138</text:p>
          </table:table-cell>
          <table:table-cell table:style-name="ce1" office:value-type="float" office:value="0.000702146872076103" calcext:value-type="float">
            <text:p>0,0007021469</text:p>
          </table:table-cell>
          <table:table-cell table:style-name="ce1" office:value-type="float" office:value="-0.00603126383151537" calcext:value-type="float">
            <text:p>-0,0060312638</text:p>
          </table:table-cell>
          <table:table-cell table:style-name="ce1" office:value-type="float" office:value="-0.86997064582099" calcext:value-type="float">
            <text:p>-0,8699706458</text:p>
          </table:table-cell>
          <table:table-cell table:style-name="ce1" office:value-type="float" office:value="-0.993997806763576" calcext:value-type="float">
            <text:p>-0,993997806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03567390618788" calcext:value-type="float">
            <text:p>0,0203567391</text:p>
          </table:table-cell>
          <table:table-cell table:style-name="ce1" office:value-type="float" office:value="0.0225276495050778" calcext:value-type="float">
            <text:p>0,0225276495</text:p>
          </table:table-cell>
          <table:table-cell table:style-name="ce1" office:value-type="float" office:value="0.0270834219147164" calcext:value-type="float">
            <text:p>0,0270834219</text:p>
          </table:table-cell>
          <table:table-cell table:style-name="ce1" office:value-type="float" office:value="0.529995441436768" calcext:value-type="float">
            <text:p>0,5299954414</text:p>
          </table:table-cell>
          <table:table-cell table:style-name="ce1" office:value-type="float" office:value="0.5299973487854" calcext:value-type="float">
            <text:p>0,5299973488</text:p>
          </table:table-cell>
          <table:table-cell table:style-name="ce1" office:value-type="float" office:value="0.529996871948242" calcext:value-type="float">
            <text:p>0,5299968719</text:p>
          </table:table-cell>
          <table:table-cell table:style-name="ce1" office:value-type="float" office:value="-0.138666883111" calcext:value-type="float">
            <text:p>-0,1386668831</text:p>
          </table:table-cell>
          <table:table-cell table:style-name="ce1" office:value-type="float" office:value="4.02230215072632" calcext:value-type="float">
            <text:p>4,0223021507</text:p>
          </table:table-cell>
          <table:table-cell table:style-name="ce1" office:value-type="float" office:value="-1.22286474704742" calcext:value-type="float">
            <text:p>-1,222864747</text:p>
          </table:table-cell>
        </table:table-row>
        <table:table-row table:style-name="ro1">
          <table:table-cell table:style-name="ce1" office:value-type="string" calcext:value-type="string">
            <text:p>2.1181890964508057</text:p>
          </table:table-cell>
          <table:table-cell table:style-name="ce1" office:value-type="string" calcext:value-type="string">
            <text:p>0.013485908508300781</text:p>
          </table:table-cell>
          <table:table-cell table:style-name="ce1" office:value-type="string" calcext:value-type="string">
            <text:p>61.58007192611694</text:p>
          </table:table-cell>
          <table:table-cell table:style-name="ce1" office:value-type="float" office:value="-0.0901074032816622" calcext:value-type="float">
            <text:p>-0,0901074033</text:p>
          </table:table-cell>
          <table:table-cell table:style-name="ce1" office:value-type="float" office:value="-0.0324367906130781" calcext:value-type="float">
            <text:p>-0,0324367906</text:p>
          </table:table-cell>
          <table:table-cell table:style-name="ce1" office:value-type="float" office:value="0.389830665087994" calcext:value-type="float">
            <text:p>0,3898306651</text:p>
          </table:table-cell>
          <table:table-cell table:style-name="ce1" office:value-type="float" office:value="-0.0339469110888191" calcext:value-type="float">
            <text:p>-0,0339469111</text:p>
          </table:table-cell>
          <table:table-cell table:number-columns-repeated="2" table:style-name="ce1" office:value-type="float" office:value="-0.0449893063311733" calcext:value-type="float">
            <text:p>-0,0449893063</text:p>
          </table:table-cell>
          <table:table-cell table:style-name="ce1" office:value-type="float" office:value="-0.147661864757538" calcext:value-type="float">
            <text:p>-0,1476618648</text:p>
          </table:table-cell>
          <table:table-cell table:style-name="ce1" office:value-type="float" office:value="4.00979661941528" calcext:value-type="float">
            <text:p>4,0097966194</text:p>
          </table:table-cell>
          <table:table-cell table:style-name="ce1" office:value-type="float" office:value="-1.21123707294464" calcext:value-type="float">
            <text:p>-1,2112370729</text:p>
          </table:table-cell>
          <table:table-cell table:style-name="ce1" office:value-type="string" calcext:value-type="string">
            <text:p>-0.03394691108881905</text:p>
          </table:table-cell>
          <table:table-cell table:style-name="ce1" office:value-type="string" calcext:value-type="string">
            <text:p>-0.044989306331173276</text:p>
          </table:table-cell>
          <table:table-cell table:style-name="ce1" office:value-type="string" calcext:value-type="string">
            <text:p>-0.050405359806894846</text:p>
          </table:table-cell>
          <table:table-cell table:style-name="ce1" office:value-type="float" office:value="0.00528099108395385" calcext:value-type="float">
            <text:p>0,0052809911</text:p>
          </table:table-cell>
          <table:table-cell table:style-name="ce1" office:value-type="float" office:value="0.00160544700479497" calcext:value-type="float">
            <text:p>0,001605447</text:p>
          </table:table-cell>
          <table:table-cell table:style-name="ce1" office:value-type="float" office:value="-0.00518911667841452" calcext:value-type="float">
            <text:p>-0,0051891167</text:p>
          </table:table-cell>
          <table:table-cell table:style-name="ce1" office:value-type="float" office:value="-0.8259696989661" calcext:value-type="float">
            <text:p>-0,825969699</text:p>
          </table:table-cell>
          <table:table-cell table:style-name="ce1" office:value-type="float" office:value="-0.98062134787714" calcext:value-type="float">
            <text:p>-0,98062134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38183083706059" calcext:value-type="float">
            <text:p>0,0238183084</text:p>
          </table:table-cell>
          <table:table-cell table:style-name="ce1" office:value-type="float" office:value="0.0282035326954291" calcext:value-type="float">
            <text:p>0,0282035327</text:p>
          </table:table-cell>
          <table:table-cell table:style-name="ce1" office:value-type="float" office:value="0.0313502748607868" calcext:value-type="float">
            <text:p>0,0313502749</text:p>
          </table:table-cell>
          <table:table-cell table:style-name="ce1" office:value-type="float" office:value="0.516580820083618" calcext:value-type="float">
            <text:p>0,5165808201</text:p>
          </table:table-cell>
          <table:table-cell table:style-name="ce1" office:value-type="float" office:value="0.516579151153564" calcext:value-type="float">
            <text:p>0,5165791512</text:p>
          </table:table-cell>
          <table:table-cell table:style-name="ce1" office:value-type="float" office:value="0.516586780548096" calcext:value-type="float">
            <text:p>0,5165867805</text:p>
          </table:table-cell>
          <table:table-cell table:style-name="ce1" office:value-type="float" office:value="-0.147661864757538" calcext:value-type="float">
            <text:p>-0,1476618648</text:p>
          </table:table-cell>
          <table:table-cell table:style-name="ce1" office:value-type="float" office:value="4.00979661941528" calcext:value-type="float">
            <text:p>4,0097966194</text:p>
          </table:table-cell>
          <table:table-cell table:style-name="ce1" office:value-type="float" office:value="-1.21123707294464" calcext:value-type="float">
            <text:p>-1,2112370729</text:p>
          </table:table-cell>
        </table:table-row>
        <table:table-row table:style-name="ro1">
          <table:table-cell table:style-name="ce1" office:value-type="string" calcext:value-type="string">
            <text:p>2.1308510303497314</text:p>
          </table:table-cell>
          <table:table-cell table:style-name="ce1" office:value-type="string" calcext:value-type="string">
            <text:p>0.012661933898925781</text:p>
          </table:table-cell>
          <table:table-cell table:style-name="ce1" office:value-type="string" calcext:value-type="string">
            <text:p>62.155163526535034</text:p>
          </table:table-cell>
          <table:table-cell table:style-name="ce1" office:value-type="float" office:value="-0.102683897279663" calcext:value-type="float">
            <text:p>-0,1026838973</text:p>
          </table:table-cell>
          <table:table-cell table:style-name="ce1" office:value-type="float" office:value="-0.0494550114819481" calcext:value-type="float">
            <text:p>-0,0494550115</text:p>
          </table:table-cell>
          <table:table-cell table:style-name="ce1" office:value-type="float" office:value="0.371930146290932" calcext:value-type="float">
            <text:p>0,3719301463</text:p>
          </table:table-cell>
          <table:table-cell table:style-name="ce1" office:value-type="float" office:value="-0.0352367634891647" calcext:value-type="float">
            <text:p>-0,0352367635</text:p>
          </table:table-cell>
          <table:table-cell table:number-columns-repeated="2" table:style-name="ce1" office:value-type="float" office:value="-0.0485029913465839" calcext:value-type="float">
            <text:p>-0,0485029913</text:p>
          </table:table-cell>
          <table:table-cell table:style-name="ce1" office:value-type="float" office:value="-0.1557407528162" calcext:value-type="float">
            <text:p>-0,1557407528</text:p>
          </table:table-cell>
          <table:table-cell table:style-name="ce1" office:value-type="float" office:value="3.99782371520996" calcext:value-type="float">
            <text:p>3,9978237152</text:p>
          </table:table-cell>
          <table:table-cell table:style-name="ce1" office:value-type="float" office:value="-1.19892156124115" calcext:value-type="float">
            <text:p>-1,1989215612</text:p>
          </table:table-cell>
          <table:table-cell table:style-name="ce1" office:value-type="string" calcext:value-type="string">
            <text:p>-0.03523676348916472</text:p>
          </table:table-cell>
          <table:table-cell table:style-name="ce1" office:value-type="string" calcext:value-type="string">
            <text:p>-0.04850299134658391</text:p>
          </table:table-cell>
          <table:table-cell table:style-name="ce1" office:value-type="string" calcext:value-type="string">
            <text:p>-0.050238203072795605</text:p>
          </table:table-cell>
          <table:table-cell table:style-name="ce1" office:value-type="float" office:value="0.00558665900346306" calcext:value-type="float">
            <text:p>0,005586659</text:p>
          </table:table-cell>
          <table:table-cell table:style-name="ce1" office:value-type="float" office:value="0.00201108101801084" calcext:value-type="float">
            <text:p>0,002011081</text:p>
          </table:table-cell>
          <table:table-cell table:style-name="ce1" office:value-type="float" office:value="-0.0046711945845757" calcext:value-type="float">
            <text:p>-0,0046711946</text:p>
          </table:table-cell>
          <table:table-cell table:style-name="ce1" office:value-type="float" office:value="-0.774150654950889" calcext:value-type="float">
            <text:p>-0,774150655</text:p>
          </table:table-cell>
          <table:table-cell table:style-name="ce1" office:value-type="float" office:value="-0.961967608727715" calcext:value-type="float">
            <text:p>-0,96196760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57292943939657" calcext:value-type="float">
            <text:p>0,0085729294</text:p>
          </table:table-cell>
          <table:table-cell table:style-name="ce1" office:value-type="float" office:value="0.0113766566920586" calcext:value-type="float">
            <text:p>0,0113766567</text:p>
          </table:table-cell>
          <table:table-cell table:style-name="ce1" office:value-type="float" office:value="0.0173196604712039" calcext:value-type="float">
            <text:p>0,0173196605</text:p>
          </table:table-cell>
          <table:table-cell table:style-name="ce1" office:value-type="float" office:value="0.575080871582031" calcext:value-type="float">
            <text:p>0,5750808716</text:p>
          </table:table-cell>
          <table:table-cell table:style-name="ce1" office:value-type="float" office:value="0.575079679489136" calcext:value-type="float">
            <text:p>0,5750796795</text:p>
          </table:table-cell>
          <table:table-cell table:style-name="ce1" office:value-type="float" office:value="0.575071334838867" calcext:value-type="float">
            <text:p>0,5750713348</text:p>
          </table:table-cell>
          <table:table-cell table:style-name="ce1" office:value-type="float" office:value="-0.1557407528162" calcext:value-type="float">
            <text:p>-0,1557407528</text:p>
          </table:table-cell>
          <table:table-cell table:style-name="ce1" office:value-type="float" office:value="3.99782371520996" calcext:value-type="float">
            <text:p>3,9978237152</text:p>
          </table:table-cell>
          <table:table-cell table:style-name="ce1" office:value-type="float" office:value="-1.19892156124115" calcext:value-type="float">
            <text:p>-1,1989215612</text:p>
          </table:table-cell>
        </table:table-row>
        <table:table-row table:style-name="ro1">
          <table:table-cell table:style-name="ce1" office:value-type="string" calcext:value-type="string">
            <text:p>2.14532470703125</text:p>
          </table:table-cell>
          <table:table-cell table:style-name="ce1" office:value-type="string" calcext:value-type="string">
            <text:p>0.014473676681518555</text:p>
          </table:table-cell>
          <table:table-cell table:style-name="ce1" office:value-type="string" calcext:value-type="string">
            <text:p>62.64201593399048</text:p>
          </table:table-cell>
          <table:table-cell table:style-name="ce1" office:value-type="float" office:value="-0.103816806948111" calcext:value-type="float">
            <text:p>-0,1038168069</text:p>
          </table:table-cell>
          <table:table-cell table:style-name="ce1" office:value-type="float" office:value="-0.0517163653455583" calcext:value-type="float">
            <text:p>-0,0517163653</text:p>
          </table:table-cell>
          <table:table-cell table:style-name="ce1" office:value-type="float" office:value="0.367221573252737" calcext:value-type="float">
            <text:p>0,3672215733</text:p>
          </table:table-cell>
          <table:table-cell table:style-name="ce1" office:value-type="float" office:value="-0.0265683804221085" calcext:value-type="float">
            <text:p>-0,0265683804</text:p>
          </table:table-cell>
          <table:table-cell table:number-columns-repeated="2" table:style-name="ce1" office:value-type="float" office:value="-0.0391483803646871" calcext:value-type="float">
            <text:p>-0,0391483804</text:p>
          </table:table-cell>
          <table:table-cell table:style-name="ce1" office:value-type="float" office:value="-0.164267390966415" calcext:value-type="float">
            <text:p>-0,164267391</text:p>
          </table:table-cell>
          <table:table-cell table:style-name="ce1" office:value-type="float" office:value="3.98646283149719" calcext:value-type="float">
            <text:p>3,9864628315</text:p>
          </table:table-cell>
          <table:table-cell table:style-name="ce1" office:value-type="float" office:value="-1.18476033210754" calcext:value-type="float">
            <text:p>-1,1847603321</text:p>
          </table:table-cell>
          <table:table-cell table:style-name="ce1" office:value-type="string" calcext:value-type="string">
            <text:p>-0.026568380422108497</text:p>
          </table:table-cell>
          <table:table-cell table:style-name="ce1" office:value-type="string" calcext:value-type="string">
            <text:p>-0.039148380364687076</text:p>
          </table:table-cell>
          <table:table-cell table:style-name="ce1" office:value-type="string" calcext:value-type="string">
            <text:p>-0.04882164858269326</text:p>
          </table:table-cell>
          <table:table-cell table:style-name="ce1" office:value-type="float" office:value="0.0063664016313391" calcext:value-type="float">
            <text:p>0,0063664016</text:p>
          </table:table-cell>
          <table:table-cell table:style-name="ce1" office:value-type="float" office:value="0.00306621071188078" calcext:value-type="float">
            <text:p>0,0030662107</text:p>
          </table:table-cell>
          <table:table-cell table:style-name="ce1" office:value-type="float" office:value="-0.00374036760712847" calcext:value-type="float">
            <text:p>-0,0037403676</text:p>
          </table:table-cell>
          <table:table-cell table:style-name="ce1" office:value-type="float" office:value="-0.724133780969513" calcext:value-type="float">
            <text:p>-0,724133781</text:p>
          </table:table-cell>
          <table:table-cell table:style-name="ce1" office:value-type="float" office:value="-0.937877854246791" calcext:value-type="float">
            <text:p>-0,93787785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58193548503226" calcext:value-type="float">
            <text:p>0,0258193549</text:p>
          </table:table-cell>
          <table:table-cell table:style-name="ce1" office:value-type="float" office:value="0.0349375212245847" calcext:value-type="float">
            <text:p>0,0349375212</text:p>
          </table:table-cell>
          <table:table-cell table:style-name="ce1" office:value-type="float" office:value="0.0367487609774088" calcext:value-type="float">
            <text:p>0,036748761</text:p>
          </table:table-cell>
          <table:table-cell table:style-name="ce1" office:value-type="float" office:value="0.487095594406128" calcext:value-type="float">
            <text:p>0,4870955944</text:p>
          </table:table-cell>
          <table:table-cell table:style-name="ce1" office:value-type="float" office:value="0.487104415893555" calcext:value-type="float">
            <text:p>0,4871044159</text:p>
          </table:table-cell>
          <table:table-cell table:style-name="ce1" office:value-type="float" office:value="0.487105369567871" calcext:value-type="float">
            <text:p>0,4871053696</text:p>
          </table:table-cell>
          <table:table-cell table:style-name="ce1" office:value-type="float" office:value="-0.164267390966415" calcext:value-type="float">
            <text:p>-0,164267391</text:p>
          </table:table-cell>
          <table:table-cell table:style-name="ce1" office:value-type="float" office:value="3.98646283149719" calcext:value-type="float">
            <text:p>3,9864628315</text:p>
          </table:table-cell>
          <table:table-cell table:style-name="ce1" office:value-type="float" office:value="-1.18476033210754" calcext:value-type="float">
            <text:p>-1,1847603321</text:p>
          </table:table-cell>
        </table:table-row>
        <table:table-row table:style-name="ro1">
          <table:table-cell table:style-name="ce1" office:value-type="string" calcext:value-type="string">
            <text:p>2.160858154296875</text:p>
          </table:table-cell>
          <table:table-cell table:style-name="ce1" office:value-type="string" calcext:value-type="string">
            <text:p>0.015533447265625</text:p>
          </table:table-cell>
          <table:table-cell table:style-name="ce1" office:value-type="string" calcext:value-type="string">
            <text:p>63.154388427734375</text:p>
          </table:table-cell>
          <table:table-cell table:style-name="ce1" office:value-type="float" office:value="-0.10932689472849" calcext:value-type="float">
            <text:p>-0,1093268947</text:p>
          </table:table-cell>
          <table:table-cell table:style-name="ce1" office:value-type="float" office:value="-0.0602388517761511" calcext:value-type="float">
            <text:p>-0,0602388518</text:p>
          </table:table-cell>
          <table:table-cell table:style-name="ce1" office:value-type="float" office:value="0.35570306248135" calcext:value-type="float">
            <text:p>0,3557030625</text:p>
          </table:table-cell>
          <table:table-cell table:style-name="ce1" office:value-type="float" office:value="-0.0304817800588713" calcext:value-type="float">
            <text:p>-0,0304817801</text:p>
          </table:table-cell>
          <table:table-cell table:number-columns-repeated="2" table:style-name="ce1" office:value-type="float" office:value="-0.0465287192004086" calcext:value-type="float">
            <text:p>-0,0465287192</text:p>
          </table:table-cell>
          <table:table-cell table:style-name="ce1" office:value-type="float" office:value="-0.172905057668686" calcext:value-type="float">
            <text:p>-0,1729050577</text:p>
          </table:table-cell>
          <table:table-cell table:style-name="ce1" office:value-type="float" office:value="3.9753155708313" calcext:value-type="float">
            <text:p>3,9753155708</text:p>
          </table:table-cell>
          <table:table-cell table:style-name="ce1" office:value-type="float" office:value="-1.17188894748688" calcext:value-type="float">
            <text:p>-1,1718889475</text:p>
          </table:table-cell>
          <table:table-cell table:style-name="ce1" office:value-type="string" calcext:value-type="string">
            <text:p>-0.0304817800588713</text:p>
          </table:table-cell>
          <table:table-cell table:style-name="ce1" office:value-type="string" calcext:value-type="string">
            <text:p>-0.046528719200408575</text:p>
          </table:table-cell>
          <table:table-cell table:style-name="ce1" office:value-type="string" calcext:value-type="string">
            <text:p>-0.049265971709503066</text:p>
          </table:table-cell>
          <table:table-cell table:style-name="ce1" office:value-type="float" office:value="0.00643664203078291" calcext:value-type="float">
            <text:p>0,006436642</text:p>
          </table:table-cell>
          <table:table-cell table:style-name="ce1" office:value-type="float" office:value="0.00320641465142461" calcext:value-type="float">
            <text:p>0,0032064147</text:p>
          </table:table-cell>
          <table:table-cell table:style-name="ce1" office:value-type="float" office:value="-0.00349552180914231" calcext:value-type="float">
            <text:p>-0,0034955218</text:p>
          </table:table-cell>
          <table:table-cell table:style-name="ce1" office:value-type="float" office:value="-0.670895361286678" calcext:value-type="float">
            <text:p>-0,6708953613</text:p>
          </table:table-cell>
          <table:table-cell table:style-name="ce1" office:value-type="float" office:value="-0.911357468949394" calcext:value-type="float">
            <text:p>-0,91135746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20921404203311" calcext:value-type="float">
            <text:p>0,002209214</text:p>
          </table:table-cell>
          <table:table-cell table:style-name="ce1" office:value-type="float" office:value="0.0044097776587555" calcext:value-type="float">
            <text:p>0,0044097777</text:p>
          </table:table-cell>
          <table:table-cell table:style-name="ce1" office:value-type="float" office:value="0.00918200398556997" calcext:value-type="float">
            <text:p>0,009182004</text:p>
          </table:table-cell>
          <table:table-cell table:style-name="ce1" office:value-type="float" office:value="0.512811183929443" calcext:value-type="float">
            <text:p>0,5128111839</text:p>
          </table:table-cell>
          <table:table-cell table:number-columns-repeated="2" table:style-name="ce1" office:value-type="float" office:value="0.512804508209229" calcext:value-type="float">
            <text:p>0,5128045082</text:p>
          </table:table-cell>
          <table:table-cell table:style-name="ce1" office:value-type="float" office:value="-0.172905057668686" calcext:value-type="float">
            <text:p>-0,1729050577</text:p>
          </table:table-cell>
          <table:table-cell table:style-name="ce1" office:value-type="float" office:value="3.9753155708313" calcext:value-type="float">
            <text:p>3,9753155708</text:p>
          </table:table-cell>
          <table:table-cell table:style-name="ce1" office:value-type="float" office:value="-1.17188894748688" calcext:value-type="float">
            <text:p>-1,1718889475</text:p>
          </table:table-cell>
        </table:table-row>
        <table:table-row table:style-name="ro1">
          <table:table-cell table:style-name="ce1" office:value-type="string" calcext:value-type="string">
            <text:p>2.1743199825286865</text:p>
          </table:table-cell>
          <table:table-cell table:style-name="ce1" office:value-type="string" calcext:value-type="string">
            <text:p>0.013461828231811523</text:p>
          </table:table-cell>
          <table:table-cell table:style-name="ce1" office:value-type="string" calcext:value-type="string">
            <text:p>63.67049813270569</text:p>
          </table:table-cell>
          <table:table-cell table:style-name="ce1" office:value-type="float" office:value="-0.118053879726816" calcext:value-type="float">
            <text:p>-0,1180538797</text:p>
          </table:table-cell>
          <table:table-cell table:style-name="ce1" office:value-type="float" office:value="-0.0746815350412587" calcext:value-type="float">
            <text:p>-0,074681535</text:p>
          </table:table-cell>
          <table:table-cell table:style-name="ce1" office:value-type="float" office:value="0.337994459970498" calcext:value-type="float">
            <text:p>0,33799446</text:p>
          </table:table-cell>
          <table:table-cell table:style-name="ce1" office:value-type="float" office:value="-0.0244826208069001" calcext:value-type="float">
            <text:p>-0,0244826208</text:p>
          </table:table-cell>
          <table:table-cell table:number-columns-repeated="2" table:style-name="ce1" office:value-type="float" office:value="-0.0406857490927964" calcext:value-type="float">
            <text:p>-0,0406857491</text:p>
          </table:table-cell>
          <table:table-cell table:style-name="ce1" office:value-type="float" office:value="-0.180550187826157" calcext:value-type="float">
            <text:p>-0,1805501878</text:p>
          </table:table-cell>
          <table:table-cell table:style-name="ce1" office:value-type="float" office:value="3.96498417854309" calcext:value-type="float">
            <text:p>3,9649841785</text:p>
          </table:table-cell>
          <table:table-cell table:style-name="ce1" office:value-type="float" office:value="-1.15943109989166" calcext:value-type="float">
            <text:p>-1,1594310999</text:p>
          </table:table-cell>
          <table:table-cell table:style-name="ce1" office:value-type="string" calcext:value-type="string">
            <text:p>-0.02448262080690007</text:p>
          </table:table-cell>
          <table:table-cell table:style-name="ce1" office:value-type="string" calcext:value-type="string">
            <text:p>-0.04068574909279639</text:p>
          </table:table-cell>
          <table:table-cell table:style-name="ce1" office:value-type="string" calcext:value-type="string">
            <text:p>-0.048338056559613936</text:p>
          </table:table-cell>
          <table:table-cell table:style-name="ce1" office:value-type="float" office:value="0.00677826747316637" calcext:value-type="float">
            <text:p>0,0067782675</text:p>
          </table:table-cell>
          <table:table-cell table:style-name="ce1" office:value-type="float" office:value="0.00373480881012137" calcext:value-type="float">
            <text:p>0,0037348088</text:p>
          </table:table-cell>
          <table:table-cell table:style-name="ce1" office:value-type="float" office:value="-0.00289655924903022" calcext:value-type="float">
            <text:p>-0,0028965592</text:p>
          </table:table-cell>
          <table:table-cell table:style-name="ce1" office:value-type="float" office:value="-0.614526809059848" calcext:value-type="float">
            <text:p>-0,6145268091</text:p>
          </table:table-cell>
          <table:table-cell table:style-name="ce1" office:value-type="float" office:value="-0.880298477001444" calcext:value-type="float">
            <text:p>-0,88029847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6868238213053" calcext:value-type="float">
            <text:p>0,0106868238</text:p>
          </table:table-cell>
          <table:table-cell table:style-name="ce1" office:value-type="float" office:value="0.0165293451158071" calcext:value-type="float">
            <text:p>0,0165293451</text:p>
          </table:table-cell>
          <table:table-cell table:style-name="ce1" office:value-type="float" office:value="0.0223401075766515" calcext:value-type="float">
            <text:p>0,0223401076</text:p>
          </table:table-cell>
          <table:table-cell table:style-name="ce1" office:value-type="float" office:value="0.515596389770508" calcext:value-type="float">
            <text:p>0,5155963898</text:p>
          </table:table-cell>
          <table:table-cell table:style-name="ce1" office:value-type="float" office:value="0.515597343444824" calcext:value-type="float">
            <text:p>0,5155973434</text:p>
          </table:table-cell>
          <table:table-cell table:style-name="ce1" office:value-type="float" office:value="0.515597820281982" calcext:value-type="float">
            <text:p>0,5155978203</text:p>
          </table:table-cell>
          <table:table-cell table:style-name="ce1" office:value-type="float" office:value="-0.180550187826157" calcext:value-type="float">
            <text:p>-0,1805501878</text:p>
          </table:table-cell>
          <table:table-cell table:style-name="ce1" office:value-type="float" office:value="3.96498417854309" calcext:value-type="float">
            <text:p>3,9649841785</text:p>
          </table:table-cell>
          <table:table-cell table:style-name="ce1" office:value-type="float" office:value="-1.15943109989166" calcext:value-type="float">
            <text:p>-1,1594310999</text:p>
          </table:table-cell>
        </table:table-row>
        <table:table-row table:style-name="ro1">
          <table:table-cell table:style-name="ce1" office:value-type="string" calcext:value-type="string">
            <text:p>2.1880998611450195</text:p>
          </table:table-cell>
          <table:table-cell table:style-name="ce1" office:value-type="string" calcext:value-type="string">
            <text:p>0.013779878616333008</text:p>
          </table:table-cell>
          <table:table-cell table:style-name="ce1" office:value-type="string" calcext:value-type="string">
            <text:p>64.18880939483643</text:p>
          </table:table-cell>
          <table:table-cell table:style-name="ce1" office:value-type="float" office:value="-0.125278862998073" calcext:value-type="float">
            <text:p>-0,125278863</text:p>
          </table:table-cell>
          <table:table-cell table:style-name="ce1" office:value-type="float" office:value="-0.0881228367395607" calcext:value-type="float">
            <text:p>-0,0881228367</text:p>
          </table:table-cell>
          <table:table-cell table:style-name="ce1" office:value-type="float" office:value="0.322674153027711" calcext:value-type="float">
            <text:p>0,322674153</text:p>
          </table:table-cell>
          <table:table-cell table:style-name="ce1" office:value-type="float" office:value="-0.0186999736877537" calcext:value-type="float">
            <text:p>-0,0186999737</text:p>
          </table:table-cell>
          <table:table-cell table:number-columns-repeated="2" table:style-name="ce1" office:value-type="float" office:value="-0.0342764126847975" calcext:value-type="float">
            <text:p>-0,0342764127</text:p>
          </table:table-cell>
          <table:table-cell table:style-name="ce1" office:value-type="float" office:value="-0.186963602900505" calcext:value-type="float">
            <text:p>-0,1869636029</text:p>
          </table:table-cell>
          <table:table-cell table:style-name="ce1" office:value-type="float" office:value="3.95412588119507" calcext:value-type="float">
            <text:p>3,9541258812</text:p>
          </table:table-cell>
          <table:table-cell table:style-name="ce1" office:value-type="float" office:value="-1.14780724048615" calcext:value-type="float">
            <text:p>-1,1478072405</text:p>
          </table:table-cell>
          <table:table-cell table:style-name="ce1" office:value-type="string" calcext:value-type="string">
            <text:p>-0.018699973687753748</text:p>
          </table:table-cell>
          <table:table-cell table:style-name="ce1" office:value-type="string" calcext:value-type="string">
            <text:p>-0.034276412684797516</text:p>
          </table:table-cell>
          <table:table-cell table:style-name="ce1" office:value-type="string" calcext:value-type="string">
            <text:p>-0.04712124491135179</text:p>
          </table:table-cell>
          <table:table-cell table:style-name="ce1" office:value-type="float" office:value="0.0073193405430626" calcext:value-type="float">
            <text:p>0,0073193405</text:p>
          </table:table-cell>
          <table:table-cell table:style-name="ce1" office:value-type="float" office:value="0.00463025517255804" calcext:value-type="float">
            <text:p>0,0046302552</text:p>
          </table:table-cell>
          <table:table-cell table:style-name="ce1" office:value-type="float" office:value="-0.00197571191846589" calcext:value-type="float">
            <text:p>-0,0019757119</text:p>
          </table:table-cell>
          <table:table-cell table:style-name="ce1" office:value-type="float" office:value="-0.553362190546688" calcext:value-type="float">
            <text:p>-0,5533621905</text:p>
          </table:table-cell>
          <table:table-cell table:style-name="ce1" office:value-type="float" office:value="-0.841604529716051" calcext:value-type="float">
            <text:p>-0,84160452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68439608128751" calcext:value-type="float">
            <text:p>0,0168439608</text:p>
          </table:table-cell>
          <table:table-cell table:style-name="ce1" office:value-type="float" office:value="0.0278752061245536" calcext:value-type="float">
            <text:p>0,0278752061</text:p>
          </table:table-cell>
          <table:table-cell table:style-name="ce1" office:value-type="float" office:value="0.0341786802845638" calcext:value-type="float">
            <text:p>0,0341786803</text:p>
          </table:table-cell>
          <table:table-cell table:style-name="ce1" office:value-type="float" office:value="0.518107652664185" calcext:value-type="float">
            <text:p>0,5181076527</text:p>
          </table:table-cell>
          <table:table-cell table:style-name="ce1" office:value-type="float" office:value="0.518119335174561" calcext:value-type="float">
            <text:p>0,5181193352</text:p>
          </table:table-cell>
          <table:table-cell table:style-name="ce1" office:value-type="float" office:value="0.518118381500244" calcext:value-type="float">
            <text:p>0,5181183815</text:p>
          </table:table-cell>
          <table:table-cell table:style-name="ce1" office:value-type="float" office:value="-0.186963602900505" calcext:value-type="float">
            <text:p>-0,1869636029</text:p>
          </table:table-cell>
          <table:table-cell table:style-name="ce1" office:value-type="float" office:value="3.95412588119507" calcext:value-type="float">
            <text:p>3,9541258812</text:p>
          </table:table-cell>
          <table:table-cell table:style-name="ce1" office:value-type="float" office:value="-1.14780724048615" calcext:value-type="float">
            <text:p>-1,1478072405</text:p>
          </table:table-cell>
        </table:table-row>
        <table:table-row table:style-name="ro1">
          <table:table-cell table:style-name="ce1" office:value-type="string" calcext:value-type="string">
            <text:p>2.2132320404052734</text:p>
          </table:table-cell>
          <table:table-cell table:style-name="ce1" office:value-type="string" calcext:value-type="string">
            <text:p>0.025132179260253906</text:p>
          </table:table-cell>
          <table:table-cell table:style-name="ce1" office:value-type="string" calcext:value-type="string">
            <text:p>64.7159652709961</text:p>
          </table:table-cell>
          <table:table-cell table:style-name="ce1" office:value-type="float" office:value="-0.128700415201393" calcext:value-type="float">
            <text:p>-0,1287004152</text:p>
          </table:table-cell>
          <table:table-cell table:style-name="ce1" office:value-type="float" office:value="-0.0971012405683229" calcext:value-type="float">
            <text:p>-0,0971012406</text:p>
          </table:table-cell>
          <table:table-cell table:style-name="ce1" office:value-type="float" office:value="0.309783029703446" calcext:value-type="float">
            <text:p>0,3097830297</text:p>
          </table:table-cell>
          <table:table-cell table:style-name="ce1" office:value-type="float" office:value="-0.0154795476243232" calcext:value-type="float">
            <text:p>-0,0154795476</text:p>
          </table:table-cell>
          <table:table-cell table:number-columns-repeated="2" table:style-name="ce1" office:value-type="float" office:value="-0.03154321091902" calcext:value-type="float">
            <text:p>-0,0315432109</text:p>
          </table:table-cell>
          <table:table-cell table:style-name="ce1" office:value-type="float" office:value="-0.191455453634262" calcext:value-type="float">
            <text:p>-0,1914554536</text:p>
          </table:table-cell>
          <table:table-cell table:style-name="ce1" office:value-type="float" office:value="3.9434130191803" calcext:value-type="float">
            <text:p>3,9434130192</text:p>
          </table:table-cell>
          <table:table-cell table:style-name="ce1" office:value-type="float" office:value="-1.1368499994278" calcext:value-type="float">
            <text:p>-1,1368499994</text:p>
          </table:table-cell>
          <table:table-cell table:style-name="ce1" office:value-type="string" calcext:value-type="string">
            <text:p>-0.015479547624323159</text:p>
          </table:table-cell>
          <table:table-cell table:style-name="ce1" office:value-type="string" calcext:value-type="string">
            <text:p>-0.03154321091901995</text:p>
          </table:table-cell>
          <table:table-cell table:style-name="ce1" office:value-type="string" calcext:value-type="string">
            <text:p>-0.04645254215176918</text:p>
          </table:table-cell>
          <table:table-cell table:style-name="ce1" office:value-type="float" office:value="0.00776728950588056" calcext:value-type="float">
            <text:p>0,0077672895</text:p>
          </table:table-cell>
          <table:table-cell table:style-name="ce1" office:value-type="float" office:value="0.00546361587785276" calcext:value-type="float">
            <text:p>0,0054636159</text:p>
          </table:table-cell>
          <table:table-cell table:style-name="ce1" office:value-type="float" office:value="-0.00117905595744098" calcext:value-type="float">
            <text:p>-0,001179056</text:p>
          </table:table-cell>
          <table:table-cell table:style-name="ce1" office:value-type="float" office:value="-0.487315444848354" calcext:value-type="float">
            <text:p>-0,4873154448</text:p>
          </table:table-cell>
          <table:table-cell table:style-name="ce1" office:value-type="float" office:value="-0.79514753729035" calcext:value-type="float">
            <text:p>-0,79514753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7045009535732" calcext:value-type="float">
            <text:p>0,013704501</text:p>
          </table:table-cell>
          <table:table-cell table:style-name="ce1" office:value-type="float" office:value="0.0254963908182607" calcext:value-type="float">
            <text:p>0,0254963908</text:p>
          </table:table-cell>
          <table:table-cell table:style-name="ce1" office:value-type="float" office:value="0.029060552226872" calcext:value-type="float">
            <text:p>0,0290605522</text:p>
          </table:table-cell>
          <table:table-cell table:style-name="ce1" office:value-type="float" office:value="0.52719783782959" calcext:value-type="float">
            <text:p>0,5271978378</text:p>
          </table:table-cell>
          <table:table-cell table:style-name="ce1" office:value-type="float" office:value="0.52718448638916" calcext:value-type="float">
            <text:p>0,5271844864</text:p>
          </table:table-cell>
          <table:table-cell table:style-name="ce1" office:value-type="float" office:value="0.527185678482056" calcext:value-type="float">
            <text:p>0,5271856785</text:p>
          </table:table-cell>
          <table:table-cell table:style-name="ce1" office:value-type="float" office:value="-0.191455453634262" calcext:value-type="float">
            <text:p>-0,1914554536</text:p>
          </table:table-cell>
          <table:table-cell table:style-name="ce1" office:value-type="float" office:value="3.9434130191803" calcext:value-type="float">
            <text:p>3,9434130192</text:p>
          </table:table-cell>
          <table:table-cell table:style-name="ce1" office:value-type="float" office:value="-1.1368499994278" calcext:value-type="float">
            <text:p>-1,1368499994</text:p>
          </table:table-cell>
        </table:table-row>
        <table:table-row table:style-name="ro1">
          <table:table-cell table:style-name="ce1" office:value-type="string" calcext:value-type="string">
            <text:p>2.2336461544036865</text:p>
          </table:table-cell>
          <table:table-cell table:style-name="ce1" office:value-type="string" calcext:value-type="string">
            <text:p>0.020414113998413086</text:p>
          </table:table-cell>
          <table:table-cell table:style-name="ce1" office:value-type="string" calcext:value-type="string">
            <text:p>65.27767634391785</text:p>
          </table:table-cell>
          <table:table-cell table:style-name="ce1" office:value-type="float" office:value="-0.133038304930116" calcext:value-type="float">
            <text:p>-0,1330383049</text:p>
          </table:table-cell>
          <table:table-cell table:style-name="ce1" office:value-type="float" office:value="-0.108952616789827" calcext:value-type="float">
            <text:p>-0,1089526168</text:p>
          </table:table-cell>
          <table:table-cell table:style-name="ce1" office:value-type="float" office:value="0.295492668946584" calcext:value-type="float">
            <text:p>0,2954926689</text:p>
          </table:table-cell>
          <table:table-cell table:style-name="ce1" office:value-type="float" office:value="-0.0134613942168235" calcext:value-type="float">
            <text:p>-0,0134613942</text:p>
          </table:table-cell>
          <table:table-cell table:number-columns-repeated="2" table:style-name="ce1" office:value-type="float" office:value="-0.0307409240505707" calcext:value-type="float">
            <text:p>-0,0307409241</text:p>
          </table:table-cell>
          <table:table-cell table:style-name="ce1" office:value-type="float" office:value="-0.194098815321922" calcext:value-type="float">
            <text:p>-0,1940988153</text:p>
          </table:table-cell>
          <table:table-cell table:style-name="ce1" office:value-type="float" office:value="3.93471217155457" calcext:value-type="float">
            <text:p>3,9347121716</text:p>
          </table:table-cell>
          <table:table-cell table:style-name="ce1" office:value-type="float" office:value="-1.12459433078766" calcext:value-type="float">
            <text:p>-1,1245943308</text:p>
          </table:table-cell>
          <table:table-cell table:style-name="ce1" office:value-type="string" calcext:value-type="string">
            <text:p>-0.01346139421682353</text:p>
          </table:table-cell>
          <table:table-cell table:style-name="ce1" office:value-type="string" calcext:value-type="string">
            <text:p>-0.030740924050570727</text:p>
          </table:table-cell>
          <table:table-cell table:style-name="ce1" office:value-type="string" calcext:value-type="string">
            <text:p>-0.04593588337643755</text:p>
          </table:table-cell>
          <table:table-cell table:style-name="ce1" office:value-type="float" office:value="0.00797942574248638" calcext:value-type="float">
            <text:p>0,0079794257</text:p>
          </table:table-cell>
          <table:table-cell table:style-name="ce1" office:value-type="float" office:value="0.00602027691523602" calcext:value-type="float">
            <text:p>0,0060202769</text:p>
          </table:table-cell>
          <table:table-cell table:style-name="ce1" office:value-type="float" office:value="-0.000508717544579213" calcext:value-type="float">
            <text:p>-0,0005087175</text:p>
          </table:table-cell>
          <table:table-cell table:style-name="ce1" office:value-type="float" office:value="-0.414909678422643" calcext:value-type="float">
            <text:p>-0,4149096784</text:p>
          </table:table-cell>
          <table:table-cell table:style-name="ce1" office:value-type="float" office:value="-0.740518088351073" calcext:value-type="float">
            <text:p>-0,74051808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08176960121397" calcext:value-type="float">
            <text:p>0,0060817696</text:p>
          </table:table-cell>
          <table:table-cell table:style-name="ce1" office:value-type="float" office:value="0.0159586846842486" calcext:value-type="float">
            <text:p>0,0159586847</text:p>
          </table:table-cell>
          <table:table-cell table:style-name="ce1" office:value-type="float" office:value="0.0229133667256664" calcext:value-type="float">
            <text:p>0,0229133667</text:p>
          </table:table-cell>
          <table:table-cell table:style-name="ce1" office:value-type="float" office:value="0.562591552734375" calcext:value-type="float">
            <text:p>0,5625915527</text:p>
          </table:table-cell>
          <table:table-cell table:style-name="ce1" office:value-type="float" office:value="0.562602996826172" calcext:value-type="float">
            <text:p>0,5626029968</text:p>
          </table:table-cell>
          <table:table-cell table:style-name="ce1" office:value-type="float" office:value="0.562602758407593" calcext:value-type="float">
            <text:p>0,5626027584</text:p>
          </table:table-cell>
          <table:table-cell table:style-name="ce1" office:value-type="float" office:value="-0.194098815321922" calcext:value-type="float">
            <text:p>-0,1940988153</text:p>
          </table:table-cell>
          <table:table-cell table:style-name="ce1" office:value-type="float" office:value="3.93471217155457" calcext:value-type="float">
            <text:p>3,9347121716</text:p>
          </table:table-cell>
          <table:table-cell table:style-name="ce1" office:value-type="float" office:value="-1.12459433078766" calcext:value-type="float">
            <text:p>-1,1245943308</text:p>
          </table:table-cell>
        </table:table-row>
        <table:table-row table:style-name="ro1">
          <table:table-cell table:style-name="ce1" office:value-type="string" calcext:value-type="string">
            <text:p>2.2507314682006836</text:p>
          </table:table-cell>
          <table:table-cell table:style-name="ce1" office:value-type="string" calcext:value-type="string">
            <text:p>0.01708531379699707</text:p>
          </table:table-cell>
          <table:table-cell table:style-name="ce1" office:value-type="string" calcext:value-type="string">
            <text:p>65.82906126976013</text:p>
          </table:table-cell>
          <table:table-cell table:style-name="ce1" office:value-type="float" office:value="-0.133326983562222" calcext:value-type="float">
            <text:p>-0,1333269836</text:p>
          </table:table-cell>
          <table:table-cell table:style-name="ce1" office:value-type="float" office:value="-0.113944107689607" calcext:value-type="float">
            <text:p>-0,1139441077</text:p>
          </table:table-cell>
          <table:table-cell table:style-name="ce1" office:value-type="float" office:value="0.282944384180469" calcext:value-type="float">
            <text:p>0,2829443842</text:p>
          </table:table-cell>
          <table:table-cell table:style-name="ce1" office:value-type="float" office:value="-0.0085602506792331" calcext:value-type="float">
            <text:p>-0,0085602507</text:p>
          </table:table-cell>
          <table:table-cell table:number-columns-repeated="2" table:style-name="ce1" office:value-type="float" office:value="-0.025004932885697" calcext:value-type="float">
            <text:p>-0,0250049329</text:p>
          </table:table-cell>
          <table:table-cell table:style-name="ce1" office:value-type="float" office:value="-0.196090996265411" calcext:value-type="float">
            <text:p>-0,1960909963</text:p>
          </table:table-cell>
          <table:table-cell table:style-name="ce1" office:value-type="float" office:value="3.92742609977722" calcext:value-type="float">
            <text:p>3,9274260998</text:p>
          </table:table-cell>
          <table:table-cell table:style-name="ce1" office:value-type="float" office:value="-1.11228084564209" calcext:value-type="float">
            <text:p>-1,1122808456</text:p>
          </table:table-cell>
          <table:table-cell table:style-name="ce1" office:value-type="string" calcext:value-type="string">
            <text:p>-0.008560250679233097</text:p>
          </table:table-cell>
          <table:table-cell table:style-name="ce1" office:value-type="string" calcext:value-type="string">
            <text:p>-0.02500493288569701</text:p>
          </table:table-cell>
          <table:table-cell table:style-name="ce1" office:value-type="string" calcext:value-type="string">
            <text:p>-0.04500262207840077</text:p>
          </table:table-cell>
          <table:table-cell table:style-name="ce1" office:value-type="float" office:value="0.00824837490566719" calcext:value-type="float">
            <text:p>0,0082483749</text:p>
          </table:table-cell>
          <table:table-cell table:style-name="ce1" office:value-type="float" office:value="0.00675506224096925" calcext:value-type="float">
            <text:p>0,0067550622</text:p>
          </table:table-cell>
          <table:table-cell table:style-name="ce1" office:value-type="float" office:value="0.000234381214777629" calcext:value-type="float">
            <text:p>0,0002343812</text:p>
          </table:table-cell>
          <table:table-cell table:style-name="ce1" office:value-type="float" office:value="-0.341654023005566" calcext:value-type="float">
            <text:p>-0,341654023</text:p>
          </table:table-cell>
          <table:table-cell table:style-name="ce1" office:value-type="float" office:value="-0.680526693787898" calcext:value-type="float">
            <text:p>-0,6805266938</text:p>
          </table:table-cell>
          <table:table-cell table:style-name="ce1" office:value-type="float" office:value="-0.997518183765421" calcext:value-type="float">
            <text:p>-0,9975181838</text:p>
          </table:table-cell>
          <table:table-cell table:style-name="ce1" office:value-type="float" office:value="0.00787796509630981" calcext:value-type="float">
            <text:p>0,0078779651</text:p>
          </table:table-cell>
          <table:table-cell table:style-name="ce1" office:value-type="float" office:value="0.0215237278829019" calcext:value-type="float">
            <text:p>0,0215237279</text:p>
          </table:table-cell>
          <table:table-cell table:style-name="ce1" office:value-type="float" office:value="0.0259533264012382" calcext:value-type="float">
            <text:p>0,0259533264</text:p>
          </table:table-cell>
          <table:table-cell table:style-name="ce1" office:value-type="float" office:value="0.550635814666748" calcext:value-type="float">
            <text:p>0,5506358147</text:p>
          </table:table-cell>
          <table:table-cell table:style-name="ce1" office:value-type="float" office:value="0.550619125366211" calcext:value-type="float">
            <text:p>0,5506191254</text:p>
          </table:table-cell>
          <table:table-cell table:style-name="ce1" office:value-type="float" office:value="0.550617694854736" calcext:value-type="float">
            <text:p>0,5506176949</text:p>
          </table:table-cell>
          <table:table-cell table:style-name="ce1" office:value-type="float" office:value="-0.196090996265411" calcext:value-type="float">
            <text:p>-0,1960909963</text:p>
          </table:table-cell>
          <table:table-cell table:style-name="ce1" office:value-type="float" office:value="3.92742609977722" calcext:value-type="float">
            <text:p>3,9274260998</text:p>
          </table:table-cell>
          <table:table-cell table:style-name="ce1" office:value-type="float" office:value="-1.11228084564209" calcext:value-type="float">
            <text:p>-1,1122808456</text:p>
          </table:table-cell>
        </table:table-row>
        <table:table-row table:style-name="ro1" table:number-rows-repeated="1048437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4:55:17.712802053</dc:date>
    <meta:editing-duration>PT1H42M45S</meta:editing-duration>
    <meta:editing-cycles>1</meta:editing-cycles>
    <meta:document-statistic meta:table-count="1" meta:cell-count="4140" meta:object-count="0"/>
    <meta:generator>LibreOffice/5.1.6.2$Linux_X86_64 LibreOffice_project/10m0$Build-2</meta:generator>
  </office:meta>
</office:document-meta>
</file>